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42cm"/>
    </style:style>
    <style:style style:name="co2" style:family="table-column">
      <style:table-column-properties fo:break-before="auto" style:column-width="1.125cm"/>
    </style:style>
    <style:style style:name="co3" style:family="table-column">
      <style:table-column-properties fo:break-before="auto" style:column-width="1.423cm"/>
    </style:style>
    <style:style style:name="co4" style:family="table-column">
      <style:table-column-properties fo:break-before="auto" style:column-width="3.004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1.942cm"/>
    </style:style>
    <style:style style:name="co7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3.358cm"/>
    </style:style>
    <style:style style:name="co9" style:family="table-column">
      <style:table-column-properties fo:break-before="auto" style:column-width="8.724cm"/>
    </style:style>
    <style:style style:name="co10" style:family="table-column">
      <style:table-column-properties fo:break-before="auto" style:column-width="3.44cm"/>
    </style:style>
    <style:style style:name="co11" style:family="table-column">
      <style:table-column-properties fo:break-before="auto" style:column-width="0.771cm"/>
    </style:style>
    <style:style style:name="co12" style:family="table-column">
      <style:table-column-properties fo:break-before="auto" style:column-width="0.961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5.973cm"/>
    </style:style>
    <style:style style:name="co15" style:family="table-column">
      <style:table-column-properties fo:break-before="auto" style:column-width="16.323cm"/>
    </style:style>
    <style:style style:name="co16" style:family="table-column">
      <style:table-column-properties fo:break-before="auto" style:column-width="17.004cm"/>
    </style:style>
    <style:style style:name="co17" style:family="table-column">
      <style:table-column-properties fo:break-before="auto" style:column-width="15.942cm"/>
    </style:style>
    <style:style style:name="co18" style:family="table-column">
      <style:table-column-properties fo:break-before="auto" style:column-width="15.587cm"/>
    </style:style>
    <style:style style:name="co19" style:family="table-column">
      <style:table-column-properties fo:break-before="auto" style:column-width="15.916cm"/>
    </style:style>
    <style:style style:name="co20" style:family="table-column">
      <style:table-column-properties fo:break-before="auto" style:column-width="17.468cm"/>
    </style:style>
    <style:style style:name="co21" style:family="table-column">
      <style:table-column-properties fo:break-before="auto" style:column-width="18.394cm"/>
    </style:style>
    <style:style style:name="co22" style:family="table-column">
      <style:table-column-properties fo:break-before="auto" style:column-width="16.051cm"/>
    </style:style>
    <style:style style:name="co23" style:family="table-column">
      <style:table-column-properties fo:break-before="auto" style:column-width="16.732cm"/>
    </style:style>
    <style:style style:name="co24" style:family="table-column">
      <style:table-column-properties fo:break-before="auto" style:column-width="14.99cm"/>
    </style:style>
    <style:style style:name="co25" style:family="table-column">
      <style:table-column-properties fo:break-before="auto" style:column-width="17.087cm"/>
    </style:style>
    <style:style style:name="co26" style:family="table-column">
      <style:table-column-properties fo:break-before="auto" style:column-width="17.768cm"/>
    </style:style>
    <style:style style:name="co27" style:family="table-column">
      <style:table-column-properties fo:break-before="auto" style:column-width="10.712cm"/>
    </style:style>
    <style:style style:name="co28" style:family="table-column">
      <style:table-column-properties fo:break-before="auto" style:column-width="11.393cm"/>
    </style:style>
    <style:style style:name="co29" style:family="table-column">
      <style:table-column-properties fo:break-before="auto" style:column-width="10.331cm"/>
    </style:style>
    <style:style style:name="co30" style:family="table-column">
      <style:table-column-properties fo:break-before="auto" style:column-width="9.977cm"/>
    </style:style>
    <style:style style:name="co31" style:family="table-column">
      <style:table-column-properties fo:break-before="auto" style:column-width="10.305cm"/>
    </style:style>
    <style:style style:name="co32" style:family="table-column">
      <style:table-column-properties fo:break-before="auto" style:column-width="11.857cm"/>
    </style:style>
    <style:style style:name="co33" style:family="table-column">
      <style:table-column-properties fo:break-before="auto" style:column-width="12.783cm"/>
    </style:style>
    <style:style style:name="co34" style:family="table-column">
      <style:table-column-properties fo:break-before="auto" style:column-width="10.44cm"/>
    </style:style>
    <style:style style:name="co35" style:family="table-column">
      <style:table-column-properties fo:break-before="auto" style:column-width="11.121cm"/>
    </style:style>
    <style:style style:name="co36" style:family="table-column">
      <style:table-column-properties fo:break-before="auto" style:column-width="9.379cm"/>
    </style:style>
    <style:style style:name="co37" style:family="table-column">
      <style:table-column-properties fo:break-before="auto" style:column-width="11.476cm"/>
    </style:style>
    <style:style style:name="co38" style:family="table-column">
      <style:table-column-properties fo:break-before="auto" style:column-width="12.157cm"/>
    </style:style>
    <style:style style:name="co39" style:family="table-column">
      <style:table-column-properties fo:break-before="auto" style:column-width="17.44cm"/>
    </style:style>
    <style:style style:name="co40" style:family="table-column">
      <style:table-column-properties fo:break-before="auto" style:column-width="18.12cm"/>
    </style:style>
    <style:style style:name="co41" style:family="table-column">
      <style:table-column-properties fo:break-before="auto" style:column-width="17.059cm"/>
    </style:style>
    <style:style style:name="co42" style:family="table-column">
      <style:table-column-properties fo:break-before="auto" style:column-width="16.704cm"/>
    </style:style>
    <style:style style:name="co43" style:family="table-column">
      <style:table-column-properties fo:break-before="auto" style:column-width="17.032cm"/>
    </style:style>
    <style:style style:name="co44" style:family="table-column">
      <style:table-column-properties fo:break-before="auto" style:column-width="18.584cm"/>
    </style:style>
    <style:style style:name="co45" style:family="table-column">
      <style:table-column-properties fo:break-before="auto" style:column-width="19.51cm"/>
    </style:style>
    <style:style style:name="co46" style:family="table-column">
      <style:table-column-properties fo:break-before="auto" style:column-width="17.168cm"/>
    </style:style>
    <style:style style:name="co47" style:family="table-column">
      <style:table-column-properties fo:break-before="auto" style:column-width="17.849cm"/>
    </style:style>
    <style:style style:name="co48" style:family="table-column">
      <style:table-column-properties fo:break-before="auto" style:column-width="16.106cm"/>
    </style:style>
    <style:style style:name="co49" style:family="table-column">
      <style:table-column-properties fo:break-before="auto" style:column-width="18.203cm"/>
    </style:style>
    <style:style style:name="co50" style:family="table-column">
      <style:table-column-properties fo:break-before="auto" style:column-width="18.884cm"/>
    </style:style>
    <style:style style:name="co51" style:family="table-column">
      <style:table-column-properties fo:break-before="auto" style:column-width="13.354cm"/>
    </style:style>
    <style:style style:name="co52" style:family="table-column">
      <style:table-column-properties fo:break-before="auto" style:column-width="14.035cm"/>
    </style:style>
    <style:style style:name="co53" style:family="table-column">
      <style:table-column-properties fo:break-before="auto" style:column-width="12.973cm"/>
    </style:style>
    <style:style style:name="co54" style:family="table-column">
      <style:table-column-properties fo:break-before="auto" style:column-width="12.619cm"/>
    </style:style>
    <style:style style:name="co55" style:family="table-column">
      <style:table-column-properties fo:break-before="auto" style:column-width="12.945cm"/>
    </style:style>
    <style:style style:name="co56" style:family="table-column">
      <style:table-column-properties fo:break-before="auto" style:column-width="14.499cm"/>
    </style:style>
    <style:style style:name="co57" style:family="table-column">
      <style:table-column-properties fo:break-before="auto" style:column-width="15.425cm"/>
    </style:style>
    <style:style style:name="co58" style:family="table-column">
      <style:table-column-properties fo:break-before="auto" style:column-width="13.083cm"/>
    </style:style>
    <style:style style:name="co59" style:family="table-column">
      <style:table-column-properties fo:break-before="auto" style:column-width="13.764cm"/>
    </style:style>
    <style:style style:name="co60" style:family="table-column">
      <style:table-column-properties fo:break-before="auto" style:column-width="12.019cm"/>
    </style:style>
    <style:style style:name="co61" style:family="table-column">
      <style:table-column-properties fo:break-before="auto" style:column-width="14.116cm"/>
    </style:style>
    <style:style style:name="co62" style:family="table-column">
      <style:table-column-properties fo:break-before="auto" style:column-width="14.799cm"/>
    </style:style>
    <style:style style:name="co63" style:family="table-column">
      <style:table-column-properties fo:break-before="auto" style:column-width="17.822cm"/>
    </style:style>
    <style:style style:name="co64" style:family="table-column">
      <style:table-column-properties fo:break-before="auto" style:column-width="18.503cm"/>
    </style:style>
    <style:style style:name="co65" style:family="table-column">
      <style:table-column-properties fo:break-before="auto" style:column-width="17.413cm"/>
    </style:style>
    <style:style style:name="co66" style:family="table-column">
      <style:table-column-properties fo:break-before="auto" style:column-width="18.965cm"/>
    </style:style>
    <style:style style:name="co67" style:family="table-column">
      <style:table-column-properties fo:break-before="auto" style:column-width="19.891cm"/>
    </style:style>
    <style:style style:name="co68" style:family="table-column">
      <style:table-column-properties fo:break-before="auto" style:column-width="17.549cm"/>
    </style:style>
    <style:style style:name="co69" style:family="table-column">
      <style:table-column-properties fo:break-before="auto" style:column-width="18.23cm"/>
    </style:style>
    <style:style style:name="co70" style:family="table-column">
      <style:table-column-properties fo:break-before="auto" style:column-width="16.487cm"/>
    </style:style>
    <style:style style:name="co71" style:family="table-column">
      <style:table-column-properties fo:break-before="auto" style:column-width="19.265cm"/>
    </style:style>
    <style:style style:name="co72" style:family="table-column">
      <style:table-column-properties fo:break-before="auto" style:column-width="5.02cm"/>
    </style:style>
    <style:style style:name="co73" style:family="table-column">
      <style:table-column-properties fo:break-before="auto" style:column-width="16.787cm"/>
    </style:style>
    <style:style style:name="co74" style:family="table-column">
      <style:table-column-properties fo:break-before="auto" style:column-width="16.406cm"/>
    </style:style>
    <style:style style:name="co75" style:family="table-column">
      <style:table-column-properties fo:break-before="auto" style:column-width="16.378cm"/>
    </style:style>
    <style:style style:name="co76" style:family="table-column">
      <style:table-column-properties fo:break-before="auto" style:column-width="17.93cm"/>
    </style:style>
    <style:style style:name="co77" style:family="table-column">
      <style:table-column-properties fo:break-before="auto" style:column-width="18.856cm"/>
    </style:style>
    <style:style style:name="co78" style:family="table-column">
      <style:table-column-properties fo:break-before="auto" style:column-width="16.514cm"/>
    </style:style>
    <style:style style:name="co79" style:family="table-column">
      <style:table-column-properties fo:break-before="auto" style:column-width="17.194cm"/>
    </style:style>
    <style:style style:name="co80" style:family="table-column">
      <style:table-column-properties fo:break-before="auto" style:column-width="15.452cm"/>
    </style:style>
    <style:style style:name="co81" style:family="table-column">
      <style:table-column-properties fo:break-before="auto" style:column-width="14.444cm"/>
    </style:style>
    <style:style style:name="co82" style:family="table-column">
      <style:table-column-properties fo:break-before="auto" style:column-width="15.125cm"/>
    </style:style>
    <style:style style:name="co83" style:family="table-column">
      <style:table-column-properties fo:break-before="auto" style:column-width="14.063cm"/>
    </style:style>
    <style:style style:name="co84" style:family="table-column">
      <style:table-column-properties fo:break-before="auto" style:column-width="13.709cm"/>
    </style:style>
    <style:style style:name="co85" style:family="table-column">
      <style:table-column-properties fo:break-before="auto" style:column-width="14.171cm"/>
    </style:style>
    <style:style style:name="co86" style:family="table-column">
      <style:table-column-properties fo:break-before="auto" style:column-width="14.852cm"/>
    </style:style>
    <style:style style:name="co87" style:family="table-column">
      <style:table-column-properties fo:break-before="auto" style:column-width="13.109cm"/>
    </style:style>
    <style:style style:name="co88" style:family="table-column">
      <style:table-column-properties fo:break-before="auto" style:column-width="15.206cm"/>
    </style:style>
    <style:style style:name="co89" style:family="table-column">
      <style:table-column-properties fo:break-before="auto" style:column-width="15.887cm"/>
    </style:style>
    <style:style style:name="co90" style:family="table-column">
      <style:table-column-properties fo:break-before="auto" style:column-width="12.483cm"/>
    </style:style>
    <style:style style:name="co91" style:family="table-column">
      <style:table-column-properties fo:break-before="auto" style:column-width="13.164cm"/>
    </style:style>
    <style:style style:name="co92" style:family="table-column">
      <style:table-column-properties fo:break-before="auto" style:column-width="12.102cm"/>
    </style:style>
    <style:style style:name="co93" style:family="table-column">
      <style:table-column-properties fo:break-before="auto" style:column-width="11.748cm"/>
    </style:style>
    <style:style style:name="co94" style:family="table-column">
      <style:table-column-properties fo:break-before="auto" style:column-width="12.074cm"/>
    </style:style>
    <style:style style:name="co95" style:family="table-column">
      <style:table-column-properties fo:break-before="auto" style:column-width="13.628cm"/>
    </style:style>
    <style:style style:name="co96" style:family="table-column">
      <style:table-column-properties fo:break-before="auto" style:column-width="14.554cm"/>
    </style:style>
    <style:style style:name="co97" style:family="table-column">
      <style:table-column-properties fo:break-before="auto" style:column-width="12.211cm"/>
    </style:style>
    <style:style style:name="co98" style:family="table-column">
      <style:table-column-properties fo:break-before="auto" style:column-width="12.892cm"/>
    </style:style>
    <style:style style:name="co99" style:family="table-column">
      <style:table-column-properties fo:break-before="auto" style:column-width="11.148cm"/>
    </style:style>
    <style:style style:name="co100" style:family="table-column">
      <style:table-column-properties fo:break-before="auto" style:column-width="13.245cm"/>
    </style:style>
    <style:style style:name="co101" style:family="table-column">
      <style:table-column-properties fo:break-before="auto" style:column-width="13.926cm"/>
    </style:style>
    <style:style style:name="co102" style:family="table-column">
      <style:table-column-properties fo:break-before="auto" style:column-width="13.79cm"/>
    </style:style>
    <style:style style:name="co103" style:family="table-column">
      <style:table-column-properties fo:break-before="auto" style:column-width="12.728cm"/>
    </style:style>
    <style:style style:name="co104" style:family="table-column">
      <style:table-column-properties fo:break-before="auto" style:column-width="12.374cm"/>
    </style:style>
    <style:style style:name="co105" style:family="table-column">
      <style:table-column-properties fo:break-before="auto" style:column-width="12.7cm"/>
    </style:style>
    <style:style style:name="co106" style:family="table-column">
      <style:table-column-properties fo:break-before="auto" style:column-width="14.254cm"/>
    </style:style>
    <style:style style:name="co107" style:family="table-column">
      <style:table-column-properties fo:break-before="auto" style:column-width="15.18cm"/>
    </style:style>
    <style:style style:name="co108" style:family="table-column">
      <style:table-column-properties fo:break-before="auto" style:column-width="12.838cm"/>
    </style:style>
    <style:style style:name="co109" style:family="table-column">
      <style:table-column-properties fo:break-before="auto" style:column-width="13.518cm"/>
    </style:style>
    <style:style style:name="co110" style:family="table-column">
      <style:table-column-properties fo:break-before="auto" style:column-width="11.774cm"/>
    </style:style>
    <style:style style:name="co111" style:family="table-column">
      <style:table-column-properties fo:break-before="auto" style:column-width="13.871cm"/>
    </style:style>
    <style:style style:name="co112" style:family="table-column">
      <style:table-column-properties fo:break-before="auto" style:column-width="13.6cm"/>
    </style:style>
    <style:style style:name="co113" style:family="table-column">
      <style:table-column-properties fo:break-before="auto" style:column-width="14.28cm"/>
    </style:style>
    <style:style style:name="co114" style:family="table-column">
      <style:table-column-properties fo:break-before="auto" style:column-width="13.219cm"/>
    </style:style>
    <style:style style:name="co115" style:family="table-column">
      <style:table-column-properties fo:break-before="auto" style:column-width="12.864cm"/>
    </style:style>
    <style:style style:name="co116" style:family="table-column">
      <style:table-column-properties fo:break-before="auto" style:column-width="13.19cm"/>
    </style:style>
    <style:style style:name="co117" style:family="table-column">
      <style:table-column-properties fo:break-before="auto" style:column-width="14.744cm"/>
    </style:style>
    <style:style style:name="co118" style:family="table-column">
      <style:table-column-properties fo:break-before="auto" style:column-width="15.67cm"/>
    </style:style>
    <style:style style:name="co119" style:family="table-column">
      <style:table-column-properties fo:break-before="auto" style:column-width="13.328cm"/>
    </style:style>
    <style:style style:name="co120" style:family="table-column">
      <style:table-column-properties fo:break-before="auto" style:column-width="14.009cm"/>
    </style:style>
    <style:style style:name="co121" style:family="table-column">
      <style:table-column-properties fo:break-before="auto" style:column-width="12.264cm"/>
    </style:style>
    <style:style style:name="co122" style:family="table-column">
      <style:table-column-properties fo:break-before="auto" style:column-width="14.362cm"/>
    </style:style>
    <style:style style:name="co123" style:family="table-column">
      <style:table-column-properties fo:break-before="auto" style:column-width="15.044cm"/>
    </style:style>
    <style:style style:name="co124" style:family="table-column">
      <style:table-column-properties fo:break-before="auto" style:column-width="14.69cm"/>
    </style:style>
    <style:style style:name="co125" style:family="table-column">
      <style:table-column-properties fo:break-before="auto" style:column-width="15.016cm"/>
    </style:style>
    <style:style style:name="co126" style:family="table-column">
      <style:table-column-properties fo:break-before="auto" style:column-width="16.568cm"/>
    </style:style>
    <style:style style:name="co127" style:family="table-column">
      <style:table-column-properties fo:break-before="auto" style:column-width="17.494cm"/>
    </style:style>
    <style:style style:name="co128" style:family="table-column">
      <style:table-column-properties fo:break-before="auto" style:column-width="15.152cm"/>
    </style:style>
    <style:style style:name="co129" style:family="table-column">
      <style:table-column-properties fo:break-before="auto" style:column-width="15.833cm"/>
    </style:style>
    <style:style style:name="co130" style:family="table-column">
      <style:table-column-properties fo:break-before="auto" style:column-width="14.09cm"/>
    </style:style>
    <style:style style:name="co131" style:family="table-column">
      <style:table-column-properties fo:break-before="auto" style:column-width="16.187cm"/>
    </style:style>
    <style:style style:name="co132" style:family="table-column">
      <style:table-column-properties fo:break-before="auto" style:column-width="16.868cm"/>
    </style:style>
    <style:style style:name="co133" style:family="table-column">
      <style:table-column-properties fo:break-before="auto" style:column-width="5.782cm"/>
    </style:style>
    <style:style style:name="co134" style:family="table-column">
      <style:table-column-properties fo:break-before="auto" style:column-width="5.375cm"/>
    </style:style>
    <style:style style:name="co135" style:family="table-column">
      <style:table-column-properties fo:break-before="auto" style:column-width="15.752cm"/>
    </style:style>
    <style:style style:name="co136" style:family="table-column">
      <style:table-column-properties fo:break-before="auto" style:column-width="16.432cm"/>
    </style:style>
    <style:style style:name="co137" style:family="table-column">
      <style:table-column-properties fo:break-before="auto" style:column-width="15.371cm"/>
    </style:style>
    <style:style style:name="co138" style:family="table-column">
      <style:table-column-properties fo:break-before="auto" style:column-width="15.342cm"/>
    </style:style>
    <style:style style:name="co139" style:family="table-column">
      <style:table-column-properties fo:break-before="auto" style:column-width="16.896cm"/>
    </style:style>
    <style:style style:name="co140" style:family="table-column">
      <style:table-column-properties fo:break-before="auto" style:column-width="15.48cm"/>
    </style:style>
    <style:style style:name="co141" style:family="table-column">
      <style:table-column-properties fo:break-before="auto" style:column-width="16.161cm"/>
    </style:style>
    <style:style style:name="co142" style:family="table-column">
      <style:table-column-properties fo:break-before="auto" style:column-width="14.416cm"/>
    </style:style>
    <style:style style:name="co143" style:family="table-column">
      <style:table-column-properties fo:break-before="auto" style:column-width="13.681cm"/>
    </style:style>
    <style:style style:name="co144" style:family="table-column">
      <style:table-column-properties fo:break-before="auto" style:column-width="13.3cm"/>
    </style:style>
    <style:style style:name="co145" style:family="table-column">
      <style:table-column-properties fo:break-before="auto" style:column-width="13.273cm"/>
    </style:style>
    <style:style style:name="co146" style:family="table-column">
      <style:table-column-properties fo:break-before="auto" style:column-width="14.825cm"/>
    </style:style>
    <style:style style:name="co147" style:family="table-column">
      <style:table-column-properties fo:break-before="auto" style:column-width="13.409cm"/>
    </style:style>
    <style:style style:name="co148" style:family="table-column">
      <style:table-column-properties fo:break-before="auto" style:column-width="12.347cm"/>
    </style:style>
    <style:style style:name="co149" style:family="table-column">
      <style:table-column-properties fo:break-before="auto" style:column-width="12.455cm"/>
    </style:style>
    <style:style style:name="co150" style:family="table-column">
      <style:table-column-properties fo:break-before="auto" style:column-width="12.428cm"/>
    </style:style>
    <style:style style:name="co151" style:family="table-column">
      <style:table-column-properties fo:break-before="auto" style:column-width="13.981cm"/>
    </style:style>
    <style:style style:name="co152" style:family="table-column">
      <style:table-column-properties fo:break-before="auto" style:column-width="14.907cm"/>
    </style:style>
    <style:style style:name="co153" style:family="table-column">
      <style:table-column-properties fo:break-before="auto" style:column-width="12.564cm"/>
    </style:style>
    <style:style style:name="co154" style:family="table-column">
      <style:table-column-properties fo:break-before="auto" style:column-width="11.502cm"/>
    </style:style>
    <style:style style:name="co155" style:family="table-column">
      <style:table-column-properties fo:break-before="auto" style:column-width="11.829cm"/>
    </style:style>
    <style:style style:name="co156" style:family="table-column">
      <style:table-column-properties fo:break-before="auto" style:column-width="11.802cm"/>
    </style:style>
    <style:style style:name="co157" style:family="table-column">
      <style:table-column-properties fo:break-before="auto" style:column-width="11.938cm"/>
    </style:style>
    <style:style style:name="co158" style:family="table-column">
      <style:table-column-properties fo:break-before="auto" style:column-width="10.876cm"/>
    </style:style>
    <style:style style:name="co159" style:family="table-column">
      <style:table-column-properties fo:break-before="auto" style:column-width="13.654cm"/>
    </style:style>
    <style:style style:name="co160" style:family="table-column">
      <style:table-column-properties fo:break-before="auto" style:column-width="12.538cm"/>
    </style:style>
    <style:style style:name="co161" style:family="table-column">
      <style:table-column-properties fo:break-before="auto" style:column-width="12.674cm"/>
    </style:style>
    <style:style style:name="co162" style:family="table-column">
      <style:table-column-properties fo:break-before="auto" style:column-width="11.612cm"/>
    </style:style>
    <style:style style:name="co163" style:family="table-column">
      <style:table-column-properties fo:break-before="auto" style:column-width="14.39cm"/>
    </style:style>
    <style:style style:name="co164" style:family="table-column">
      <style:table-column-properties fo:break-before="auto" style:column-width="6.408cm"/>
    </style:style>
    <style:style style:name="co165" style:family="table-column">
      <style:table-column-properties fo:break-before="auto" style:column-width="14.716cm"/>
    </style:style>
    <style:style style:name="co166" style:family="table-column">
      <style:table-column-properties fo:break-before="auto" style:column-width="13.436cm"/>
    </style:style>
    <style:style style:name="co167" style:family="table-column">
      <style:table-column-properties fo:break-before="auto" style:column-width="15.316cm"/>
    </style:style>
    <style:style style:name="co168" style:family="table-column">
      <style:table-column-properties fo:break-before="auto" style:column-width="16.242cm"/>
    </style:style>
    <style:style style:name="co169" style:family="table-column">
      <style:table-column-properties fo:break-before="auto" style:column-width="13.899cm"/>
    </style:style>
    <style:style style:name="co170" style:family="table-column">
      <style:table-column-properties fo:break-before="auto" style:column-width="14.58cm"/>
    </style:style>
    <style:style style:name="co171" style:family="table-column">
      <style:table-column-properties fo:break-before="auto" style:column-width="14.935cm"/>
    </style:style>
    <style:style style:name="co172" style:family="table-column">
      <style:table-column-properties fo:break-before="auto" style:column-width="15.616cm"/>
    </style:style>
    <style:style style:name="co173" style:family="table-column">
      <style:table-column-properties fo:break-before="auto" style:column-width="18.175cm"/>
    </style:style>
    <style:style style:name="co174" style:family="table-column">
      <style:table-column-properties fo:break-before="auto" style:column-width="17.113cm"/>
    </style:style>
    <style:style style:name="co175" style:family="table-column">
      <style:table-column-properties fo:break-before="auto" style:column-width="16.759cm"/>
    </style:style>
    <style:style style:name="co176" style:family="table-column">
      <style:table-column-properties fo:break-before="auto" style:column-width="18.639cm"/>
    </style:style>
    <style:style style:name="co177" style:family="table-column">
      <style:table-column-properties fo:break-before="auto" style:column-width="19.565cm"/>
    </style:style>
    <style:style style:name="co178" style:family="table-column">
      <style:table-column-properties fo:break-before="auto" style:column-width="17.223cm"/>
    </style:style>
    <style:style style:name="co179" style:family="table-column">
      <style:table-column-properties fo:break-before="auto" style:column-width="17.903cm"/>
    </style:style>
    <style:style style:name="co180" style:family="table-column">
      <style:table-column-properties fo:break-before="auto" style:column-width="18.258cm"/>
    </style:style>
    <style:style style:name="co181" style:family="table-column">
      <style:table-column-properties fo:break-before="auto" style:column-width="18.939cm"/>
    </style:style>
    <style:style style:name="co182" style:family="table-column">
      <style:table-column-properties fo:break-before="auto" style:column-width="17.387cm"/>
    </style:style>
    <style:style style:name="co183" style:family="table-column">
      <style:table-column-properties fo:break-before="auto" style:column-width="15.97cm"/>
    </style:style>
    <style:style style:name="co184" style:family="table-column">
      <style:table-column-properties fo:break-before="auto" style:column-width="16.297cm"/>
    </style:style>
    <style:style style:name="co185" style:family="table-column">
      <style:table-column-properties fo:break-before="auto" style:column-width="18.775cm"/>
    </style:style>
    <style:style style:name="co186" style:family="table-column">
      <style:table-column-properties fo:break-before="auto" style:column-width="18.149cm"/>
    </style:style>
    <style:style style:name="co187" style:family="table-column">
      <style:table-column-properties fo:break-before="auto" style:column-width="11.883cm"/>
    </style:style>
    <style:style style:name="co188" style:family="table-column">
      <style:table-column-properties fo:break-before="auto" style:column-width="11.529cm"/>
    </style:style>
    <style:style style:name="co189" style:family="table-column">
      <style:table-column-properties fo:break-before="auto" style:column-width="14.335cm"/>
    </style:style>
    <style:style style:name="co190" style:family="table-column">
      <style:table-column-properties fo:break-before="auto" style:column-width="11.993cm"/>
    </style:style>
    <style:style style:name="co191" style:family="table-column">
      <style:table-column-properties fo:break-before="auto" style:column-width="10.931cm"/>
    </style:style>
    <style:style style:name="co192" style:family="table-column">
      <style:table-column-properties fo:break-before="auto" style:column-width="13.028cm"/>
    </style:style>
    <style:style style:name="co193" style:family="table-column">
      <style:table-column-properties fo:break-before="auto" style:column-width="13.845cm"/>
    </style:style>
    <style:style style:name="co194" style:family="table-column">
      <style:table-column-properties fo:break-before="auto" style:column-width="12.755cm"/>
    </style:style>
    <style:style style:name="co195" style:family="table-column">
      <style:table-column-properties fo:break-before="auto" style:column-width="14.309cm"/>
    </style:style>
    <style:style style:name="co196" style:family="table-column">
      <style:table-column-properties fo:break-before="auto" style:column-width="15.235cm"/>
    </style:style>
    <style:style style:name="co197" style:family="table-column">
      <style:table-column-properties fo:break-before="auto" style:column-width="13.573cm"/>
    </style:style>
    <style:style style:name="co198" style:family="table-column">
      <style:table-column-properties fo:break-before="auto" style:column-width="14.607cm"/>
    </style:style>
    <style:style style:name="co199" style:family="table-column">
      <style:table-column-properties fo:break-before="auto" style:column-width="12.592cm"/>
    </style:style>
    <style:style style:name="co200" style:family="table-column">
      <style:table-column-properties fo:break-before="auto" style:column-width="12.919cm"/>
    </style:style>
    <style:style style:name="co201" style:family="table-column">
      <style:table-column-properties fo:break-before="auto" style:column-width="14.471cm"/>
    </style:style>
    <style:style style:name="co202" style:family="table-column">
      <style:table-column-properties fo:break-before="auto" style:column-width="15.397cm"/>
    </style:style>
    <style:style style:name="co203" style:family="table-column">
      <style:table-column-properties fo:break-before="auto" style:column-width="13.055cm"/>
    </style:style>
    <style:style style:name="co204" style:family="table-column">
      <style:table-column-properties fo:break-before="auto" style:column-width="13.735cm"/>
    </style:style>
    <style:style style:name="co205" style:family="table-column">
      <style:table-column-properties fo:break-before="auto" style:column-width="14.771cm"/>
    </style:style>
    <style:style style:name="co206" style:family="table-column">
      <style:table-column-properties fo:break-before="auto" style:column-width="12.402cm"/>
    </style:style>
    <style:style style:name="co207" style:family="table-column">
      <style:table-column-properties fo:break-before="auto" style:column-width="11.666cm"/>
    </style:style>
    <style:style style:name="co208" style:family="table-column">
      <style:table-column-properties fo:break-before="auto" style:column-width="13.545cm"/>
    </style:style>
    <style:style style:name="co209" style:family="table-column">
      <style:table-column-properties fo:break-before="auto" style:column-width="12.129cm"/>
    </style:style>
    <style:style style:name="co210" style:family="table-column">
      <style:table-column-properties fo:break-before="auto" style:column-width="12.809cm"/>
    </style:style>
    <style:style style:name="co211" style:family="table-column">
      <style:table-column-properties fo:break-before="auto" style:column-width="11.067cm"/>
    </style:style>
    <style:style style:name="co212" style:family="table-column">
      <style:table-column-properties fo:break-before="auto" style:column-width="12.319cm"/>
    </style:style>
    <style:style style:name="co213" style:family="table-column">
      <style:table-column-properties fo:break-before="auto" style:column-width="13cm"/>
    </style:style>
    <style:style style:name="co214" style:family="table-column">
      <style:table-column-properties fo:break-before="auto" style:column-width="11.583cm"/>
    </style:style>
    <style:style style:name="co215" style:family="table-column">
      <style:table-column-properties fo:break-before="auto" style:column-width="11.912cm"/>
    </style:style>
    <style:style style:name="co216" style:family="table-column">
      <style:table-column-properties fo:break-before="auto" style:column-width="13.464cm"/>
    </style:style>
    <style:style style:name="co217" style:family="table-column">
      <style:table-column-properties fo:break-before="auto" style:column-width="12.047cm"/>
    </style:style>
    <style:style style:name="co218" style:family="table-column">
      <style:table-column-properties fo:break-before="auto" style:column-width="10.986cm"/>
    </style:style>
    <style:style style:name="co219" style:family="table-column">
      <style:table-column-properties fo:break-before="auto" style:column-width="13.818cm"/>
    </style:style>
    <style:style style:name="co220" style:family="table-column">
      <style:table-column-properties fo:break-before="auto" style:column-width="14.145cm"/>
    </style:style>
    <style:style style:name="co221" style:family="table-column">
      <style:table-column-properties fo:break-before="auto" style:column-width="15.697cm"/>
    </style:style>
    <style:style style:name="co222" style:family="table-column">
      <style:table-column-properties fo:break-before="auto" style:column-width="16.623cm"/>
    </style:style>
    <style:style style:name="co223" style:family="table-column">
      <style:table-column-properties fo:break-before="auto" style:column-width="14.961cm"/>
    </style:style>
    <style:style style:name="co224" style:family="table-column">
      <style:table-column-properties fo:break-before="auto" style:column-width="15.997cm"/>
    </style:style>
    <style:style style:name="co225" style:family="table-column">
      <style:table-column-properties fo:break-before="auto" style:column-width="6.001cm"/>
    </style:style>
    <style:style style:name="co226" style:family="table-column">
      <style:table-column-properties fo:break-before="auto" style:column-width="15.071cm"/>
    </style:style>
    <style:style style:name="co227" style:family="table-column">
      <style:table-column-properties fo:break-before="auto" style:column-width="15.533cm"/>
    </style:style>
    <style:style style:name="co228" style:family="table-column">
      <style:table-column-properties fo:break-before="auto" style:column-width="12.647cm"/>
    </style:style>
    <style:style style:name="co229" style:family="table-column">
      <style:table-column-properties fo:break-before="auto" style:column-width="12.238cm"/>
    </style:style>
    <style:style style:name="co230" style:family="table-column">
      <style:table-column-properties fo:break-before="auto" style:column-width="11.312cm"/>
    </style:style>
    <style:style style:name="co231" style:family="table-column">
      <style:table-column-properties fo:break-before="auto" style:column-width="5.62cm"/>
    </style:style>
    <style:style style:name="co232" style:family="table-column">
      <style:table-column-properties fo:break-before="auto" style:column-width="16.813cm"/>
    </style:style>
    <style:style style:name="co233" style:family="table-column">
      <style:table-column-properties fo:break-before="auto" style:column-width="15.506cm"/>
    </style:style>
    <style:style style:name="co234" style:family="table-column">
      <style:table-column-properties fo:break-before="auto" style:column-width="10.005cm"/>
    </style:style>
    <style:style style:name="co235" style:family="table-column">
      <style:table-column-properties fo:break-before="auto" style:column-width="10.686cm"/>
    </style:style>
    <style:style style:name="co236" style:family="table-column">
      <style:table-column-properties fo:break-before="auto" style:column-width="9.624cm"/>
    </style:style>
    <style:style style:name="co237" style:family="table-column">
      <style:table-column-properties fo:break-before="auto" style:column-width="9.269cm"/>
    </style:style>
    <style:style style:name="co238" style:family="table-column">
      <style:table-column-properties fo:break-before="auto" style:column-width="9.596cm"/>
    </style:style>
    <style:style style:name="co239" style:family="table-column">
      <style:table-column-properties fo:break-before="auto" style:column-width="9.731cm"/>
    </style:style>
    <style:style style:name="co240" style:family="table-column">
      <style:table-column-properties fo:break-before="auto" style:column-width="10.412cm"/>
    </style:style>
    <style:style style:name="co241" style:family="table-column">
      <style:table-column-properties fo:break-before="auto" style:column-width="8.67cm"/>
    </style:style>
    <style:style style:name="co242" style:family="table-column">
      <style:table-column-properties fo:break-before="auto" style:column-width="10.767cm"/>
    </style:style>
    <style:style style:name="co243" style:family="table-column">
      <style:table-column-properties fo:break-before="auto" style:column-width="11.448cm"/>
    </style:style>
    <style:style style:name="co244" style:family="table-column">
      <style:table-column-properties fo:break-before="auto" style:column-width="11.638cm"/>
    </style:style>
    <style:style style:name="co245" style:family="table-column">
      <style:table-column-properties fo:break-before="auto" style:column-width="13.49cm"/>
    </style:style>
    <style:style style:name="co246" style:family="table-column">
      <style:table-column-properties fo:break-before="auto" style:column-width="14.661cm"/>
    </style:style>
    <style:style style:name="co247" style:family="table-column">
      <style:table-column-properties fo:break-before="auto" style:column-width="15.642cm"/>
    </style:style>
    <style:style style:name="co248" style:family="table-column">
      <style:table-column-properties fo:break-before="auto" style:column-width="14.226cm"/>
    </style:style>
    <style:style style:name="co249" style:family="table-column">
      <style:table-column-properties fo:break-before="auto" style:column-width="15.2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Even_202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number-columns-repeated="9" table:default-cell-style-name="Default"/>
        <table:table-column table:style-name="co12" table:number-columns-repeated="3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Term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Responce_Count</text:p>
          </table:table-cell>
          <table:table-cell table:style-name="Default" office:value-type="string" calcext:value-type="string">
            <text:p>Term_Start</text:p>
          </table:table-cell>
          <table:table-cell table:style-name="Default" office:value-type="string" calcext:value-type="string">
            <text:p>Term_End</text:p>
          </table:table-cell>
          <table:table-cell office:value-type="string" calcext:value-type="string">
            <text:p>Subject_Code</text:p>
          </table:table-cell>
          <table:table-cell office:value-type="string" calcext:value-type="string">
            <text:p>Subject_ShortForm</text:p>
          </table:table-cell>
          <table:table-cell office:value-type="string" calcext:value-type="string">
            <text:p>Subject_FullName</text:p>
          </table:table-cell>
          <table:table-cell office:value-type="string" calcext:value-type="string">
            <text:p>Faculty_Initial</text:p>
          </table:table-cell>
          <table:table-cell office:value-type="string" calcext:value-type="string">
            <text:p>Faculty_Name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Q5</text:p>
          </table:table-cell>
          <table:table-cell office:value-type="string" calcext:value-type="string">
            <text:p>Q6</text:p>
          </table:table-cell>
          <table:table-cell office:value-type="string" calcext:value-type="string">
            <text:p>Q7</text:p>
          </table:table-cell>
          <table:table-cell office:value-type="string" calcext:value-type="string">
            <text:p>Q8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10</text:p>
          </table:table-cell>
          <table:table-cell office:value-type="string" calcext:value-type="string">
            <text:p>Q11</text:p>
          </table:table-cell>
          <table:table-cell office:value-type="string" calcext:value-type="string">
            <text:p>Q12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5/01/24</text:p>
          </table:table-cell>
          <table:table-cell office:value-type="string" calcext:value-type="string">
            <text:p>30/04/24</text:p>
          </table:table-cell>
          <table:table-cell office:value-type="float" office:value="4361101" calcext:value-type="float">
            <text:p>4361101</text:p>
          </table:table-cell>
          <table:table-cell office:value-type="string" calcext:value-type="string">
            <text:p>CNDC</text:p>
          </table:table-cell>
          <table:table-cell office:value-type="string" calcext:value-type="string">
            <text:p>Computer Networks &amp; Data Communication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5/01/24</text:p>
          </table:table-cell>
          <table:table-cell office:value-type="string" calcext:value-type="string">
            <text:p>30/04/24</text:p>
          </table:table-cell>
          <table:table-cell office:value-type="float" office:value="4361101" calcext:value-type="float">
            <text:p>4361101</text:p>
          </table:table-cell>
          <table:table-cell office:value-type="string" calcext:value-type="string">
            <text:p>CNDC</text:p>
          </table:table-cell>
          <table:table-cell office:value-type="string" calcext:value-type="string">
            <text:p>Computer Networks &amp; Data Communication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5/01/24</text:p>
          </table:table-cell>
          <table:table-cell office:value-type="string" calcext:value-type="string">
            <text:p>30/04/24</text:p>
          </table:table-cell>
          <table:table-cell office:value-type="float" office:value="4361101" calcext:value-type="float">
            <text:p>4361101</text:p>
          </table:table-cell>
          <table:table-cell office:value-type="string" calcext:value-type="string">
            <text:p>CNDC</text:p>
          </table:table-cell>
          <table:table-cell office:value-type="string" calcext:value-type="string">
            <text:p>Computer Networks &amp; Data Communication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5/01/24</text:p>
          </table:table-cell>
          <table:table-cell office:value-type="string" calcext:value-type="string">
            <text:p>30/04/24</text:p>
          </table:table-cell>
          <table:table-cell office:value-type="float" office:value="4361101" calcext:value-type="float">
            <text:p>4361101</text:p>
          </table:table-cell>
          <table:table-cell office:value-type="string" calcext:value-type="string">
            <text:p>CNDC</text:p>
          </table:table-cell>
          <table:table-cell office:value-type="string" calcext:value-type="string">
            <text:p>Computer Networks &amp; Data Communication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5/01/24</text:p>
          </table:table-cell>
          <table:table-cell office:value-type="string" calcext:value-type="string">
            <text:p>30/04/24</text:p>
          </table:table-cell>
          <table:table-cell office:value-type="float" office:value="4361101" calcext:value-type="float">
            <text:p>4361101</text:p>
          </table:table-cell>
          <table:table-cell office:value-type="string" calcext:value-type="string">
            <text:p>CNDC</text:p>
          </table:table-cell>
          <table:table-cell office:value-type="string" calcext:value-type="string">
            <text:p>Computer Networks &amp; Data Communication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5/01/24</text:p>
          </table:table-cell>
          <table:table-cell office:value-type="string" calcext:value-type="string">
            <text:p>30/04/24</text:p>
          </table:table-cell>
          <table:table-cell office:value-type="float" office:value="4361102" calcext:value-type="float">
            <text:p>4361102</text:p>
          </table:table-cell>
          <table:table-cell table:number-columns-repeated="2" office:value-type="string" calcext:value-type="string">
            <text:p>VLSI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5/01/24</text:p>
          </table:table-cell>
          <table:table-cell office:value-type="string" calcext:value-type="string">
            <text:p>30/04/24</text:p>
          </table:table-cell>
          <table:table-cell office:value-type="float" office:value="4361102" calcext:value-type="float">
            <text:p>4361102</text:p>
          </table:table-cell>
          <table:table-cell table:number-columns-repeated="2" office:value-type="string" calcext:value-type="string">
            <text:p>VLSI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5/01/24</text:p>
          </table:table-cell>
          <table:table-cell office:value-type="string" calcext:value-type="string">
            <text:p>30/04/24</text:p>
          </table:table-cell>
          <table:table-cell office:value-type="float" office:value="4361102" calcext:value-type="float">
            <text:p>4361102</text:p>
          </table:table-cell>
          <table:table-cell table:number-columns-repeated="2" office:value-type="string" calcext:value-type="string">
            <text:p>VLSI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5/01/24</text:p>
          </table:table-cell>
          <table:table-cell office:value-type="string" calcext:value-type="string">
            <text:p>30/04/24</text:p>
          </table:table-cell>
          <table:table-cell office:value-type="float" office:value="4361102" calcext:value-type="float">
            <text:p>4361102</text:p>
          </table:table-cell>
          <table:table-cell table:number-columns-repeated="2" office:value-type="string" calcext:value-type="string">
            <text:p>VLSI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5/01/24</text:p>
          </table:table-cell>
          <table:table-cell office:value-type="string" calcext:value-type="string">
            <text:p>30/04/24</text:p>
          </table:table-cell>
          <table:table-cell office:value-type="float" office:value="4361102" calcext:value-type="float">
            <text:p>4361102</text:p>
          </table:table-cell>
          <table:table-cell table:number-columns-repeated="2" office:value-type="string" calcext:value-type="string">
            <text:p>VLSI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5/01/24</text:p>
          </table:table-cell>
          <table:table-cell office:value-type="string" calcext:value-type="string">
            <text:p>30/04/24</text:p>
          </table:table-cell>
          <table:table-cell office:value-type="float" office:value="4361103" calcext:value-type="float">
            <text:p>4361103</text:p>
          </table:table-cell>
          <table:table-cell office:value-type="string" calcext:value-type="string">
            <text:p>Project-II</text:p>
          </table:table-cell>
          <table:table-cell office:value-type="string" calcext:value-type="string">
            <text:p>Electronics &amp; Communication Engineering Project-II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5/01/24</text:p>
          </table:table-cell>
          <table:table-cell office:value-type="string" calcext:value-type="string">
            <text:p>30/04/24</text:p>
          </table:table-cell>
          <table:table-cell office:value-type="float" office:value="4361103" calcext:value-type="float">
            <text:p>4361103</text:p>
          </table:table-cell>
          <table:table-cell office:value-type="string" calcext:value-type="string">
            <text:p>Project-II</text:p>
          </table:table-cell>
          <table:table-cell office:value-type="string" calcext:value-type="string">
            <text:p>Electronics &amp; Communication Engineering Project-II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5/01/24</text:p>
          </table:table-cell>
          <table:table-cell office:value-type="string" calcext:value-type="string">
            <text:p>30/04/24</text:p>
          </table:table-cell>
          <table:table-cell office:value-type="float" office:value="4361103" calcext:value-type="float">
            <text:p>4361103</text:p>
          </table:table-cell>
          <table:table-cell office:value-type="string" calcext:value-type="string">
            <text:p>Project-II</text:p>
          </table:table-cell>
          <table:table-cell office:value-type="string" calcext:value-type="string">
            <text:p>Electronics &amp; Communication Engineering Project-II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5/01/24</text:p>
          </table:table-cell>
          <table:table-cell office:value-type="string" calcext:value-type="string">
            <text:p>30/04/24</text:p>
          </table:table-cell>
          <table:table-cell office:value-type="float" office:value="4361103" calcext:value-type="float">
            <text:p>4361103</text:p>
          </table:table-cell>
          <table:table-cell office:value-type="string" calcext:value-type="string">
            <text:p>Project-II</text:p>
          </table:table-cell>
          <table:table-cell office:value-type="string" calcext:value-type="string">
            <text:p>Electronics &amp; Communication Engineering Project-II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5/01/24</text:p>
          </table:table-cell>
          <table:table-cell office:value-type="string" calcext:value-type="string">
            <text:p>30/04/24</text:p>
          </table:table-cell>
          <table:table-cell office:value-type="float" office:value="4361103" calcext:value-type="float">
            <text:p>4361103</text:p>
          </table:table-cell>
          <table:table-cell office:value-type="string" calcext:value-type="string">
            <text:p>Project-II</text:p>
          </table:table-cell>
          <table:table-cell office:value-type="string" calcext:value-type="string">
            <text:p>Electronics &amp; Communication Engineering Project-II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5/01/24</text:p>
          </table:table-cell>
          <table:table-cell office:value-type="string" calcext:value-type="string">
            <text:p>30/04/24</text:p>
          </table:table-cell>
          <table:table-cell office:value-type="float" office:value="4361104" calcext:value-type="float">
            <text:p>4361104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Android App Development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5/01/24</text:p>
          </table:table-cell>
          <table:table-cell office:value-type="string" calcext:value-type="string">
            <text:p>30/04/24</text:p>
          </table:table-cell>
          <table:table-cell office:value-type="float" office:value="4361104" calcext:value-type="float">
            <text:p>4361104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Android App Development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5/01/24</text:p>
          </table:table-cell>
          <table:table-cell office:value-type="string" calcext:value-type="string">
            <text:p>30/04/24</text:p>
          </table:table-cell>
          <table:table-cell office:value-type="float" office:value="4361104" calcext:value-type="float">
            <text:p>4361104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Android App Development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5/01/24</text:p>
          </table:table-cell>
          <table:table-cell office:value-type="string" calcext:value-type="string">
            <text:p>30/04/24</text:p>
          </table:table-cell>
          <table:table-cell office:value-type="float" office:value="4361104" calcext:value-type="float">
            <text:p>4361104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Android App Development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5/01/24</text:p>
          </table:table-cell>
          <table:table-cell office:value-type="string" calcext:value-type="string">
            <text:p>30/04/24</text:p>
          </table:table-cell>
          <table:table-cell office:value-type="float" office:value="4361104" calcext:value-type="float">
            <text:p>4361104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Android App Development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5/01/24</text:p>
          </table:table-cell>
          <table:table-cell office:value-type="string" calcext:value-type="string">
            <text:p>30/04/24</text:p>
          </table:table-cell>
          <table:table-cell office:value-type="float" office:value="4361106" calcext:value-type="float">
            <text:p>4361106</text:p>
          </table:table-cell>
          <table:table-cell office:value-type="string" calcext:value-type="string">
            <text:p>REETE</text:p>
          </table:table-cell>
          <table:table-cell office:value-type="string" calcext:value-type="string">
            <text:p>Renewable Energy &amp; Emerging Trends in Electronics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5/01/24</text:p>
          </table:table-cell>
          <table:table-cell office:value-type="string" calcext:value-type="string">
            <text:p>30/04/24</text:p>
          </table:table-cell>
          <table:table-cell office:value-type="float" office:value="4361106" calcext:value-type="float">
            <text:p>4361106</text:p>
          </table:table-cell>
          <table:table-cell office:value-type="string" calcext:value-type="string">
            <text:p>REETE</text:p>
          </table:table-cell>
          <table:table-cell office:value-type="string" calcext:value-type="string">
            <text:p>Renewable Energy &amp; Emerging Trends in Electronics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table:number-columns-repeated="10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5/01/24</text:p>
          </table:table-cell>
          <table:table-cell office:value-type="string" calcext:value-type="string">
            <text:p>30/04/24</text:p>
          </table:table-cell>
          <table:table-cell office:value-type="float" office:value="4361106" calcext:value-type="float">
            <text:p>4361106</text:p>
          </table:table-cell>
          <table:table-cell office:value-type="string" calcext:value-type="string">
            <text:p>REETE</text:p>
          </table:table-cell>
          <table:table-cell office:value-type="string" calcext:value-type="string">
            <text:p>Renewable Energy &amp; Emerging Trends in Electronics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5/01/24</text:p>
          </table:table-cell>
          <table:table-cell office:value-type="string" calcext:value-type="string">
            <text:p>30/04/24</text:p>
          </table:table-cell>
          <table:table-cell office:value-type="float" office:value="4361106" calcext:value-type="float">
            <text:p>4361106</text:p>
          </table:table-cell>
          <table:table-cell office:value-type="string" calcext:value-type="string">
            <text:p>REETE</text:p>
          </table:table-cell>
          <table:table-cell office:value-type="string" calcext:value-type="string">
            <text:p>Renewable Energy &amp; Emerging Trends in Electronics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5/01/24</text:p>
          </table:table-cell>
          <table:table-cell office:value-type="string" calcext:value-type="string">
            <text:p>30/04/24</text:p>
          </table:table-cell>
          <table:table-cell office:value-type="float" office:value="4361106" calcext:value-type="float">
            <text:p>4361106</text:p>
          </table:table-cell>
          <table:table-cell office:value-type="string" calcext:value-type="string">
            <text:p>REETE</text:p>
          </table:table-cell>
          <table:table-cell office:value-type="string" calcext:value-type="string">
            <text:p>Renewable Energy &amp; Emerging Trends in Electronics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5/01/24</text:p>
          </table:table-cell>
          <table:table-cell office:value-type="string" calcext:value-type="string">
            <text:p>30/04/24</text:p>
          </table:table-cell>
          <table:table-cell office:value-type="float" office:value="4361106" calcext:value-type="float">
            <text:p>4361106</text:p>
          </table:table-cell>
          <table:table-cell office:value-type="string" calcext:value-type="string">
            <text:p>REETE</text:p>
          </table:table-cell>
          <table:table-cell office:value-type="string" calcext:value-type="string">
            <text:p>Renewable Energy &amp; Emerging Trends in Electronic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5/01/24</text:p>
          </table:table-cell>
          <table:table-cell office:value-type="string" calcext:value-type="string">
            <text:p>30/04/24</text:p>
          </table:table-cell>
          <table:table-cell office:value-type="float" office:value="4361106" calcext:value-type="float">
            <text:p>4361106</text:p>
          </table:table-cell>
          <table:table-cell office:value-type="string" calcext:value-type="string">
            <text:p>REETE</text:p>
          </table:table-cell>
          <table:table-cell office:value-type="string" calcext:value-type="string">
            <text:p>Renewable Energy &amp; Emerging Trends in Electronic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5/01/24</text:p>
          </table:table-cell>
          <table:table-cell office:value-type="string" calcext:value-type="string">
            <text:p>30/04/24</text:p>
          </table:table-cell>
          <table:table-cell office:value-type="float" office:value="4361106" calcext:value-type="float">
            <text:p>4361106</text:p>
          </table:table-cell>
          <table:table-cell office:value-type="string" calcext:value-type="string">
            <text:p>REETE</text:p>
          </table:table-cell>
          <table:table-cell office:value-type="string" calcext:value-type="string">
            <text:p>Renewable Energy &amp; Emerging Trends in Electronic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5/01/24</text:p>
          </table:table-cell>
          <table:table-cell office:value-type="string" calcext:value-type="string">
            <text:p>30/04/24</text:p>
          </table:table-cell>
          <table:table-cell office:value-type="float" office:value="4361106" calcext:value-type="float">
            <text:p>4361106</text:p>
          </table:table-cell>
          <table:table-cell office:value-type="string" calcext:value-type="string">
            <text:p>REETE</text:p>
          </table:table-cell>
          <table:table-cell office:value-type="string" calcext:value-type="string">
            <text:p>Renewable Energy &amp; Emerging Trends in Electronic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5/01/24</text:p>
          </table:table-cell>
          <table:table-cell office:value-type="string" calcext:value-type="string">
            <text:p>30/04/24</text:p>
          </table:table-cell>
          <table:table-cell office:value-type="float" office:value="4361106" calcext:value-type="float">
            <text:p>4361106</text:p>
          </table:table-cell>
          <table:table-cell office:value-type="string" calcext:value-type="string">
            <text:p>REETE</text:p>
          </table:table-cell>
          <table:table-cell office:value-type="string" calcext:value-type="string">
            <text:p>Renewable Energy &amp; Emerging Trends in Electronic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0003" calcext:value-type="float">
            <text:p>4340003</text:p>
          </table:table-cell>
          <table:table-cell office:value-type="string" calcext:value-type="string">
            <text:p>IPDC</text:p>
          </table:table-cell>
          <table:table-cell office:value-type="string" calcext:value-type="string">
            <text:p>Integrated Personality Development Course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0003" calcext:value-type="float">
            <text:p>4340003</text:p>
          </table:table-cell>
          <table:table-cell office:value-type="string" calcext:value-type="string">
            <text:p>IPDC</text:p>
          </table:table-cell>
          <table:table-cell office:value-type="string" calcext:value-type="string">
            <text:p>Integrated Personality Development Course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0003" calcext:value-type="float">
            <text:p>4340003</text:p>
          </table:table-cell>
          <table:table-cell office:value-type="string" calcext:value-type="string">
            <text:p>IPDC</text:p>
          </table:table-cell>
          <table:table-cell office:value-type="string" calcext:value-type="string">
            <text:p>Integrated Personality Development Course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0003" calcext:value-type="float">
            <text:p>4340003</text:p>
          </table:table-cell>
          <table:table-cell office:value-type="string" calcext:value-type="string">
            <text:p>IPDC</text:p>
          </table:table-cell>
          <table:table-cell office:value-type="string" calcext:value-type="string">
            <text:p>Integrated Personality Development Course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0003" calcext:value-type="float">
            <text:p>4340003</text:p>
          </table:table-cell>
          <table:table-cell office:value-type="string" calcext:value-type="string">
            <text:p>IPDC</text:p>
          </table:table-cell>
          <table:table-cell office:value-type="string" calcext:value-type="string">
            <text:p>Integrated Personality Development Course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1101" calcext:value-type="float">
            <text:p>4341101</text:p>
          </table:table-cell>
          <table:table-cell office:value-type="string" calcext:value-type="string">
            <text:p>MPMC</text:p>
          </table:table-cell>
          <table:table-cell office:value-type="string" calcext:value-type="string">
            <text:p>Microprocessor &amp; Microcontroller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1101" calcext:value-type="float">
            <text:p>4341101</text:p>
          </table:table-cell>
          <table:table-cell office:value-type="string" calcext:value-type="string">
            <text:p>MPMC</text:p>
          </table:table-cell>
          <table:table-cell office:value-type="string" calcext:value-type="string">
            <text:p>Microprocessor &amp; Microcontroller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1101" calcext:value-type="float">
            <text:p>4341101</text:p>
          </table:table-cell>
          <table:table-cell office:value-type="string" calcext:value-type="string">
            <text:p>MPMC</text:p>
          </table:table-cell>
          <table:table-cell office:value-type="string" calcext:value-type="string">
            <text:p>Microprocessor &amp; Microcontroller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1101" calcext:value-type="float">
            <text:p>4341101</text:p>
          </table:table-cell>
          <table:table-cell office:value-type="string" calcext:value-type="string">
            <text:p>MPMC</text:p>
          </table:table-cell>
          <table:table-cell office:value-type="string" calcext:value-type="string">
            <text:p>Microprocessor &amp; Microcontroller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1101" calcext:value-type="float">
            <text:p>4341101</text:p>
          </table:table-cell>
          <table:table-cell office:value-type="string" calcext:value-type="string">
            <text:p>MPMC</text:p>
          </table:table-cell>
          <table:table-cell office:value-type="string" calcext:value-type="string">
            <text:p>Microprocessor &amp; Microcontroller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1102" calcext:value-type="float">
            <text:p>4341102</text:p>
          </table:table-cell>
          <table:table-cell office:value-type="string" calcext:value-type="string">
            <text:p>DCOM</text:p>
          </table:table-cell>
          <table:table-cell office:value-type="string" calcext:value-type="string">
            <text:p>Digital Communication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1102" calcext:value-type="float">
            <text:p>4341102</text:p>
          </table:table-cell>
          <table:table-cell office:value-type="string" calcext:value-type="string">
            <text:p>DCOM</text:p>
          </table:table-cell>
          <table:table-cell office:value-type="string" calcext:value-type="string">
            <text:p>Digital Communication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1102" calcext:value-type="float">
            <text:p>4341102</text:p>
          </table:table-cell>
          <table:table-cell office:value-type="string" calcext:value-type="string">
            <text:p>DCOM</text:p>
          </table:table-cell>
          <table:table-cell office:value-type="string" calcext:value-type="string">
            <text:p>Digital Communication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1102" calcext:value-type="float">
            <text:p>4341102</text:p>
          </table:table-cell>
          <table:table-cell office:value-type="string" calcext:value-type="string">
            <text:p>DCOM</text:p>
          </table:table-cell>
          <table:table-cell office:value-type="string" calcext:value-type="string">
            <text:p>Digital Communication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1102" calcext:value-type="float">
            <text:p>4341102</text:p>
          </table:table-cell>
          <table:table-cell office:value-type="string" calcext:value-type="string">
            <text:p>DCOM</text:p>
          </table:table-cell>
          <table:table-cell office:value-type="string" calcext:value-type="string">
            <text:p>Digital Communication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1104" calcext:value-type="float">
            <text:p>4341104</text:p>
          </table:table-cell>
          <table:table-cell office:value-type="string" calcext:value-type="string">
            <text:p>CDT</text:p>
          </table:table-cell>
          <table:table-cell office:value-type="string" calcext:value-type="string">
            <text:p>Circuit Design Tools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1104" calcext:value-type="float">
            <text:p>4341104</text:p>
          </table:table-cell>
          <table:table-cell office:value-type="string" calcext:value-type="string">
            <text:p>CDT</text:p>
          </table:table-cell>
          <table:table-cell office:value-type="string" calcext:value-type="string">
            <text:p>Circuit Design Tools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1104" calcext:value-type="float">
            <text:p>4341104</text:p>
          </table:table-cell>
          <table:table-cell office:value-type="string" calcext:value-type="string">
            <text:p>CDT</text:p>
          </table:table-cell>
          <table:table-cell office:value-type="string" calcext:value-type="string">
            <text:p>Circuit Design Tools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1104" calcext:value-type="float">
            <text:p>4341104</text:p>
          </table:table-cell>
          <table:table-cell office:value-type="string" calcext:value-type="string">
            <text:p>CDT</text:p>
          </table:table-cell>
          <table:table-cell office:value-type="string" calcext:value-type="string">
            <text:p>Circuit Design Tools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1104" calcext:value-type="float">
            <text:p>4341104</text:p>
          </table:table-cell>
          <table:table-cell office:value-type="string" calcext:value-type="string">
            <text:p>CDT</text:p>
          </table:table-cell>
          <table:table-cell office:value-type="string" calcext:value-type="string">
            <text:p>Circuit Design Tools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1105" calcext:value-type="float">
            <text:p>4341105</text:p>
          </table:table-cell>
          <table:table-cell office:value-type="string" calcext:value-type="string">
            <text:p>LIC</text:p>
          </table:table-cell>
          <table:table-cell office:value-type="string" calcext:value-type="string">
            <text:p>Linear Integrated Circuit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1105" calcext:value-type="float">
            <text:p>4341105</text:p>
          </table:table-cell>
          <table:table-cell office:value-type="string" calcext:value-type="string">
            <text:p>LIC</text:p>
          </table:table-cell>
          <table:table-cell office:value-type="string" calcext:value-type="string">
            <text:p>Linear Integrated Circuit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1105" calcext:value-type="float">
            <text:p>4341105</text:p>
          </table:table-cell>
          <table:table-cell office:value-type="string" calcext:value-type="string">
            <text:p>LIC</text:p>
          </table:table-cell>
          <table:table-cell office:value-type="string" calcext:value-type="string">
            <text:p>Linear Integrated Circuit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1105" calcext:value-type="float">
            <text:p>4341105</text:p>
          </table:table-cell>
          <table:table-cell office:value-type="string" calcext:value-type="string">
            <text:p>LIC</text:p>
          </table:table-cell>
          <table:table-cell office:value-type="string" calcext:value-type="string">
            <text:p>Linear Integrated Circuit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1105" calcext:value-type="float">
            <text:p>4341105</text:p>
          </table:table-cell>
          <table:table-cell office:value-type="string" calcext:value-type="string">
            <text:p>LIC</text:p>
          </table:table-cell>
          <table:table-cell office:value-type="string" calcext:value-type="string">
            <text:p>Linear Integrated Circuit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1106" calcext:value-type="float">
            <text:p>4341106</text:p>
          </table:table-cell>
          <table:table-cell office:value-type="string" calcext:value-type="string">
            <text:p>AWP</text:p>
          </table:table-cell>
          <table:table-cell office:value-type="string" calcext:value-type="string">
            <text:p>Antenna &amp; Wave Propagation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1106" calcext:value-type="float">
            <text:p>4341106</text:p>
          </table:table-cell>
          <table:table-cell office:value-type="string" calcext:value-type="string">
            <text:p>AWP</text:p>
          </table:table-cell>
          <table:table-cell office:value-type="string" calcext:value-type="string">
            <text:p>Antenna &amp; Wave Propagation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1106" calcext:value-type="float">
            <text:p>4341106</text:p>
          </table:table-cell>
          <table:table-cell office:value-type="string" calcext:value-type="string">
            <text:p>AWP</text:p>
          </table:table-cell>
          <table:table-cell office:value-type="string" calcext:value-type="string">
            <text:p>Antenna &amp; Wave Propagation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1106" calcext:value-type="float">
            <text:p>4341106</text:p>
          </table:table-cell>
          <table:table-cell office:value-type="string" calcext:value-type="string">
            <text:p>AWP</text:p>
          </table:table-cell>
          <table:table-cell office:value-type="string" calcext:value-type="string">
            <text:p>Antenna &amp; Wave Propagation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1106" calcext:value-type="float">
            <text:p>4341106</text:p>
          </table:table-cell>
          <table:table-cell office:value-type="string" calcext:value-type="string">
            <text:p>AWP</text:p>
          </table:table-cell>
          <table:table-cell office:value-type="string" calcext:value-type="string">
            <text:p>Antenna &amp; Wave Propagation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1107" calcext:value-type="float">
            <text:p>4341107</text:p>
          </table:table-cell>
          <table:table-cell office:value-type="string" calcext:value-type="string">
            <text:p>CEM</text:p>
          </table:table-cell>
          <table:table-cell office:value-type="string" calcext:value-type="string">
            <text:p>Consumer Electronics &amp; Maintanance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1107" calcext:value-type="float">
            <text:p>4341107</text:p>
          </table:table-cell>
          <table:table-cell office:value-type="string" calcext:value-type="string">
            <text:p>CEM</text:p>
          </table:table-cell>
          <table:table-cell office:value-type="string" calcext:value-type="string">
            <text:p>Consumer Electronics &amp; Maintanance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1107" calcext:value-type="float">
            <text:p>4341107</text:p>
          </table:table-cell>
          <table:table-cell office:value-type="string" calcext:value-type="string">
            <text:p>CEM</text:p>
          </table:table-cell>
          <table:table-cell office:value-type="string" calcext:value-type="string">
            <text:p>Consumer Electronics &amp; Maintanance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1107" calcext:value-type="float">
            <text:p>4341107</text:p>
          </table:table-cell>
          <table:table-cell office:value-type="string" calcext:value-type="string">
            <text:p>CEM</text:p>
          </table:table-cell>
          <table:table-cell office:value-type="string" calcext:value-type="string">
            <text:p>Consumer Electronics &amp; Maintanance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1107" calcext:value-type="float">
            <text:p>4341107</text:p>
          </table:table-cell>
          <table:table-cell office:value-type="string" calcext:value-type="string">
            <text:p>CEM</text:p>
          </table:table-cell>
          <table:table-cell office:value-type="string" calcext:value-type="string">
            <text:p>Consumer Electronics &amp; Maintanance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0003" calcext:value-type="float">
            <text:p>4340003</text:p>
          </table:table-cell>
          <table:table-cell office:value-type="string" calcext:value-type="string">
            <text:p>IPDC</text:p>
          </table:table-cell>
          <table:table-cell office:value-type="string" calcext:value-type="string">
            <text:p>Integrated Personality Development Course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0003" calcext:value-type="float">
            <text:p>4340003</text:p>
          </table:table-cell>
          <table:table-cell office:value-type="string" calcext:value-type="string">
            <text:p>IPDC</text:p>
          </table:table-cell>
          <table:table-cell office:value-type="string" calcext:value-type="string">
            <text:p>Integrated Personality Development Course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0003" calcext:value-type="float">
            <text:p>4340003</text:p>
          </table:table-cell>
          <table:table-cell office:value-type="string" calcext:value-type="string">
            <text:p>IPDC</text:p>
          </table:table-cell>
          <table:table-cell office:value-type="string" calcext:value-type="string">
            <text:p>Integrated Personality Development Course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0003" calcext:value-type="float">
            <text:p>4340003</text:p>
          </table:table-cell>
          <table:table-cell office:value-type="string" calcext:value-type="string">
            <text:p>IPDC</text:p>
          </table:table-cell>
          <table:table-cell office:value-type="string" calcext:value-type="string">
            <text:p>Integrated Personality Development Course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0003" calcext:value-type="float">
            <text:p>4340003</text:p>
          </table:table-cell>
          <table:table-cell office:value-type="string" calcext:value-type="string">
            <text:p>IPDC</text:p>
          </table:table-cell>
          <table:table-cell office:value-type="string" calcext:value-type="string">
            <text:p>Integrated Personality Development Course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0003" calcext:value-type="float">
            <text:p>4340003</text:p>
          </table:table-cell>
          <table:table-cell office:value-type="string" calcext:value-type="string">
            <text:p>IPDC</text:p>
          </table:table-cell>
          <table:table-cell office:value-type="string" calcext:value-type="string">
            <text:p>Integrated Personality Development Course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0003" calcext:value-type="float">
            <text:p>4340003</text:p>
          </table:table-cell>
          <table:table-cell office:value-type="string" calcext:value-type="string">
            <text:p>IPDC</text:p>
          </table:table-cell>
          <table:table-cell office:value-type="string" calcext:value-type="string">
            <text:p>Integrated Personality Development Course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0003" calcext:value-type="float">
            <text:p>4340003</text:p>
          </table:table-cell>
          <table:table-cell office:value-type="string" calcext:value-type="string">
            <text:p>IPDC</text:p>
          </table:table-cell>
          <table:table-cell office:value-type="string" calcext:value-type="string">
            <text:p>Integrated Personality Development Course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0003" calcext:value-type="float">
            <text:p>4340003</text:p>
          </table:table-cell>
          <table:table-cell office:value-type="string" calcext:value-type="string">
            <text:p>IPDC</text:p>
          </table:table-cell>
          <table:table-cell office:value-type="string" calcext:value-type="string">
            <text:p>Integrated Personality Development Course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0003" calcext:value-type="float">
            <text:p>4340003</text:p>
          </table:table-cell>
          <table:table-cell office:value-type="string" calcext:value-type="string">
            <text:p>IPDC</text:p>
          </table:table-cell>
          <table:table-cell office:value-type="string" calcext:value-type="string">
            <text:p>Integrated Personality Development Course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0003" calcext:value-type="float">
            <text:p>4340003</text:p>
          </table:table-cell>
          <table:table-cell office:value-type="string" calcext:value-type="string">
            <text:p>IPDC</text:p>
          </table:table-cell>
          <table:table-cell office:value-type="string" calcext:value-type="string">
            <text:p>Integrated Personality Development Course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3201" calcext:value-type="float">
            <text:p>4343201</text:p>
          </table:table-cell>
          <table:table-cell office:value-type="string" calcext:value-type="string">
            <text:p>DDC</text:p>
          </table:table-cell>
          <table:table-cell office:value-type="string" calcext:value-type="string">
            <text:p>Digital &amp; Data Communication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3201" calcext:value-type="float">
            <text:p>4343201</text:p>
          </table:table-cell>
          <table:table-cell office:value-type="string" calcext:value-type="string">
            <text:p>DDC</text:p>
          </table:table-cell>
          <table:table-cell office:value-type="string" calcext:value-type="string">
            <text:p>Digital &amp; Data Communication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3201" calcext:value-type="float">
            <text:p>4343201</text:p>
          </table:table-cell>
          <table:table-cell office:value-type="string" calcext:value-type="string">
            <text:p>DDC</text:p>
          </table:table-cell>
          <table:table-cell office:value-type="string" calcext:value-type="string">
            <text:p>Digital &amp; Data Communication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3201" calcext:value-type="float">
            <text:p>4343201</text:p>
          </table:table-cell>
          <table:table-cell office:value-type="string" calcext:value-type="string">
            <text:p>DDC</text:p>
          </table:table-cell>
          <table:table-cell office:value-type="string" calcext:value-type="string">
            <text:p>Digital &amp; Data Communication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3201" calcext:value-type="float">
            <text:p>4343201</text:p>
          </table:table-cell>
          <table:table-cell office:value-type="string" calcext:value-type="string">
            <text:p>DDC</text:p>
          </table:table-cell>
          <table:table-cell office:value-type="string" calcext:value-type="string">
            <text:p>Digital &amp; Data Communication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3201" calcext:value-type="float">
            <text:p>4343201</text:p>
          </table:table-cell>
          <table:table-cell office:value-type="string" calcext:value-type="string">
            <text:p>DDC</text:p>
          </table:table-cell>
          <table:table-cell office:value-type="string" calcext:value-type="string">
            <text:p>Digital &amp; Data Communication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3201" calcext:value-type="float">
            <text:p>4343201</text:p>
          </table:table-cell>
          <table:table-cell office:value-type="string" calcext:value-type="string">
            <text:p>DDC</text:p>
          </table:table-cell>
          <table:table-cell office:value-type="string" calcext:value-type="string">
            <text:p>Digital &amp; Data Communication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3201" calcext:value-type="float">
            <text:p>4343201</text:p>
          </table:table-cell>
          <table:table-cell office:value-type="string" calcext:value-type="string">
            <text:p>DDC</text:p>
          </table:table-cell>
          <table:table-cell office:value-type="string" calcext:value-type="string">
            <text:p>Digital &amp; Data Communication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3201" calcext:value-type="float">
            <text:p>4343201</text:p>
          </table:table-cell>
          <table:table-cell office:value-type="string" calcext:value-type="string">
            <text:p>DDC</text:p>
          </table:table-cell>
          <table:table-cell office:value-type="string" calcext:value-type="string">
            <text:p>Digital &amp; Data Communication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3201" calcext:value-type="float">
            <text:p>4343201</text:p>
          </table:table-cell>
          <table:table-cell office:value-type="string" calcext:value-type="string">
            <text:p>DDC</text:p>
          </table:table-cell>
          <table:table-cell office:value-type="string" calcext:value-type="string">
            <text:p>Digital &amp; Data Communication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3201" calcext:value-type="float">
            <text:p>4343201</text:p>
          </table:table-cell>
          <table:table-cell office:value-type="string" calcext:value-type="string">
            <text:p>DDC</text:p>
          </table:table-cell>
          <table:table-cell office:value-type="string" calcext:value-type="string">
            <text:p>Digital &amp; Data Communication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3202" calcext:value-type="float">
            <text:p>4343202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omputer Networking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3202" calcext:value-type="float">
            <text:p>4343202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omputer Networking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3202" calcext:value-type="float">
            <text:p>4343202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omputer Networking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3202" calcext:value-type="float">
            <text:p>4343202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omputer Networking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3202" calcext:value-type="float">
            <text:p>4343202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omputer Networking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3202" calcext:value-type="float">
            <text:p>4343202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omputer Networking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3202" calcext:value-type="float">
            <text:p>4343202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omputer Networking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3202" calcext:value-type="float">
            <text:p>4343202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omputer Networking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3202" calcext:value-type="float">
            <text:p>4343202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omputer Networking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3202" calcext:value-type="float">
            <text:p>4343202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omputer Networking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3202" calcext:value-type="float">
            <text:p>4343202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omputer Networking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3202" calcext:value-type="float">
            <text:p>4343202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va Programming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3202" calcext:value-type="float">
            <text:p>4343202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va Programming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3202" calcext:value-type="float">
            <text:p>4343202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va Programming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3202" calcext:value-type="float">
            <text:p>4343202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va Programming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1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3202" calcext:value-type="float">
            <text:p>4343202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va Programming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3202" calcext:value-type="float">
            <text:p>4343202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va Programming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3202" calcext:value-type="float">
            <text:p>4343202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va Programming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3202" calcext:value-type="float">
            <text:p>4343202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va Programming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3202" calcext:value-type="float">
            <text:p>4343202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va Programming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3202" calcext:value-type="float">
            <text:p>4343202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va Programming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3202" calcext:value-type="float">
            <text:p>4343202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va Programming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3204" calcext:value-type="float">
            <text:p>4343204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mbedded System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3204" calcext:value-type="float">
            <text:p>4343204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mbedded System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3204" calcext:value-type="float">
            <text:p>4343204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mbedded System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3204" calcext:value-type="float">
            <text:p>4343204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mbedded System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3204" calcext:value-type="float">
            <text:p>4343204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mbedded System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3204" calcext:value-type="float">
            <text:p>4343204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mbedded System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3204" calcext:value-type="float">
            <text:p>4343204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mbedded System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3204" calcext:value-type="float">
            <text:p>4343204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mbedded System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3204" calcext:value-type="float">
            <text:p>4343204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mbedded System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3204" calcext:value-type="float">
            <text:p>4343204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mbedded System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3204" calcext:value-type="float">
            <text:p>4343204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mbedded System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3205" calcext:value-type="float">
            <text:p>4343205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Web Technologies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3205" calcext:value-type="float">
            <text:p>4343205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Web Technologies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3205" calcext:value-type="float">
            <text:p>4343205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Web Technologies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3205" calcext:value-type="float">
            <text:p>4343205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Web Technologies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3205" calcext:value-type="float">
            <text:p>4343205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Web Technologies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3205" calcext:value-type="float">
            <text:p>4343205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Web Technologies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3205" calcext:value-type="float">
            <text:p>4343205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Web Technologies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3205" calcext:value-type="float">
            <text:p>4343205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Web Technologies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3205" calcext:value-type="float">
            <text:p>4343205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Web Technologies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3205" calcext:value-type="float">
            <text:p>4343205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Web Technologies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43205" calcext:value-type="float">
            <text:p>4343205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Web Technologies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03" calcext:value-type="float">
            <text:p>4300003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Environment and Sustainability</text:p>
          </table:table-cell>
          <table:table-cell office:value-type="string" calcext:value-type="string">
            <text:p>MMS</text:p>
          </table:table-cell>
          <table:table-cell office:value-type="string" calcext:value-type="string">
            <text:p>Ms. M M Sha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03" calcext:value-type="float">
            <text:p>4300003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Environment and Sustainability</text:p>
          </table:table-cell>
          <table:table-cell office:value-type="string" calcext:value-type="string">
            <text:p>MMS</text:p>
          </table:table-cell>
          <table:table-cell office:value-type="string" calcext:value-type="string">
            <text:p>Ms. M M Shah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03" calcext:value-type="float">
            <text:p>4300003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Environment and Sustainability</text:p>
          </table:table-cell>
          <table:table-cell office:value-type="string" calcext:value-type="string">
            <text:p>MMS</text:p>
          </table:table-cell>
          <table:table-cell office:value-type="string" calcext:value-type="string">
            <text:p>Ms. M M Shah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03" calcext:value-type="float">
            <text:p>4300003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Environment and Sustainability</text:p>
          </table:table-cell>
          <table:table-cell office:value-type="string" calcext:value-type="string">
            <text:p>MMS</text:p>
          </table:table-cell>
          <table:table-cell office:value-type="string" calcext:value-type="string">
            <text:p>Ms. M M Shah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03" calcext:value-type="float">
            <text:p>4300003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Environment and Sustainability</text:p>
          </table:table-cell>
          <table:table-cell office:value-type="string" calcext:value-type="string">
            <text:p>MMS</text:p>
          </table:table-cell>
          <table:table-cell office:value-type="string" calcext:value-type="string">
            <text:p>Ms. M M Shah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03" calcext:value-type="float">
            <text:p>4300003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Environment and Sustainability</text:p>
          </table:table-cell>
          <table:table-cell office:value-type="string" calcext:value-type="string">
            <text:p>MMS</text:p>
          </table:table-cell>
          <table:table-cell office:value-type="string" calcext:value-type="string">
            <text:p>Ms. M M Shah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03" calcext:value-type="float">
            <text:p>4300003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Environment and Sustainability</text:p>
          </table:table-cell>
          <table:table-cell office:value-type="string" calcext:value-type="string">
            <text:p>JVK</text:p>
          </table:table-cell>
          <table:table-cell office:value-type="string" calcext:value-type="string">
            <text:p>Mr. J V Kureshi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03" calcext:value-type="float">
            <text:p>4300003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Environment and Sustainability</text:p>
          </table:table-cell>
          <table:table-cell office:value-type="string" calcext:value-type="string">
            <text:p>JVK</text:p>
          </table:table-cell>
          <table:table-cell office:value-type="string" calcext:value-type="string">
            <text:p>Mr. J V Kureshi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03" calcext:value-type="float">
            <text:p>4300003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Environment and Sustainability</text:p>
          </table:table-cell>
          <table:table-cell office:value-type="string" calcext:value-type="string">
            <text:p>JVK</text:p>
          </table:table-cell>
          <table:table-cell office:value-type="string" calcext:value-type="string">
            <text:p>Mr. J V Kureshi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03" calcext:value-type="float">
            <text:p>4300003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Environment and Sustainability</text:p>
          </table:table-cell>
          <table:table-cell office:value-type="string" calcext:value-type="string">
            <text:p>JVK</text:p>
          </table:table-cell>
          <table:table-cell office:value-type="string" calcext:value-type="string">
            <text:p>Mr. J V Kureshi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03" calcext:value-type="float">
            <text:p>4300003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Environment and Sustainability</text:p>
          </table:table-cell>
          <table:table-cell office:value-type="string" calcext:value-type="string">
            <text:p>JVK</text:p>
          </table:table-cell>
          <table:table-cell office:value-type="string" calcext:value-type="string">
            <text:p>Mr. J V Kureshi</text:p>
          </table:table-cell>
          <table:table-cell table:number-columns-repeated="1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03" calcext:value-type="float">
            <text:p>4300003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Environment and Sustainability</text:p>
          </table:table-cell>
          <table:table-cell office:value-type="string" calcext:value-type="string">
            <text:p>JVK</text:p>
          </table:table-cell>
          <table:table-cell office:value-type="string" calcext:value-type="string">
            <text:p>Mr. J V Kureshi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12" calcext:value-type="float">
            <text:p>4300012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Engineering Drawing and Computer Aided Design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Mr. R L Chaudhary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12" calcext:value-type="float">
            <text:p>4300012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Engineering Drawing and Computer Aided Design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Mr. R L Chaudhary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12" calcext:value-type="float">
            <text:p>4300012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Engineering Drawing and Computer Aided Design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Mr. R L Chaudhar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12" calcext:value-type="float">
            <text:p>4300012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Engineering Drawing and Computer Aided Design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Mr. R L Chaudhary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12" calcext:value-type="float">
            <text:p>4300012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Engineering Drawing and Computer Aided Design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Mr. R L Chaudhary</text:p>
          </table:table-cell>
          <table:table-cell table:number-columns-repeated="1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12" calcext:value-type="float">
            <text:p>4300012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Engineering Drawing and Computer Aided Design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Mr. R L Chaudhary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12" calcext:value-type="float">
            <text:p>4300012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Engineering Drawing and Computer Aided Design</text:p>
          </table:table-cell>
          <table:table-cell office:value-type="string" calcext:value-type="string">
            <text:p>DPJ</text:p>
          </table:table-cell>
          <table:table-cell office:value-type="string" calcext:value-type="string">
            <text:p>Mr. D P Juda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12" calcext:value-type="float">
            <text:p>4300012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Engineering Drawing and Computer Aided Design</text:p>
          </table:table-cell>
          <table:table-cell office:value-type="string" calcext:value-type="string">
            <text:p>DPJ</text:p>
          </table:table-cell>
          <table:table-cell office:value-type="string" calcext:value-type="string">
            <text:p>Mr. D P Juda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12" calcext:value-type="float">
            <text:p>4300012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Engineering Drawing and Computer Aided Design</text:p>
          </table:table-cell>
          <table:table-cell office:value-type="string" calcext:value-type="string">
            <text:p>DPJ</text:p>
          </table:table-cell>
          <table:table-cell office:value-type="string" calcext:value-type="string">
            <text:p>Mr. D P Judal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12" calcext:value-type="float">
            <text:p>4300012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Engineering Drawing and Computer Aided Design</text:p>
          </table:table-cell>
          <table:table-cell office:value-type="string" calcext:value-type="string">
            <text:p>DPJ</text:p>
          </table:table-cell>
          <table:table-cell office:value-type="string" calcext:value-type="string">
            <text:p>Mr. D P Juda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12" calcext:value-type="float">
            <text:p>4300012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Engineering Drawing and Computer Aided Design</text:p>
          </table:table-cell>
          <table:table-cell office:value-type="string" calcext:value-type="string">
            <text:p>DPJ</text:p>
          </table:table-cell>
          <table:table-cell office:value-type="string" calcext:value-type="string">
            <text:p>Mr. D P Judal</text:p>
          </table:table-cell>
          <table:table-cell table:number-columns-repeated="1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12" calcext:value-type="float">
            <text:p>4300012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Engineering Drawing and Computer Aided Design</text:p>
          </table:table-cell>
          <table:table-cell office:value-type="string" calcext:value-type="string">
            <text:p>DPJ</text:p>
          </table:table-cell>
          <table:table-cell office:value-type="string" calcext:value-type="string">
            <text:p>Mr. D P Juda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16" calcext:value-type="float">
            <text:p>4300016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Indian Constitution</text:p>
          </table:table-cell>
          <table:table-cell office:value-type="string" calcext:value-type="string">
            <text:p>CSP</text:p>
          </table:table-cell>
          <table:table-cell office:value-type="string" calcext:value-type="string">
            <text:p>Mr. C S Pandya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16" calcext:value-type="float">
            <text:p>4300016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Indian Constitution</text:p>
          </table:table-cell>
          <table:table-cell office:value-type="string" calcext:value-type="string">
            <text:p>CSP</text:p>
          </table:table-cell>
          <table:table-cell office:value-type="string" calcext:value-type="string">
            <text:p>Mr. C S Pandy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16" calcext:value-type="float">
            <text:p>4300016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Indian Constitution</text:p>
          </table:table-cell>
          <table:table-cell office:value-type="string" calcext:value-type="string">
            <text:p>CSP</text:p>
          </table:table-cell>
          <table:table-cell office:value-type="string" calcext:value-type="string">
            <text:p>Mr. C S Pandy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16" calcext:value-type="float">
            <text:p>4300016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Indian Constitution</text:p>
          </table:table-cell>
          <table:table-cell office:value-type="string" calcext:value-type="string">
            <text:p>CSP</text:p>
          </table:table-cell>
          <table:table-cell office:value-type="string" calcext:value-type="string">
            <text:p>Mr. C S Pandy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16" calcext:value-type="float">
            <text:p>4300016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Indian Constitution</text:p>
          </table:table-cell>
          <table:table-cell office:value-type="string" calcext:value-type="string">
            <text:p>CSP</text:p>
          </table:table-cell>
          <table:table-cell office:value-type="string" calcext:value-type="string">
            <text:p>Mr. C S Pandya</text:p>
          </table:table-cell>
          <table:table-cell table:number-columns-repeated="1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16" calcext:value-type="float">
            <text:p>4300016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Indian Constitution</text:p>
          </table:table-cell>
          <table:table-cell office:value-type="string" calcext:value-type="string">
            <text:p>CSP</text:p>
          </table:table-cell>
          <table:table-cell office:value-type="string" calcext:value-type="string">
            <text:p>Mr. C S Pandy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0002" calcext:value-type="float">
            <text:p>4320002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Engineering Mathematics</text:p>
          </table:table-cell>
          <table:table-cell office:value-type="string" calcext:value-type="string">
            <text:p>CPG</text:p>
          </table:table-cell>
          <table:table-cell office:value-type="string" calcext:value-type="string">
            <text:p>Mr. C P Gehlot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0002" calcext:value-type="float">
            <text:p>4320002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Engineering Mathematics</text:p>
          </table:table-cell>
          <table:table-cell office:value-type="string" calcext:value-type="string">
            <text:p>CPG</text:p>
          </table:table-cell>
          <table:table-cell office:value-type="string" calcext:value-type="string">
            <text:p>Mr. C P Gehlot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0002" calcext:value-type="float">
            <text:p>4320002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Engineering Mathematics</text:p>
          </table:table-cell>
          <table:table-cell office:value-type="string" calcext:value-type="string">
            <text:p>CPG</text:p>
          </table:table-cell>
          <table:table-cell office:value-type="string" calcext:value-type="string">
            <text:p>Mr. C P Gehlot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0002" calcext:value-type="float">
            <text:p>4320002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Engineering Mathematics</text:p>
          </table:table-cell>
          <table:table-cell office:value-type="string" calcext:value-type="string">
            <text:p>CPG</text:p>
          </table:table-cell>
          <table:table-cell office:value-type="string" calcext:value-type="string">
            <text:p>Mr. C P Gehlo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0002" calcext:value-type="float">
            <text:p>4320002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Engineering Mathematics</text:p>
          </table:table-cell>
          <table:table-cell office:value-type="string" calcext:value-type="string">
            <text:p>CPG</text:p>
          </table:table-cell>
          <table:table-cell office:value-type="string" calcext:value-type="string">
            <text:p>Mr. C P Gehlot</text:p>
          </table:table-cell>
          <table:table-cell table:number-columns-repeated="1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0002" calcext:value-type="float">
            <text:p>4320002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Engineering Mathematics</text:p>
          </table:table-cell>
          <table:table-cell office:value-type="string" calcext:value-type="string">
            <text:p>CPG</text:p>
          </table:table-cell>
          <table:table-cell office:value-type="string" calcext:value-type="string">
            <text:p>Mr. C P Gehlot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0002" calcext:value-type="float">
            <text:p>4320002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Engineering Mathematics</text:p>
          </table:table-cell>
          <table:table-cell office:value-type="string" calcext:value-type="string">
            <text:p>IJC</text:p>
          </table:table-cell>
          <table:table-cell office:value-type="string" calcext:value-type="string">
            <text:p>Mr. I J Chauhan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0002" calcext:value-type="float">
            <text:p>4320002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Engineering Mathematics</text:p>
          </table:table-cell>
          <table:table-cell office:value-type="string" calcext:value-type="string">
            <text:p>IJC</text:p>
          </table:table-cell>
          <table:table-cell office:value-type="string" calcext:value-type="string">
            <text:p>Mr. I J Chauha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0002" calcext:value-type="float">
            <text:p>4320002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Engineering Mathematics</text:p>
          </table:table-cell>
          <table:table-cell office:value-type="string" calcext:value-type="string">
            <text:p>IJC</text:p>
          </table:table-cell>
          <table:table-cell office:value-type="string" calcext:value-type="string">
            <text:p>Mr. I J Chauha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0002" calcext:value-type="float">
            <text:p>4320002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Engineering Mathematics</text:p>
          </table:table-cell>
          <table:table-cell office:value-type="string" calcext:value-type="string">
            <text:p>IJC</text:p>
          </table:table-cell>
          <table:table-cell office:value-type="string" calcext:value-type="string">
            <text:p>Mr. I J Chauhan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0002" calcext:value-type="float">
            <text:p>4320002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Engineering Mathematics</text:p>
          </table:table-cell>
          <table:table-cell office:value-type="string" calcext:value-type="string">
            <text:p>IJC</text:p>
          </table:table-cell>
          <table:table-cell office:value-type="string" calcext:value-type="string">
            <text:p>Mr. I J Chauhan</text:p>
          </table:table-cell>
          <table:table-cell table:number-columns-repeated="1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0002" calcext:value-type="float">
            <text:p>4320002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Engineering Mathematics</text:p>
          </table:table-cell>
          <table:table-cell office:value-type="string" calcext:value-type="string">
            <text:p>IJC</text:p>
          </table:table-cell>
          <table:table-cell office:value-type="string" calcext:value-type="string">
            <text:p>Mr. I J Chauhan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101" calcext:value-type="float">
            <text:p>4321101</text:p>
          </table:table-cell>
          <table:table-cell office:value-type="string" calcext:value-type="string">
            <text:p>EW</text:p>
          </table:table-cell>
          <table:table-cell office:value-type="string" calcext:value-type="string">
            <text:p>Electronics Workshop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101" calcext:value-type="float">
            <text:p>4321101</text:p>
          </table:table-cell>
          <table:table-cell office:value-type="string" calcext:value-type="string">
            <text:p>EW</text:p>
          </table:table-cell>
          <table:table-cell office:value-type="string" calcext:value-type="string">
            <text:p>Electronics Workshop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101" calcext:value-type="float">
            <text:p>4321101</text:p>
          </table:table-cell>
          <table:table-cell office:value-type="string" calcext:value-type="string">
            <text:p>EW</text:p>
          </table:table-cell>
          <table:table-cell office:value-type="string" calcext:value-type="string">
            <text:p>Electronics Workshop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101" calcext:value-type="float">
            <text:p>4321101</text:p>
          </table:table-cell>
          <table:table-cell office:value-type="string" calcext:value-type="string">
            <text:p>EW</text:p>
          </table:table-cell>
          <table:table-cell office:value-type="string" calcext:value-type="string">
            <text:p>Electronics Workshop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101" calcext:value-type="float">
            <text:p>4321101</text:p>
          </table:table-cell>
          <table:table-cell office:value-type="string" calcext:value-type="string">
            <text:p>EW</text:p>
          </table:table-cell>
          <table:table-cell office:value-type="string" calcext:value-type="string">
            <text:p>Electronics Workshop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101" calcext:value-type="float">
            <text:p>4321101</text:p>
          </table:table-cell>
          <table:table-cell office:value-type="string" calcext:value-type="string">
            <text:p>EW</text:p>
          </table:table-cell>
          <table:table-cell office:value-type="string" calcext:value-type="string">
            <text:p>Electronics Workshop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102" calcext:value-type="float">
            <text:p>432110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igital Electronic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102" calcext:value-type="float">
            <text:p>432110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igital Electronic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102" calcext:value-type="float">
            <text:p>432110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igital Electronic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102" calcext:value-type="float">
            <text:p>432110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igital Electronic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102" calcext:value-type="float">
            <text:p>432110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igital Electronic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102" calcext:value-type="float">
            <text:p>432110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igital Electronic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103" calcext:value-type="float">
            <text:p>4321103</text:p>
          </table:table-cell>
          <table:table-cell office:value-type="string" calcext:value-type="string">
            <text:p>ECA</text:p>
          </table:table-cell>
          <table:table-cell office:value-type="string" calcext:value-type="string">
            <text:p>Electronic Circuits &amp; Applications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103" calcext:value-type="float">
            <text:p>4321103</text:p>
          </table:table-cell>
          <table:table-cell office:value-type="string" calcext:value-type="string">
            <text:p>ECA</text:p>
          </table:table-cell>
          <table:table-cell office:value-type="string" calcext:value-type="string">
            <text:p>Electronic Circuits &amp; Applications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103" calcext:value-type="float">
            <text:p>4321103</text:p>
          </table:table-cell>
          <table:table-cell office:value-type="string" calcext:value-type="string">
            <text:p>ECA</text:p>
          </table:table-cell>
          <table:table-cell office:value-type="string" calcext:value-type="string">
            <text:p>Electronic Circuits &amp; Applications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103" calcext:value-type="float">
            <text:p>4321103</text:p>
          </table:table-cell>
          <table:table-cell office:value-type="string" calcext:value-type="string">
            <text:p>ECA</text:p>
          </table:table-cell>
          <table:table-cell office:value-type="string" calcext:value-type="string">
            <text:p>Electronic Circuits &amp; Applications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103" calcext:value-type="float">
            <text:p>4321103</text:p>
          </table:table-cell>
          <table:table-cell office:value-type="string" calcext:value-type="string">
            <text:p>ECA</text:p>
          </table:table-cell>
          <table:table-cell office:value-type="string" calcext:value-type="string">
            <text:p>Electronic Circuits &amp; Applications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103" calcext:value-type="float">
            <text:p>4321103</text:p>
          </table:table-cell>
          <table:table-cell office:value-type="string" calcext:value-type="string">
            <text:p>ECA</text:p>
          </table:table-cell>
          <table:table-cell office:value-type="string" calcext:value-type="string">
            <text:p>Electronic Circuits &amp; Applications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1323201" calcext:value-type="float">
            <text:p>1323201</text:p>
          </table:table-cell>
          <table:table-cell office:value-type="string" calcext:value-type="string">
            <text:p>EWICT</text:p>
          </table:table-cell>
          <table:table-cell office:value-type="string" calcext:value-type="string">
            <text:p>Electronics Workshop for ICT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1323201" calcext:value-type="float">
            <text:p>1323201</text:p>
          </table:table-cell>
          <table:table-cell office:value-type="string" calcext:value-type="string">
            <text:p>EWICT</text:p>
          </table:table-cell>
          <table:table-cell office:value-type="string" calcext:value-type="string">
            <text:p>Electronics Workshop for ICT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1323201" calcext:value-type="float">
            <text:p>1323201</text:p>
          </table:table-cell>
          <table:table-cell office:value-type="string" calcext:value-type="string">
            <text:p>EWICT</text:p>
          </table:table-cell>
          <table:table-cell office:value-type="string" calcext:value-type="string">
            <text:p>Electronics Workshop for ICT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1323201" calcext:value-type="float">
            <text:p>1323201</text:p>
          </table:table-cell>
          <table:table-cell office:value-type="string" calcext:value-type="string">
            <text:p>EWICT</text:p>
          </table:table-cell>
          <table:table-cell office:value-type="string" calcext:value-type="string">
            <text:p>Electronics Workshop for ICT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1323201" calcext:value-type="float">
            <text:p>1323201</text:p>
          </table:table-cell>
          <table:table-cell office:value-type="string" calcext:value-type="string">
            <text:p>EWICT</text:p>
          </table:table-cell>
          <table:table-cell office:value-type="string" calcext:value-type="string">
            <text:p>Electronics Workshop for ICT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1323201" calcext:value-type="float">
            <text:p>1323201</text:p>
          </table:table-cell>
          <table:table-cell office:value-type="string" calcext:value-type="string">
            <text:p>EWICT</text:p>
          </table:table-cell>
          <table:table-cell office:value-type="string" calcext:value-type="string">
            <text:p>Electronics Workshop for ICT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1323201" calcext:value-type="float">
            <text:p>1323201</text:p>
          </table:table-cell>
          <table:table-cell office:value-type="string" calcext:value-type="string">
            <text:p>EWICT</text:p>
          </table:table-cell>
          <table:table-cell office:value-type="string" calcext:value-type="string">
            <text:p>Electronics Workshop for ICT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1323201" calcext:value-type="float">
            <text:p>1323201</text:p>
          </table:table-cell>
          <table:table-cell office:value-type="string" calcext:value-type="string">
            <text:p>EWICT</text:p>
          </table:table-cell>
          <table:table-cell office:value-type="string" calcext:value-type="string">
            <text:p>Electronics Workshop for ICT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1323201" calcext:value-type="float">
            <text:p>1323201</text:p>
          </table:table-cell>
          <table:table-cell office:value-type="string" calcext:value-type="string">
            <text:p>EWICT</text:p>
          </table:table-cell>
          <table:table-cell office:value-type="string" calcext:value-type="string">
            <text:p>Electronics Workshop for ICT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1323201" calcext:value-type="float">
            <text:p>1323201</text:p>
          </table:table-cell>
          <table:table-cell office:value-type="string" calcext:value-type="string">
            <text:p>EWICT</text:p>
          </table:table-cell>
          <table:table-cell office:value-type="string" calcext:value-type="string">
            <text:p>Electronics Workshop for ICT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1323201" calcext:value-type="float">
            <text:p>1323201</text:p>
          </table:table-cell>
          <table:table-cell office:value-type="string" calcext:value-type="string">
            <text:p>EWICT</text:p>
          </table:table-cell>
          <table:table-cell office:value-type="string" calcext:value-type="string">
            <text:p>Electronics Workshop for ICT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1323201" calcext:value-type="float">
            <text:p>1323201</text:p>
          </table:table-cell>
          <table:table-cell office:value-type="string" calcext:value-type="string">
            <text:p>EWICT</text:p>
          </table:table-cell>
          <table:table-cell office:value-type="string" calcext:value-type="string">
            <text:p>Electronics Workshop for ICT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1323201" calcext:value-type="float">
            <text:p>1323201</text:p>
          </table:table-cell>
          <table:table-cell office:value-type="string" calcext:value-type="string">
            <text:p>EWICT</text:p>
          </table:table-cell>
          <table:table-cell office:value-type="string" calcext:value-type="string">
            <text:p>Electronics Workshop for ICT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1323201" calcext:value-type="float">
            <text:p>1323201</text:p>
          </table:table-cell>
          <table:table-cell office:value-type="string" calcext:value-type="string">
            <text:p>EWICT</text:p>
          </table:table-cell>
          <table:table-cell office:value-type="string" calcext:value-type="string">
            <text:p>Electronics Workshop for ICT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1323201" calcext:value-type="float">
            <text:p>1323201</text:p>
          </table:table-cell>
          <table:table-cell office:value-type="string" calcext:value-type="string">
            <text:p>EWICT</text:p>
          </table:table-cell>
          <table:table-cell office:value-type="string" calcext:value-type="string">
            <text:p>Electronics Workshop for ICT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1323201" calcext:value-type="float">
            <text:p>1323201</text:p>
          </table:table-cell>
          <table:table-cell office:value-type="string" calcext:value-type="string">
            <text:p>EWICT</text:p>
          </table:table-cell>
          <table:table-cell office:value-type="string" calcext:value-type="string">
            <text:p>Electronics Workshop for ICT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1323201" calcext:value-type="float">
            <text:p>1323201</text:p>
          </table:table-cell>
          <table:table-cell office:value-type="string" calcext:value-type="string">
            <text:p>EWICT</text:p>
          </table:table-cell>
          <table:table-cell office:value-type="string" calcext:value-type="string">
            <text:p>Electronics Workshop for ICT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1323201" calcext:value-type="float">
            <text:p>1323201</text:p>
          </table:table-cell>
          <table:table-cell office:value-type="string" calcext:value-type="string">
            <text:p>EWICT</text:p>
          </table:table-cell>
          <table:table-cell office:value-type="string" calcext:value-type="string">
            <text:p>Electronics Workshop for ICT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1323201" calcext:value-type="float">
            <text:p>1323201</text:p>
          </table:table-cell>
          <table:table-cell office:value-type="string" calcext:value-type="string">
            <text:p>EWICT</text:p>
          </table:table-cell>
          <table:table-cell office:value-type="string" calcext:value-type="string">
            <text:p>Electronics Workshop for ICT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1323202" calcext:value-type="float">
            <text:p>1323202</text:p>
          </table:table-cell>
          <table:table-cell office:value-type="string" calcext:value-type="string">
            <text:p>EDC</text:p>
          </table:table-cell>
          <table:table-cell office:value-type="string" calcext:value-type="string">
            <text:p>Electronics Devices &amp; Circuits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1323202" calcext:value-type="float">
            <text:p>1323202</text:p>
          </table:table-cell>
          <table:table-cell office:value-type="string" calcext:value-type="string">
            <text:p>EDC</text:p>
          </table:table-cell>
          <table:table-cell office:value-type="string" calcext:value-type="string">
            <text:p>Electronics Devices &amp; Circuits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1323202" calcext:value-type="float">
            <text:p>1323202</text:p>
          </table:table-cell>
          <table:table-cell office:value-type="string" calcext:value-type="string">
            <text:p>EDC</text:p>
          </table:table-cell>
          <table:table-cell office:value-type="string" calcext:value-type="string">
            <text:p>Electronics Devices &amp; Circuits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1323202" calcext:value-type="float">
            <text:p>1323202</text:p>
          </table:table-cell>
          <table:table-cell office:value-type="string" calcext:value-type="string">
            <text:p>EDC</text:p>
          </table:table-cell>
          <table:table-cell office:value-type="string" calcext:value-type="string">
            <text:p>Electronics Devices &amp; Circuits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1323202" calcext:value-type="float">
            <text:p>1323202</text:p>
          </table:table-cell>
          <table:table-cell office:value-type="string" calcext:value-type="string">
            <text:p>EDC</text:p>
          </table:table-cell>
          <table:table-cell office:value-type="string" calcext:value-type="string">
            <text:p>Electronics Devices &amp; Circuits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1323202" calcext:value-type="float">
            <text:p>1323202</text:p>
          </table:table-cell>
          <table:table-cell office:value-type="string" calcext:value-type="string">
            <text:p>EDC</text:p>
          </table:table-cell>
          <table:table-cell office:value-type="string" calcext:value-type="string">
            <text:p>Electronics Devices &amp; Circuits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1323202" calcext:value-type="float">
            <text:p>1323202</text:p>
          </table:table-cell>
          <table:table-cell office:value-type="string" calcext:value-type="string">
            <text:p>EDC</text:p>
          </table:table-cell>
          <table:table-cell office:value-type="string" calcext:value-type="string">
            <text:p>Electronics Devices &amp; Circuits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1323202" calcext:value-type="float">
            <text:p>1323202</text:p>
          </table:table-cell>
          <table:table-cell office:value-type="string" calcext:value-type="string">
            <text:p>EDC</text:p>
          </table:table-cell>
          <table:table-cell office:value-type="string" calcext:value-type="string">
            <text:p>Electronics Devices &amp; Circuits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1323202" calcext:value-type="float">
            <text:p>1323202</text:p>
          </table:table-cell>
          <table:table-cell office:value-type="string" calcext:value-type="string">
            <text:p>EDC</text:p>
          </table:table-cell>
          <table:table-cell office:value-type="string" calcext:value-type="string">
            <text:p>Electronics Devices &amp; Circuits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1323202" calcext:value-type="float">
            <text:p>1323202</text:p>
          </table:table-cell>
          <table:table-cell office:value-type="string" calcext:value-type="string">
            <text:p>EDC</text:p>
          </table:table-cell>
          <table:table-cell office:value-type="string" calcext:value-type="string">
            <text:p>Electronics Devices &amp; Circuits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1323202" calcext:value-type="float">
            <text:p>1323202</text:p>
          </table:table-cell>
          <table:table-cell office:value-type="string" calcext:value-type="string">
            <text:p>EDC</text:p>
          </table:table-cell>
          <table:table-cell office:value-type="string" calcext:value-type="string">
            <text:p>Electronics Devices &amp; Circuits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1323202" calcext:value-type="float">
            <text:p>1323202</text:p>
          </table:table-cell>
          <table:table-cell office:value-type="string" calcext:value-type="string">
            <text:p>EDC</text:p>
          </table:table-cell>
          <table:table-cell office:value-type="string" calcext:value-type="string">
            <text:p>Electronics Devices &amp; Circuits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1323202" calcext:value-type="float">
            <text:p>1323202</text:p>
          </table:table-cell>
          <table:table-cell office:value-type="string" calcext:value-type="string">
            <text:p>EDC</text:p>
          </table:table-cell>
          <table:table-cell office:value-type="string" calcext:value-type="string">
            <text:p>Electronics Devices &amp; Circuits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1323202" calcext:value-type="float">
            <text:p>1323202</text:p>
          </table:table-cell>
          <table:table-cell office:value-type="string" calcext:value-type="string">
            <text:p>EDC</text:p>
          </table:table-cell>
          <table:table-cell office:value-type="string" calcext:value-type="string">
            <text:p>Electronics Devices &amp; Circuits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1323202" calcext:value-type="float">
            <text:p>1323202</text:p>
          </table:table-cell>
          <table:table-cell office:value-type="string" calcext:value-type="string">
            <text:p>EDC</text:p>
          </table:table-cell>
          <table:table-cell office:value-type="string" calcext:value-type="string">
            <text:p>Electronics Devices &amp; Circuits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1323202" calcext:value-type="float">
            <text:p>1323202</text:p>
          </table:table-cell>
          <table:table-cell office:value-type="string" calcext:value-type="string">
            <text:p>EDC</text:p>
          </table:table-cell>
          <table:table-cell office:value-type="string" calcext:value-type="string">
            <text:p>Electronics Devices &amp; Circuits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1323202" calcext:value-type="float">
            <text:p>1323202</text:p>
          </table:table-cell>
          <table:table-cell office:value-type="string" calcext:value-type="string">
            <text:p>EDC</text:p>
          </table:table-cell>
          <table:table-cell office:value-type="string" calcext:value-type="string">
            <text:p>Electronics Devices &amp; Circuits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1323202" calcext:value-type="float">
            <text:p>1323202</text:p>
          </table:table-cell>
          <table:table-cell office:value-type="string" calcext:value-type="string">
            <text:p>EDC</text:p>
          </table:table-cell>
          <table:table-cell office:value-type="string" calcext:value-type="string">
            <text:p>Electronics Devices &amp; Circuits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1323202" calcext:value-type="float">
            <text:p>1323202</text:p>
          </table:table-cell>
          <table:table-cell office:value-type="string" calcext:value-type="string">
            <text:p>EDC</text:p>
          </table:table-cell>
          <table:table-cell office:value-type="string" calcext:value-type="string">
            <text:p>Electronics Devices &amp; Circuits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1323203" calcext:value-type="float">
            <text:p>1323203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ython Programming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1323203" calcext:value-type="float">
            <text:p>1323203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ython Programming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1323203" calcext:value-type="float">
            <text:p>1323203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ython Programming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1323203" calcext:value-type="float">
            <text:p>1323203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ython Programming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1323203" calcext:value-type="float">
            <text:p>1323203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ython Programming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1323203" calcext:value-type="float">
            <text:p>1323203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ython Programming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1323203" calcext:value-type="float">
            <text:p>1323203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ython Programming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1323203" calcext:value-type="float">
            <text:p>1323203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ython Programming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1323203" calcext:value-type="float">
            <text:p>1323203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ython Programming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1323203" calcext:value-type="float">
            <text:p>1323203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ython Programming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1323203" calcext:value-type="float">
            <text:p>1323203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ython Programming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1323203" calcext:value-type="float">
            <text:p>1323203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ython Programming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1323203" calcext:value-type="float">
            <text:p>1323203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ython Programming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1323203" calcext:value-type="float">
            <text:p>1323203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ython Programming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1323203" calcext:value-type="float">
            <text:p>1323203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ython Programming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1323203" calcext:value-type="float">
            <text:p>1323203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ython Programming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1323203" calcext:value-type="float">
            <text:p>1323203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ython Programming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1323203" calcext:value-type="float">
            <text:p>1323203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ython Programming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1323203" calcext:value-type="float">
            <text:p>1323203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ython Programming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03" calcext:value-type="float">
            <text:p>4300003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Environment and Sustainability</text:p>
          </table:table-cell>
          <table:table-cell office:value-type="string" calcext:value-type="string">
            <text:p>KAP</text:p>
          </table:table-cell>
          <table:table-cell office:value-type="string" calcext:value-type="string">
            <text:p>Ms. K A Patel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03" calcext:value-type="float">
            <text:p>4300003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Environment and Sustainability</text:p>
          </table:table-cell>
          <table:table-cell office:value-type="string" calcext:value-type="string">
            <text:p>KAP</text:p>
          </table:table-cell>
          <table:table-cell office:value-type="string" calcext:value-type="string">
            <text:p>Ms. K A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03" calcext:value-type="float">
            <text:p>4300003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Environment and Sustainability</text:p>
          </table:table-cell>
          <table:table-cell office:value-type="string" calcext:value-type="string">
            <text:p>KAP</text:p>
          </table:table-cell>
          <table:table-cell office:value-type="string" calcext:value-type="string">
            <text:p>Ms. K A Patel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03" calcext:value-type="float">
            <text:p>4300003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Environment and Sustainability</text:p>
          </table:table-cell>
          <table:table-cell office:value-type="string" calcext:value-type="string">
            <text:p>KAP</text:p>
          </table:table-cell>
          <table:table-cell office:value-type="string" calcext:value-type="string">
            <text:p>Ms. K A Patel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03" calcext:value-type="float">
            <text:p>4300003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Environment and Sustainability</text:p>
          </table:table-cell>
          <table:table-cell office:value-type="string" calcext:value-type="string">
            <text:p>KAP</text:p>
          </table:table-cell>
          <table:table-cell office:value-type="string" calcext:value-type="string">
            <text:p>Ms. K A Patel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03" calcext:value-type="float">
            <text:p>4300003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Environment and Sustainability</text:p>
          </table:table-cell>
          <table:table-cell office:value-type="string" calcext:value-type="string">
            <text:p>KAP</text:p>
          </table:table-cell>
          <table:table-cell office:value-type="string" calcext:value-type="string">
            <text:p>Ms. K A Pate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03" calcext:value-type="float">
            <text:p>4300003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Environment and Sustainability</text:p>
          </table:table-cell>
          <table:table-cell office:value-type="string" calcext:value-type="string">
            <text:p>KAP</text:p>
          </table:table-cell>
          <table:table-cell office:value-type="string" calcext:value-type="string">
            <text:p>Ms. K A Pate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03" calcext:value-type="float">
            <text:p>4300003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Environment and Sustainability</text:p>
          </table:table-cell>
          <table:table-cell office:value-type="string" calcext:value-type="string">
            <text:p>KAP</text:p>
          </table:table-cell>
          <table:table-cell office:value-type="string" calcext:value-type="string">
            <text:p>Ms. K A Patel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03" calcext:value-type="float">
            <text:p>4300003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Environment and Sustainability</text:p>
          </table:table-cell>
          <table:table-cell office:value-type="string" calcext:value-type="string">
            <text:p>KAP</text:p>
          </table:table-cell>
          <table:table-cell office:value-type="string" calcext:value-type="string">
            <text:p>Ms. K A Patel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03" calcext:value-type="float">
            <text:p>4300003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Environment and Sustainability</text:p>
          </table:table-cell>
          <table:table-cell office:value-type="string" calcext:value-type="string">
            <text:p>KAP</text:p>
          </table:table-cell>
          <table:table-cell office:value-type="string" calcext:value-type="string">
            <text:p>Ms. K A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03" calcext:value-type="float">
            <text:p>4300003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Environment and Sustainability</text:p>
          </table:table-cell>
          <table:table-cell office:value-type="string" calcext:value-type="string">
            <text:p>KAP</text:p>
          </table:table-cell>
          <table:table-cell office:value-type="string" calcext:value-type="string">
            <text:p>Ms. K A Patel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03" calcext:value-type="float">
            <text:p>4300003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Environment and Sustainability</text:p>
          </table:table-cell>
          <table:table-cell office:value-type="string" calcext:value-type="string">
            <text:p>KAP</text:p>
          </table:table-cell>
          <table:table-cell office:value-type="string" calcext:value-type="string">
            <text:p>Ms. K A Patel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03" calcext:value-type="float">
            <text:p>4300003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Environment and Sustainability</text:p>
          </table:table-cell>
          <table:table-cell office:value-type="string" calcext:value-type="string">
            <text:p>KAP</text:p>
          </table:table-cell>
          <table:table-cell office:value-type="string" calcext:value-type="string">
            <text:p>Ms. K A Pate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03" calcext:value-type="float">
            <text:p>4300003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Environment and Sustainability</text:p>
          </table:table-cell>
          <table:table-cell office:value-type="string" calcext:value-type="string">
            <text:p>KAP</text:p>
          </table:table-cell>
          <table:table-cell office:value-type="string" calcext:value-type="string">
            <text:p>Ms. K A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03" calcext:value-type="float">
            <text:p>4300003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Environment and Sustainability</text:p>
          </table:table-cell>
          <table:table-cell office:value-type="string" calcext:value-type="string">
            <text:p>KAP</text:p>
          </table:table-cell>
          <table:table-cell office:value-type="string" calcext:value-type="string">
            <text:p>Ms. K A Pate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03" calcext:value-type="float">
            <text:p>4300003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Environment and Sustainability</text:p>
          </table:table-cell>
          <table:table-cell office:value-type="string" calcext:value-type="string">
            <text:p>KAP</text:p>
          </table:table-cell>
          <table:table-cell office:value-type="string" calcext:value-type="string">
            <text:p>Ms. K A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03" calcext:value-type="float">
            <text:p>4300003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Environment and Sustainability</text:p>
          </table:table-cell>
          <table:table-cell office:value-type="string" calcext:value-type="string">
            <text:p>KAP</text:p>
          </table:table-cell>
          <table:table-cell office:value-type="string" calcext:value-type="string">
            <text:p>Ms. K A Pate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03" calcext:value-type="float">
            <text:p>4300003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Environment and Sustainability</text:p>
          </table:table-cell>
          <table:table-cell office:value-type="string" calcext:value-type="string">
            <text:p>KAP</text:p>
          </table:table-cell>
          <table:table-cell office:value-type="string" calcext:value-type="string">
            <text:p>Ms. K A Patel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03" calcext:value-type="float">
            <text:p>4300003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Environment and Sustainability</text:p>
          </table:table-cell>
          <table:table-cell office:value-type="string" calcext:value-type="string">
            <text:p>KAP</text:p>
          </table:table-cell>
          <table:table-cell office:value-type="string" calcext:value-type="string">
            <text:p>Ms. K A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16" calcext:value-type="float">
            <text:p>4300016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Indian Constitution</text:p>
          </table:table-cell>
          <table:table-cell office:value-type="string" calcext:value-type="string">
            <text:p>CSP</text:p>
          </table:table-cell>
          <table:table-cell office:value-type="string" calcext:value-type="string">
            <text:p>Mr. C S Pandy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16" calcext:value-type="float">
            <text:p>4300016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Indian Constitution</text:p>
          </table:table-cell>
          <table:table-cell office:value-type="string" calcext:value-type="string">
            <text:p>CSP</text:p>
          </table:table-cell>
          <table:table-cell office:value-type="string" calcext:value-type="string">
            <text:p>Mr. C S Pandya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16" calcext:value-type="float">
            <text:p>4300016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Indian Constitution</text:p>
          </table:table-cell>
          <table:table-cell office:value-type="string" calcext:value-type="string">
            <text:p>CSP</text:p>
          </table:table-cell>
          <table:table-cell office:value-type="string" calcext:value-type="string">
            <text:p>Mr. C S Pandy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16" calcext:value-type="float">
            <text:p>4300016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Indian Constitution</text:p>
          </table:table-cell>
          <table:table-cell office:value-type="string" calcext:value-type="string">
            <text:p>CSP</text:p>
          </table:table-cell>
          <table:table-cell office:value-type="string" calcext:value-type="string">
            <text:p>Mr. C S Pandya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16" calcext:value-type="float">
            <text:p>4300016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Indian Constitution</text:p>
          </table:table-cell>
          <table:table-cell office:value-type="string" calcext:value-type="string">
            <text:p>CSP</text:p>
          </table:table-cell>
          <table:table-cell office:value-type="string" calcext:value-type="string">
            <text:p>Mr. C S Pandy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16" calcext:value-type="float">
            <text:p>4300016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Indian Constitution</text:p>
          </table:table-cell>
          <table:table-cell office:value-type="string" calcext:value-type="string">
            <text:p>CSP</text:p>
          </table:table-cell>
          <table:table-cell office:value-type="string" calcext:value-type="string">
            <text:p>Mr. C S Pandy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16" calcext:value-type="float">
            <text:p>4300016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Indian Constitution</text:p>
          </table:table-cell>
          <table:table-cell office:value-type="string" calcext:value-type="string">
            <text:p>CSP</text:p>
          </table:table-cell>
          <table:table-cell office:value-type="string" calcext:value-type="string">
            <text:p>Mr. C S Pandy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16" calcext:value-type="float">
            <text:p>4300016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Indian Constitution</text:p>
          </table:table-cell>
          <table:table-cell office:value-type="string" calcext:value-type="string">
            <text:p>CSP</text:p>
          </table:table-cell>
          <table:table-cell office:value-type="string" calcext:value-type="string">
            <text:p>Mr. C S Pandya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16" calcext:value-type="float">
            <text:p>4300016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Indian Constitution</text:p>
          </table:table-cell>
          <table:table-cell office:value-type="string" calcext:value-type="string">
            <text:p>CSP</text:p>
          </table:table-cell>
          <table:table-cell office:value-type="string" calcext:value-type="string">
            <text:p>Mr. C S Pandy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16" calcext:value-type="float">
            <text:p>4300016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Indian Constitution</text:p>
          </table:table-cell>
          <table:table-cell office:value-type="string" calcext:value-type="string">
            <text:p>CSP</text:p>
          </table:table-cell>
          <table:table-cell office:value-type="string" calcext:value-type="string">
            <text:p>Mr. C S Pandy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16" calcext:value-type="float">
            <text:p>4300016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Indian Constitution</text:p>
          </table:table-cell>
          <table:table-cell office:value-type="string" calcext:value-type="string">
            <text:p>CSP</text:p>
          </table:table-cell>
          <table:table-cell office:value-type="string" calcext:value-type="string">
            <text:p>Mr. C S Pandya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16" calcext:value-type="float">
            <text:p>4300016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Indian Constitution</text:p>
          </table:table-cell>
          <table:table-cell office:value-type="string" calcext:value-type="string">
            <text:p>CSP</text:p>
          </table:table-cell>
          <table:table-cell office:value-type="string" calcext:value-type="string">
            <text:p>Mr. C S Pandy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16" calcext:value-type="float">
            <text:p>4300016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Indian Constitution</text:p>
          </table:table-cell>
          <table:table-cell office:value-type="string" calcext:value-type="string">
            <text:p>CSP</text:p>
          </table:table-cell>
          <table:table-cell office:value-type="string" calcext:value-type="string">
            <text:p>Mr. C S Pandya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16" calcext:value-type="float">
            <text:p>4300016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Indian Constitution</text:p>
          </table:table-cell>
          <table:table-cell office:value-type="string" calcext:value-type="string">
            <text:p>CSP</text:p>
          </table:table-cell>
          <table:table-cell office:value-type="string" calcext:value-type="string">
            <text:p>Mr. C S Pandy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16" calcext:value-type="float">
            <text:p>4300016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Indian Constitution</text:p>
          </table:table-cell>
          <table:table-cell office:value-type="string" calcext:value-type="string">
            <text:p>CSP</text:p>
          </table:table-cell>
          <table:table-cell office:value-type="string" calcext:value-type="string">
            <text:p>Mr. C S Pandy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16" calcext:value-type="float">
            <text:p>4300016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Indian Constitution</text:p>
          </table:table-cell>
          <table:table-cell office:value-type="string" calcext:value-type="string">
            <text:p>CSP</text:p>
          </table:table-cell>
          <table:table-cell office:value-type="string" calcext:value-type="string">
            <text:p>Mr. C S Pandy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16" calcext:value-type="float">
            <text:p>4300016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Indian Constitution</text:p>
          </table:table-cell>
          <table:table-cell office:value-type="string" calcext:value-type="string">
            <text:p>CSP</text:p>
          </table:table-cell>
          <table:table-cell office:value-type="string" calcext:value-type="string">
            <text:p>Mr. C S Pandy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16" calcext:value-type="float">
            <text:p>4300016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Indian Constitution</text:p>
          </table:table-cell>
          <table:table-cell office:value-type="string" calcext:value-type="string">
            <text:p>CSP</text:p>
          </table:table-cell>
          <table:table-cell office:value-type="string" calcext:value-type="string">
            <text:p>Mr. C S Pandya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16" calcext:value-type="float">
            <text:p>4300016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Indian Constitution</text:p>
          </table:table-cell>
          <table:table-cell office:value-type="string" calcext:value-type="string">
            <text:p>CSP</text:p>
          </table:table-cell>
          <table:table-cell office:value-type="string" calcext:value-type="string">
            <text:p>Mr. C S Pandya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0001" calcext:value-type="float">
            <text:p>4320001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pplied Mathematics</text:p>
          </table:table-cell>
          <table:table-cell office:value-type="string" calcext:value-type="string">
            <text:p>CPG</text:p>
          </table:table-cell>
          <table:table-cell office:value-type="string" calcext:value-type="string">
            <text:p>Mr. C P Gehlo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0001" calcext:value-type="float">
            <text:p>4320001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pplied Mathematics</text:p>
          </table:table-cell>
          <table:table-cell office:value-type="string" calcext:value-type="string">
            <text:p>CPG</text:p>
          </table:table-cell>
          <table:table-cell office:value-type="string" calcext:value-type="string">
            <text:p>Mr. C P Gehlot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0001" calcext:value-type="float">
            <text:p>4320001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pplied Mathematics</text:p>
          </table:table-cell>
          <table:table-cell office:value-type="string" calcext:value-type="string">
            <text:p>CPG</text:p>
          </table:table-cell>
          <table:table-cell office:value-type="string" calcext:value-type="string">
            <text:p>Mr. C P Gehlot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0001" calcext:value-type="float">
            <text:p>4320001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pplied Mathematics</text:p>
          </table:table-cell>
          <table:table-cell office:value-type="string" calcext:value-type="string">
            <text:p>CPG</text:p>
          </table:table-cell>
          <table:table-cell office:value-type="string" calcext:value-type="string">
            <text:p>Mr. C P Gehlot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0001" calcext:value-type="float">
            <text:p>4320001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pplied Mathematics</text:p>
          </table:table-cell>
          <table:table-cell office:value-type="string" calcext:value-type="string">
            <text:p>CPG</text:p>
          </table:table-cell>
          <table:table-cell office:value-type="string" calcext:value-type="string">
            <text:p>Mr. C P Gehlot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0001" calcext:value-type="float">
            <text:p>4320001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pplied Mathematics</text:p>
          </table:table-cell>
          <table:table-cell office:value-type="string" calcext:value-type="string">
            <text:p>CPG</text:p>
          </table:table-cell>
          <table:table-cell office:value-type="string" calcext:value-type="string">
            <text:p>Mr. C P Gehlo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0001" calcext:value-type="float">
            <text:p>4320001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pplied Mathematics</text:p>
          </table:table-cell>
          <table:table-cell office:value-type="string" calcext:value-type="string">
            <text:p>CPG</text:p>
          </table:table-cell>
          <table:table-cell office:value-type="string" calcext:value-type="string">
            <text:p>Mr. C P Gehlot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0001" calcext:value-type="float">
            <text:p>4320001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pplied Mathematics</text:p>
          </table:table-cell>
          <table:table-cell office:value-type="string" calcext:value-type="string">
            <text:p>CPG</text:p>
          </table:table-cell>
          <table:table-cell office:value-type="string" calcext:value-type="string">
            <text:p>Mr. C P Gehlot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0001" calcext:value-type="float">
            <text:p>4320001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pplied Mathematics</text:p>
          </table:table-cell>
          <table:table-cell office:value-type="string" calcext:value-type="string">
            <text:p>CPG</text:p>
          </table:table-cell>
          <table:table-cell office:value-type="string" calcext:value-type="string">
            <text:p>Mr. C P Gehlo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0001" calcext:value-type="float">
            <text:p>4320001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pplied Mathematics</text:p>
          </table:table-cell>
          <table:table-cell office:value-type="string" calcext:value-type="string">
            <text:p>CPG</text:p>
          </table:table-cell>
          <table:table-cell office:value-type="string" calcext:value-type="string">
            <text:p>Mr. C P Gehlot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0001" calcext:value-type="float">
            <text:p>4320001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pplied Mathematics</text:p>
          </table:table-cell>
          <table:table-cell office:value-type="string" calcext:value-type="string">
            <text:p>CPG</text:p>
          </table:table-cell>
          <table:table-cell office:value-type="string" calcext:value-type="string">
            <text:p>Mr. C P Gehlot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0001" calcext:value-type="float">
            <text:p>4320001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pplied Mathematics</text:p>
          </table:table-cell>
          <table:table-cell office:value-type="string" calcext:value-type="string">
            <text:p>CPG</text:p>
          </table:table-cell>
          <table:table-cell office:value-type="string" calcext:value-type="string">
            <text:p>Mr. C P Gehlot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0001" calcext:value-type="float">
            <text:p>4320001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pplied Mathematics</text:p>
          </table:table-cell>
          <table:table-cell office:value-type="string" calcext:value-type="string">
            <text:p>CPG</text:p>
          </table:table-cell>
          <table:table-cell office:value-type="string" calcext:value-type="string">
            <text:p>Mr. C P Gehlo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0001" calcext:value-type="float">
            <text:p>4320001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pplied Mathematics</text:p>
          </table:table-cell>
          <table:table-cell office:value-type="string" calcext:value-type="string">
            <text:p>CPG</text:p>
          </table:table-cell>
          <table:table-cell office:value-type="string" calcext:value-type="string">
            <text:p>Mr. C P Gehlot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0001" calcext:value-type="float">
            <text:p>4320001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pplied Mathematics</text:p>
          </table:table-cell>
          <table:table-cell office:value-type="string" calcext:value-type="string">
            <text:p>CPG</text:p>
          </table:table-cell>
          <table:table-cell office:value-type="string" calcext:value-type="string">
            <text:p>Mr. C P Gehlo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0001" calcext:value-type="float">
            <text:p>4320001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pplied Mathematics</text:p>
          </table:table-cell>
          <table:table-cell office:value-type="string" calcext:value-type="string">
            <text:p>CPG</text:p>
          </table:table-cell>
          <table:table-cell office:value-type="string" calcext:value-type="string">
            <text:p>Mr. C P Gehlot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0001" calcext:value-type="float">
            <text:p>4320001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pplied Mathematics</text:p>
          </table:table-cell>
          <table:table-cell office:value-type="string" calcext:value-type="string">
            <text:p>CPG</text:p>
          </table:table-cell>
          <table:table-cell office:value-type="string" calcext:value-type="string">
            <text:p>Mr. C P Gehlo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0001" calcext:value-type="float">
            <text:p>4320001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pplied Mathematics</text:p>
          </table:table-cell>
          <table:table-cell office:value-type="string" calcext:value-type="string">
            <text:p>CPG</text:p>
          </table:table-cell>
          <table:table-cell office:value-type="string" calcext:value-type="string">
            <text:p>Mr. C P Gehlot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0001" calcext:value-type="float">
            <text:p>4320001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pplied Mathematics</text:p>
          </table:table-cell>
          <table:table-cell office:value-type="string" calcext:value-type="string">
            <text:p>CPG</text:p>
          </table:table-cell>
          <table:table-cell office:value-type="string" calcext:value-type="string">
            <text:p>Mr. C P Gehlot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0001" calcext:value-type="float">
            <text:p>4320001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pplied Mathematics</text:p>
          </table:table-cell>
          <table:table-cell office:value-type="string" calcext:value-type="string">
            <text:p>IJC</text:p>
          </table:table-cell>
          <table:table-cell office:value-type="string" calcext:value-type="string">
            <text:p>Mr. I J Chauhan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0001" calcext:value-type="float">
            <text:p>4320001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pplied Mathematics</text:p>
          </table:table-cell>
          <table:table-cell office:value-type="string" calcext:value-type="string">
            <text:p>IJC</text:p>
          </table:table-cell>
          <table:table-cell office:value-type="string" calcext:value-type="string">
            <text:p>Mr. I J Chauhan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0001" calcext:value-type="float">
            <text:p>4320001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pplied Mathematics</text:p>
          </table:table-cell>
          <table:table-cell office:value-type="string" calcext:value-type="string">
            <text:p>IJC</text:p>
          </table:table-cell>
          <table:table-cell office:value-type="string" calcext:value-type="string">
            <text:p>Mr. I J Chauhan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0001" calcext:value-type="float">
            <text:p>4320001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pplied Mathematics</text:p>
          </table:table-cell>
          <table:table-cell office:value-type="string" calcext:value-type="string">
            <text:p>IJC</text:p>
          </table:table-cell>
          <table:table-cell office:value-type="string" calcext:value-type="string">
            <text:p>Mr. I J Chauhan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0001" calcext:value-type="float">
            <text:p>4320001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pplied Mathematics</text:p>
          </table:table-cell>
          <table:table-cell office:value-type="string" calcext:value-type="string">
            <text:p>IJC</text:p>
          </table:table-cell>
          <table:table-cell office:value-type="string" calcext:value-type="string">
            <text:p>Mr. I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0001" calcext:value-type="float">
            <text:p>4320001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pplied Mathematics</text:p>
          </table:table-cell>
          <table:table-cell office:value-type="string" calcext:value-type="string">
            <text:p>IJC</text:p>
          </table:table-cell>
          <table:table-cell office:value-type="string" calcext:value-type="string">
            <text:p>Mr. I J Chauha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0001" calcext:value-type="float">
            <text:p>4320001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pplied Mathematics</text:p>
          </table:table-cell>
          <table:table-cell office:value-type="string" calcext:value-type="string">
            <text:p>IJC</text:p>
          </table:table-cell>
          <table:table-cell office:value-type="string" calcext:value-type="string">
            <text:p>Mr. I J Chauhan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0001" calcext:value-type="float">
            <text:p>4320001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pplied Mathematics</text:p>
          </table:table-cell>
          <table:table-cell office:value-type="string" calcext:value-type="string">
            <text:p>IJC</text:p>
          </table:table-cell>
          <table:table-cell office:value-type="string" calcext:value-type="string">
            <text:p>Mr. I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0001" calcext:value-type="float">
            <text:p>4320001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pplied Mathematics</text:p>
          </table:table-cell>
          <table:table-cell office:value-type="string" calcext:value-type="string">
            <text:p>IJC</text:p>
          </table:table-cell>
          <table:table-cell office:value-type="string" calcext:value-type="string">
            <text:p>Mr. I J Chauhan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0001" calcext:value-type="float">
            <text:p>4320001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pplied Mathematics</text:p>
          </table:table-cell>
          <table:table-cell office:value-type="string" calcext:value-type="string">
            <text:p>IJC</text:p>
          </table:table-cell>
          <table:table-cell office:value-type="string" calcext:value-type="string">
            <text:p>Mr. I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0001" calcext:value-type="float">
            <text:p>4320001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pplied Mathematics</text:p>
          </table:table-cell>
          <table:table-cell office:value-type="string" calcext:value-type="string">
            <text:p>IJC</text:p>
          </table:table-cell>
          <table:table-cell office:value-type="string" calcext:value-type="string">
            <text:p>Mr. I J Chauh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0001" calcext:value-type="float">
            <text:p>4320001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pplied Mathematics</text:p>
          </table:table-cell>
          <table:table-cell office:value-type="string" calcext:value-type="string">
            <text:p>IJC</text:p>
          </table:table-cell>
          <table:table-cell office:value-type="string" calcext:value-type="string">
            <text:p>Mr. I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0001" calcext:value-type="float">
            <text:p>4320001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pplied Mathematics</text:p>
          </table:table-cell>
          <table:table-cell office:value-type="string" calcext:value-type="string">
            <text:p>IJC</text:p>
          </table:table-cell>
          <table:table-cell office:value-type="string" calcext:value-type="string">
            <text:p>Mr. I J Chauhan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0001" calcext:value-type="float">
            <text:p>4320001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pplied Mathematics</text:p>
          </table:table-cell>
          <table:table-cell office:value-type="string" calcext:value-type="string">
            <text:p>IJC</text:p>
          </table:table-cell>
          <table:table-cell office:value-type="string" calcext:value-type="string">
            <text:p>Mr. I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0001" calcext:value-type="float">
            <text:p>4320001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pplied Mathematics</text:p>
          </table:table-cell>
          <table:table-cell office:value-type="string" calcext:value-type="string">
            <text:p>IJC</text:p>
          </table:table-cell>
          <table:table-cell office:value-type="string" calcext:value-type="string">
            <text:p>Mr. I J Chauhan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0001" calcext:value-type="float">
            <text:p>4320001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pplied Mathematics</text:p>
          </table:table-cell>
          <table:table-cell office:value-type="string" calcext:value-type="string">
            <text:p>IJC</text:p>
          </table:table-cell>
          <table:table-cell office:value-type="string" calcext:value-type="string">
            <text:p>Mr. I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0001" calcext:value-type="float">
            <text:p>4320001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pplied Mathematics</text:p>
          </table:table-cell>
          <table:table-cell office:value-type="string" calcext:value-type="string">
            <text:p>IJC</text:p>
          </table:table-cell>
          <table:table-cell office:value-type="string" calcext:value-type="string">
            <text:p>Mr. I J Chauhan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0001" calcext:value-type="float">
            <text:p>4320001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pplied Mathematics</text:p>
          </table:table-cell>
          <table:table-cell office:value-type="string" calcext:value-type="string">
            <text:p>IJC</text:p>
          </table:table-cell>
          <table:table-cell office:value-type="string" calcext:value-type="string">
            <text:p>Mr. I J Chauhan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0001" calcext:value-type="float">
            <text:p>4320001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pplied Mathematics</text:p>
          </table:table-cell>
          <table:table-cell office:value-type="string" calcext:value-type="string">
            <text:p>IJC</text:p>
          </table:table-cell>
          <table:table-cell office:value-type="string" calcext:value-type="string">
            <text:p>Mr. I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102" calcext:value-type="float">
            <text:p>432110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igital Electronic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102" calcext:value-type="float">
            <text:p>432110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igital Electronic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102" calcext:value-type="float">
            <text:p>432110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igital Electronic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102" calcext:value-type="float">
            <text:p>432110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igital Electronic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102" calcext:value-type="float">
            <text:p>432110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igital Electronic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102" calcext:value-type="float">
            <text:p>432110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igital Electronic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102" calcext:value-type="float">
            <text:p>432110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igital Electronic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102" calcext:value-type="float">
            <text:p>432110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igital Electronic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102" calcext:value-type="float">
            <text:p>432110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igital Electronic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8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102" calcext:value-type="float">
            <text:p>432110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igital Electronic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102" calcext:value-type="float">
            <text:p>432110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igital Electronic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102" calcext:value-type="float">
            <text:p>432110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igital Electronic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102" calcext:value-type="float">
            <text:p>432110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igital Electronic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102" calcext:value-type="float">
            <text:p>432110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igital Electronic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102" calcext:value-type="float">
            <text:p>432110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igital Electronic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102" calcext:value-type="float">
            <text:p>432110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igital Electronic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102" calcext:value-type="float">
            <text:p>432110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igital Electronic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102" calcext:value-type="float">
            <text:p>432110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igital Electronic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102" calcext:value-type="float">
            <text:p>432110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igital Electronic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03" calcext:value-type="float">
            <text:p>4300003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Environment and Sustainability</text:p>
          </table:table-cell>
          <table:table-cell office:value-type="string" calcext:value-type="string">
            <text:p>MJV</text:p>
          </table:table-cell>
          <table:table-cell office:value-type="string" calcext:value-type="string">
            <text:p>Mr. M J Vadhwani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03" calcext:value-type="float">
            <text:p>4300003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Environment and Sustainability</text:p>
          </table:table-cell>
          <table:table-cell office:value-type="string" calcext:value-type="string">
            <text:p>MJV</text:p>
          </table:table-cell>
          <table:table-cell office:value-type="string" calcext:value-type="string">
            <text:p>Mr. M J Vadhwania</text:p>
          </table:table-cell>
          <table:table-cell table:number-columns-repeated="1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03" calcext:value-type="float">
            <text:p>4300003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Environment and Sustainability</text:p>
          </table:table-cell>
          <table:table-cell office:value-type="string" calcext:value-type="string">
            <text:p>MJV</text:p>
          </table:table-cell>
          <table:table-cell office:value-type="string" calcext:value-type="string">
            <text:p>Mr. M J Vadhwania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03" calcext:value-type="float">
            <text:p>4300003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Environment and Sustainability</text:p>
          </table:table-cell>
          <table:table-cell office:value-type="string" calcext:value-type="string">
            <text:p>MJV</text:p>
          </table:table-cell>
          <table:table-cell office:value-type="string" calcext:value-type="string">
            <text:p>Mr. M J Vadhwania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03" calcext:value-type="float">
            <text:p>4300003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Environment and Sustainability</text:p>
          </table:table-cell>
          <table:table-cell office:value-type="string" calcext:value-type="string">
            <text:p>MJV</text:p>
          </table:table-cell>
          <table:table-cell office:value-type="string" calcext:value-type="string">
            <text:p>Mr. M J Vadhwani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03" calcext:value-type="float">
            <text:p>4300003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Environment and Sustainability</text:p>
          </table:table-cell>
          <table:table-cell office:value-type="string" calcext:value-type="string">
            <text:p>MJV</text:p>
          </table:table-cell>
          <table:table-cell office:value-type="string" calcext:value-type="string">
            <text:p>Mr. M J Vadhwani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03" calcext:value-type="float">
            <text:p>4300003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Environment and Sustainability</text:p>
          </table:table-cell>
          <table:table-cell office:value-type="string" calcext:value-type="string">
            <text:p>MJV</text:p>
          </table:table-cell>
          <table:table-cell office:value-type="string" calcext:value-type="string">
            <text:p>Mr. M J Vadhwani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03" calcext:value-type="float">
            <text:p>4300003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Environment and Sustainability</text:p>
          </table:table-cell>
          <table:table-cell office:value-type="string" calcext:value-type="string">
            <text:p>MJV</text:p>
          </table:table-cell>
          <table:table-cell office:value-type="string" calcext:value-type="string">
            <text:p>Mr. M J Vadhwania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03" calcext:value-type="float">
            <text:p>4300003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Environment and Sustainability</text:p>
          </table:table-cell>
          <table:table-cell office:value-type="string" calcext:value-type="string">
            <text:p>MJV</text:p>
          </table:table-cell>
          <table:table-cell office:value-type="string" calcext:value-type="string">
            <text:p>Mr. M J Vadhwania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03" calcext:value-type="float">
            <text:p>4300003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Environment and Sustainability</text:p>
          </table:table-cell>
          <table:table-cell office:value-type="string" calcext:value-type="string">
            <text:p>MJV</text:p>
          </table:table-cell>
          <table:table-cell office:value-type="string" calcext:value-type="string">
            <text:p>Mr. M J Vadhwani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03" calcext:value-type="float">
            <text:p>4300003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Environment and Sustainability</text:p>
          </table:table-cell>
          <table:table-cell office:value-type="string" calcext:value-type="string">
            <text:p>MJV</text:p>
          </table:table-cell>
          <table:table-cell office:value-type="string" calcext:value-type="string">
            <text:p>Mr. M J Vadhwani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03" calcext:value-type="float">
            <text:p>4300003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Environment and Sustainability</text:p>
          </table:table-cell>
          <table:table-cell office:value-type="string" calcext:value-type="string">
            <text:p>MJV</text:p>
          </table:table-cell>
          <table:table-cell office:value-type="string" calcext:value-type="string">
            <text:p>Mr. M J Vadhwania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03" calcext:value-type="float">
            <text:p>4300003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Environment and Sustainability</text:p>
          </table:table-cell>
          <table:table-cell office:value-type="string" calcext:value-type="string">
            <text:p>MJV</text:p>
          </table:table-cell>
          <table:table-cell office:value-type="string" calcext:value-type="string">
            <text:p>Mr. M J Vadhwania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03" calcext:value-type="float">
            <text:p>4300003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Environment and Sustainability</text:p>
          </table:table-cell>
          <table:table-cell office:value-type="string" calcext:value-type="string">
            <text:p>MJV</text:p>
          </table:table-cell>
          <table:table-cell office:value-type="string" calcext:value-type="string">
            <text:p>Mr. M J Vadhwani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03" calcext:value-type="float">
            <text:p>4300003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Environment and Sustainability</text:p>
          </table:table-cell>
          <table:table-cell office:value-type="string" calcext:value-type="string">
            <text:p>MJV</text:p>
          </table:table-cell>
          <table:table-cell office:value-type="string" calcext:value-type="string">
            <text:p>Mr. M J Vadhwani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03" calcext:value-type="float">
            <text:p>4300003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Environment and Sustainability</text:p>
          </table:table-cell>
          <table:table-cell office:value-type="string" calcext:value-type="string">
            <text:p>MJV</text:p>
          </table:table-cell>
          <table:table-cell office:value-type="string" calcext:value-type="string">
            <text:p>Mr. M J Vadhwania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03" calcext:value-type="float">
            <text:p>4300003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Environment and Sustainability</text:p>
          </table:table-cell>
          <table:table-cell office:value-type="string" calcext:value-type="string">
            <text:p>MJV</text:p>
          </table:table-cell>
          <table:table-cell office:value-type="string" calcext:value-type="string">
            <text:p>Mr. M J Vadhwania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03" calcext:value-type="float">
            <text:p>4300003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Environment and Sustainability</text:p>
          </table:table-cell>
          <table:table-cell office:value-type="string" calcext:value-type="string">
            <text:p>MJV</text:p>
          </table:table-cell>
          <table:table-cell office:value-type="string" calcext:value-type="string">
            <text:p>Mr. M J Vadhwani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03" calcext:value-type="float">
            <text:p>4300003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Environment and Sustainability</text:p>
          </table:table-cell>
          <table:table-cell office:value-type="string" calcext:value-type="string">
            <text:p>MJV</text:p>
          </table:table-cell>
          <table:table-cell office:value-type="string" calcext:value-type="string">
            <text:p>Mr. M J Vadhwania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03" calcext:value-type="float">
            <text:p>4300003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Environment and Sustainability</text:p>
          </table:table-cell>
          <table:table-cell office:value-type="string" calcext:value-type="string">
            <text:p>MJV</text:p>
          </table:table-cell>
          <table:table-cell office:value-type="string" calcext:value-type="string">
            <text:p>Mr. M J Vadhwani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05" calcext:value-type="float">
            <text:p>4300005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BBM</text:p>
          </table:table-cell>
          <table:table-cell office:value-type="string" calcext:value-type="string">
            <text:p>Mr. B B Mo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05" calcext:value-type="float">
            <text:p>4300005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BBM</text:p>
          </table:table-cell>
          <table:table-cell office:value-type="string" calcext:value-type="string">
            <text:p>Mr. B B Mor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05" calcext:value-type="float">
            <text:p>4300005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BBM</text:p>
          </table:table-cell>
          <table:table-cell office:value-type="string" calcext:value-type="string">
            <text:p>Mr. B B Mo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05" calcext:value-type="float">
            <text:p>4300005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BBM</text:p>
          </table:table-cell>
          <table:table-cell office:value-type="string" calcext:value-type="string">
            <text:p>Mr. B B Mo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05" calcext:value-type="float">
            <text:p>4300005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BBM</text:p>
          </table:table-cell>
          <table:table-cell office:value-type="string" calcext:value-type="string">
            <text:p>Mr. B B Mo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05" calcext:value-type="float">
            <text:p>4300005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BBM</text:p>
          </table:table-cell>
          <table:table-cell office:value-type="string" calcext:value-type="string">
            <text:p>Mr. B B Mo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05" calcext:value-type="float">
            <text:p>4300005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BBM</text:p>
          </table:table-cell>
          <table:table-cell office:value-type="string" calcext:value-type="string">
            <text:p>Mr. B B Mo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05" calcext:value-type="float">
            <text:p>4300005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BBM</text:p>
          </table:table-cell>
          <table:table-cell office:value-type="string" calcext:value-type="string">
            <text:p>Mr. B B Mor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05" calcext:value-type="float">
            <text:p>4300005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BBM</text:p>
          </table:table-cell>
          <table:table-cell office:value-type="string" calcext:value-type="string">
            <text:p>Mr. B B Mo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05" calcext:value-type="float">
            <text:p>4300005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BBM</text:p>
          </table:table-cell>
          <table:table-cell office:value-type="string" calcext:value-type="string">
            <text:p>Mr. B B Mo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05" calcext:value-type="float">
            <text:p>4300005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BBM</text:p>
          </table:table-cell>
          <table:table-cell office:value-type="string" calcext:value-type="string">
            <text:p>Mr. B B Mo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05" calcext:value-type="float">
            <text:p>4300005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BBM</text:p>
          </table:table-cell>
          <table:table-cell office:value-type="string" calcext:value-type="string">
            <text:p>Mr. B B Mo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05" calcext:value-type="float">
            <text:p>4300005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BBM</text:p>
          </table:table-cell>
          <table:table-cell office:value-type="string" calcext:value-type="string">
            <text:p>Mr. B B Mo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05" calcext:value-type="float">
            <text:p>4300005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BBM</text:p>
          </table:table-cell>
          <table:table-cell office:value-type="string" calcext:value-type="string">
            <text:p>Mr. B B Mor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05" calcext:value-type="float">
            <text:p>4300005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BBM</text:p>
          </table:table-cell>
          <table:table-cell office:value-type="string" calcext:value-type="string">
            <text:p>Mr. B B Mo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05" calcext:value-type="float">
            <text:p>4300005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BBM</text:p>
          </table:table-cell>
          <table:table-cell office:value-type="string" calcext:value-type="string">
            <text:p>Mr. B B Mor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05" calcext:value-type="float">
            <text:p>4300005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BBM</text:p>
          </table:table-cell>
          <table:table-cell office:value-type="string" calcext:value-type="string">
            <text:p>Mr. B B Mo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05" calcext:value-type="float">
            <text:p>4300005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BBM</text:p>
          </table:table-cell>
          <table:table-cell office:value-type="string" calcext:value-type="string">
            <text:p>Mr. B B Mo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05" calcext:value-type="float">
            <text:p>4300005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BBM</text:p>
          </table:table-cell>
          <table:table-cell office:value-type="string" calcext:value-type="string">
            <text:p>Mr. B B Mo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00005" calcext:value-type="float">
            <text:p>4300005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BBM</text:p>
          </table:table-cell>
          <table:table-cell office:value-type="string" calcext:value-type="string">
            <text:p>Mr. B B Mo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0002" calcext:value-type="float">
            <text:p>4320002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Engineering Mathematics</text:p>
          </table:table-cell>
          <table:table-cell office:value-type="string" calcext:value-type="string">
            <text:p>CPG</text:p>
          </table:table-cell>
          <table:table-cell office:value-type="string" calcext:value-type="string">
            <text:p>Mr. C P Gehlot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0002" calcext:value-type="float">
            <text:p>4320002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Engineering Mathematics</text:p>
          </table:table-cell>
          <table:table-cell office:value-type="string" calcext:value-type="string">
            <text:p>CPG</text:p>
          </table:table-cell>
          <table:table-cell office:value-type="string" calcext:value-type="string">
            <text:p>Mr. C P Gehlot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0002" calcext:value-type="float">
            <text:p>4320002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Engineering Mathematics</text:p>
          </table:table-cell>
          <table:table-cell office:value-type="string" calcext:value-type="string">
            <text:p>CPG</text:p>
          </table:table-cell>
          <table:table-cell office:value-type="string" calcext:value-type="string">
            <text:p>Mr. C P Gehlot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0002" calcext:value-type="float">
            <text:p>4320002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Engineering Mathematics</text:p>
          </table:table-cell>
          <table:table-cell office:value-type="string" calcext:value-type="string">
            <text:p>CPG</text:p>
          </table:table-cell>
          <table:table-cell office:value-type="string" calcext:value-type="string">
            <text:p>Mr. C P Gehlot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0002" calcext:value-type="float">
            <text:p>4320002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Engineering Mathematics</text:p>
          </table:table-cell>
          <table:table-cell office:value-type="string" calcext:value-type="string">
            <text:p>CPG</text:p>
          </table:table-cell>
          <table:table-cell office:value-type="string" calcext:value-type="string">
            <text:p>Mr. C P Gehlot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0002" calcext:value-type="float">
            <text:p>4320002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Engineering Mathematics</text:p>
          </table:table-cell>
          <table:table-cell office:value-type="string" calcext:value-type="string">
            <text:p>CPG</text:p>
          </table:table-cell>
          <table:table-cell office:value-type="string" calcext:value-type="string">
            <text:p>Mr. C P Gehlot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0002" calcext:value-type="float">
            <text:p>4320002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Engineering Mathematics</text:p>
          </table:table-cell>
          <table:table-cell office:value-type="string" calcext:value-type="string">
            <text:p>CPG</text:p>
          </table:table-cell>
          <table:table-cell office:value-type="string" calcext:value-type="string">
            <text:p>Mr. C P Gehlo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0002" calcext:value-type="float">
            <text:p>4320002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Engineering Mathematics</text:p>
          </table:table-cell>
          <table:table-cell office:value-type="string" calcext:value-type="string">
            <text:p>CPG</text:p>
          </table:table-cell>
          <table:table-cell office:value-type="string" calcext:value-type="string">
            <text:p>Mr. C P Gehlot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0002" calcext:value-type="float">
            <text:p>4320002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Engineering Mathematics</text:p>
          </table:table-cell>
          <table:table-cell office:value-type="string" calcext:value-type="string">
            <text:p>CPG</text:p>
          </table:table-cell>
          <table:table-cell office:value-type="string" calcext:value-type="string">
            <text:p>Mr. C P Gehlot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0002" calcext:value-type="float">
            <text:p>4320002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Engineering Mathematics</text:p>
          </table:table-cell>
          <table:table-cell office:value-type="string" calcext:value-type="string">
            <text:p>CPG</text:p>
          </table:table-cell>
          <table:table-cell office:value-type="string" calcext:value-type="string">
            <text:p>Mr. C P Gehlo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0002" calcext:value-type="float">
            <text:p>4320002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Engineering Mathematics</text:p>
          </table:table-cell>
          <table:table-cell office:value-type="string" calcext:value-type="string">
            <text:p>CPG</text:p>
          </table:table-cell>
          <table:table-cell office:value-type="string" calcext:value-type="string">
            <text:p>Mr. C P Gehlot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0002" calcext:value-type="float">
            <text:p>4320002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Engineering Mathematics</text:p>
          </table:table-cell>
          <table:table-cell office:value-type="string" calcext:value-type="string">
            <text:p>CPG</text:p>
          </table:table-cell>
          <table:table-cell office:value-type="string" calcext:value-type="string">
            <text:p>Mr. C P Gehlot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0002" calcext:value-type="float">
            <text:p>4320002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Engineering Mathematics</text:p>
          </table:table-cell>
          <table:table-cell office:value-type="string" calcext:value-type="string">
            <text:p>CPG</text:p>
          </table:table-cell>
          <table:table-cell office:value-type="string" calcext:value-type="string">
            <text:p>Mr. C P Gehlot</text:p>
          </table:table-cell>
          <table:table-cell table:number-columns-repeated="1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0002" calcext:value-type="float">
            <text:p>4320002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Engineering Mathematics</text:p>
          </table:table-cell>
          <table:table-cell office:value-type="string" calcext:value-type="string">
            <text:p>CPG</text:p>
          </table:table-cell>
          <table:table-cell office:value-type="string" calcext:value-type="string">
            <text:p>Mr. C P Gehlot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0002" calcext:value-type="float">
            <text:p>4320002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Engineering Mathematics</text:p>
          </table:table-cell>
          <table:table-cell office:value-type="string" calcext:value-type="string">
            <text:p>CPG</text:p>
          </table:table-cell>
          <table:table-cell office:value-type="string" calcext:value-type="string">
            <text:p>Mr. C P Gehlot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0002" calcext:value-type="float">
            <text:p>4320002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Engineering Mathematics</text:p>
          </table:table-cell>
          <table:table-cell office:value-type="string" calcext:value-type="string">
            <text:p>CPG</text:p>
          </table:table-cell>
          <table:table-cell office:value-type="string" calcext:value-type="string">
            <text:p>Mr. C P Gehlot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0002" calcext:value-type="float">
            <text:p>4320002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Engineering Mathematics</text:p>
          </table:table-cell>
          <table:table-cell office:value-type="string" calcext:value-type="string">
            <text:p>CPG</text:p>
          </table:table-cell>
          <table:table-cell office:value-type="string" calcext:value-type="string">
            <text:p>Mr. C P Gehlot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0002" calcext:value-type="float">
            <text:p>4320002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Engineering Mathematics</text:p>
          </table:table-cell>
          <table:table-cell office:value-type="string" calcext:value-type="string">
            <text:p>CPG</text:p>
          </table:table-cell>
          <table:table-cell office:value-type="string" calcext:value-type="string">
            <text:p>Mr. C P Gehlot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0002" calcext:value-type="float">
            <text:p>4320002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Engineering Mathematics</text:p>
          </table:table-cell>
          <table:table-cell office:value-type="string" calcext:value-type="string">
            <text:p>CPG</text:p>
          </table:table-cell>
          <table:table-cell office:value-type="string" calcext:value-type="string">
            <text:p>Mr. C P Gehlot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0002" calcext:value-type="float">
            <text:p>4320002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Engineering Mathematics</text:p>
          </table:table-cell>
          <table:table-cell office:value-type="string" calcext:value-type="string">
            <text:p>CPG</text:p>
          </table:table-cell>
          <table:table-cell office:value-type="string" calcext:value-type="string">
            <text:p>Mr. C P Gehlot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0002" calcext:value-type="float">
            <text:p>4320002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Engineering Mathematics</text:p>
          </table:table-cell>
          <table:table-cell office:value-type="string" calcext:value-type="string">
            <text:p>IJC</text:p>
          </table:table-cell>
          <table:table-cell office:value-type="string" calcext:value-type="string">
            <text:p>Mr. I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0002" calcext:value-type="float">
            <text:p>4320002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Engineering Mathematics</text:p>
          </table:table-cell>
          <table:table-cell office:value-type="string" calcext:value-type="string">
            <text:p>IJC</text:p>
          </table:table-cell>
          <table:table-cell office:value-type="string" calcext:value-type="string">
            <text:p>Mr. I J Chauhan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0002" calcext:value-type="float">
            <text:p>4320002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Engineering Mathematics</text:p>
          </table:table-cell>
          <table:table-cell office:value-type="string" calcext:value-type="string">
            <text:p>IJC</text:p>
          </table:table-cell>
          <table:table-cell office:value-type="string" calcext:value-type="string">
            <text:p>Mr. I J Chauhan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0002" calcext:value-type="float">
            <text:p>4320002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Engineering Mathematics</text:p>
          </table:table-cell>
          <table:table-cell office:value-type="string" calcext:value-type="string">
            <text:p>IJC</text:p>
          </table:table-cell>
          <table:table-cell office:value-type="string" calcext:value-type="string">
            <text:p>Mr. I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0002" calcext:value-type="float">
            <text:p>4320002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Engineering Mathematics</text:p>
          </table:table-cell>
          <table:table-cell office:value-type="string" calcext:value-type="string">
            <text:p>IJC</text:p>
          </table:table-cell>
          <table:table-cell office:value-type="string" calcext:value-type="string">
            <text:p>Mr. I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0002" calcext:value-type="float">
            <text:p>4320002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Engineering Mathematics</text:p>
          </table:table-cell>
          <table:table-cell office:value-type="string" calcext:value-type="string">
            <text:p>IJC</text:p>
          </table:table-cell>
          <table:table-cell office:value-type="string" calcext:value-type="string">
            <text:p>Mr. I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0002" calcext:value-type="float">
            <text:p>4320002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Engineering Mathematics</text:p>
          </table:table-cell>
          <table:table-cell office:value-type="string" calcext:value-type="string">
            <text:p>IJC</text:p>
          </table:table-cell>
          <table:table-cell office:value-type="string" calcext:value-type="string">
            <text:p>Mr. I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0002" calcext:value-type="float">
            <text:p>4320002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Engineering Mathematics</text:p>
          </table:table-cell>
          <table:table-cell office:value-type="string" calcext:value-type="string">
            <text:p>IJC</text:p>
          </table:table-cell>
          <table:table-cell office:value-type="string" calcext:value-type="string">
            <text:p>Mr. I J Chauhan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0002" calcext:value-type="float">
            <text:p>4320002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Engineering Mathematics</text:p>
          </table:table-cell>
          <table:table-cell office:value-type="string" calcext:value-type="string">
            <text:p>IJC</text:p>
          </table:table-cell>
          <table:table-cell office:value-type="string" calcext:value-type="string">
            <text:p>Mr. I J Chauhan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0002" calcext:value-type="float">
            <text:p>4320002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Engineering Mathematics</text:p>
          </table:table-cell>
          <table:table-cell office:value-type="string" calcext:value-type="string">
            <text:p>IJC</text:p>
          </table:table-cell>
          <table:table-cell office:value-type="string" calcext:value-type="string">
            <text:p>Mr. I J Chauh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0002" calcext:value-type="float">
            <text:p>4320002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Engineering Mathematics</text:p>
          </table:table-cell>
          <table:table-cell office:value-type="string" calcext:value-type="string">
            <text:p>IJC</text:p>
          </table:table-cell>
          <table:table-cell office:value-type="string" calcext:value-type="string">
            <text:p>Mr. I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0002" calcext:value-type="float">
            <text:p>4320002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Engineering Mathematics</text:p>
          </table:table-cell>
          <table:table-cell office:value-type="string" calcext:value-type="string">
            <text:p>IJC</text:p>
          </table:table-cell>
          <table:table-cell office:value-type="string" calcext:value-type="string">
            <text:p>Mr. I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0002" calcext:value-type="float">
            <text:p>4320002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Engineering Mathematics</text:p>
          </table:table-cell>
          <table:table-cell office:value-type="string" calcext:value-type="string">
            <text:p>IJC</text:p>
          </table:table-cell>
          <table:table-cell office:value-type="string" calcext:value-type="string">
            <text:p>Mr. I J Chauhan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0002" calcext:value-type="float">
            <text:p>4320002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Engineering Mathematics</text:p>
          </table:table-cell>
          <table:table-cell office:value-type="string" calcext:value-type="string">
            <text:p>IJC</text:p>
          </table:table-cell>
          <table:table-cell office:value-type="string" calcext:value-type="string">
            <text:p>Mr. I J Chauhan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0002" calcext:value-type="float">
            <text:p>4320002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Engineering Mathematics</text:p>
          </table:table-cell>
          <table:table-cell office:value-type="string" calcext:value-type="string">
            <text:p>IJC</text:p>
          </table:table-cell>
          <table:table-cell office:value-type="string" calcext:value-type="string">
            <text:p>Mr. I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0002" calcext:value-type="float">
            <text:p>4320002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Engineering Mathematics</text:p>
          </table:table-cell>
          <table:table-cell office:value-type="string" calcext:value-type="string">
            <text:p>IJC</text:p>
          </table:table-cell>
          <table:table-cell office:value-type="string" calcext:value-type="string">
            <text:p>Mr. I J Chauhan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0002" calcext:value-type="float">
            <text:p>4320002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Engineering Mathematics</text:p>
          </table:table-cell>
          <table:table-cell office:value-type="string" calcext:value-type="string">
            <text:p>IJC</text:p>
          </table:table-cell>
          <table:table-cell office:value-type="string" calcext:value-type="string">
            <text:p>Mr. I J Chauhan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0002" calcext:value-type="float">
            <text:p>4320002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Engineering Mathematics</text:p>
          </table:table-cell>
          <table:table-cell office:value-type="string" calcext:value-type="string">
            <text:p>IJC</text:p>
          </table:table-cell>
          <table:table-cell office:value-type="string" calcext:value-type="string">
            <text:p>Mr. I J Chauhan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0002" calcext:value-type="float">
            <text:p>4320002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Engineering Mathematics</text:p>
          </table:table-cell>
          <table:table-cell office:value-type="string" calcext:value-type="string">
            <text:p>IJC</text:p>
          </table:table-cell>
          <table:table-cell office:value-type="string" calcext:value-type="string">
            <text:p>Mr. I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0002" calcext:value-type="float">
            <text:p>4320002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Engineering Mathematics</text:p>
          </table:table-cell>
          <table:table-cell office:value-type="string" calcext:value-type="string">
            <text:p>IJC</text:p>
          </table:table-cell>
          <table:table-cell office:value-type="string" calcext:value-type="string">
            <text:p>Mr. I J Chauhan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601" calcext:value-type="float">
            <text:p>4321601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asic Electronics</text:p>
          </table:table-cell>
          <table:table-cell office:value-type="string" calcext:value-type="string">
            <text:p>JVK</text:p>
          </table:table-cell>
          <table:table-cell office:value-type="string" calcext:value-type="string">
            <text:p>Mr. J V Kureshi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601" calcext:value-type="float">
            <text:p>4321601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asic Electronics</text:p>
          </table:table-cell>
          <table:table-cell office:value-type="string" calcext:value-type="string">
            <text:p>JVK</text:p>
          </table:table-cell>
          <table:table-cell office:value-type="string" calcext:value-type="string">
            <text:p>Mr. J V Kureshi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601" calcext:value-type="float">
            <text:p>4321601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asic Electronics</text:p>
          </table:table-cell>
          <table:table-cell office:value-type="string" calcext:value-type="string">
            <text:p>JVK</text:p>
          </table:table-cell>
          <table:table-cell office:value-type="string" calcext:value-type="string">
            <text:p>Mr. J V Kureshi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601" calcext:value-type="float">
            <text:p>4321601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asic Electronics</text:p>
          </table:table-cell>
          <table:table-cell office:value-type="string" calcext:value-type="string">
            <text:p>JVK</text:p>
          </table:table-cell>
          <table:table-cell office:value-type="string" calcext:value-type="string">
            <text:p>Mr. J V Kureshi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601" calcext:value-type="float">
            <text:p>4321601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asic Electronics</text:p>
          </table:table-cell>
          <table:table-cell office:value-type="string" calcext:value-type="string">
            <text:p>JVK</text:p>
          </table:table-cell>
          <table:table-cell office:value-type="string" calcext:value-type="string">
            <text:p>Mr. J V Kureshi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601" calcext:value-type="float">
            <text:p>4321601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asic Electronics</text:p>
          </table:table-cell>
          <table:table-cell office:value-type="string" calcext:value-type="string">
            <text:p>JVK</text:p>
          </table:table-cell>
          <table:table-cell office:value-type="string" calcext:value-type="string">
            <text:p>Mr. J V Kureshi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601" calcext:value-type="float">
            <text:p>4321601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asic Electronics</text:p>
          </table:table-cell>
          <table:table-cell office:value-type="string" calcext:value-type="string">
            <text:p>JVK</text:p>
          </table:table-cell>
          <table:table-cell office:value-type="string" calcext:value-type="string">
            <text:p>Mr. J V Kureshi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601" calcext:value-type="float">
            <text:p>4321601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asic Electronics</text:p>
          </table:table-cell>
          <table:table-cell office:value-type="string" calcext:value-type="string">
            <text:p>JVK</text:p>
          </table:table-cell>
          <table:table-cell office:value-type="string" calcext:value-type="string">
            <text:p>Mr. J V Kureshi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601" calcext:value-type="float">
            <text:p>4321601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asic Electronics</text:p>
          </table:table-cell>
          <table:table-cell office:value-type="string" calcext:value-type="string">
            <text:p>JVK</text:p>
          </table:table-cell>
          <table:table-cell office:value-type="string" calcext:value-type="string">
            <text:p>Mr. J V Kureshi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601" calcext:value-type="float">
            <text:p>4321601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asic Electronics</text:p>
          </table:table-cell>
          <table:table-cell office:value-type="string" calcext:value-type="string">
            <text:p>JVK</text:p>
          </table:table-cell>
          <table:table-cell office:value-type="string" calcext:value-type="string">
            <text:p>Mr. J V Kureshi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601" calcext:value-type="float">
            <text:p>4321601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asic Electronics</text:p>
          </table:table-cell>
          <table:table-cell office:value-type="string" calcext:value-type="string">
            <text:p>JVK</text:p>
          </table:table-cell>
          <table:table-cell office:value-type="string" calcext:value-type="string">
            <text:p>Mr. J V Kureshi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601" calcext:value-type="float">
            <text:p>4321601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asic Electronics</text:p>
          </table:table-cell>
          <table:table-cell office:value-type="string" calcext:value-type="string">
            <text:p>JVK</text:p>
          </table:table-cell>
          <table:table-cell office:value-type="string" calcext:value-type="string">
            <text:p>Mr. J V Kureshi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601" calcext:value-type="float">
            <text:p>4321601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asic Electronics</text:p>
          </table:table-cell>
          <table:table-cell office:value-type="string" calcext:value-type="string">
            <text:p>JVK</text:p>
          </table:table-cell>
          <table:table-cell office:value-type="string" calcext:value-type="string">
            <text:p>Mr. J V Kureshi</text:p>
          </table:table-cell>
          <table:table-cell table:number-columns-repeated="1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601" calcext:value-type="float">
            <text:p>4321601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asic Electronics</text:p>
          </table:table-cell>
          <table:table-cell office:value-type="string" calcext:value-type="string">
            <text:p>JVK</text:p>
          </table:table-cell>
          <table:table-cell office:value-type="string" calcext:value-type="string">
            <text:p>Mr. J V Kureshi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601" calcext:value-type="float">
            <text:p>4321601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asic Electronics</text:p>
          </table:table-cell>
          <table:table-cell office:value-type="string" calcext:value-type="string">
            <text:p>JVK</text:p>
          </table:table-cell>
          <table:table-cell office:value-type="string" calcext:value-type="string">
            <text:p>Mr. J V Kureshi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601" calcext:value-type="float">
            <text:p>4321601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asic Electronics</text:p>
          </table:table-cell>
          <table:table-cell office:value-type="string" calcext:value-type="string">
            <text:p>JVK</text:p>
          </table:table-cell>
          <table:table-cell office:value-type="string" calcext:value-type="string">
            <text:p>Mr. J V Kureshi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601" calcext:value-type="float">
            <text:p>4321601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asic Electronics</text:p>
          </table:table-cell>
          <table:table-cell office:value-type="string" calcext:value-type="string">
            <text:p>JVK</text:p>
          </table:table-cell>
          <table:table-cell office:value-type="string" calcext:value-type="string">
            <text:p>Mr. J V Kureshi</text:p>
          </table:table-cell>
          <table:table-cell table:number-columns-repeated="1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601" calcext:value-type="float">
            <text:p>4321601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asic Electronics</text:p>
          </table:table-cell>
          <table:table-cell office:value-type="string" calcext:value-type="string">
            <text:p>JVK</text:p>
          </table:table-cell>
          <table:table-cell office:value-type="string" calcext:value-type="string">
            <text:p>Mr. J V Kureshi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601" calcext:value-type="float">
            <text:p>4321601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asic Electronics</text:p>
          </table:table-cell>
          <table:table-cell office:value-type="string" calcext:value-type="string">
            <text:p>JVK</text:p>
          </table:table-cell>
          <table:table-cell office:value-type="string" calcext:value-type="string">
            <text:p>Mr. J V Kureshi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601" calcext:value-type="float">
            <text:p>4321601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asic Electronics</text:p>
          </table:table-cell>
          <table:table-cell office:value-type="string" calcext:value-type="string">
            <text:p>JVK</text:p>
          </table:table-cell>
          <table:table-cell office:value-type="string" calcext:value-type="string">
            <text:p>Mr. J V Kureshi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602" calcext:value-type="float">
            <text:p>4321602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Advanced Python Programming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602" calcext:value-type="float">
            <text:p>4321602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Advanced Python Programming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602" calcext:value-type="float">
            <text:p>4321602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Advanced Python Programming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602" calcext:value-type="float">
            <text:p>4321602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Advanced Python Programming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602" calcext:value-type="float">
            <text:p>4321602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Advanced Python Programming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602" calcext:value-type="float">
            <text:p>4321602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Advanced Python Programming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602" calcext:value-type="float">
            <text:p>4321602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Advanced Python Programming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602" calcext:value-type="float">
            <text:p>4321602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Advanced Python Programming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602" calcext:value-type="float">
            <text:p>4321602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Advanced Python Programming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602" calcext:value-type="float">
            <text:p>4321602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Advanced Python Programming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602" calcext:value-type="float">
            <text:p>4321602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Advanced Python Programming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602" calcext:value-type="float">
            <text:p>4321602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Advanced Python Programming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602" calcext:value-type="float">
            <text:p>4321602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Advanced Python Programming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602" calcext:value-type="float">
            <text:p>4321602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Advanced Python Programming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602" calcext:value-type="float">
            <text:p>4321602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Advanced Python Programming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602" calcext:value-type="float">
            <text:p>4321602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Advanced Python Programming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602" calcext:value-type="float">
            <text:p>4321602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Advanced Python Programming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602" calcext:value-type="float">
            <text:p>4321602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Advanced Python Programming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602" calcext:value-type="float">
            <text:p>4321602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Advanced Python Programming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602" calcext:value-type="float">
            <text:p>4321602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Advanced Python Programming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602" calcext:value-type="float">
            <text:p>4321602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Advanced Python Programming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602" calcext:value-type="float">
            <text:p>4321602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Advanced Python Programming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602" calcext:value-type="float">
            <text:p>4321602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Advanced Python Programming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602" calcext:value-type="float">
            <text:p>4321602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Advanced Python Programming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602" calcext:value-type="float">
            <text:p>4321602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Advanced Python Programming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602" calcext:value-type="float">
            <text:p>4321602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Advanced Python Programming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602" calcext:value-type="float">
            <text:p>4321602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Advanced Python Programming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602" calcext:value-type="float">
            <text:p>4321602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Advanced Python Programming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602" calcext:value-type="float">
            <text:p>4321602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Advanced Python Programming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602" calcext:value-type="float">
            <text:p>4321602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Advanced Python Programming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602" calcext:value-type="float">
            <text:p>4321602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Advanced Python Programming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602" calcext:value-type="float">
            <text:p>4321602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Advanced Python Programming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602" calcext:value-type="float">
            <text:p>4321602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Advanced Python Programming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602" calcext:value-type="float">
            <text:p>4321602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Advanced Python Programming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1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602" calcext:value-type="float">
            <text:p>4321602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Advanced Python Programming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602" calcext:value-type="float">
            <text:p>4321602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Advanced Python Programming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602" calcext:value-type="float">
            <text:p>4321602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Advanced Python Programming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602" calcext:value-type="float">
            <text:p>4321602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Advanced Python Programming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602" calcext:value-type="float">
            <text:p>4321602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Advanced Python Programming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602" calcext:value-type="float">
            <text:p>4321602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Advanced Python Programming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603" calcext:value-type="float">
            <text:p>4321603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Information Security Awareness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603" calcext:value-type="float">
            <text:p>4321603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Information Security Awareness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603" calcext:value-type="float">
            <text:p>4321603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Information Security Awareness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603" calcext:value-type="float">
            <text:p>4321603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Information Security Awareness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603" calcext:value-type="float">
            <text:p>4321603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Information Security Awareness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603" calcext:value-type="float">
            <text:p>4321603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Information Security Awareness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603" calcext:value-type="float">
            <text:p>4321603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Information Security Awareness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603" calcext:value-type="float">
            <text:p>4321603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Information Security Awareness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603" calcext:value-type="float">
            <text:p>4321603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Information Security Awareness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603" calcext:value-type="float">
            <text:p>4321603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Information Security Awareness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603" calcext:value-type="float">
            <text:p>4321603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Information Security Awareness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603" calcext:value-type="float">
            <text:p>4321603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Information Security Awareness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603" calcext:value-type="float">
            <text:p>4321603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Information Security Awareness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603" calcext:value-type="float">
            <text:p>4321603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Information Security Awareness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603" calcext:value-type="float">
            <text:p>4321603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Information Security Awareness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603" calcext:value-type="float">
            <text:p>4321603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Information Security Awareness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603" calcext:value-type="float">
            <text:p>4321603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Information Security Awareness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603" calcext:value-type="float">
            <text:p>4321603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Information Security Awareness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603" calcext:value-type="float">
            <text:p>4321603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Information Security Awareness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/02/24</text:p>
          </table:table-cell>
          <table:table-cell office:value-type="string" calcext:value-type="string">
            <text:p>25/05/24</text:p>
          </table:table-cell>
          <table:table-cell office:value-type="float" office:value="4321603" calcext:value-type="float">
            <text:p>4321603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Information Security Awareness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 table:number-rows-repeated="30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Odd_202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number-columns-repeated="9" table:default-cell-style-name="Default"/>
        <table:table-column table:style-name="co12" table:number-columns-repeated="3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Term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Responce_Count</text:p>
          </table:table-cell>
          <table:table-cell table:style-name="Default" office:value-type="string" calcext:value-type="string">
            <text:p>Term_Start</text:p>
          </table:table-cell>
          <table:table-cell table:style-name="Default" office:value-type="string" calcext:value-type="string">
            <text:p>Term_End</text:p>
          </table:table-cell>
          <table:table-cell office:value-type="string" calcext:value-type="string">
            <text:p>Subject_Code</text:p>
          </table:table-cell>
          <table:table-cell office:value-type="string" calcext:value-type="string">
            <text:p>Subject_ShortForm</text:p>
          </table:table-cell>
          <table:table-cell office:value-type="string" calcext:value-type="string">
            <text:p>Subject_FullName</text:p>
          </table:table-cell>
          <table:table-cell office:value-type="string" calcext:value-type="string">
            <text:p>Faculty_Initial</text:p>
          </table:table-cell>
          <table:table-cell office:value-type="string" calcext:value-type="string">
            <text:p>Faculty_Name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Q5</text:p>
          </table:table-cell>
          <table:table-cell office:value-type="string" calcext:value-type="string">
            <text:p>Q6</text:p>
          </table:table-cell>
          <table:table-cell office:value-type="string" calcext:value-type="string">
            <text:p>Q7</text:p>
          </table:table-cell>
          <table:table-cell office:value-type="string" calcext:value-type="string">
            <text:p>Q8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10</text:p>
          </table:table-cell>
          <table:table-cell office:value-type="string" calcext:value-type="string">
            <text:p>Q11</text:p>
          </table:table-cell>
          <table:table-cell office:value-type="string" calcext:value-type="string">
            <text:p>Q1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27/07/23</text:p>
          </table:table-cell>
          <table:table-cell office:value-type="string" calcext:value-type="string">
            <text:p>16/12/23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Entrepreneurship and Start-ups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27/07/23</text:p>
          </table:table-cell>
          <table:table-cell office:value-type="string" calcext:value-type="string">
            <text:p>16/12/23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Entrepreneurship and Start-ups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27/07/23</text:p>
          </table:table-cell>
          <table:table-cell office:value-type="string" calcext:value-type="string">
            <text:p>16/12/23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Entrepreneurship and Start-ups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27/07/23</text:p>
          </table:table-cell>
          <table:table-cell office:value-type="string" calcext:value-type="string">
            <text:p>16/12/23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Entrepreneurship and Start-ups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27/07/23</text:p>
          </table:table-cell>
          <table:table-cell office:value-type="string" calcext:value-type="string">
            <text:p>16/12/23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Entrepreneurship and Start-ups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27/07/23</text:p>
          </table:table-cell>
          <table:table-cell office:value-type="string" calcext:value-type="string">
            <text:p>16/12/23</text:p>
          </table:table-cell>
          <table:table-cell office:value-type="float" office:value="4351102" calcext:value-type="float">
            <text:p>4351102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mbedded System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27/07/23</text:p>
          </table:table-cell>
          <table:table-cell office:value-type="string" calcext:value-type="string">
            <text:p>16/12/23</text:p>
          </table:table-cell>
          <table:table-cell office:value-type="float" office:value="4351102" calcext:value-type="float">
            <text:p>4351102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mbedded System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27/07/23</text:p>
          </table:table-cell>
          <table:table-cell office:value-type="string" calcext:value-type="string">
            <text:p>16/12/23</text:p>
          </table:table-cell>
          <table:table-cell office:value-type="float" office:value="4351102" calcext:value-type="float">
            <text:p>4351102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mbedded System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27/07/23</text:p>
          </table:table-cell>
          <table:table-cell office:value-type="string" calcext:value-type="string">
            <text:p>16/12/23</text:p>
          </table:table-cell>
          <table:table-cell office:value-type="float" office:value="4351102" calcext:value-type="float">
            <text:p>4351102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mbedded System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27/07/23</text:p>
          </table:table-cell>
          <table:table-cell office:value-type="string" calcext:value-type="string">
            <text:p>16/12/23</text:p>
          </table:table-cell>
          <table:table-cell office:value-type="float" office:value="4351102" calcext:value-type="float">
            <text:p>4351102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mbedded System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27/07/23</text:p>
          </table:table-cell>
          <table:table-cell office:value-type="string" calcext:value-type="string">
            <text:p>16/12/23</text:p>
          </table:table-cell>
          <table:table-cell office:value-type="float" office:value="4351103" calcext:value-type="float">
            <text:p>4351103</text:p>
          </table:table-cell>
          <table:table-cell office:value-type="string" calcext:value-type="string">
            <text:p>MWR</text:p>
          </table:table-cell>
          <table:table-cell office:value-type="string" calcext:value-type="string">
            <text:p>Microwave and Radar Communication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27/07/23</text:p>
          </table:table-cell>
          <table:table-cell office:value-type="string" calcext:value-type="string">
            <text:p>16/12/23</text:p>
          </table:table-cell>
          <table:table-cell office:value-type="float" office:value="4351103" calcext:value-type="float">
            <text:p>4351103</text:p>
          </table:table-cell>
          <table:table-cell office:value-type="string" calcext:value-type="string">
            <text:p>MWR</text:p>
          </table:table-cell>
          <table:table-cell office:value-type="string" calcext:value-type="string">
            <text:p>Microwave and Radar Communication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27/07/23</text:p>
          </table:table-cell>
          <table:table-cell office:value-type="string" calcext:value-type="string">
            <text:p>16/12/23</text:p>
          </table:table-cell>
          <table:table-cell office:value-type="float" office:value="4351103" calcext:value-type="float">
            <text:p>4351103</text:p>
          </table:table-cell>
          <table:table-cell office:value-type="string" calcext:value-type="string">
            <text:p>MWR</text:p>
          </table:table-cell>
          <table:table-cell office:value-type="string" calcext:value-type="string">
            <text:p>Microwave and Radar Communication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27/07/23</text:p>
          </table:table-cell>
          <table:table-cell office:value-type="string" calcext:value-type="string">
            <text:p>16/12/23</text:p>
          </table:table-cell>
          <table:table-cell office:value-type="float" office:value="4351103" calcext:value-type="float">
            <text:p>4351103</text:p>
          </table:table-cell>
          <table:table-cell office:value-type="string" calcext:value-type="string">
            <text:p>MWR</text:p>
          </table:table-cell>
          <table:table-cell office:value-type="string" calcext:value-type="string">
            <text:p>Microwave and Radar Communication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27/07/23</text:p>
          </table:table-cell>
          <table:table-cell office:value-type="string" calcext:value-type="string">
            <text:p>16/12/23</text:p>
          </table:table-cell>
          <table:table-cell office:value-type="float" office:value="4351103" calcext:value-type="float">
            <text:p>4351103</text:p>
          </table:table-cell>
          <table:table-cell office:value-type="string" calcext:value-type="string">
            <text:p>MWR</text:p>
          </table:table-cell>
          <table:table-cell office:value-type="string" calcext:value-type="string">
            <text:p>Microwave and Radar Communication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27/07/23</text:p>
          </table:table-cell>
          <table:table-cell office:value-type="string" calcext:value-type="string">
            <text:p>16/12/23</text:p>
          </table:table-cell>
          <table:table-cell office:value-type="float" office:value="4351104" calcext:value-type="float">
            <text:p>4351104</text:p>
          </table:table-cell>
          <table:table-cell office:value-type="string" calcext:value-type="string">
            <text:p>M&amp;WC</text:p>
          </table:table-cell>
          <table:table-cell office:value-type="string" calcext:value-type="string">
            <text:p>Mobile &amp; Wireless Communication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27/07/23</text:p>
          </table:table-cell>
          <table:table-cell office:value-type="string" calcext:value-type="string">
            <text:p>16/12/23</text:p>
          </table:table-cell>
          <table:table-cell office:value-type="float" office:value="4351104" calcext:value-type="float">
            <text:p>4351104</text:p>
          </table:table-cell>
          <table:table-cell office:value-type="string" calcext:value-type="string">
            <text:p>M&amp;WC</text:p>
          </table:table-cell>
          <table:table-cell office:value-type="string" calcext:value-type="string">
            <text:p>Mobile &amp; Wireless Communication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27/07/23</text:p>
          </table:table-cell>
          <table:table-cell office:value-type="string" calcext:value-type="string">
            <text:p>16/12/23</text:p>
          </table:table-cell>
          <table:table-cell office:value-type="float" office:value="4351104" calcext:value-type="float">
            <text:p>4351104</text:p>
          </table:table-cell>
          <table:table-cell office:value-type="string" calcext:value-type="string">
            <text:p>M&amp;WC</text:p>
          </table:table-cell>
          <table:table-cell office:value-type="string" calcext:value-type="string">
            <text:p>Mobile &amp; Wireless Communication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27/07/23</text:p>
          </table:table-cell>
          <table:table-cell office:value-type="string" calcext:value-type="string">
            <text:p>16/12/23</text:p>
          </table:table-cell>
          <table:table-cell office:value-type="float" office:value="4351104" calcext:value-type="float">
            <text:p>4351104</text:p>
          </table:table-cell>
          <table:table-cell office:value-type="string" calcext:value-type="string">
            <text:p>M&amp;WC</text:p>
          </table:table-cell>
          <table:table-cell office:value-type="string" calcext:value-type="string">
            <text:p>Mobile &amp; Wireless Communication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27/07/23</text:p>
          </table:table-cell>
          <table:table-cell office:value-type="string" calcext:value-type="string">
            <text:p>16/12/23</text:p>
          </table:table-cell>
          <table:table-cell office:value-type="float" office:value="4351104" calcext:value-type="float">
            <text:p>4351104</text:p>
          </table:table-cell>
          <table:table-cell office:value-type="string" calcext:value-type="string">
            <text:p>M&amp;WC</text:p>
          </table:table-cell>
          <table:table-cell office:value-type="string" calcext:value-type="string">
            <text:p>Mobile &amp; Wireless Communication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27/07/23</text:p>
          </table:table-cell>
          <table:table-cell office:value-type="string" calcext:value-type="string">
            <text:p>16/12/23</text:p>
          </table:table-cell>
          <table:table-cell office:value-type="float" office:value="4351105" calcext:value-type="float">
            <text:p>4351105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oftware Practices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27/07/23</text:p>
          </table:table-cell>
          <table:table-cell office:value-type="string" calcext:value-type="string">
            <text:p>16/12/23</text:p>
          </table:table-cell>
          <table:table-cell office:value-type="float" office:value="4351105" calcext:value-type="float">
            <text:p>4351105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oftware Practices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27/07/23</text:p>
          </table:table-cell>
          <table:table-cell office:value-type="string" calcext:value-type="string">
            <text:p>16/12/23</text:p>
          </table:table-cell>
          <table:table-cell office:value-type="float" office:value="4351105" calcext:value-type="float">
            <text:p>4351105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oftware Practices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27/07/23</text:p>
          </table:table-cell>
          <table:table-cell office:value-type="string" calcext:value-type="string">
            <text:p>16/12/23</text:p>
          </table:table-cell>
          <table:table-cell office:value-type="float" office:value="4351105" calcext:value-type="float">
            <text:p>4351105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oftware Practices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27/07/23</text:p>
          </table:table-cell>
          <table:table-cell office:value-type="string" calcext:value-type="string">
            <text:p>16/12/23</text:p>
          </table:table-cell>
          <table:table-cell office:value-type="float" office:value="4351105" calcext:value-type="float">
            <text:p>4351105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oftware Practices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27/07/23</text:p>
          </table:table-cell>
          <table:table-cell office:value-type="string" calcext:value-type="string">
            <text:p>16/12/23</text:p>
          </table:table-cell>
          <table:table-cell office:value-type="float" office:value="4351108" calcext:value-type="float">
            <text:p>4351108</text:p>
          </table:table-cell>
          <table:table-cell office:value-type="string" calcext:value-type="string">
            <text:p>OPP</text:p>
          </table:table-cell>
          <table:table-cell office:value-type="string" calcext:value-type="string">
            <text:p>OOPS &amp; Python Programming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27/07/23</text:p>
          </table:table-cell>
          <table:table-cell office:value-type="string" calcext:value-type="string">
            <text:p>16/12/23</text:p>
          </table:table-cell>
          <table:table-cell office:value-type="float" office:value="4351108" calcext:value-type="float">
            <text:p>4351108</text:p>
          </table:table-cell>
          <table:table-cell office:value-type="string" calcext:value-type="string">
            <text:p>OPP</text:p>
          </table:table-cell>
          <table:table-cell office:value-type="string" calcext:value-type="string">
            <text:p>OOPS &amp; Python Programming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27/07/23</text:p>
          </table:table-cell>
          <table:table-cell office:value-type="string" calcext:value-type="string">
            <text:p>16/12/23</text:p>
          </table:table-cell>
          <table:table-cell office:value-type="float" office:value="4351108" calcext:value-type="float">
            <text:p>4351108</text:p>
          </table:table-cell>
          <table:table-cell office:value-type="string" calcext:value-type="string">
            <text:p>OPP</text:p>
          </table:table-cell>
          <table:table-cell office:value-type="string" calcext:value-type="string">
            <text:p>OOPS &amp; Python Programming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27/07/23</text:p>
          </table:table-cell>
          <table:table-cell office:value-type="string" calcext:value-type="string">
            <text:p>16/12/23</text:p>
          </table:table-cell>
          <table:table-cell office:value-type="float" office:value="4351108" calcext:value-type="float">
            <text:p>4351108</text:p>
          </table:table-cell>
          <table:table-cell office:value-type="string" calcext:value-type="string">
            <text:p>OPP</text:p>
          </table:table-cell>
          <table:table-cell office:value-type="string" calcext:value-type="string">
            <text:p>OOPS &amp; Python Programming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27/07/23</text:p>
          </table:table-cell>
          <table:table-cell office:value-type="string" calcext:value-type="string">
            <text:p>16/12/23</text:p>
          </table:table-cell>
          <table:table-cell office:value-type="float" office:value="4351108" calcext:value-type="float">
            <text:p>4351108</text:p>
          </table:table-cell>
          <table:table-cell office:value-type="string" calcext:value-type="string">
            <text:p>OPP</text:p>
          </table:table-cell>
          <table:table-cell office:value-type="string" calcext:value-type="string">
            <text:p>OOPS &amp; Python Programming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27/07/23</text:p>
          </table:table-cell>
          <table:table-cell office:value-type="string" calcext:value-type="string">
            <text:p>16/12/23</text:p>
          </table:table-cell>
          <table:table-cell office:value-type="float" office:value="4351107" calcext:value-type="float">
            <text:p>4351107</text:p>
          </table:table-cell>
          <table:table-cell office:value-type="string" calcext:value-type="string">
            <text:p>PR1</text:p>
          </table:table-cell>
          <table:table-cell office:value-type="string" calcext:value-type="string">
            <text:p>Electronics and Communication Engineering Project-I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27/07/23</text:p>
          </table:table-cell>
          <table:table-cell office:value-type="string" calcext:value-type="string">
            <text:p>16/12/23</text:p>
          </table:table-cell>
          <table:table-cell office:value-type="float" office:value="4351107" calcext:value-type="float">
            <text:p>4351107</text:p>
          </table:table-cell>
          <table:table-cell office:value-type="string" calcext:value-type="string">
            <text:p>PR1</text:p>
          </table:table-cell>
          <table:table-cell office:value-type="string" calcext:value-type="string">
            <text:p>Electronics and Communication Engineering Project-I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27/07/23</text:p>
          </table:table-cell>
          <table:table-cell office:value-type="string" calcext:value-type="string">
            <text:p>16/12/23</text:p>
          </table:table-cell>
          <table:table-cell office:value-type="float" office:value="4351107" calcext:value-type="float">
            <text:p>4351107</text:p>
          </table:table-cell>
          <table:table-cell office:value-type="string" calcext:value-type="string">
            <text:p>PR1</text:p>
          </table:table-cell>
          <table:table-cell office:value-type="string" calcext:value-type="string">
            <text:p>Electronics and Communication Engineering Project-I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27/07/23</text:p>
          </table:table-cell>
          <table:table-cell office:value-type="string" calcext:value-type="string">
            <text:p>16/12/23</text:p>
          </table:table-cell>
          <table:table-cell office:value-type="float" office:value="4351107" calcext:value-type="float">
            <text:p>4351107</text:p>
          </table:table-cell>
          <table:table-cell office:value-type="string" calcext:value-type="string">
            <text:p>PR1</text:p>
          </table:table-cell>
          <table:table-cell office:value-type="string" calcext:value-type="string">
            <text:p>Electronics and Communication Engineering Project-I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27/07/23</text:p>
          </table:table-cell>
          <table:table-cell office:value-type="string" calcext:value-type="string">
            <text:p>16/12/23</text:p>
          </table:table-cell>
          <table:table-cell office:value-type="float" office:value="4351107" calcext:value-type="float">
            <text:p>4351107</text:p>
          </table:table-cell>
          <table:table-cell office:value-type="string" calcext:value-type="string">
            <text:p>PR1</text:p>
          </table:table-cell>
          <table:table-cell office:value-type="string" calcext:value-type="string">
            <text:p>Electronics and Communication Engineering Project-I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4331101" calcext:value-type="float">
            <text:p>4331101</text:p>
          </table:table-cell>
          <table:table-cell office:value-type="string" calcext:value-type="string">
            <text:p>ECN</text:p>
          </table:table-cell>
          <table:table-cell office:value-type="string" calcext:value-type="string">
            <text:p>Electronic Circuits &amp; Networks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4331101" calcext:value-type="float">
            <text:p>4331101</text:p>
          </table:table-cell>
          <table:table-cell office:value-type="string" calcext:value-type="string">
            <text:p>ECN</text:p>
          </table:table-cell>
          <table:table-cell office:value-type="string" calcext:value-type="string">
            <text:p>Electronic Circuits &amp; Networks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4331101" calcext:value-type="float">
            <text:p>4331101</text:p>
          </table:table-cell>
          <table:table-cell office:value-type="string" calcext:value-type="string">
            <text:p>ECN</text:p>
          </table:table-cell>
          <table:table-cell office:value-type="string" calcext:value-type="string">
            <text:p>Electronic Circuits &amp; Networks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4331101" calcext:value-type="float">
            <text:p>4331101</text:p>
          </table:table-cell>
          <table:table-cell office:value-type="string" calcext:value-type="string">
            <text:p>ECN</text:p>
          </table:table-cell>
          <table:table-cell office:value-type="string" calcext:value-type="string">
            <text:p>Electronic Circuits &amp; Networks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4331101" calcext:value-type="float">
            <text:p>4331101</text:p>
          </table:table-cell>
          <table:table-cell office:value-type="string" calcext:value-type="string">
            <text:p>ECN</text:p>
          </table:table-cell>
          <table:table-cell office:value-type="string" calcext:value-type="string">
            <text:p>Electronic Circuits &amp; Networks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4331101" calcext:value-type="float">
            <text:p>4331101</text:p>
          </table:table-cell>
          <table:table-cell office:value-type="string" calcext:value-type="string">
            <text:p>ECN</text:p>
          </table:table-cell>
          <table:table-cell office:value-type="string" calcext:value-type="string">
            <text:p>Electronic Circuits &amp; Networks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4331101" calcext:value-type="float">
            <text:p>4331101</text:p>
          </table:table-cell>
          <table:table-cell office:value-type="string" calcext:value-type="string">
            <text:p>ECN</text:p>
          </table:table-cell>
          <table:table-cell office:value-type="string" calcext:value-type="string">
            <text:p>Electronic Circuits &amp; Networks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4331101" calcext:value-type="float">
            <text:p>4331101</text:p>
          </table:table-cell>
          <table:table-cell office:value-type="string" calcext:value-type="string">
            <text:p>ECN</text:p>
          </table:table-cell>
          <table:table-cell office:value-type="string" calcext:value-type="string">
            <text:p>Electronic Circuits &amp; Networks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4331102" calcext:value-type="float">
            <text:p>4331102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Electronic Measurements &amp; Instruments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4331102" calcext:value-type="float">
            <text:p>4331102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Electronic Measurements &amp; Instruments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4331102" calcext:value-type="float">
            <text:p>4331102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Electronic Measurements &amp; Instruments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4331102" calcext:value-type="float">
            <text:p>4331102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Electronic Measurements &amp; Instruments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4331102" calcext:value-type="float">
            <text:p>4331102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Electronic Measurements &amp; Instruments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4331102" calcext:value-type="float">
            <text:p>4331102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Electronic Measurements &amp; Instruments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4331102" calcext:value-type="float">
            <text:p>4331102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Electronic Measurements &amp; Instruments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4331102" calcext:value-type="float">
            <text:p>4331102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Electronic Measurements &amp; Instruments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4331103" calcext:value-type="float">
            <text:p>4331103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ndustrial Electronics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4331103" calcext:value-type="float">
            <text:p>4331103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ndustrial Electronics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4331103" calcext:value-type="float">
            <text:p>4331103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ndustrial Electronics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4331103" calcext:value-type="float">
            <text:p>4331103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ndustrial Electronics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4331103" calcext:value-type="float">
            <text:p>4331103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ndustrial Electronics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4331103" calcext:value-type="float">
            <text:p>4331103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ndustrial Electronics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4331103" calcext:value-type="float">
            <text:p>4331103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ndustrial Electronics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4331103" calcext:value-type="float">
            <text:p>4331103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ndustrial Electronics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4331104" calcext:value-type="float">
            <text:p>4331104</text:p>
          </table:table-cell>
          <table:table-cell office:value-type="string" calcext:value-type="string">
            <text:p>PEC</text:p>
          </table:table-cell>
          <table:table-cell office:value-type="string" calcext:value-type="string">
            <text:p>Principle of Electronic Communication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4331104" calcext:value-type="float">
            <text:p>4331104</text:p>
          </table:table-cell>
          <table:table-cell office:value-type="string" calcext:value-type="string">
            <text:p>PEC</text:p>
          </table:table-cell>
          <table:table-cell office:value-type="string" calcext:value-type="string">
            <text:p>Principle of Electronic Communication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4331104" calcext:value-type="float">
            <text:p>4331104</text:p>
          </table:table-cell>
          <table:table-cell office:value-type="string" calcext:value-type="string">
            <text:p>PEC</text:p>
          </table:table-cell>
          <table:table-cell office:value-type="string" calcext:value-type="string">
            <text:p>Principle of Electronic Communication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4331104" calcext:value-type="float">
            <text:p>4331104</text:p>
          </table:table-cell>
          <table:table-cell office:value-type="string" calcext:value-type="string">
            <text:p>PEC</text:p>
          </table:table-cell>
          <table:table-cell office:value-type="string" calcext:value-type="string">
            <text:p>Principle of Electronic Communication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4331104" calcext:value-type="float">
            <text:p>4331104</text:p>
          </table:table-cell>
          <table:table-cell office:value-type="string" calcext:value-type="string">
            <text:p>PEC</text:p>
          </table:table-cell>
          <table:table-cell office:value-type="string" calcext:value-type="string">
            <text:p>Principle of Electronic Communication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4331104" calcext:value-type="float">
            <text:p>4331104</text:p>
          </table:table-cell>
          <table:table-cell office:value-type="string" calcext:value-type="string">
            <text:p>PEC</text:p>
          </table:table-cell>
          <table:table-cell office:value-type="string" calcext:value-type="string">
            <text:p>Principle of Electronic Communication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4331104" calcext:value-type="float">
            <text:p>4331104</text:p>
          </table:table-cell>
          <table:table-cell office:value-type="string" calcext:value-type="string">
            <text:p>PEC</text:p>
          </table:table-cell>
          <table:table-cell office:value-type="string" calcext:value-type="string">
            <text:p>Principle of Electronic Communication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4331104" calcext:value-type="float">
            <text:p>4331104</text:p>
          </table:table-cell>
          <table:table-cell office:value-type="string" calcext:value-type="string">
            <text:p>PEC</text:p>
          </table:table-cell>
          <table:table-cell office:value-type="string" calcext:value-type="string">
            <text:p>Principle of Electronic Communication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4331105" calcext:value-type="float">
            <text:p>4331105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rogramming In C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4331105" calcext:value-type="float">
            <text:p>4331105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rogramming In C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4331105" calcext:value-type="float">
            <text:p>4331105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rogramming In C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4331105" calcext:value-type="float">
            <text:p>4331105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rogramming In C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4331105" calcext:value-type="float">
            <text:p>4331105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rogramming In C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4331105" calcext:value-type="float">
            <text:p>4331105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rogramming In C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4331105" calcext:value-type="float">
            <text:p>4331105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rogramming In C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4331105" calcext:value-type="float">
            <text:p>4331105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rogramming In C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1333201" calcext:value-type="float">
            <text:p>133320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ommunication Engineering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1333201" calcext:value-type="float">
            <text:p>133320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ommunication Engineering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1333201" calcext:value-type="float">
            <text:p>133320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ommunication Engineering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1333201" calcext:value-type="float">
            <text:p>133320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ommunication Engineering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1333201" calcext:value-type="float">
            <text:p>133320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ommunication Engineering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1333201" calcext:value-type="float">
            <text:p>133320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ommunication Engineering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1333201" calcext:value-type="float">
            <text:p>133320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ommunication Engineering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1333201" calcext:value-type="float">
            <text:p>133320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ommunication Engineering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1333201" calcext:value-type="float">
            <text:p>133320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ommunication Engineering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1333201" calcext:value-type="float">
            <text:p>133320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ommunication Engineering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1333201" calcext:value-type="float">
            <text:p>133320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ommunication Engineering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1333201" calcext:value-type="float">
            <text:p>133320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ommunication Engineering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1333201" calcext:value-type="float">
            <text:p>133320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ommunication Engineering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1333201" calcext:value-type="float">
            <text:p>133320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ommunication Engineering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1333202" calcext:value-type="float">
            <text:p>1333202</text:p>
          </table:table-cell>
          <table:table-cell office:value-type="string" calcext:value-type="string">
            <text:p>MPMC</text:p>
          </table:table-cell>
          <table:table-cell office:value-type="string" calcext:value-type="string">
            <text:p>Microprocessor &amp; Microcontroller System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1333202" calcext:value-type="float">
            <text:p>1333202</text:p>
          </table:table-cell>
          <table:table-cell office:value-type="string" calcext:value-type="string">
            <text:p>MPMC</text:p>
          </table:table-cell>
          <table:table-cell office:value-type="string" calcext:value-type="string">
            <text:p>Microprocessor &amp; Microcontroller System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1333202" calcext:value-type="float">
            <text:p>1333202</text:p>
          </table:table-cell>
          <table:table-cell office:value-type="string" calcext:value-type="string">
            <text:p>MPMC</text:p>
          </table:table-cell>
          <table:table-cell office:value-type="string" calcext:value-type="string">
            <text:p>Microprocessor &amp; Microcontroller System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7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1333202" calcext:value-type="float">
            <text:p>1333202</text:p>
          </table:table-cell>
          <table:table-cell office:value-type="string" calcext:value-type="string">
            <text:p>MPMC</text:p>
          </table:table-cell>
          <table:table-cell office:value-type="string" calcext:value-type="string">
            <text:p>Microprocessor &amp; Microcontroller System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7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1333202" calcext:value-type="float">
            <text:p>1333202</text:p>
          </table:table-cell>
          <table:table-cell office:value-type="string" calcext:value-type="string">
            <text:p>MPMC</text:p>
          </table:table-cell>
          <table:table-cell office:value-type="string" calcext:value-type="string">
            <text:p>Microprocessor &amp; Microcontroller System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1333202" calcext:value-type="float">
            <text:p>1333202</text:p>
          </table:table-cell>
          <table:table-cell office:value-type="string" calcext:value-type="string">
            <text:p>MPMC</text:p>
          </table:table-cell>
          <table:table-cell office:value-type="string" calcext:value-type="string">
            <text:p>Microprocessor &amp; Microcontroller System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1333202" calcext:value-type="float">
            <text:p>1333202</text:p>
          </table:table-cell>
          <table:table-cell office:value-type="string" calcext:value-type="string">
            <text:p>MPMC</text:p>
          </table:table-cell>
          <table:table-cell office:value-type="string" calcext:value-type="string">
            <text:p>Microprocessor &amp; Microcontroller System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1333202" calcext:value-type="float">
            <text:p>1333202</text:p>
          </table:table-cell>
          <table:table-cell office:value-type="string" calcext:value-type="string">
            <text:p>MPMC</text:p>
          </table:table-cell>
          <table:table-cell office:value-type="string" calcext:value-type="string">
            <text:p>Microprocessor &amp; Microcontroller System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1333202" calcext:value-type="float">
            <text:p>1333202</text:p>
          </table:table-cell>
          <table:table-cell office:value-type="string" calcext:value-type="string">
            <text:p>MPMC</text:p>
          </table:table-cell>
          <table:table-cell office:value-type="string" calcext:value-type="string">
            <text:p>Microprocessor &amp; Microcontroller System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1333202" calcext:value-type="float">
            <text:p>1333202</text:p>
          </table:table-cell>
          <table:table-cell office:value-type="string" calcext:value-type="string">
            <text:p>MPMC</text:p>
          </table:table-cell>
          <table:table-cell office:value-type="string" calcext:value-type="string">
            <text:p>Microprocessor &amp; Microcontroller System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1333202" calcext:value-type="float">
            <text:p>1333202</text:p>
          </table:table-cell>
          <table:table-cell office:value-type="string" calcext:value-type="string">
            <text:p>MPMC</text:p>
          </table:table-cell>
          <table:table-cell office:value-type="string" calcext:value-type="string">
            <text:p>Microprocessor &amp; Microcontroller System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1333202" calcext:value-type="float">
            <text:p>1333202</text:p>
          </table:table-cell>
          <table:table-cell office:value-type="string" calcext:value-type="string">
            <text:p>MPMC</text:p>
          </table:table-cell>
          <table:table-cell office:value-type="string" calcext:value-type="string">
            <text:p>Microprocessor &amp; Microcontroller System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1333202" calcext:value-type="float">
            <text:p>1333202</text:p>
          </table:table-cell>
          <table:table-cell office:value-type="string" calcext:value-type="string">
            <text:p>MPMC</text:p>
          </table:table-cell>
          <table:table-cell office:value-type="string" calcext:value-type="string">
            <text:p>Microprocessor &amp; Microcontroller System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1333202" calcext:value-type="float">
            <text:p>1333202</text:p>
          </table:table-cell>
          <table:table-cell office:value-type="string" calcext:value-type="string">
            <text:p>MPMC</text:p>
          </table:table-cell>
          <table:table-cell office:value-type="string" calcext:value-type="string">
            <text:p>Microprocessor &amp; Microcontroller System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1333203" calcext:value-type="float">
            <text:p>1333203</text:p>
          </table:table-cell>
          <table:table-cell office:value-type="string" calcext:value-type="string">
            <text:p>DSA</text:p>
          </table:table-cell>
          <table:table-cell office:value-type="string" calcext:value-type="string">
            <text:p>Data Structure and Application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1333203" calcext:value-type="float">
            <text:p>1333203</text:p>
          </table:table-cell>
          <table:table-cell office:value-type="string" calcext:value-type="string">
            <text:p>DSA</text:p>
          </table:table-cell>
          <table:table-cell office:value-type="string" calcext:value-type="string">
            <text:p>Data Structure and Application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1333203" calcext:value-type="float">
            <text:p>1333203</text:p>
          </table:table-cell>
          <table:table-cell office:value-type="string" calcext:value-type="string">
            <text:p>DSA</text:p>
          </table:table-cell>
          <table:table-cell office:value-type="string" calcext:value-type="string">
            <text:p>Data Structure and Application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1333203" calcext:value-type="float">
            <text:p>1333203</text:p>
          </table:table-cell>
          <table:table-cell office:value-type="string" calcext:value-type="string">
            <text:p>DSA</text:p>
          </table:table-cell>
          <table:table-cell office:value-type="string" calcext:value-type="string">
            <text:p>Data Structure and Application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1333203" calcext:value-type="float">
            <text:p>1333203</text:p>
          </table:table-cell>
          <table:table-cell office:value-type="string" calcext:value-type="string">
            <text:p>DSA</text:p>
          </table:table-cell>
          <table:table-cell office:value-type="string" calcext:value-type="string">
            <text:p>Data Structure and Application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1333203" calcext:value-type="float">
            <text:p>1333203</text:p>
          </table:table-cell>
          <table:table-cell office:value-type="string" calcext:value-type="string">
            <text:p>DSA</text:p>
          </table:table-cell>
          <table:table-cell office:value-type="string" calcext:value-type="string">
            <text:p>Data Structure and Application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1333203" calcext:value-type="float">
            <text:p>1333203</text:p>
          </table:table-cell>
          <table:table-cell office:value-type="string" calcext:value-type="string">
            <text:p>DSA</text:p>
          </table:table-cell>
          <table:table-cell office:value-type="string" calcext:value-type="string">
            <text:p>Data Structure and Application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1333203" calcext:value-type="float">
            <text:p>1333203</text:p>
          </table:table-cell>
          <table:table-cell office:value-type="string" calcext:value-type="string">
            <text:p>DSA</text:p>
          </table:table-cell>
          <table:table-cell office:value-type="string" calcext:value-type="string">
            <text:p>Data Structure and Application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1333203" calcext:value-type="float">
            <text:p>1333203</text:p>
          </table:table-cell>
          <table:table-cell office:value-type="string" calcext:value-type="string">
            <text:p>DSA</text:p>
          </table:table-cell>
          <table:table-cell office:value-type="string" calcext:value-type="string">
            <text:p>Data Structure and Application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1333203" calcext:value-type="float">
            <text:p>1333203</text:p>
          </table:table-cell>
          <table:table-cell office:value-type="string" calcext:value-type="string">
            <text:p>DSA</text:p>
          </table:table-cell>
          <table:table-cell office:value-type="string" calcext:value-type="string">
            <text:p>Data Structure and Application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1333203" calcext:value-type="float">
            <text:p>1333203</text:p>
          </table:table-cell>
          <table:table-cell office:value-type="string" calcext:value-type="string">
            <text:p>DSA</text:p>
          </table:table-cell>
          <table:table-cell office:value-type="string" calcext:value-type="string">
            <text:p>Data Structure and Application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1333203" calcext:value-type="float">
            <text:p>1333203</text:p>
          </table:table-cell>
          <table:table-cell office:value-type="string" calcext:value-type="string">
            <text:p>DSA</text:p>
          </table:table-cell>
          <table:table-cell office:value-type="string" calcext:value-type="string">
            <text:p>Data Structure and Application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1333203" calcext:value-type="float">
            <text:p>1333203</text:p>
          </table:table-cell>
          <table:table-cell office:value-type="string" calcext:value-type="string">
            <text:p>DSA</text:p>
          </table:table-cell>
          <table:table-cell office:value-type="string" calcext:value-type="string">
            <text:p>Data Structure and Application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1333203" calcext:value-type="float">
            <text:p>1333203</text:p>
          </table:table-cell>
          <table:table-cell office:value-type="string" calcext:value-type="string">
            <text:p>DSA</text:p>
          </table:table-cell>
          <table:table-cell office:value-type="string" calcext:value-type="string">
            <text:p>Data Structure and Application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1333204" calcext:value-type="float">
            <text:p>1333204</text:p>
          </table:table-cell>
          <table:table-cell office:value-type="string" calcext:value-type="string">
            <text:p>DBMS</text:p>
          </table:table-cell>
          <table:table-cell office:value-type="string" calcext:value-type="string">
            <text:p>Database Management System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1333204" calcext:value-type="float">
            <text:p>1333204</text:p>
          </table:table-cell>
          <table:table-cell office:value-type="string" calcext:value-type="string">
            <text:p>DBMS</text:p>
          </table:table-cell>
          <table:table-cell office:value-type="string" calcext:value-type="string">
            <text:p>Database Management System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1333204" calcext:value-type="float">
            <text:p>1333204</text:p>
          </table:table-cell>
          <table:table-cell office:value-type="string" calcext:value-type="string">
            <text:p>DBMS</text:p>
          </table:table-cell>
          <table:table-cell office:value-type="string" calcext:value-type="string">
            <text:p>Database Management System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1333204" calcext:value-type="float">
            <text:p>1333204</text:p>
          </table:table-cell>
          <table:table-cell office:value-type="string" calcext:value-type="string">
            <text:p>DBMS</text:p>
          </table:table-cell>
          <table:table-cell office:value-type="string" calcext:value-type="string">
            <text:p>Database Management System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1333204" calcext:value-type="float">
            <text:p>1333204</text:p>
          </table:table-cell>
          <table:table-cell office:value-type="string" calcext:value-type="string">
            <text:p>DBMS</text:p>
          </table:table-cell>
          <table:table-cell office:value-type="string" calcext:value-type="string">
            <text:p>Database Management System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1333204" calcext:value-type="float">
            <text:p>1333204</text:p>
          </table:table-cell>
          <table:table-cell office:value-type="string" calcext:value-type="string">
            <text:p>DBMS</text:p>
          </table:table-cell>
          <table:table-cell office:value-type="string" calcext:value-type="string">
            <text:p>Database Management System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1333204" calcext:value-type="float">
            <text:p>1333204</text:p>
          </table:table-cell>
          <table:table-cell office:value-type="string" calcext:value-type="string">
            <text:p>DBMS</text:p>
          </table:table-cell>
          <table:table-cell office:value-type="string" calcext:value-type="string">
            <text:p>Database Management System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0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1333204" calcext:value-type="float">
            <text:p>1333204</text:p>
          </table:table-cell>
          <table:table-cell office:value-type="string" calcext:value-type="string">
            <text:p>DBMS</text:p>
          </table:table-cell>
          <table:table-cell office:value-type="string" calcext:value-type="string">
            <text:p>Database Management System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1333204" calcext:value-type="float">
            <text:p>1333204</text:p>
          </table:table-cell>
          <table:table-cell office:value-type="string" calcext:value-type="string">
            <text:p>DBMS</text:p>
          </table:table-cell>
          <table:table-cell office:value-type="string" calcext:value-type="string">
            <text:p>Database Management System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1333204" calcext:value-type="float">
            <text:p>1333204</text:p>
          </table:table-cell>
          <table:table-cell office:value-type="string" calcext:value-type="string">
            <text:p>DBMS</text:p>
          </table:table-cell>
          <table:table-cell office:value-type="string" calcext:value-type="string">
            <text:p>Database Management System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1333204" calcext:value-type="float">
            <text:p>1333204</text:p>
          </table:table-cell>
          <table:table-cell office:value-type="string" calcext:value-type="string">
            <text:p>DBMS</text:p>
          </table:table-cell>
          <table:table-cell office:value-type="string" calcext:value-type="string">
            <text:p>Database Management System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1333204" calcext:value-type="float">
            <text:p>1333204</text:p>
          </table:table-cell>
          <table:table-cell office:value-type="string" calcext:value-type="string">
            <text:p>DBMS</text:p>
          </table:table-cell>
          <table:table-cell office:value-type="string" calcext:value-type="string">
            <text:p>Database Management System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1333204" calcext:value-type="float">
            <text:p>1333204</text:p>
          </table:table-cell>
          <table:table-cell office:value-type="string" calcext:value-type="string">
            <text:p>DBMS</text:p>
          </table:table-cell>
          <table:table-cell office:value-type="string" calcext:value-type="string">
            <text:p>Database Management System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1333204" calcext:value-type="float">
            <text:p>1333204</text:p>
          </table:table-cell>
          <table:table-cell office:value-type="string" calcext:value-type="string">
            <text:p>DBMS</text:p>
          </table:table-cell>
          <table:table-cell office:value-type="string" calcext:value-type="string">
            <text:p>Database Management System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1333205" calcext:value-type="float">
            <text:p>1333205</text:p>
          </table:table-cell>
          <table:table-cell office:value-type="string" calcext:value-type="string">
            <text:p>OSA</text:p>
          </table:table-cell>
          <table:table-cell office:value-type="string" calcext:value-type="string">
            <text:p>Operating System Administration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1333205" calcext:value-type="float">
            <text:p>1333205</text:p>
          </table:table-cell>
          <table:table-cell office:value-type="string" calcext:value-type="string">
            <text:p>OSA</text:p>
          </table:table-cell>
          <table:table-cell office:value-type="string" calcext:value-type="string">
            <text:p>Operating System Administration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1333205" calcext:value-type="float">
            <text:p>1333205</text:p>
          </table:table-cell>
          <table:table-cell office:value-type="string" calcext:value-type="string">
            <text:p>OSA</text:p>
          </table:table-cell>
          <table:table-cell office:value-type="string" calcext:value-type="string">
            <text:p>Operating System Administration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1333205" calcext:value-type="float">
            <text:p>1333205</text:p>
          </table:table-cell>
          <table:table-cell office:value-type="string" calcext:value-type="string">
            <text:p>OSA</text:p>
          </table:table-cell>
          <table:table-cell office:value-type="string" calcext:value-type="string">
            <text:p>Operating System Administration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1333205" calcext:value-type="float">
            <text:p>1333205</text:p>
          </table:table-cell>
          <table:table-cell office:value-type="string" calcext:value-type="string">
            <text:p>OSA</text:p>
          </table:table-cell>
          <table:table-cell office:value-type="string" calcext:value-type="string">
            <text:p>Operating System Administration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1333205" calcext:value-type="float">
            <text:p>1333205</text:p>
          </table:table-cell>
          <table:table-cell office:value-type="string" calcext:value-type="string">
            <text:p>OSA</text:p>
          </table:table-cell>
          <table:table-cell office:value-type="string" calcext:value-type="string">
            <text:p>Operating System Administration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1333205" calcext:value-type="float">
            <text:p>1333205</text:p>
          </table:table-cell>
          <table:table-cell office:value-type="string" calcext:value-type="string">
            <text:p>OSA</text:p>
          </table:table-cell>
          <table:table-cell office:value-type="string" calcext:value-type="string">
            <text:p>Operating System Administration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1333205" calcext:value-type="float">
            <text:p>1333205</text:p>
          </table:table-cell>
          <table:table-cell office:value-type="string" calcext:value-type="string">
            <text:p>OSA</text:p>
          </table:table-cell>
          <table:table-cell office:value-type="string" calcext:value-type="string">
            <text:p>Operating System Administration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1333205" calcext:value-type="float">
            <text:p>1333205</text:p>
          </table:table-cell>
          <table:table-cell office:value-type="string" calcext:value-type="string">
            <text:p>OSA</text:p>
          </table:table-cell>
          <table:table-cell office:value-type="string" calcext:value-type="string">
            <text:p>Operating System Administration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1333205" calcext:value-type="float">
            <text:p>1333205</text:p>
          </table:table-cell>
          <table:table-cell office:value-type="string" calcext:value-type="string">
            <text:p>OSA</text:p>
          </table:table-cell>
          <table:table-cell office:value-type="string" calcext:value-type="string">
            <text:p>Operating System Administration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1333205" calcext:value-type="float">
            <text:p>1333205</text:p>
          </table:table-cell>
          <table:table-cell office:value-type="string" calcext:value-type="string">
            <text:p>OSA</text:p>
          </table:table-cell>
          <table:table-cell office:value-type="string" calcext:value-type="string">
            <text:p>Operating System Administration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1333205" calcext:value-type="float">
            <text:p>1333205</text:p>
          </table:table-cell>
          <table:table-cell office:value-type="string" calcext:value-type="string">
            <text:p>OSA</text:p>
          </table:table-cell>
          <table:table-cell office:value-type="string" calcext:value-type="string">
            <text:p>Operating System Administration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1333205" calcext:value-type="float">
            <text:p>1333205</text:p>
          </table:table-cell>
          <table:table-cell office:value-type="string" calcext:value-type="string">
            <text:p>OSA</text:p>
          </table:table-cell>
          <table:table-cell office:value-type="string" calcext:value-type="string">
            <text:p>Operating System Administration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/08/23</text:p>
          </table:table-cell>
          <table:table-cell office:value-type="string" calcext:value-type="string">
            <text:p>30/12/23</text:p>
          </table:table-cell>
          <table:table-cell office:value-type="float" office:value="1333205" calcext:value-type="float">
            <text:p>1333205</text:p>
          </table:table-cell>
          <table:table-cell office:value-type="string" calcext:value-type="string">
            <text:p>OSA</text:p>
          </table:table-cell>
          <table:table-cell office:value-type="string" calcext:value-type="string">
            <text:p>Operating System Administration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102" calcext:value-type="float">
            <text:p>4311102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undamentals of Electronics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102" calcext:value-type="float">
            <text:p>4311102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undamentals of Electronics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102" calcext:value-type="float">
            <text:p>4311102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undamentals of Electronics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101" calcext:value-type="float">
            <text:p>4311101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Fundamentals of Electrical Engineering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101" calcext:value-type="float">
            <text:p>4311101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Fundamentals of Electrical Engineering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101" calcext:value-type="float">
            <text:p>4311101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Fundamentals of Electrical Engineering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0" calcext:value-type="float">
            <text:p>4300010</text:p>
          </table:table-cell>
          <table:table-cell office:value-type="string" calcext:value-type="string">
            <text:p>BICT</text:p>
          </table:table-cell>
          <table:table-cell office:value-type="string" calcext:value-type="string">
            <text:p>Basics of Information and Communication Technology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0" calcext:value-type="float">
            <text:p>4300010</text:p>
          </table:table-cell>
          <table:table-cell office:value-type="string" calcext:value-type="string">
            <text:p>BICT</text:p>
          </table:table-cell>
          <table:table-cell office:value-type="string" calcext:value-type="string">
            <text:p>Basics of Information and Communication Technology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0" calcext:value-type="float">
            <text:p>4300010</text:p>
          </table:table-cell>
          <table:table-cell office:value-type="string" calcext:value-type="string">
            <text:p>BICT</text:p>
          </table:table-cell>
          <table:table-cell office:value-type="string" calcext:value-type="string">
            <text:p>Basics of Information and Communication Technology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0" calcext:value-type="float">
            <text:p>4300010</text:p>
          </table:table-cell>
          <table:table-cell office:value-type="string" calcext:value-type="string">
            <text:p>BICT</text:p>
          </table:table-cell>
          <table:table-cell office:value-type="string" calcext:value-type="string">
            <text:p>Basics of Information and Communication Technology</text:p>
          </table:table-cell>
          <table:table-cell office:value-type="string" calcext:value-type="string">
            <text:p>MJV</text:p>
          </table:table-cell>
          <table:table-cell office:value-type="string" calcext:value-type="string">
            <text:p>Mr. M J Vadhwania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0" calcext:value-type="float">
            <text:p>4300010</text:p>
          </table:table-cell>
          <table:table-cell office:value-type="string" calcext:value-type="string">
            <text:p>BICT</text:p>
          </table:table-cell>
          <table:table-cell office:value-type="string" calcext:value-type="string">
            <text:p>Basics of Information and Communication Technology</text:p>
          </table:table-cell>
          <table:table-cell office:value-type="string" calcext:value-type="string">
            <text:p>MJV</text:p>
          </table:table-cell>
          <table:table-cell office:value-type="string" calcext:value-type="string">
            <text:p>Mr. M J Vadhwania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0" calcext:value-type="float">
            <text:p>4300010</text:p>
          </table:table-cell>
          <table:table-cell office:value-type="string" calcext:value-type="string">
            <text:p>BICT</text:p>
          </table:table-cell>
          <table:table-cell office:value-type="string" calcext:value-type="string">
            <text:p>Basics of Information and Communication Technology</text:p>
          </table:table-cell>
          <table:table-cell office:value-type="string" calcext:value-type="string">
            <text:p>MJV</text:p>
          </table:table-cell>
          <table:table-cell office:value-type="string" calcext:value-type="string">
            <text:p>Mr. M J Vadhwani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5" calcext:value-type="float">
            <text:p>4300015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Sports and Yoga</text:p>
          </table:table-cell>
          <table:table-cell office:value-type="string" calcext:value-type="string">
            <text:p>MJV</text:p>
          </table:table-cell>
          <table:table-cell office:value-type="string" calcext:value-type="string">
            <text:p>Mr. M J Vadhwania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5" calcext:value-type="float">
            <text:p>4300015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Sports and Yoga</text:p>
          </table:table-cell>
          <table:table-cell office:value-type="string" calcext:value-type="string">
            <text:p>MJV</text:p>
          </table:table-cell>
          <table:table-cell office:value-type="string" calcext:value-type="string">
            <text:p>Mr. M J Vadhwania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5" calcext:value-type="float">
            <text:p>4300015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Sports and Yoga</text:p>
          </table:table-cell>
          <table:table-cell office:value-type="string" calcext:value-type="string">
            <text:p>MJV</text:p>
          </table:table-cell>
          <table:table-cell office:value-type="string" calcext:value-type="string">
            <text:p>Mr. M J Vadhwania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2" calcext:value-type="float">
            <text:p>1313202</text:p>
          </table:table-cell>
          <table:table-cell office:value-type="string" calcext:value-type="string">
            <text:p>EEE</text:p>
          </table:table-cell>
          <table:table-cell office:value-type="string" calcext:value-type="string">
            <text:p>Elements of Electrical &amp; Electronics Engineering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2" calcext:value-type="float">
            <text:p>1313202</text:p>
          </table:table-cell>
          <table:table-cell office:value-type="string" calcext:value-type="string">
            <text:p>EEE</text:p>
          </table:table-cell>
          <table:table-cell office:value-type="string" calcext:value-type="string">
            <text:p>Elements of Electrical &amp; Electronics Engineering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2" calcext:value-type="float">
            <text:p>1313202</text:p>
          </table:table-cell>
          <table:table-cell office:value-type="string" calcext:value-type="string">
            <text:p>EEE</text:p>
          </table:table-cell>
          <table:table-cell office:value-type="string" calcext:value-type="string">
            <text:p>Elements of Electrical &amp; Electronics Engineering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2" calcext:value-type="float">
            <text:p>1313202</text:p>
          </table:table-cell>
          <table:table-cell office:value-type="string" calcext:value-type="string">
            <text:p>EEE</text:p>
          </table:table-cell>
          <table:table-cell office:value-type="string" calcext:value-type="string">
            <text:p>Elements of Electrical &amp; Electronics Engineering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2" calcext:value-type="float">
            <text:p>1313202</text:p>
          </table:table-cell>
          <table:table-cell office:value-type="string" calcext:value-type="string">
            <text:p>EEE</text:p>
          </table:table-cell>
          <table:table-cell office:value-type="string" calcext:value-type="string">
            <text:p>Elements of Electrical &amp; Electronics Engineering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2" calcext:value-type="float">
            <text:p>1313202</text:p>
          </table:table-cell>
          <table:table-cell office:value-type="string" calcext:value-type="string">
            <text:p>EEE</text:p>
          </table:table-cell>
          <table:table-cell office:value-type="string" calcext:value-type="string">
            <text:p>Elements of Electrical &amp; Electronics Engineering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2" calcext:value-type="float">
            <text:p>1313202</text:p>
          </table:table-cell>
          <table:table-cell office:value-type="string" calcext:value-type="string">
            <text:p>EEE</text:p>
          </table:table-cell>
          <table:table-cell office:value-type="string" calcext:value-type="string">
            <text:p>Elements of Electrical &amp; Electronics Engineering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2" calcext:value-type="float">
            <text:p>1313202</text:p>
          </table:table-cell>
          <table:table-cell office:value-type="string" calcext:value-type="string">
            <text:p>EEE</text:p>
          </table:table-cell>
          <table:table-cell office:value-type="string" calcext:value-type="string">
            <text:p>Elements of Electrical &amp; Electronics Engineering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2" calcext:value-type="float">
            <text:p>1313202</text:p>
          </table:table-cell>
          <table:table-cell office:value-type="string" calcext:value-type="string">
            <text:p>EEE</text:p>
          </table:table-cell>
          <table:table-cell office:value-type="string" calcext:value-type="string">
            <text:p>Elements of Electrical &amp; Electronics Engineering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2" calcext:value-type="float">
            <text:p>1313202</text:p>
          </table:table-cell>
          <table:table-cell office:value-type="string" calcext:value-type="string">
            <text:p>EEE</text:p>
          </table:table-cell>
          <table:table-cell office:value-type="string" calcext:value-type="string">
            <text:p>Elements of Electrical &amp; Electronics Engineering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2" calcext:value-type="float">
            <text:p>1313202</text:p>
          </table:table-cell>
          <table:table-cell office:value-type="string" calcext:value-type="string">
            <text:p>EEE</text:p>
          </table:table-cell>
          <table:table-cell office:value-type="string" calcext:value-type="string">
            <text:p>Elements of Electrical &amp; Electronics Engineering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2" calcext:value-type="float">
            <text:p>1313202</text:p>
          </table:table-cell>
          <table:table-cell office:value-type="string" calcext:value-type="string">
            <text:p>EEE</text:p>
          </table:table-cell>
          <table:table-cell office:value-type="string" calcext:value-type="string">
            <text:p>Elements of Electrical &amp; Electronics Engineering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2" calcext:value-type="float">
            <text:p>1313202</text:p>
          </table:table-cell>
          <table:table-cell office:value-type="string" calcext:value-type="string">
            <text:p>EEE</text:p>
          </table:table-cell>
          <table:table-cell office:value-type="string" calcext:value-type="string">
            <text:p>Elements of Electrical &amp; Electronics Engineering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2" calcext:value-type="float">
            <text:p>1313202</text:p>
          </table:table-cell>
          <table:table-cell office:value-type="string" calcext:value-type="string">
            <text:p>EEE</text:p>
          </table:table-cell>
          <table:table-cell office:value-type="string" calcext:value-type="string">
            <text:p>Elements of Electrical &amp; Electronics Engineering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2" calcext:value-type="float">
            <text:p>1313202</text:p>
          </table:table-cell>
          <table:table-cell office:value-type="string" calcext:value-type="string">
            <text:p>EEE</text:p>
          </table:table-cell>
          <table:table-cell office:value-type="string" calcext:value-type="string">
            <text:p>Elements of Electrical &amp; Electronics Engineering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2" calcext:value-type="float">
            <text:p>1313202</text:p>
          </table:table-cell>
          <table:table-cell office:value-type="string" calcext:value-type="string">
            <text:p>EEE</text:p>
          </table:table-cell>
          <table:table-cell office:value-type="string" calcext:value-type="string">
            <text:p>Elements of Electrical &amp; Electronics Engineering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2" calcext:value-type="float">
            <text:p>1313202</text:p>
          </table:table-cell>
          <table:table-cell office:value-type="string" calcext:value-type="string">
            <text:p>EEE</text:p>
          </table:table-cell>
          <table:table-cell office:value-type="string" calcext:value-type="string">
            <text:p>Elements of Electrical &amp; Electronics Engineering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2" calcext:value-type="float">
            <text:p>1313202</text:p>
          </table:table-cell>
          <table:table-cell office:value-type="string" calcext:value-type="string">
            <text:p>EEE</text:p>
          </table:table-cell>
          <table:table-cell office:value-type="string" calcext:value-type="string">
            <text:p>Elements of Electrical &amp; Electronics Engineering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2" calcext:value-type="float">
            <text:p>1313202</text:p>
          </table:table-cell>
          <table:table-cell office:value-type="string" calcext:value-type="string">
            <text:p>EEE</text:p>
          </table:table-cell>
          <table:table-cell office:value-type="string" calcext:value-type="string">
            <text:p>Elements of Electrical &amp; Electronics Engineering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2" calcext:value-type="float">
            <text:p>1313202</text:p>
          </table:table-cell>
          <table:table-cell office:value-type="string" calcext:value-type="string">
            <text:p>EEE</text:p>
          </table:table-cell>
          <table:table-cell office:value-type="string" calcext:value-type="string">
            <text:p>Elements of Electrical &amp; Electronics Engineering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2" calcext:value-type="float">
            <text:p>1313202</text:p>
          </table:table-cell>
          <table:table-cell office:value-type="string" calcext:value-type="string">
            <text:p>EEE</text:p>
          </table:table-cell>
          <table:table-cell office:value-type="string" calcext:value-type="string">
            <text:p>Elements of Electrical &amp; Electronics Engineering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2" calcext:value-type="float">
            <text:p>1313202</text:p>
          </table:table-cell>
          <table:table-cell office:value-type="string" calcext:value-type="string">
            <text:p>EEE</text:p>
          </table:table-cell>
          <table:table-cell office:value-type="string" calcext:value-type="string">
            <text:p>Elements of Electrical &amp; Electronics Engineering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2" calcext:value-type="float">
            <text:p>1313202</text:p>
          </table:table-cell>
          <table:table-cell office:value-type="string" calcext:value-type="string">
            <text:p>EEE</text:p>
          </table:table-cell>
          <table:table-cell office:value-type="string" calcext:value-type="string">
            <text:p>Elements of Electrical &amp; Electronics Engineering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2" calcext:value-type="float">
            <text:p>1313202</text:p>
          </table:table-cell>
          <table:table-cell office:value-type="string" calcext:value-type="string">
            <text:p>EEE</text:p>
          </table:table-cell>
          <table:table-cell office:value-type="string" calcext:value-type="string">
            <text:p>Elements of Electrical &amp; Electronics Engineering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2" calcext:value-type="float">
            <text:p>1313202</text:p>
          </table:table-cell>
          <table:table-cell office:value-type="string" calcext:value-type="string">
            <text:p>EEE</text:p>
          </table:table-cell>
          <table:table-cell office:value-type="string" calcext:value-type="string">
            <text:p>Elements of Electrical &amp; Electronics Engineering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2" calcext:value-type="float">
            <text:p>1313202</text:p>
          </table:table-cell>
          <table:table-cell office:value-type="string" calcext:value-type="string">
            <text:p>EEE</text:p>
          </table:table-cell>
          <table:table-cell office:value-type="string" calcext:value-type="string">
            <text:p>Elements of Electrical &amp; Electronics Engineering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2" calcext:value-type="float">
            <text:p>1313202</text:p>
          </table:table-cell>
          <table:table-cell office:value-type="string" calcext:value-type="string">
            <text:p>EEE</text:p>
          </table:table-cell>
          <table:table-cell office:value-type="string" calcext:value-type="string">
            <text:p>Elements of Electrical &amp; Electronics Engineering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2" calcext:value-type="float">
            <text:p>1313202</text:p>
          </table:table-cell>
          <table:table-cell office:value-type="string" calcext:value-type="string">
            <text:p>EEE</text:p>
          </table:table-cell>
          <table:table-cell office:value-type="string" calcext:value-type="string">
            <text:p>Elements of Electrical &amp; Electronics Engineering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2" calcext:value-type="float">
            <text:p>1313202</text:p>
          </table:table-cell>
          <table:table-cell office:value-type="string" calcext:value-type="string">
            <text:p>EEE</text:p>
          </table:table-cell>
          <table:table-cell office:value-type="string" calcext:value-type="string">
            <text:p>Elements of Electrical &amp; Electronics Engineering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2" calcext:value-type="float">
            <text:p>1313202</text:p>
          </table:table-cell>
          <table:table-cell office:value-type="string" calcext:value-type="string">
            <text:p>EEE</text:p>
          </table:table-cell>
          <table:table-cell office:value-type="string" calcext:value-type="string">
            <text:p>Elements of Electrical &amp; Electronics Engineering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2" calcext:value-type="float">
            <text:p>1313202</text:p>
          </table:table-cell>
          <table:table-cell office:value-type="string" calcext:value-type="string">
            <text:p>EEE</text:p>
          </table:table-cell>
          <table:table-cell office:value-type="string" calcext:value-type="string">
            <text:p>Elements of Electrical &amp; Electronics Engineering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2" calcext:value-type="float">
            <text:p>1313202</text:p>
          </table:table-cell>
          <table:table-cell office:value-type="string" calcext:value-type="string">
            <text:p>EEE</text:p>
          </table:table-cell>
          <table:table-cell office:value-type="string" calcext:value-type="string">
            <text:p>Elements of Electrical &amp; Electronics Engineering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2" calcext:value-type="float">
            <text:p>1313202</text:p>
          </table:table-cell>
          <table:table-cell office:value-type="string" calcext:value-type="string">
            <text:p>EEE</text:p>
          </table:table-cell>
          <table:table-cell office:value-type="string" calcext:value-type="string">
            <text:p>Elements of Electrical &amp; Electronics Engineering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2" calcext:value-type="float">
            <text:p>1313202</text:p>
          </table:table-cell>
          <table:table-cell office:value-type="string" calcext:value-type="string">
            <text:p>EEE</text:p>
          </table:table-cell>
          <table:table-cell office:value-type="string" calcext:value-type="string">
            <text:p>Elements of Electrical &amp; Electronics Engineering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3" calcext:value-type="float">
            <text:p>1313203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Web Development Practices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3" calcext:value-type="float">
            <text:p>1313203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Web Development Practices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3" calcext:value-type="float">
            <text:p>1313203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Web Development Practices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3" calcext:value-type="float">
            <text:p>1313203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Web Development Practices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3" calcext:value-type="float">
            <text:p>1313203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Web Development Practices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3" calcext:value-type="float">
            <text:p>1313203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Web Development Practices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3" calcext:value-type="float">
            <text:p>1313203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Web Development Practices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3" calcext:value-type="float">
            <text:p>1313203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Web Development Practices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3" calcext:value-type="float">
            <text:p>1313203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Web Development Practices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3" calcext:value-type="float">
            <text:p>1313203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Web Development Practices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3" calcext:value-type="float">
            <text:p>1313203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Web Development Practices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3" calcext:value-type="float">
            <text:p>1313203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Web Development Practices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3" calcext:value-type="float">
            <text:p>1313203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Web Development Practices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3" calcext:value-type="float">
            <text:p>1313203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Web Development Practices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3" calcext:value-type="float">
            <text:p>1313203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Web Development Practices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3" calcext:value-type="float">
            <text:p>1313203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Web Development Practices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3" calcext:value-type="float">
            <text:p>1313203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Web Development Practices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3" calcext:value-type="float">
            <text:p>1313203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Web Development Practices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3" calcext:value-type="float">
            <text:p>1313203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Web Development Practices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3" calcext:value-type="float">
            <text:p>1313203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Web Development Practices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3" calcext:value-type="float">
            <text:p>1313203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Web Development Practices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3" calcext:value-type="float">
            <text:p>1313203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Web Development Practices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3" calcext:value-type="float">
            <text:p>1313203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Web Development Practices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3" calcext:value-type="float">
            <text:p>1313203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Web Development Practices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3" calcext:value-type="float">
            <text:p>1313203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Web Development Practices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3" calcext:value-type="float">
            <text:p>1313203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Web Development Practices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3" calcext:value-type="float">
            <text:p>1313203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Web Development Practices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3" calcext:value-type="float">
            <text:p>1313203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Web Development Practices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3" calcext:value-type="float">
            <text:p>1313203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Web Development Practices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3" calcext:value-type="float">
            <text:p>1313203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Web Development Practices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3" calcext:value-type="float">
            <text:p>1313203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Web Development Practices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3" calcext:value-type="float">
            <text:p>1313203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Web Development Practices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3" calcext:value-type="float">
            <text:p>1313203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Web Development Practices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3" calcext:value-type="float">
            <text:p>1313203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Web Development Practices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3" calcext:value-type="float">
            <text:p>1313203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Web Development Practices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3" calcext:value-type="float">
            <text:p>1313203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Web Development Practices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3" calcext:value-type="float">
            <text:p>1313203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Web Development Practices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3" calcext:value-type="float">
            <text:p>1313203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Web Development Practices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3" calcext:value-type="float">
            <text:p>1313203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Web Development Practices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3" calcext:value-type="float">
            <text:p>1313203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Web Development Practices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3" calcext:value-type="float">
            <text:p>1313203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Web Development Practices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3" calcext:value-type="float">
            <text:p>1313203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Web Development Practices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3" calcext:value-type="float">
            <text:p>1313203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Web Development Practices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3" calcext:value-type="float">
            <text:p>1313203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Web Development Practices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3" calcext:value-type="float">
            <text:p>1313203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Web Development Practices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3" calcext:value-type="float">
            <text:p>1313203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Web Development Practices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3" calcext:value-type="float">
            <text:p>1313203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Web Development Practices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3" calcext:value-type="float">
            <text:p>1313203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Web Development Practices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3" calcext:value-type="float">
            <text:p>1313203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Web Development Practices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3" calcext:value-type="float">
            <text:p>1313203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Web Development Practices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3" calcext:value-type="float">
            <text:p>1313203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Web Development Practices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3" calcext:value-type="float">
            <text:p>1313203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Web Development Practices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3" calcext:value-type="float">
            <text:p>1313203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Web Development Practices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3" calcext:value-type="float">
            <text:p>1313203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Web Development Practices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3" calcext:value-type="float">
            <text:p>1313203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Web Development Practices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3" calcext:value-type="float">
            <text:p>1313203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Web Development Practices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3" calcext:value-type="float">
            <text:p>1313203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Web Development Practices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3" calcext:value-type="float">
            <text:p>1313203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Web Development Practices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3" calcext:value-type="float">
            <text:p>1313203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Web Development Practices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3" calcext:value-type="float">
            <text:p>1313203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Web Development Practices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3" calcext:value-type="float">
            <text:p>1313203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Web Development Practices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3" calcext:value-type="float">
            <text:p>1313203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Web Development Practices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3" calcext:value-type="float">
            <text:p>1313203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Web Development Practices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3" calcext:value-type="float">
            <text:p>1313203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Web Development Practices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3" calcext:value-type="float">
            <text:p>1313203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Web Development Practices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3" calcext:value-type="float">
            <text:p>1313203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Web Development Practices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3" calcext:value-type="float">
            <text:p>1313203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Web Development Practices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3" calcext:value-type="float">
            <text:p>1313203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Web Development Practices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1" calcext:value-type="float">
            <text:p>131320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Fundamentals of ICT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1" calcext:value-type="float">
            <text:p>131320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Fundamentals of ICT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1" calcext:value-type="float">
            <text:p>131320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Fundamentals of ICT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1" calcext:value-type="float">
            <text:p>131320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Fundamentals of ICT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1" calcext:value-type="float">
            <text:p>131320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Fundamentals of ICT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1" calcext:value-type="float">
            <text:p>131320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Fundamentals of ICT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1" calcext:value-type="float">
            <text:p>131320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Fundamentals of ICT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1" calcext:value-type="float">
            <text:p>131320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Fundamentals of ICT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1" calcext:value-type="float">
            <text:p>131320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Fundamentals of ICT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1" calcext:value-type="float">
            <text:p>131320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Fundamentals of ICT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1" calcext:value-type="float">
            <text:p>131320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Fundamentals of ICT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1" calcext:value-type="float">
            <text:p>131320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Fundamentals of ICT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1" calcext:value-type="float">
            <text:p>131320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Fundamentals of ICT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1" calcext:value-type="float">
            <text:p>131320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Fundamentals of ICT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1" calcext:value-type="float">
            <text:p>131320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Fundamentals of ICT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1" calcext:value-type="float">
            <text:p>131320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Fundamentals of ICT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1" calcext:value-type="float">
            <text:p>131320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Fundamentals of ICT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1" calcext:value-type="float">
            <text:p>131320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Fundamentals of ICT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1" calcext:value-type="float">
            <text:p>131320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Fundamentals of ICT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1" calcext:value-type="float">
            <text:p>131320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Fundamentals of ICT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1" calcext:value-type="float">
            <text:p>131320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Fundamentals of ICT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1" calcext:value-type="float">
            <text:p>131320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Fundamentals of ICT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1" calcext:value-type="float">
            <text:p>131320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Fundamentals of ICT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1" calcext:value-type="float">
            <text:p>131320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Fundamentals of ICT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1" calcext:value-type="float">
            <text:p>131320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Fundamentals of ICT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1" calcext:value-type="float">
            <text:p>131320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Fundamentals of ICT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1" calcext:value-type="float">
            <text:p>131320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Fundamentals of ICT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1" calcext:value-type="float">
            <text:p>131320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Fundamentals of ICT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0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1" calcext:value-type="float">
            <text:p>131320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Fundamentals of ICT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1" calcext:value-type="float">
            <text:p>131320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Fundamentals of ICT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1" calcext:value-type="float">
            <text:p>131320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Fundamentals of ICT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1" calcext:value-type="float">
            <text:p>131320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Fundamentals of ICT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1" calcext:value-type="float">
            <text:p>131320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Fundamentals of ICT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1" calcext:value-type="float">
            <text:p>131320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Fundamentals of ICT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1" calcext:value-type="float">
            <text:p>131320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Fundamentals of ICT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1" calcext:value-type="float">
            <text:p>131320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Fundamentals of ICT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1" calcext:value-type="float">
            <text:p>131320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Fundamentals of ICT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1" calcext:value-type="float">
            <text:p>131320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Fundamentals of ICT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1" calcext:value-type="float">
            <text:p>131320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Fundamentals of ICT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1" calcext:value-type="float">
            <text:p>131320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Fundamentals of ICT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1" calcext:value-type="float">
            <text:p>131320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Fundamentals of ICT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1" calcext:value-type="float">
            <text:p>131320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Fundamentals of ICT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1" calcext:value-type="float">
            <text:p>131320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Fundamentals of ICT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1" calcext:value-type="float">
            <text:p>131320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Fundamentals of ICT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1" calcext:value-type="float">
            <text:p>131320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Fundamentals of ICT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1" calcext:value-type="float">
            <text:p>131320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Fundamentals of ICT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1" calcext:value-type="float">
            <text:p>131320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Fundamentals of ICT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1" calcext:value-type="float">
            <text:p>131320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Fundamentals of ICT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1" calcext:value-type="float">
            <text:p>131320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Fundamentals of ICT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1" calcext:value-type="float">
            <text:p>131320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Fundamentals of ICT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1" calcext:value-type="float">
            <text:p>131320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Fundamentals of ICT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1" calcext:value-type="float">
            <text:p>131320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Fundamentals of ICT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1" calcext:value-type="float">
            <text:p>131320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Fundamentals of ICT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1" calcext:value-type="float">
            <text:p>131320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Fundamentals of ICT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1" calcext:value-type="float">
            <text:p>131320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Fundamentals of ICT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1" calcext:value-type="float">
            <text:p>131320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Fundamentals of ICT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1" calcext:value-type="float">
            <text:p>131320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Fundamentals of ICT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1" calcext:value-type="float">
            <text:p>131320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Fundamentals of ICT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1" calcext:value-type="float">
            <text:p>131320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Fundamentals of ICT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1" calcext:value-type="float">
            <text:p>131320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Fundamentals of ICT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1" calcext:value-type="float">
            <text:p>131320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Fundamentals of ICT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1" calcext:value-type="float">
            <text:p>131320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Fundamentals of ICT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0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1" calcext:value-type="float">
            <text:p>131320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Fundamentals of ICT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1" calcext:value-type="float">
            <text:p>131320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Fundamentals of ICT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1" calcext:value-type="float">
            <text:p>131320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Fundamentals of ICT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1" calcext:value-type="float">
            <text:p>131320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Fundamentals of ICT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1" calcext:value-type="float">
            <text:p>131320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Fundamentals of ICT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1313201" calcext:value-type="float">
            <text:p>131320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Fundamentals of ICT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5" calcext:value-type="float">
            <text:p>4300015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Sports and Yoga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5" calcext:value-type="float">
            <text:p>4300015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Sports and Yoga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5" calcext:value-type="float">
            <text:p>4300015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Sports and Yoga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5" calcext:value-type="float">
            <text:p>4300015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Sports and Yoga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5" calcext:value-type="float">
            <text:p>4300015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Sports and Yoga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5" calcext:value-type="float">
            <text:p>4300015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Sports and Yoga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5" calcext:value-type="float">
            <text:p>4300015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Sports and Yoga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5" calcext:value-type="float">
            <text:p>4300015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Sports and Yoga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5" calcext:value-type="float">
            <text:p>4300015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Sports and Yoga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5" calcext:value-type="float">
            <text:p>4300015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Sports and Yoga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5" calcext:value-type="float">
            <text:p>4300015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Sports and Yoga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5" calcext:value-type="float">
            <text:p>4300015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Sports and Yoga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5" calcext:value-type="float">
            <text:p>4300015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Sports and Yoga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5" calcext:value-type="float">
            <text:p>4300015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Sports and Yoga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5" calcext:value-type="float">
            <text:p>4300015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Sports and Yoga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5" calcext:value-type="float">
            <text:p>4300015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Sports and Yoga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0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5" calcext:value-type="float">
            <text:p>4300015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Sports and Yoga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5" calcext:value-type="float">
            <text:p>4300015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Sports and Yoga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5" calcext:value-type="float">
            <text:p>4300015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Sports and Yoga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5" calcext:value-type="float">
            <text:p>4300015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Sports and Yoga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5" calcext:value-type="float">
            <text:p>4300015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Sports and Yoga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5" calcext:value-type="float">
            <text:p>4300015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Sports and Yoga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5" calcext:value-type="float">
            <text:p>4300015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Sports and Yoga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5" calcext:value-type="float">
            <text:p>4300015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Sports and Yoga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5" calcext:value-type="float">
            <text:p>4300015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Sports and Yoga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5" calcext:value-type="float">
            <text:p>4300015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Sports and Yoga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5" calcext:value-type="float">
            <text:p>4300015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Sports and Yoga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5" calcext:value-type="float">
            <text:p>4300015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Sports and Yoga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5" calcext:value-type="float">
            <text:p>4300015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Sports and Yoga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5" calcext:value-type="float">
            <text:p>4300015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Sports and Yoga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5" calcext:value-type="float">
            <text:p>4300015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Sports and Yoga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5" calcext:value-type="float">
            <text:p>4300015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Sports and Yoga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5" calcext:value-type="float">
            <text:p>4300015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Sports and Yoga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5" calcext:value-type="float">
            <text:p>4300015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Sports and Yoga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5" calcext:value-type="float">
            <text:p>4300015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Sports and Yoga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5" calcext:value-type="float">
            <text:p>4300015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Sports and Yoga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5" calcext:value-type="float">
            <text:p>4300015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Sports and Yoga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5" calcext:value-type="float">
            <text:p>4300015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Sports and Yoga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5" calcext:value-type="float">
            <text:p>4300015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Sports and Yoga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5" calcext:value-type="float">
            <text:p>4300015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Sports and Yoga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5" calcext:value-type="float">
            <text:p>4300015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Sports and Yoga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5" calcext:value-type="float">
            <text:p>4300015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Sports and Yoga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5" calcext:value-type="float">
            <text:p>4300015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Sports and Yoga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5" calcext:value-type="float">
            <text:p>4300015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Sports and Yoga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5" calcext:value-type="float">
            <text:p>4300015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Sports and Yoga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5" calcext:value-type="float">
            <text:p>4300015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Sports and Yoga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5" calcext:value-type="float">
            <text:p>4300015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Sports and Yoga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5" calcext:value-type="float">
            <text:p>4300015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Sports and Yoga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5" calcext:value-type="float">
            <text:p>4300015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Sports and Yoga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5" calcext:value-type="float">
            <text:p>4300015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Sports and Yoga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5" calcext:value-type="float">
            <text:p>4300015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Sports and Yoga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5" calcext:value-type="float">
            <text:p>4300015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Sports and Yoga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5" calcext:value-type="float">
            <text:p>4300015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Sports and Yoga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5" calcext:value-type="float">
            <text:p>4300015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Sports and Yoga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5" calcext:value-type="float">
            <text:p>4300015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Sports and Yoga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5" calcext:value-type="float">
            <text:p>4300015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Sports and Yoga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5" calcext:value-type="float">
            <text:p>4300015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Sports and Yoga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5" calcext:value-type="float">
            <text:p>4300015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Sports and Yoga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5" calcext:value-type="float">
            <text:p>4300015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Sports and Yoga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5" calcext:value-type="float">
            <text:p>4300015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Sports and Yoga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5" calcext:value-type="float">
            <text:p>4300015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Sports and Yoga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5" calcext:value-type="float">
            <text:p>4300015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Sports and Yoga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5" calcext:value-type="float">
            <text:p>4300015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Sports and Yoga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5" calcext:value-type="float">
            <text:p>4300015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Sports and Yoga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5" calcext:value-type="float">
            <text:p>4300015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Sports and Yoga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5" calcext:value-type="float">
            <text:p>4300015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Sports and Yoga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5" calcext:value-type="float">
            <text:p>4300015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Sports and Yoga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5" calcext:value-type="float">
            <text:p>4300015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Sports and Yoga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1" calcext:value-type="float">
            <text:p>4311601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ython Programming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1" calcext:value-type="float">
            <text:p>4311601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ython Programming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1" calcext:value-type="float">
            <text:p>4311601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ython Programming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1" calcext:value-type="float">
            <text:p>4311601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ython Programming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1" calcext:value-type="float">
            <text:p>4311601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ython Programming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1" calcext:value-type="float">
            <text:p>4311601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ython Programming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1" calcext:value-type="float">
            <text:p>4311601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ython Programming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1" calcext:value-type="float">
            <text:p>4311601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ython Programming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1" calcext:value-type="float">
            <text:p>4311601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ython Programming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1" calcext:value-type="float">
            <text:p>4311601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ython Programming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1" calcext:value-type="float">
            <text:p>4311601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ython Programming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1" calcext:value-type="float">
            <text:p>4311601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ython Programming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1" calcext:value-type="float">
            <text:p>4311601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ython Programming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1" calcext:value-type="float">
            <text:p>4311601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ython Programming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1" calcext:value-type="float">
            <text:p>4311601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ython Programming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1" calcext:value-type="float">
            <text:p>4311601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ython Programming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1" calcext:value-type="float">
            <text:p>4311601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ython Programming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1" calcext:value-type="float">
            <text:p>4311601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ython Programming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1" calcext:value-type="float">
            <text:p>4311601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ython Programming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1" calcext:value-type="float">
            <text:p>4311601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ython Programming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1" calcext:value-type="float">
            <text:p>4311601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ython Programming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1" calcext:value-type="float">
            <text:p>4311601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ython Programming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1" calcext:value-type="float">
            <text:p>4311601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ython Programming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3" calcext:value-type="float">
            <text:p>4311603</text:p>
          </table:table-cell>
          <table:table-cell office:value-type="string" calcext:value-type="string">
            <text:p>SWD</text:p>
          </table:table-cell>
          <table:table-cell office:value-type="string" calcext:value-type="string">
            <text:p>Static Webpage Design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3" calcext:value-type="float">
            <text:p>4311603</text:p>
          </table:table-cell>
          <table:table-cell office:value-type="string" calcext:value-type="string">
            <text:p>SWD</text:p>
          </table:table-cell>
          <table:table-cell office:value-type="string" calcext:value-type="string">
            <text:p>Static Webpage Design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3" calcext:value-type="float">
            <text:p>4311603</text:p>
          </table:table-cell>
          <table:table-cell office:value-type="string" calcext:value-type="string">
            <text:p>SWD</text:p>
          </table:table-cell>
          <table:table-cell office:value-type="string" calcext:value-type="string">
            <text:p>Static Webpage Design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3" calcext:value-type="float">
            <text:p>4311603</text:p>
          </table:table-cell>
          <table:table-cell office:value-type="string" calcext:value-type="string">
            <text:p>SWD</text:p>
          </table:table-cell>
          <table:table-cell office:value-type="string" calcext:value-type="string">
            <text:p>Static Webpage Design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3" calcext:value-type="float">
            <text:p>4311603</text:p>
          </table:table-cell>
          <table:table-cell office:value-type="string" calcext:value-type="string">
            <text:p>SWD</text:p>
          </table:table-cell>
          <table:table-cell office:value-type="string" calcext:value-type="string">
            <text:p>Static Webpage Design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3" calcext:value-type="float">
            <text:p>4311603</text:p>
          </table:table-cell>
          <table:table-cell office:value-type="string" calcext:value-type="string">
            <text:p>SWD</text:p>
          </table:table-cell>
          <table:table-cell office:value-type="string" calcext:value-type="string">
            <text:p>Static Webpage Design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3" calcext:value-type="float">
            <text:p>4311603</text:p>
          </table:table-cell>
          <table:table-cell office:value-type="string" calcext:value-type="string">
            <text:p>SWD</text:p>
          </table:table-cell>
          <table:table-cell office:value-type="string" calcext:value-type="string">
            <text:p>Static Webpage Design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3" calcext:value-type="float">
            <text:p>4311603</text:p>
          </table:table-cell>
          <table:table-cell office:value-type="string" calcext:value-type="string">
            <text:p>SWD</text:p>
          </table:table-cell>
          <table:table-cell office:value-type="string" calcext:value-type="string">
            <text:p>Static Webpage Design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3" calcext:value-type="float">
            <text:p>4311603</text:p>
          </table:table-cell>
          <table:table-cell office:value-type="string" calcext:value-type="string">
            <text:p>SWD</text:p>
          </table:table-cell>
          <table:table-cell office:value-type="string" calcext:value-type="string">
            <text:p>Static Webpage Design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3" calcext:value-type="float">
            <text:p>4311603</text:p>
          </table:table-cell>
          <table:table-cell office:value-type="string" calcext:value-type="string">
            <text:p>SWD</text:p>
          </table:table-cell>
          <table:table-cell office:value-type="string" calcext:value-type="string">
            <text:p>Static Webpage Design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3" calcext:value-type="float">
            <text:p>4311603</text:p>
          </table:table-cell>
          <table:table-cell office:value-type="string" calcext:value-type="string">
            <text:p>SWD</text:p>
          </table:table-cell>
          <table:table-cell office:value-type="string" calcext:value-type="string">
            <text:p>Static Webpage Design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3" calcext:value-type="float">
            <text:p>4311603</text:p>
          </table:table-cell>
          <table:table-cell office:value-type="string" calcext:value-type="string">
            <text:p>SWD</text:p>
          </table:table-cell>
          <table:table-cell office:value-type="string" calcext:value-type="string">
            <text:p>Static Webpage Design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3" calcext:value-type="float">
            <text:p>4311603</text:p>
          </table:table-cell>
          <table:table-cell office:value-type="string" calcext:value-type="string">
            <text:p>SWD</text:p>
          </table:table-cell>
          <table:table-cell office:value-type="string" calcext:value-type="string">
            <text:p>Static Webpage Design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3" calcext:value-type="float">
            <text:p>4311603</text:p>
          </table:table-cell>
          <table:table-cell office:value-type="string" calcext:value-type="string">
            <text:p>SWD</text:p>
          </table:table-cell>
          <table:table-cell office:value-type="string" calcext:value-type="string">
            <text:p>Static Webpage Design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3" calcext:value-type="float">
            <text:p>4311603</text:p>
          </table:table-cell>
          <table:table-cell office:value-type="string" calcext:value-type="string">
            <text:p>SWD</text:p>
          </table:table-cell>
          <table:table-cell office:value-type="string" calcext:value-type="string">
            <text:p>Static Webpage Design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3" calcext:value-type="float">
            <text:p>4311603</text:p>
          </table:table-cell>
          <table:table-cell office:value-type="string" calcext:value-type="string">
            <text:p>SWD</text:p>
          </table:table-cell>
          <table:table-cell office:value-type="string" calcext:value-type="string">
            <text:p>Static Webpage Design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3" calcext:value-type="float">
            <text:p>4311603</text:p>
          </table:table-cell>
          <table:table-cell office:value-type="string" calcext:value-type="string">
            <text:p>SWD</text:p>
          </table:table-cell>
          <table:table-cell office:value-type="string" calcext:value-type="string">
            <text:p>Static Webpage Design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3" calcext:value-type="float">
            <text:p>4311603</text:p>
          </table:table-cell>
          <table:table-cell office:value-type="string" calcext:value-type="string">
            <text:p>SWD</text:p>
          </table:table-cell>
          <table:table-cell office:value-type="string" calcext:value-type="string">
            <text:p>Static Webpage Design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3" calcext:value-type="float">
            <text:p>4311603</text:p>
          </table:table-cell>
          <table:table-cell office:value-type="string" calcext:value-type="string">
            <text:p>SWD</text:p>
          </table:table-cell>
          <table:table-cell office:value-type="string" calcext:value-type="string">
            <text:p>Static Webpage Design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3" calcext:value-type="float">
            <text:p>4311603</text:p>
          </table:table-cell>
          <table:table-cell office:value-type="string" calcext:value-type="string">
            <text:p>SWD</text:p>
          </table:table-cell>
          <table:table-cell office:value-type="string" calcext:value-type="string">
            <text:p>Static Webpage Design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3" calcext:value-type="float">
            <text:p>4311603</text:p>
          </table:table-cell>
          <table:table-cell office:value-type="string" calcext:value-type="string">
            <text:p>SWD</text:p>
          </table:table-cell>
          <table:table-cell office:value-type="string" calcext:value-type="string">
            <text:p>Static Webpage Design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3" calcext:value-type="float">
            <text:p>4311603</text:p>
          </table:table-cell>
          <table:table-cell office:value-type="string" calcext:value-type="string">
            <text:p>SWD</text:p>
          </table:table-cell>
          <table:table-cell office:value-type="string" calcext:value-type="string">
            <text:p>Static Webpage Design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3" calcext:value-type="float">
            <text:p>4311603</text:p>
          </table:table-cell>
          <table:table-cell office:value-type="string" calcext:value-type="string">
            <text:p>SWD</text:p>
          </table:table-cell>
          <table:table-cell office:value-type="string" calcext:value-type="string">
            <text:p>Static Webpage Design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2" calcext:value-type="float">
            <text:p>4311602</text:p>
          </table:table-cell>
          <table:table-cell office:value-type="string" calcext:value-type="string">
            <text:p>IIS</text:p>
          </table:table-cell>
          <table:table-cell office:value-type="string" calcext:value-type="string">
            <text:p>Introduction to IT Systems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2" calcext:value-type="float">
            <text:p>4311602</text:p>
          </table:table-cell>
          <table:table-cell office:value-type="string" calcext:value-type="string">
            <text:p>IIS</text:p>
          </table:table-cell>
          <table:table-cell office:value-type="string" calcext:value-type="string">
            <text:p>Introduction to IT Systems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2" calcext:value-type="float">
            <text:p>4311602</text:p>
          </table:table-cell>
          <table:table-cell office:value-type="string" calcext:value-type="string">
            <text:p>IIS</text:p>
          </table:table-cell>
          <table:table-cell office:value-type="string" calcext:value-type="string">
            <text:p>Introduction to IT Systems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2" calcext:value-type="float">
            <text:p>4311602</text:p>
          </table:table-cell>
          <table:table-cell office:value-type="string" calcext:value-type="string">
            <text:p>IIS</text:p>
          </table:table-cell>
          <table:table-cell office:value-type="string" calcext:value-type="string">
            <text:p>Introduction to IT Systems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2" calcext:value-type="float">
            <text:p>4311602</text:p>
          </table:table-cell>
          <table:table-cell office:value-type="string" calcext:value-type="string">
            <text:p>IIS</text:p>
          </table:table-cell>
          <table:table-cell office:value-type="string" calcext:value-type="string">
            <text:p>Introduction to IT Systems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2" calcext:value-type="float">
            <text:p>4311602</text:p>
          </table:table-cell>
          <table:table-cell office:value-type="string" calcext:value-type="string">
            <text:p>IIS</text:p>
          </table:table-cell>
          <table:table-cell office:value-type="string" calcext:value-type="string">
            <text:p>Introduction to IT Systems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2" calcext:value-type="float">
            <text:p>4311602</text:p>
          </table:table-cell>
          <table:table-cell office:value-type="string" calcext:value-type="string">
            <text:p>IIS</text:p>
          </table:table-cell>
          <table:table-cell office:value-type="string" calcext:value-type="string">
            <text:p>Introduction to IT Systems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2" calcext:value-type="float">
            <text:p>4311602</text:p>
          </table:table-cell>
          <table:table-cell office:value-type="string" calcext:value-type="string">
            <text:p>IIS</text:p>
          </table:table-cell>
          <table:table-cell office:value-type="string" calcext:value-type="string">
            <text:p>Introduction to IT Systems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2" calcext:value-type="float">
            <text:p>4311602</text:p>
          </table:table-cell>
          <table:table-cell office:value-type="string" calcext:value-type="string">
            <text:p>IIS</text:p>
          </table:table-cell>
          <table:table-cell office:value-type="string" calcext:value-type="string">
            <text:p>Introduction to IT Systems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2" calcext:value-type="float">
            <text:p>4311602</text:p>
          </table:table-cell>
          <table:table-cell office:value-type="string" calcext:value-type="string">
            <text:p>IIS</text:p>
          </table:table-cell>
          <table:table-cell office:value-type="string" calcext:value-type="string">
            <text:p>Introduction to IT Systems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2" calcext:value-type="float">
            <text:p>4311602</text:p>
          </table:table-cell>
          <table:table-cell office:value-type="string" calcext:value-type="string">
            <text:p>IIS</text:p>
          </table:table-cell>
          <table:table-cell office:value-type="string" calcext:value-type="string">
            <text:p>Introduction to IT Systems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2" calcext:value-type="float">
            <text:p>4311602</text:p>
          </table:table-cell>
          <table:table-cell office:value-type="string" calcext:value-type="string">
            <text:p>IIS</text:p>
          </table:table-cell>
          <table:table-cell office:value-type="string" calcext:value-type="string">
            <text:p>Introduction to IT Systems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2" calcext:value-type="float">
            <text:p>4311602</text:p>
          </table:table-cell>
          <table:table-cell office:value-type="string" calcext:value-type="string">
            <text:p>IIS</text:p>
          </table:table-cell>
          <table:table-cell office:value-type="string" calcext:value-type="string">
            <text:p>Introduction to IT Systems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2" calcext:value-type="float">
            <text:p>4311602</text:p>
          </table:table-cell>
          <table:table-cell office:value-type="string" calcext:value-type="string">
            <text:p>IIS</text:p>
          </table:table-cell>
          <table:table-cell office:value-type="string" calcext:value-type="string">
            <text:p>Introduction to IT Systems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2" calcext:value-type="float">
            <text:p>4311602</text:p>
          </table:table-cell>
          <table:table-cell office:value-type="string" calcext:value-type="string">
            <text:p>IIS</text:p>
          </table:table-cell>
          <table:table-cell office:value-type="string" calcext:value-type="string">
            <text:p>Introduction to IT Systems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2" calcext:value-type="float">
            <text:p>4311602</text:p>
          </table:table-cell>
          <table:table-cell office:value-type="string" calcext:value-type="string">
            <text:p>IIS</text:p>
          </table:table-cell>
          <table:table-cell office:value-type="string" calcext:value-type="string">
            <text:p>Introduction to IT Systems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2" calcext:value-type="float">
            <text:p>4311602</text:p>
          </table:table-cell>
          <table:table-cell office:value-type="string" calcext:value-type="string">
            <text:p>IIS</text:p>
          </table:table-cell>
          <table:table-cell office:value-type="string" calcext:value-type="string">
            <text:p>Introduction to IT Systems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2" calcext:value-type="float">
            <text:p>4311602</text:p>
          </table:table-cell>
          <table:table-cell office:value-type="string" calcext:value-type="string">
            <text:p>IIS</text:p>
          </table:table-cell>
          <table:table-cell office:value-type="string" calcext:value-type="string">
            <text:p>Introduction to IT Systems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2" calcext:value-type="float">
            <text:p>4311602</text:p>
          </table:table-cell>
          <table:table-cell office:value-type="string" calcext:value-type="string">
            <text:p>IIS</text:p>
          </table:table-cell>
          <table:table-cell office:value-type="string" calcext:value-type="string">
            <text:p>Introduction to IT Systems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2" calcext:value-type="float">
            <text:p>4311602</text:p>
          </table:table-cell>
          <table:table-cell office:value-type="string" calcext:value-type="string">
            <text:p>IIS</text:p>
          </table:table-cell>
          <table:table-cell office:value-type="string" calcext:value-type="string">
            <text:p>Introduction to IT Systems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2" calcext:value-type="float">
            <text:p>4311602</text:p>
          </table:table-cell>
          <table:table-cell office:value-type="string" calcext:value-type="string">
            <text:p>IIS</text:p>
          </table:table-cell>
          <table:table-cell office:value-type="string" calcext:value-type="string">
            <text:p>Introduction to IT Systems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2" calcext:value-type="float">
            <text:p>4311602</text:p>
          </table:table-cell>
          <table:table-cell office:value-type="string" calcext:value-type="string">
            <text:p>IIS</text:p>
          </table:table-cell>
          <table:table-cell office:value-type="string" calcext:value-type="string">
            <text:p>Introduction to IT Systems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2" calcext:value-type="float">
            <text:p>4311602</text:p>
          </table:table-cell>
          <table:table-cell office:value-type="string" calcext:value-type="string">
            <text:p>IIS</text:p>
          </table:table-cell>
          <table:table-cell office:value-type="string" calcext:value-type="string">
            <text:p>Introduction to IT Systems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2" calcext:value-type="float">
            <text:p>4311602</text:p>
          </table:table-cell>
          <table:table-cell office:value-type="string" calcext:value-type="string">
            <text:p>IIS</text:p>
          </table:table-cell>
          <table:table-cell office:value-type="string" calcext:value-type="string">
            <text:p>Introduction to IT Systems</text:p>
          </table:table-cell>
          <table:table-cell office:value-type="string" calcext:value-type="string">
            <text:p>MJV</text:p>
          </table:table-cell>
          <table:table-cell office:value-type="string" calcext:value-type="string">
            <text:p>Mr. M J Vadhwania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2" calcext:value-type="float">
            <text:p>4311602</text:p>
          </table:table-cell>
          <table:table-cell office:value-type="string" calcext:value-type="string">
            <text:p>IIS</text:p>
          </table:table-cell>
          <table:table-cell office:value-type="string" calcext:value-type="string">
            <text:p>Introduction to IT Systems</text:p>
          </table:table-cell>
          <table:table-cell office:value-type="string" calcext:value-type="string">
            <text:p>MJV</text:p>
          </table:table-cell>
          <table:table-cell office:value-type="string" calcext:value-type="string">
            <text:p>Mr. M J Vadhwania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2" calcext:value-type="float">
            <text:p>4311602</text:p>
          </table:table-cell>
          <table:table-cell office:value-type="string" calcext:value-type="string">
            <text:p>IIS</text:p>
          </table:table-cell>
          <table:table-cell office:value-type="string" calcext:value-type="string">
            <text:p>Introduction to IT Systems</text:p>
          </table:table-cell>
          <table:table-cell office:value-type="string" calcext:value-type="string">
            <text:p>MJV</text:p>
          </table:table-cell>
          <table:table-cell office:value-type="string" calcext:value-type="string">
            <text:p>Mr. M J Vadhwani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2" calcext:value-type="float">
            <text:p>4311602</text:p>
          </table:table-cell>
          <table:table-cell office:value-type="string" calcext:value-type="string">
            <text:p>IIS</text:p>
          </table:table-cell>
          <table:table-cell office:value-type="string" calcext:value-type="string">
            <text:p>Introduction to IT Systems</text:p>
          </table:table-cell>
          <table:table-cell office:value-type="string" calcext:value-type="string">
            <text:p>MJV</text:p>
          </table:table-cell>
          <table:table-cell office:value-type="string" calcext:value-type="string">
            <text:p>Mr. M J Vadhwani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2" calcext:value-type="float">
            <text:p>4311602</text:p>
          </table:table-cell>
          <table:table-cell office:value-type="string" calcext:value-type="string">
            <text:p>IIS</text:p>
          </table:table-cell>
          <table:table-cell office:value-type="string" calcext:value-type="string">
            <text:p>Introduction to IT Systems</text:p>
          </table:table-cell>
          <table:table-cell office:value-type="string" calcext:value-type="string">
            <text:p>MJV</text:p>
          </table:table-cell>
          <table:table-cell office:value-type="string" calcext:value-type="string">
            <text:p>Mr. M J Vadhwani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2" calcext:value-type="float">
            <text:p>4311602</text:p>
          </table:table-cell>
          <table:table-cell office:value-type="string" calcext:value-type="string">
            <text:p>IIS</text:p>
          </table:table-cell>
          <table:table-cell office:value-type="string" calcext:value-type="string">
            <text:p>Introduction to IT Systems</text:p>
          </table:table-cell>
          <table:table-cell office:value-type="string" calcext:value-type="string">
            <text:p>MJV</text:p>
          </table:table-cell>
          <table:table-cell office:value-type="string" calcext:value-type="string">
            <text:p>Mr. M J Vadhwani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2" calcext:value-type="float">
            <text:p>4311602</text:p>
          </table:table-cell>
          <table:table-cell office:value-type="string" calcext:value-type="string">
            <text:p>IIS</text:p>
          </table:table-cell>
          <table:table-cell office:value-type="string" calcext:value-type="string">
            <text:p>Introduction to IT Systems</text:p>
          </table:table-cell>
          <table:table-cell office:value-type="string" calcext:value-type="string">
            <text:p>MJV</text:p>
          </table:table-cell>
          <table:table-cell office:value-type="string" calcext:value-type="string">
            <text:p>Mr. M J Vadhwania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2" calcext:value-type="float">
            <text:p>4311602</text:p>
          </table:table-cell>
          <table:table-cell office:value-type="string" calcext:value-type="string">
            <text:p>IIS</text:p>
          </table:table-cell>
          <table:table-cell office:value-type="string" calcext:value-type="string">
            <text:p>Introduction to IT Systems</text:p>
          </table:table-cell>
          <table:table-cell office:value-type="string" calcext:value-type="string">
            <text:p>MJV</text:p>
          </table:table-cell>
          <table:table-cell office:value-type="string" calcext:value-type="string">
            <text:p>Mr. M J Vadhwania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2" calcext:value-type="float">
            <text:p>4311602</text:p>
          </table:table-cell>
          <table:table-cell office:value-type="string" calcext:value-type="string">
            <text:p>IIS</text:p>
          </table:table-cell>
          <table:table-cell office:value-type="string" calcext:value-type="string">
            <text:p>Introduction to IT Systems</text:p>
          </table:table-cell>
          <table:table-cell office:value-type="string" calcext:value-type="string">
            <text:p>MJV</text:p>
          </table:table-cell>
          <table:table-cell office:value-type="string" calcext:value-type="string">
            <text:p>Mr. M J Vadhwani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2" calcext:value-type="float">
            <text:p>4311602</text:p>
          </table:table-cell>
          <table:table-cell office:value-type="string" calcext:value-type="string">
            <text:p>IIS</text:p>
          </table:table-cell>
          <table:table-cell office:value-type="string" calcext:value-type="string">
            <text:p>Introduction to IT Systems</text:p>
          </table:table-cell>
          <table:table-cell office:value-type="string" calcext:value-type="string">
            <text:p>MJV</text:p>
          </table:table-cell>
          <table:table-cell office:value-type="string" calcext:value-type="string">
            <text:p>Mr. M J Vadhwania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2" calcext:value-type="float">
            <text:p>4311602</text:p>
          </table:table-cell>
          <table:table-cell office:value-type="string" calcext:value-type="string">
            <text:p>IIS</text:p>
          </table:table-cell>
          <table:table-cell office:value-type="string" calcext:value-type="string">
            <text:p>Introduction to IT Systems</text:p>
          </table:table-cell>
          <table:table-cell office:value-type="string" calcext:value-type="string">
            <text:p>MJV</text:p>
          </table:table-cell>
          <table:table-cell office:value-type="string" calcext:value-type="string">
            <text:p>Mr. M J Vadhwani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2" calcext:value-type="float">
            <text:p>4311602</text:p>
          </table:table-cell>
          <table:table-cell office:value-type="string" calcext:value-type="string">
            <text:p>IIS</text:p>
          </table:table-cell>
          <table:table-cell office:value-type="string" calcext:value-type="string">
            <text:p>Introduction to IT Systems</text:p>
          </table:table-cell>
          <table:table-cell office:value-type="string" calcext:value-type="string">
            <text:p>MJV</text:p>
          </table:table-cell>
          <table:table-cell office:value-type="string" calcext:value-type="string">
            <text:p>Mr. M J Vadhwania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2" calcext:value-type="float">
            <text:p>4311602</text:p>
          </table:table-cell>
          <table:table-cell office:value-type="string" calcext:value-type="string">
            <text:p>IIS</text:p>
          </table:table-cell>
          <table:table-cell office:value-type="string" calcext:value-type="string">
            <text:p>Introduction to IT Systems</text:p>
          </table:table-cell>
          <table:table-cell office:value-type="string" calcext:value-type="string">
            <text:p>MJV</text:p>
          </table:table-cell>
          <table:table-cell office:value-type="string" calcext:value-type="string">
            <text:p>Mr. M J Vadhwania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2" calcext:value-type="float">
            <text:p>4311602</text:p>
          </table:table-cell>
          <table:table-cell office:value-type="string" calcext:value-type="string">
            <text:p>IIS</text:p>
          </table:table-cell>
          <table:table-cell office:value-type="string" calcext:value-type="string">
            <text:p>Introduction to IT Systems</text:p>
          </table:table-cell>
          <table:table-cell office:value-type="string" calcext:value-type="string">
            <text:p>MJV</text:p>
          </table:table-cell>
          <table:table-cell office:value-type="string" calcext:value-type="string">
            <text:p>Mr. M J Vadhwania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2" calcext:value-type="float">
            <text:p>4311602</text:p>
          </table:table-cell>
          <table:table-cell office:value-type="string" calcext:value-type="string">
            <text:p>IIS</text:p>
          </table:table-cell>
          <table:table-cell office:value-type="string" calcext:value-type="string">
            <text:p>Introduction to IT Systems</text:p>
          </table:table-cell>
          <table:table-cell office:value-type="string" calcext:value-type="string">
            <text:p>MJV</text:p>
          </table:table-cell>
          <table:table-cell office:value-type="string" calcext:value-type="string">
            <text:p>Mr. M J Vadhwani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2" calcext:value-type="float">
            <text:p>4311602</text:p>
          </table:table-cell>
          <table:table-cell office:value-type="string" calcext:value-type="string">
            <text:p>IIS</text:p>
          </table:table-cell>
          <table:table-cell office:value-type="string" calcext:value-type="string">
            <text:p>Introduction to IT Systems</text:p>
          </table:table-cell>
          <table:table-cell office:value-type="string" calcext:value-type="string">
            <text:p>MJV</text:p>
          </table:table-cell>
          <table:table-cell office:value-type="string" calcext:value-type="string">
            <text:p>Mr. M J Vadhwania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2" calcext:value-type="float">
            <text:p>4311602</text:p>
          </table:table-cell>
          <table:table-cell office:value-type="string" calcext:value-type="string">
            <text:p>IIS</text:p>
          </table:table-cell>
          <table:table-cell office:value-type="string" calcext:value-type="string">
            <text:p>Introduction to IT Systems</text:p>
          </table:table-cell>
          <table:table-cell office:value-type="string" calcext:value-type="string">
            <text:p>MJV</text:p>
          </table:table-cell>
          <table:table-cell office:value-type="string" calcext:value-type="string">
            <text:p>Mr. M J Vadhwania</text:p>
          </table:table-cell>
          <table:table-cell table:number-columns-repeated="1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2" calcext:value-type="float">
            <text:p>4311602</text:p>
          </table:table-cell>
          <table:table-cell office:value-type="string" calcext:value-type="string">
            <text:p>IIS</text:p>
          </table:table-cell>
          <table:table-cell office:value-type="string" calcext:value-type="string">
            <text:p>Introduction to IT Systems</text:p>
          </table:table-cell>
          <table:table-cell office:value-type="string" calcext:value-type="string">
            <text:p>MJV</text:p>
          </table:table-cell>
          <table:table-cell office:value-type="string" calcext:value-type="string">
            <text:p>Mr. M J Vadhwania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2" calcext:value-type="float">
            <text:p>4311602</text:p>
          </table:table-cell>
          <table:table-cell office:value-type="string" calcext:value-type="string">
            <text:p>IIS</text:p>
          </table:table-cell>
          <table:table-cell office:value-type="string" calcext:value-type="string">
            <text:p>Introduction to IT Systems</text:p>
          </table:table-cell>
          <table:table-cell office:value-type="string" calcext:value-type="string">
            <text:p>MJV</text:p>
          </table:table-cell>
          <table:table-cell office:value-type="string" calcext:value-type="string">
            <text:p>Mr. M J Vadhwani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2" calcext:value-type="float">
            <text:p>4311602</text:p>
          </table:table-cell>
          <table:table-cell office:value-type="string" calcext:value-type="string">
            <text:p>IIS</text:p>
          </table:table-cell>
          <table:table-cell office:value-type="string" calcext:value-type="string">
            <text:p>Introduction to IT Systems</text:p>
          </table:table-cell>
          <table:table-cell office:value-type="string" calcext:value-type="string">
            <text:p>MJV</text:p>
          </table:table-cell>
          <table:table-cell office:value-type="string" calcext:value-type="string">
            <text:p>Mr. M J Vadhwani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2" calcext:value-type="float">
            <text:p>4311602</text:p>
          </table:table-cell>
          <table:table-cell office:value-type="string" calcext:value-type="string">
            <text:p>IIS</text:p>
          </table:table-cell>
          <table:table-cell office:value-type="string" calcext:value-type="string">
            <text:p>Introduction to IT Systems</text:p>
          </table:table-cell>
          <table:table-cell office:value-type="string" calcext:value-type="string">
            <text:p>MJV</text:p>
          </table:table-cell>
          <table:table-cell office:value-type="string" calcext:value-type="string">
            <text:p>Mr. M J Vadhwani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2" calcext:value-type="float">
            <text:p>4311602</text:p>
          </table:table-cell>
          <table:table-cell office:value-type="string" calcext:value-type="string">
            <text:p>IIS</text:p>
          </table:table-cell>
          <table:table-cell office:value-type="string" calcext:value-type="string">
            <text:p>Introduction to IT Systems</text:p>
          </table:table-cell>
          <table:table-cell office:value-type="string" calcext:value-type="string">
            <text:p>MJV</text:p>
          </table:table-cell>
          <table:table-cell office:value-type="string" calcext:value-type="string">
            <text:p>Mr. M J Vadhwania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2" calcext:value-type="float">
            <text:p>4311602</text:p>
          </table:table-cell>
          <table:table-cell office:value-type="string" calcext:value-type="string">
            <text:p>IIS</text:p>
          </table:table-cell>
          <table:table-cell office:value-type="string" calcext:value-type="string">
            <text:p>Introduction to IT Systems</text:p>
          </table:table-cell>
          <table:table-cell office:value-type="string" calcext:value-type="string">
            <text:p>MJV</text:p>
          </table:table-cell>
          <table:table-cell office:value-type="string" calcext:value-type="string">
            <text:p>Mr. M J Vadhwani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2" calcext:value-type="float">
            <text:p>4311602</text:p>
          </table:table-cell>
          <table:table-cell office:value-type="string" calcext:value-type="string">
            <text:p>IIS</text:p>
          </table:table-cell>
          <table:table-cell office:value-type="string" calcext:value-type="string">
            <text:p>Introduction to IT System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2" calcext:value-type="float">
            <text:p>4311602</text:p>
          </table:table-cell>
          <table:table-cell office:value-type="string" calcext:value-type="string">
            <text:p>IIS</text:p>
          </table:table-cell>
          <table:table-cell office:value-type="string" calcext:value-type="string">
            <text:p>Introduction to IT System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2" calcext:value-type="float">
            <text:p>4311602</text:p>
          </table:table-cell>
          <table:table-cell office:value-type="string" calcext:value-type="string">
            <text:p>IIS</text:p>
          </table:table-cell>
          <table:table-cell office:value-type="string" calcext:value-type="string">
            <text:p>Introduction to IT System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2" calcext:value-type="float">
            <text:p>4311602</text:p>
          </table:table-cell>
          <table:table-cell office:value-type="string" calcext:value-type="string">
            <text:p>IIS</text:p>
          </table:table-cell>
          <table:table-cell office:value-type="string" calcext:value-type="string">
            <text:p>Introduction to IT System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2" calcext:value-type="float">
            <text:p>4311602</text:p>
          </table:table-cell>
          <table:table-cell office:value-type="string" calcext:value-type="string">
            <text:p>IIS</text:p>
          </table:table-cell>
          <table:table-cell office:value-type="string" calcext:value-type="string">
            <text:p>Introduction to IT System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2" calcext:value-type="float">
            <text:p>4311602</text:p>
          </table:table-cell>
          <table:table-cell office:value-type="string" calcext:value-type="string">
            <text:p>IIS</text:p>
          </table:table-cell>
          <table:table-cell office:value-type="string" calcext:value-type="string">
            <text:p>Introduction to IT System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2" calcext:value-type="float">
            <text:p>4311602</text:p>
          </table:table-cell>
          <table:table-cell office:value-type="string" calcext:value-type="string">
            <text:p>IIS</text:p>
          </table:table-cell>
          <table:table-cell office:value-type="string" calcext:value-type="string">
            <text:p>Introduction to IT System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2" calcext:value-type="float">
            <text:p>4311602</text:p>
          </table:table-cell>
          <table:table-cell office:value-type="string" calcext:value-type="string">
            <text:p>IIS</text:p>
          </table:table-cell>
          <table:table-cell office:value-type="string" calcext:value-type="string">
            <text:p>Introduction to IT System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2" calcext:value-type="float">
            <text:p>4311602</text:p>
          </table:table-cell>
          <table:table-cell office:value-type="string" calcext:value-type="string">
            <text:p>IIS</text:p>
          </table:table-cell>
          <table:table-cell office:value-type="string" calcext:value-type="string">
            <text:p>Introduction to IT System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2" calcext:value-type="float">
            <text:p>4311602</text:p>
          </table:table-cell>
          <table:table-cell office:value-type="string" calcext:value-type="string">
            <text:p>IIS</text:p>
          </table:table-cell>
          <table:table-cell office:value-type="string" calcext:value-type="string">
            <text:p>Introduction to IT System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2" calcext:value-type="float">
            <text:p>4311602</text:p>
          </table:table-cell>
          <table:table-cell office:value-type="string" calcext:value-type="string">
            <text:p>IIS</text:p>
          </table:table-cell>
          <table:table-cell office:value-type="string" calcext:value-type="string">
            <text:p>Introduction to IT System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2" calcext:value-type="float">
            <text:p>4311602</text:p>
          </table:table-cell>
          <table:table-cell office:value-type="string" calcext:value-type="string">
            <text:p>IIS</text:p>
          </table:table-cell>
          <table:table-cell office:value-type="string" calcext:value-type="string">
            <text:p>Introduction to IT System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2" calcext:value-type="float">
            <text:p>4311602</text:p>
          </table:table-cell>
          <table:table-cell office:value-type="string" calcext:value-type="string">
            <text:p>IIS</text:p>
          </table:table-cell>
          <table:table-cell office:value-type="string" calcext:value-type="string">
            <text:p>Introduction to IT System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2" calcext:value-type="float">
            <text:p>4311602</text:p>
          </table:table-cell>
          <table:table-cell office:value-type="string" calcext:value-type="string">
            <text:p>IIS</text:p>
          </table:table-cell>
          <table:table-cell office:value-type="string" calcext:value-type="string">
            <text:p>Introduction to IT System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2" calcext:value-type="float">
            <text:p>4311602</text:p>
          </table:table-cell>
          <table:table-cell office:value-type="string" calcext:value-type="string">
            <text:p>IIS</text:p>
          </table:table-cell>
          <table:table-cell office:value-type="string" calcext:value-type="string">
            <text:p>Introduction to IT System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2" calcext:value-type="float">
            <text:p>4311602</text:p>
          </table:table-cell>
          <table:table-cell office:value-type="string" calcext:value-type="string">
            <text:p>IIS</text:p>
          </table:table-cell>
          <table:table-cell office:value-type="string" calcext:value-type="string">
            <text:p>Introduction to IT System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2" calcext:value-type="float">
            <text:p>4311602</text:p>
          </table:table-cell>
          <table:table-cell office:value-type="string" calcext:value-type="string">
            <text:p>IIS</text:p>
          </table:table-cell>
          <table:table-cell office:value-type="string" calcext:value-type="string">
            <text:p>Introduction to IT System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2" calcext:value-type="float">
            <text:p>4311602</text:p>
          </table:table-cell>
          <table:table-cell office:value-type="string" calcext:value-type="string">
            <text:p>IIS</text:p>
          </table:table-cell>
          <table:table-cell office:value-type="string" calcext:value-type="string">
            <text:p>Introduction to IT System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2" calcext:value-type="float">
            <text:p>4311602</text:p>
          </table:table-cell>
          <table:table-cell office:value-type="string" calcext:value-type="string">
            <text:p>IIS</text:p>
          </table:table-cell>
          <table:table-cell office:value-type="string" calcext:value-type="string">
            <text:p>Introduction to IT System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2" calcext:value-type="float">
            <text:p>4311602</text:p>
          </table:table-cell>
          <table:table-cell office:value-type="string" calcext:value-type="string">
            <text:p>IIS</text:p>
          </table:table-cell>
          <table:table-cell office:value-type="string" calcext:value-type="string">
            <text:p>Introduction to IT System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2" calcext:value-type="float">
            <text:p>4311602</text:p>
          </table:table-cell>
          <table:table-cell office:value-type="string" calcext:value-type="string">
            <text:p>IIS</text:p>
          </table:table-cell>
          <table:table-cell office:value-type="string" calcext:value-type="string">
            <text:p>Introduction to IT System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2" calcext:value-type="float">
            <text:p>4311602</text:p>
          </table:table-cell>
          <table:table-cell office:value-type="string" calcext:value-type="string">
            <text:p>IIS</text:p>
          </table:table-cell>
          <table:table-cell office:value-type="string" calcext:value-type="string">
            <text:p>Introduction to IT System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11602" calcext:value-type="float">
            <text:p>4311602</text:p>
          </table:table-cell>
          <table:table-cell office:value-type="string" calcext:value-type="string">
            <text:p>IIS</text:p>
          </table:table-cell>
          <table:table-cell office:value-type="string" calcext:value-type="string">
            <text:p>Introduction to IT System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5" calcext:value-type="float">
            <text:p>4300015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Sports and Yoga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5" calcext:value-type="float">
            <text:p>4300015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Sports and Yoga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5" calcext:value-type="float">
            <text:p>4300015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Sports and Yoga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5" calcext:value-type="float">
            <text:p>4300015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Sports and Yoga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5" calcext:value-type="float">
            <text:p>4300015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Sports and Yoga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5" calcext:value-type="float">
            <text:p>4300015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Sports and Yoga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5" calcext:value-type="float">
            <text:p>4300015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Sports and Yoga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5" calcext:value-type="float">
            <text:p>4300015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Sports and Yoga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5" calcext:value-type="float">
            <text:p>4300015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Sports and Yoga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5" calcext:value-type="float">
            <text:p>4300015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Sports and Yoga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5" calcext:value-type="float">
            <text:p>4300015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Sports and Yoga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5" calcext:value-type="float">
            <text:p>4300015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Sports and Yoga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5" calcext:value-type="float">
            <text:p>4300015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Sports and Yoga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5" calcext:value-type="float">
            <text:p>4300015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Sports and Yoga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5" calcext:value-type="float">
            <text:p>4300015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Sports and Yoga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5" calcext:value-type="float">
            <text:p>4300015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Sports and Yoga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5" calcext:value-type="float">
            <text:p>4300015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Sports and Yoga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5" calcext:value-type="float">
            <text:p>4300015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Sports and Yoga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5" calcext:value-type="float">
            <text:p>4300015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Sports and Yoga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5" calcext:value-type="float">
            <text:p>4300015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Sports and Yoga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5" calcext:value-type="float">
            <text:p>4300015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Sports and Yoga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5" calcext:value-type="float">
            <text:p>4300015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Sports and Yoga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/07/23</text:p>
          </table:table-cell>
          <table:table-cell office:value-type="string" calcext:value-type="string">
            <text:p>09/11/23</text:p>
          </table:table-cell>
          <table:table-cell office:value-type="float" office:value="4300015" calcext:value-type="float">
            <text:p>4300015</text:p>
          </table:table-cell>
          <table:table-cell office:value-type="string" calcext:value-type="string">
            <text:p>S&amp;Y</text:p>
          </table:table-cell>
          <table:table-cell office:value-type="string" calcext:value-type="string">
            <text:p>Sports and Yoga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5" calcext:value-type="float">
            <text:p>5</text:p>
          </table:table-cell>
        </table:table-row>
      </table:table>
      <table:table table:name="EC6 - Even 2024 End Term Feedback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39" table:default-cell-style-name="Default"/>
        <table:table-column table:style-name="co25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44" table:default-cell-style-name="Default"/>
        <table:table-column table:style-name="co71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39" table:default-cell-style-name="Default"/>
        <table:table-column table:style-name="co25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44" table:default-cell-style-name="Default"/>
        <table:table-column table:style-name="co71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4361101 - Computer Networks &amp; Data Communication By Mr. S P Joshiara <text:s/>[Q1 Syallabus Coverage]</text:p>
          </table:table-cell>
          <table:table-cell office:value-type="string" calcext:value-type="string">
            <text:p>4361101 - Computer Networks &amp; Data Communication By Mr. S P Joshiara <text:s/>[Q2 Topics Beyond Syllabus]</text:p>
          </table:table-cell>
          <table:table-cell office:value-type="string" calcext:value-type="string">
            <text:p>4361101 - Computer Networks &amp; Data Communication By Mr. S P Joshiara <text:s/>[Q3 Pace of Teaching]</text:p>
          </table:table-cell>
          <table:table-cell office:value-type="string" calcext:value-type="string">
            <text:p>4361101 - Computer Networks &amp; Data Communication By Mr. S P Joshiara <text:s/>[Q4 Practical Demo]</text:p>
          </table:table-cell>
          <table:table-cell office:value-type="string" calcext:value-type="string">
            <text:p>4361101 - Computer Networks &amp; Data Communication By Mr. S P Joshiara <text:s/>[Q5 Handson Training]</text:p>
          </table:table-cell>
          <table:table-cell office:value-type="string" calcext:value-type="string">
            <text:p>4361101 - Computer Networks &amp; Data Communication By Mr. S P Joshiara <text:s/>[Q6 Technical Skills of Teacher]</text:p>
          </table:table-cell>
          <table:table-cell office:value-type="string" calcext:value-type="string">
            <text:p>4361101 - Computer Networks &amp; Data Communication By Mr. S P Joshiara <text:s/>[Q7 Communication Skills of Teacher]</text:p>
          </table:table-cell>
          <table:table-cell office:value-type="string" calcext:value-type="string">
            <text:p>4361101 - Computer Networks &amp; Data Communication By Mr. S P Joshiara <text:s/>[Q8 Doubt Clarification]</text:p>
          </table:table-cell>
          <table:table-cell office:value-type="string" calcext:value-type="string">
            <text:p>4361101 - Computer Networks &amp; Data Communication By Mr. S P Joshiara <text:s/>[Q9 Use of Teaching Tools]</text:p>
          </table:table-cell>
          <table:table-cell office:value-type="string" calcext:value-type="string">
            <text:p>4361101 - Computer Networks &amp; Data Communication By Mr. S P Joshiara <text:s/>[Q10 Motivation]</text:p>
          </table:table-cell>
          <table:table-cell office:value-type="string" calcext:value-type="string">
            <text:p>4361101 - Computer Networks &amp; Data Communication By Mr. S P Joshiara <text:s/>[Q11 Helpfullness of Teacher]</text:p>
          </table:table-cell>
          <table:table-cell office:value-type="string" calcext:value-type="string">
            <text:p>4361101 - Computer Networks &amp; Data Communication By Mr. S P Joshiara <text:s/>[Q12 Student Progress Feedback]</text:p>
          </table:table-cell>
          <table:table-cell office:value-type="string" calcext:value-type="string">
            <text:p>4361102 - VLSI By Ms. M K Pedhadiya <text:s/>[Q1 Syallabus Coverage]</text:p>
          </table:table-cell>
          <table:table-cell office:value-type="string" calcext:value-type="string">
            <text:p>4361102 - VLSI By Ms. M K Pedhadiya <text:s/>[Q2 Topics Beyond Syllabus]</text:p>
          </table:table-cell>
          <table:table-cell office:value-type="string" calcext:value-type="string">
            <text:p>4361102 - VLSI By Ms. M K Pedhadiya <text:s/>[Q3 Pace of Teaching]</text:p>
          </table:table-cell>
          <table:table-cell office:value-type="string" calcext:value-type="string">
            <text:p>4361102 - VLSI By Ms. M K Pedhadiya <text:s/>[Q4 Practical Demo]</text:p>
          </table:table-cell>
          <table:table-cell office:value-type="string" calcext:value-type="string">
            <text:p>4361102 - VLSI By Ms. M K Pedhadiya <text:s/>[Q5 Handson Training]</text:p>
          </table:table-cell>
          <table:table-cell office:value-type="string" calcext:value-type="string">
            <text:p>4361102 - VLSI By Ms. M K Pedhadiya <text:s/>[Q6 Technical Skills of Teacher]</text:p>
          </table:table-cell>
          <table:table-cell office:value-type="string" calcext:value-type="string">
            <text:p>4361102 - VLSI By Ms. M K Pedhadiya <text:s/>[Q7 Communication Skills of Teacher]</text:p>
          </table:table-cell>
          <table:table-cell office:value-type="string" calcext:value-type="string">
            <text:p>4361102 - VLSI By Ms. M K Pedhadiya <text:s/>[Q8 Doubt Clarification]</text:p>
          </table:table-cell>
          <table:table-cell office:value-type="string" calcext:value-type="string">
            <text:p>4361102 - VLSI By Ms. M K Pedhadiya <text:s/>[Q9 Use of Teaching Tools]</text:p>
          </table:table-cell>
          <table:table-cell office:value-type="string" calcext:value-type="string">
            <text:p>4361102 - VLSI By Ms. M K Pedhadiya <text:s/>[Q10 Motivation]</text:p>
          </table:table-cell>
          <table:table-cell office:value-type="string" calcext:value-type="string">
            <text:p>4361102 - VLSI By Ms. M K Pedhadiya <text:s/>[Q11 Helpfullness of Teacher]</text:p>
          </table:table-cell>
          <table:table-cell office:value-type="string" calcext:value-type="string">
            <text:p>4361102 - VLSI By Ms. M K Pedhadiya <text:s/>[Q12 Student Progress Feedback]</text:p>
          </table:table-cell>
          <table:table-cell office:value-type="string" calcext:value-type="string">
            <text:p>4361103 - Electronics &amp; Communication Engineering Project-II By Mr. M J Dabgar <text:s/>[Q1 Syallabus Coverage]</text:p>
          </table:table-cell>
          <table:table-cell office:value-type="string" calcext:value-type="string">
            <text:p>4361103 - Electronics &amp; Communication Engineering Project-II By Mr. M J Dabgar <text:s/>[Q2 Topics Beyond Syllabus]</text:p>
          </table:table-cell>
          <table:table-cell office:value-type="string" calcext:value-type="string">
            <text:p>4361103 - Electronics &amp; Communication Engineering Project-II By Mr. M J Dabgar <text:s/>[Q3 Pace of Teaching]</text:p>
          </table:table-cell>
          <table:table-cell office:value-type="string" calcext:value-type="string">
            <text:p>4361103 - Electronics &amp; Communication Engineering Project-II By Mr. M J Dabgar <text:s/>[Q4 Practical Demo]</text:p>
          </table:table-cell>
          <table:table-cell office:value-type="string" calcext:value-type="string">
            <text:p>4361103 - Electronics &amp; Communication Engineering Project-II By Mr. M J Dabgar <text:s/>[Q5 Handson Training]</text:p>
          </table:table-cell>
          <table:table-cell office:value-type="string" calcext:value-type="string">
            <text:p>4361103 - Electronics &amp; Communication Engineering Project-II By Mr. M J Dabgar <text:s/>[Q6 Technical Skills of Teacher]</text:p>
          </table:table-cell>
          <table:table-cell office:value-type="string" calcext:value-type="string">
            <text:p>4361103 - Electronics &amp; Communication Engineering Project-II By Mr. M J Dabgar <text:s/>[Q7 Communication Skills of Teacher]</text:p>
          </table:table-cell>
          <table:table-cell office:value-type="string" calcext:value-type="string">
            <text:p>4361103 - Electronics &amp; Communication Engineering Project-II By Mr. M J Dabgar <text:s/>[Q8 Doubt Clarification]</text:p>
          </table:table-cell>
          <table:table-cell office:value-type="string" calcext:value-type="string">
            <text:p>4361103 - Electronics &amp; Communication Engineering Project-II By Mr. M J Dabgar <text:s/>[Q9 Use of Teaching Tools]</text:p>
          </table:table-cell>
          <table:table-cell office:value-type="string" calcext:value-type="string">
            <text:p>4361103 - Electronics &amp; Communication Engineering Project-II By Mr. M J Dabgar <text:s/>[Q10 Motivation]</text:p>
          </table:table-cell>
          <table:table-cell office:value-type="string" calcext:value-type="string">
            <text:p>4361103 - Electronics &amp; Communication Engineering Project-II By Mr. M J Dabgar <text:s/>[Q11 Helpfullness of Teacher]</text:p>
          </table:table-cell>
          <table:table-cell office:value-type="string" calcext:value-type="string">
            <text:p>4361103 - Electronics &amp; Communication Engineering Project-II By Mr. M J Dabgar <text:s/>[Q12 Student Progress Feedback]</text:p>
          </table:table-cell>
          <table:table-cell office:value-type="string" calcext:value-type="string">
            <text:p>4361104 - Android App Development By Mr. M J Dabgar <text:s/>[Q1 Syallabus Coverage]</text:p>
          </table:table-cell>
          <table:table-cell office:value-type="string" calcext:value-type="string">
            <text:p>4361104 - Android App Development By Mr. M J Dabgar <text:s/>[Q2 Topics Beyond Syllabus]</text:p>
          </table:table-cell>
          <table:table-cell office:value-type="string" calcext:value-type="string">
            <text:p>4361104 - Android App Development By Mr. M J Dabgar <text:s/>[Q3 Pace of Teaching]</text:p>
          </table:table-cell>
          <table:table-cell office:value-type="string" calcext:value-type="string">
            <text:p>4361104 - Android App Development By Mr. M J Dabgar <text:s/>[Q4 Practical Demo]</text:p>
          </table:table-cell>
          <table:table-cell office:value-type="string" calcext:value-type="string">
            <text:p>4361104 - Android App Development By Mr. M J Dabgar <text:s/>[Q5 Handson Training]</text:p>
          </table:table-cell>
          <table:table-cell office:value-type="string" calcext:value-type="string">
            <text:p>4361104 - Android App Development By Mr. M J Dabgar <text:s/>[Q6 Technical Skills of Teacher]</text:p>
          </table:table-cell>
          <table:table-cell office:value-type="string" calcext:value-type="string">
            <text:p>4361104 - Android App Development By Mr. M J Dabgar <text:s/>[Q7 Communication Skills of Teacher]</text:p>
          </table:table-cell>
          <table:table-cell office:value-type="string" calcext:value-type="string">
            <text:p>4361104 - Android App Development By Mr. M J Dabgar <text:s/>[Q8 Doubt Clarification]</text:p>
          </table:table-cell>
          <table:table-cell office:value-type="string" calcext:value-type="string">
            <text:p>4361104 - Android App Development By Mr. M J Dabgar <text:s/>[Q9 Use of Teaching Tools]</text:p>
          </table:table-cell>
          <table:table-cell office:value-type="string" calcext:value-type="string">
            <text:p>4361104 - Android App Development By Mr. M J Dabgar <text:s/>[Q10 Motivation]</text:p>
          </table:table-cell>
          <table:table-cell office:value-type="string" calcext:value-type="string">
            <text:p>4361104 - Android App Development By Mr. M J Dabgar <text:s/>[Q11 Helpfullness of Teacher]</text:p>
          </table:table-cell>
          <table:table-cell office:value-type="string" calcext:value-type="string">
            <text:p>4361104 - Android App Development By Mr. M J Dabgar <text:s/>[Q12 Student Progress Feedback]</text:p>
          </table:table-cell>
          <table:table-cell office:value-type="string" calcext:value-type="string">
            <text:p>4361106 - Renewable Energy &amp; Emerging Trends in Electronics By Mr. S J Chauhan <text:s/>[Q1 Syallabus Coverage]</text:p>
          </table:table-cell>
          <table:table-cell office:value-type="string" calcext:value-type="string">
            <text:p>4361106 - Renewable Energy &amp; Emerging Trends in Electronics By Mr. S J Chauhan <text:s/>[Q2 Topics Beyond Syllabus]</text:p>
          </table:table-cell>
          <table:table-cell office:value-type="string" calcext:value-type="string">
            <text:p>4361106 - Renewable Energy &amp; Emerging Trends in Electronics By Mr. S J Chauhan <text:s/>[Q3 Pace of Teaching]</text:p>
          </table:table-cell>
          <table:table-cell office:value-type="string" calcext:value-type="string">
            <text:p>4361106 - Renewable Energy &amp; Emerging Trends in Electronics By Mr. S J Chauhan <text:s/>[Q4 Practical Demo]</text:p>
          </table:table-cell>
          <table:table-cell office:value-type="string" calcext:value-type="string">
            <text:p>4361106 - Renewable Energy &amp; Emerging Trends in Electronics By Mr. S J Chauhan <text:s/>[Q5 Handson Training]</text:p>
          </table:table-cell>
          <table:table-cell office:value-type="string" calcext:value-type="string">
            <text:p>4361106 - Renewable Energy &amp; Emerging Trends in Electronics By Mr. S J Chauhan <text:s/>[Q6 Technical Skills of Teacher]</text:p>
          </table:table-cell>
          <table:table-cell office:value-type="string" calcext:value-type="string">
            <text:p>4361106 - Renewable Energy &amp; Emerging Trends in Electronics By Mr. S J Chauhan <text:s/>[Q7 Communication Skills of Teacher]</text:p>
          </table:table-cell>
          <table:table-cell office:value-type="string" calcext:value-type="string">
            <text:p>4361106 - Renewable Energy &amp; Emerging Trends in Electronics By Mr. S J Chauhan <text:s/>[Q8 Doubt Clarification]</text:p>
          </table:table-cell>
          <table:table-cell office:value-type="string" calcext:value-type="string">
            <text:p>4361106 - Renewable Energy &amp; Emerging Trends in Electronics By Mr. S J Chauhan <text:s/>[Q9 Use of Teaching Tools]</text:p>
          </table:table-cell>
          <table:table-cell office:value-type="string" calcext:value-type="string">
            <text:p>4361106 - Renewable Energy &amp; Emerging Trends in Electronics By Mr. S J Chauhan <text:s/>[Q10 Motivation]</text:p>
          </table:table-cell>
          <table:table-cell office:value-type="string" calcext:value-type="string">
            <text:p>4361106 - Renewable Energy &amp; Emerging Trends in Electronics By Mr. S J Chauhan <text:s/>[Q11 Helpfullness of Teacher]</text:p>
          </table:table-cell>
          <table:table-cell office:value-type="string" calcext:value-type="string">
            <text:p>4361106 - Renewable Energy &amp; Emerging Trends in Electronics By Mr. S J Chauhan <text:s/>[Q12 Student Progress Feedback]</text:p>
          </table:table-cell>
          <table:table-cell office:value-type="string" calcext:value-type="string">
            <text:p>4361106 - Renewable Energy &amp; Emerging Trends in Electronics By Mr. N J Chauhan <text:s/>[Q1 Syallabus Coverage]</text:p>
          </table:table-cell>
          <table:table-cell office:value-type="string" calcext:value-type="string">
            <text:p>4361106 - Renewable Energy &amp; Emerging Trends in Electronics By Mr. N J Chauhan <text:s/>[Q2 Topics Beyond Syllabus]</text:p>
          </table:table-cell>
          <table:table-cell office:value-type="string" calcext:value-type="string">
            <text:p>4361106 - Renewable Energy &amp; Emerging Trends in Electronics By Mr. N J Chauhan <text:s/>[Q3 Pace of Teaching]</text:p>
          </table:table-cell>
          <table:table-cell office:value-type="string" calcext:value-type="string">
            <text:p>4361106 - Renewable Energy &amp; Emerging Trends in Electronics By Mr. N J Chauhan <text:s/>[Q4 Practical Demo]</text:p>
          </table:table-cell>
          <table:table-cell office:value-type="string" calcext:value-type="string">
            <text:p>4361106 - Renewable Energy &amp; Emerging Trends in Electronics By Mr. N J Chauhan <text:s/>[Q5 Handson Training]</text:p>
          </table:table-cell>
          <table:table-cell office:value-type="string" calcext:value-type="string">
            <text:p>4361106 - Renewable Energy &amp; Emerging Trends in Electronics By Mr. N J Chauhan <text:s/>[Q6 Technical Skills of Teacher]</text:p>
          </table:table-cell>
          <table:table-cell office:value-type="string" calcext:value-type="string">
            <text:p>4361106 - Renewable Energy &amp; Emerging Trends in Electronics By Mr. N J Chauhan <text:s/>[Q7 Communication Skills of Teacher]</text:p>
          </table:table-cell>
          <table:table-cell office:value-type="string" calcext:value-type="string">
            <text:p>4361106 - Renewable Energy &amp; Emerging Trends in Electronics By Mr. N J Chauhan <text:s/>[Q8 Doubt Clarification]</text:p>
          </table:table-cell>
          <table:table-cell office:value-type="string" calcext:value-type="string">
            <text:p>4361106 - Renewable Energy &amp; Emerging Trends in Electronics By Mr. N J Chauhan <text:s/>[Q9 Use of Teaching Tools]</text:p>
          </table:table-cell>
          <table:table-cell office:value-type="string" calcext:value-type="string">
            <text:p>4361106 - Renewable Energy &amp; Emerging Trends in Electronics By Mr. N J Chauhan <text:s/>[Q10 Motivation]</text:p>
          </table:table-cell>
          <table:table-cell office:value-type="string" calcext:value-type="string">
            <text:p>4361106 - Renewable Energy &amp; Emerging Trends in Electronics By Mr. N J Chauhan <text:s/>[Q11 Helpfullness of Teacher]</text:p>
          </table:table-cell>
          <table:table-cell office:value-type="string" calcext:value-type="string">
            <text:p>4361106 - Renewable Energy &amp; Emerging Trends in Electronics By Mr. N J Chauhan <text:s/>[Q12 Student Progress Feedback]</text:p>
          </table:table-cell>
        </table:table-row>
        <table:table-row table:style-name="ro1">
          <table:table-cell office:value-type="string" calcext:value-type="string">
            <text:p>2024/05/02 4:54:04 PM GMT+5:3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table:number-columns-repeated="2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4/05/02 4:55:10 PM GMT+5:30</text:p>
          </table:table-cell>
          <table:table-cell table:number-columns-repeated="39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4/05/02 4:56:20 PM GMT+5:30</text:p>
          </table:table-cell>
          <table:table-cell table:number-columns-repeated="7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4/05/17 11:39:13 AM GMT+5:30</text:p>
          </table:table-cell>
          <table:table-cell table:number-columns-repeated="7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4/05/17 1:41:56 PM GMT+5:3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0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9" office:value-type="float" office:value="5" calcext:value-type="float">
            <text:p>5</text:p>
          </table:table-cell>
        </table:table-row>
      </table:table>
      <table:table table:name="EC4 - Even 2024 End Term Feedback" table:style-name="ta1">
        <table:table-column table:style-name="co14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20" table:default-cell-style-name="Default"/>
        <table:table-column table:style-name="co74" table:default-cell-style-name="Default"/>
        <table:table-column table:style-name="co22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52" table:default-cell-style-name="Default"/>
        <table:table-column table:style-name="co18" table:default-cell-style-name="Default"/>
        <table:table-column table:style-name="co78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87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9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12" table:default-cell-style-name="Default"/>
        <table:table-column table:style-name="co113" table:default-cell-style-name="Default"/>
        <table:table-column table:style-name="co114" table:default-cell-style-name="Default"/>
        <table:table-column table:style-name="co115" table:default-cell-style-name="Default"/>
        <table:table-column table:style-name="co116" table:default-cell-style-name="Default"/>
        <table:table-column table:style-name="co117" table:default-cell-style-name="Default"/>
        <table:table-column table:style-name="co118" table:default-cell-style-name="Default"/>
        <table:table-column table:style-name="co119" table:default-cell-style-name="Default"/>
        <table:table-column table:style-name="co120" table:default-cell-style-name="Default"/>
        <table:table-column table:style-name="co121" table:default-cell-style-name="Default"/>
        <table:table-column table:style-name="co122" table:default-cell-style-name="Default"/>
        <table:table-column table:style-name="co123" table:default-cell-style-name="Default"/>
        <table:table-column table:style-name="co57" table:default-cell-style-name="Default"/>
        <table:table-column table:style-name="co48" table:default-cell-style-name="Default"/>
        <table:table-column table:style-name="co123" table:default-cell-style-name="Default"/>
        <table:table-column table:style-name="co124" table:default-cell-style-name="Default"/>
        <table:table-column table:style-name="co125" table:default-cell-style-name="Default"/>
        <table:table-column table:style-name="co126" table:default-cell-style-name="Default"/>
        <table:table-column table:style-name="co127" table:default-cell-style-name="Default"/>
        <table:table-column table:style-name="co128" table:default-cell-style-name="Default"/>
        <table:table-column table:style-name="co129" table:default-cell-style-name="Default"/>
        <table:table-column table:style-name="co130" table:default-cell-style-name="Default"/>
        <table:table-column table:style-name="co131" table:default-cell-style-name="Default"/>
        <table:table-column table:style-name="co132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4340003 - Integrated Personality Development Course By Ms. M K Pedhadiya <text:s/>[Q1 Syallabus Coverage]</text:p>
          </table:table-cell>
          <table:table-cell office:value-type="string" calcext:value-type="string">
            <text:p>4340003 - Integrated Personality Development Course By Ms. M K Pedhadiya <text:s/>[Q2 Topics Beyond Syllabus]</text:p>
          </table:table-cell>
          <table:table-cell office:value-type="string" calcext:value-type="string">
            <text:p>4340003 - Integrated Personality Development Course By Ms. M K Pedhadiya <text:s/>[Q3 Pace of Teaching]</text:p>
          </table:table-cell>
          <table:table-cell office:value-type="string" calcext:value-type="string">
            <text:p>4340003 - Integrated Personality Development Course By Ms. M K Pedhadiya <text:s/>[Q4 Practical Demo]</text:p>
          </table:table-cell>
          <table:table-cell office:value-type="string" calcext:value-type="string">
            <text:p>4340003 - Integrated Personality Development Course By Ms. M K Pedhadiya <text:s/>[Q5 Handson Training]</text:p>
          </table:table-cell>
          <table:table-cell office:value-type="string" calcext:value-type="string">
            <text:p>4340003 - Integrated Personality Development Course By Ms. M K Pedhadiya <text:s/>[Q6 Technical Skills of Teacher]</text:p>
          </table:table-cell>
          <table:table-cell office:value-type="string" calcext:value-type="string">
            <text:p>4340003 - Integrated Personality Development Course By Ms. M K Pedhadiya <text:s/>[Q7 Communication Skills of Teacher]</text:p>
          </table:table-cell>
          <table:table-cell office:value-type="string" calcext:value-type="string">
            <text:p>4340003 - Integrated Personality Development Course By Ms. M K Pedhadiya <text:s/>[Q8 Doubt Clarification]</text:p>
          </table:table-cell>
          <table:table-cell office:value-type="string" calcext:value-type="string">
            <text:p>4340003 - Integrated Personality Development Course By Ms. M K Pedhadiya <text:s/>[Q9 Use of Teaching Tools]</text:p>
          </table:table-cell>
          <table:table-cell office:value-type="string" calcext:value-type="string">
            <text:p>4340003 - Integrated Personality Development Course By Ms. M K Pedhadiya <text:s/>[Q10 Motivation]</text:p>
          </table:table-cell>
          <table:table-cell office:value-type="string" calcext:value-type="string">
            <text:p>4340003 - Integrated Personality Development Course By Ms. M K Pedhadiya <text:s/>[Q11 Helpfullness of Teacher]</text:p>
          </table:table-cell>
          <table:table-cell office:value-type="string" calcext:value-type="string">
            <text:p>4340003 - Integrated Personality Development Course By Ms. M K Pedhadiya <text:s/>[Q12 Student Progress Feedback]</text:p>
          </table:table-cell>
          <table:table-cell office:value-type="string" calcext:value-type="string">
            <text:p>4341101 - Microprocessor &amp; Microcontroller By Mr. M J Dabgar <text:s/>[Q1 Syallabus Coverage]</text:p>
          </table:table-cell>
          <table:table-cell office:value-type="string" calcext:value-type="string">
            <text:p>4341101 - Microprocessor &amp; Microcontroller By Mr. M J Dabgar <text:s/>[Q2 Topics Beyond Syllabus]</text:p>
          </table:table-cell>
          <table:table-cell office:value-type="string" calcext:value-type="string">
            <text:p>4341101 - Microprocessor &amp; Microcontroller By Mr. M J Dabgar <text:s/>[Q3 Pace of Teaching]</text:p>
          </table:table-cell>
          <table:table-cell office:value-type="string" calcext:value-type="string">
            <text:p>4341101 - Microprocessor &amp; Microcontroller By Mr. M J Dabgar <text:s/>[Q4 Practical Demo]</text:p>
          </table:table-cell>
          <table:table-cell office:value-type="string" calcext:value-type="string">
            <text:p>4341101 - Microprocessor &amp; Microcontroller By Mr. M J Dabgar <text:s/>[Q5 Handson Training]</text:p>
          </table:table-cell>
          <table:table-cell office:value-type="string" calcext:value-type="string">
            <text:p>4341101 - Microprocessor &amp; Microcontroller By Mr. M J Dabgar <text:s/>[Q6 Technical Skills of Teacher]</text:p>
          </table:table-cell>
          <table:table-cell office:value-type="string" calcext:value-type="string">
            <text:p>4341101 - Microprocessor &amp; Microcontroller By Mr. M J Dabgar <text:s/>[Q7 Communication Skills of Teacher]</text:p>
          </table:table-cell>
          <table:table-cell office:value-type="string" calcext:value-type="string">
            <text:p>4341101 - Microprocessor &amp; Microcontroller By Mr. M J Dabgar <text:s/>[Q8 Doubt Clarification]</text:p>
          </table:table-cell>
          <table:table-cell office:value-type="string" calcext:value-type="string">
            <text:p>4341101 - Microprocessor &amp; Microcontroller By Mr. M J Dabgar <text:s/>[Q9 Use of Teaching Tools]</text:p>
          </table:table-cell>
          <table:table-cell office:value-type="string" calcext:value-type="string">
            <text:p>4341101 - Microprocessor &amp; Microcontroller By Mr. M J Dabgar <text:s/>[Q10 Motivation]</text:p>
          </table:table-cell>
          <table:table-cell office:value-type="string" calcext:value-type="string">
            <text:p>4341101 - Microprocessor &amp; Microcontroller By Mr. M J Dabgar <text:s/>[Q11 Helpfullness of Teacher]</text:p>
          </table:table-cell>
          <table:table-cell office:value-type="string" calcext:value-type="string">
            <text:p>4341101 - Microprocessor &amp; Microcontroller By Mr. M J Dabgar <text:s/>[Q12 Student Progress Feedback]</text:p>
          </table:table-cell>
          <table:table-cell office:value-type="string" calcext:value-type="string">
            <text:p>4341102 - Digital Communication By Mr. R N Patel <text:s/>[Q1 Syallabus Coverage]</text:p>
          </table:table-cell>
          <table:table-cell office:value-type="string" calcext:value-type="string">
            <text:p>4341102 - Digital Communication By Mr. R N Patel <text:s/>[Q2 Topics Beyond Syllabus]</text:p>
          </table:table-cell>
          <table:table-cell office:value-type="string" calcext:value-type="string">
            <text:p>4341102 - Digital Communication By Mr. R N Patel <text:s/>[Q3 Pace of Teaching]</text:p>
          </table:table-cell>
          <table:table-cell office:value-type="string" calcext:value-type="string">
            <text:p>4341102 - Digital Communication By Mr. R N Patel <text:s/>[Q4 Practical Demo]</text:p>
          </table:table-cell>
          <table:table-cell office:value-type="string" calcext:value-type="string">
            <text:p>4341102 - Digital Communication By Mr. R N Patel <text:s/>[Q5 Handson Training]</text:p>
          </table:table-cell>
          <table:table-cell office:value-type="string" calcext:value-type="string">
            <text:p>4341102 - Digital Communication By Mr. R N Patel <text:s/>[Q6 Technical Skills of Teacher]</text:p>
          </table:table-cell>
          <table:table-cell office:value-type="string" calcext:value-type="string">
            <text:p>4341102 - Digital Communication By Mr. R N Patel <text:s/>[Q7 Communication Skills of Teacher]</text:p>
          </table:table-cell>
          <table:table-cell office:value-type="string" calcext:value-type="string">
            <text:p>4341102 - Digital Communication By Mr. R N Patel <text:s/>[Q8 Doubt Clarification]</text:p>
          </table:table-cell>
          <table:table-cell office:value-type="string" calcext:value-type="string">
            <text:p>4341102 - Digital Communication By Mr. R N Patel <text:s/>[Q9 Use of Teaching Tools]</text:p>
          </table:table-cell>
          <table:table-cell office:value-type="string" calcext:value-type="string">
            <text:p>4341102 - Digital Communication By Mr. R N Patel <text:s/>[Q10 Motivation]</text:p>
          </table:table-cell>
          <table:table-cell office:value-type="string" calcext:value-type="string">
            <text:p>4341102 - Digital Communication By Mr. R N Patel <text:s/>[Q11 Helpfullness of Teacher]</text:p>
          </table:table-cell>
          <table:table-cell office:value-type="string" calcext:value-type="string">
            <text:p>4341102 - Digital Communication By Mr. R N Patel <text:s/>[Q12 Student Progress Feedback]</text:p>
          </table:table-cell>
          <table:table-cell office:value-type="string" calcext:value-type="string">
            <text:p>4341104 - Circuit Design Tools By Ms. M K Pedhadiya <text:s/>[Q1 Syallabus Coverage]</text:p>
          </table:table-cell>
          <table:table-cell office:value-type="string" calcext:value-type="string">
            <text:p>4341104 - Circuit Design Tools By Ms. M K Pedhadiya <text:s/>[Q2 Topics Beyond Syllabus]</text:p>
          </table:table-cell>
          <table:table-cell office:value-type="string" calcext:value-type="string">
            <text:p>4341104 - Circuit Design Tools By Ms. M K Pedhadiya <text:s/>[Q3 Pace of Teaching]</text:p>
          </table:table-cell>
          <table:table-cell office:value-type="string" calcext:value-type="string">
            <text:p>4341104 - Circuit Design Tools By Ms. M K Pedhadiya <text:s/>[Q4 Practical Demo]</text:p>
          </table:table-cell>
          <table:table-cell office:value-type="string" calcext:value-type="string">
            <text:p>4341104 - Circuit Design Tools By Ms. M K Pedhadiya <text:s/>[Q5 Handson Training]</text:p>
          </table:table-cell>
          <table:table-cell office:value-type="string" calcext:value-type="string">
            <text:p>4341104 - Circuit Design Tools By Ms. M K Pedhadiya <text:s/>[Q6 Technical Skills of Teacher]</text:p>
          </table:table-cell>
          <table:table-cell office:value-type="string" calcext:value-type="string">
            <text:p>4341104 - Circuit Design Tools By Ms. M K Pedhadiya <text:s/>[Q7 Communication Skills of Teacher]</text:p>
          </table:table-cell>
          <table:table-cell office:value-type="string" calcext:value-type="string">
            <text:p>4341104 - Circuit Design Tools By Ms. M K Pedhadiya <text:s/>[Q8 Doubt Clarification]</text:p>
          </table:table-cell>
          <table:table-cell office:value-type="string" calcext:value-type="string">
            <text:p>4341104 - Circuit Design Tools By Ms. M K Pedhadiya <text:s/>[Q9 Use of Teaching Tools]</text:p>
          </table:table-cell>
          <table:table-cell office:value-type="string" calcext:value-type="string">
            <text:p>4341104 - Circuit Design Tools By Ms. M K Pedhadiya <text:s/>[Q10 Motivation]</text:p>
          </table:table-cell>
          <table:table-cell office:value-type="string" calcext:value-type="string">
            <text:p>4341104 - Circuit Design Tools By Ms. M K Pedhadiya <text:s/>[Q11 Helpfullness of Teacher]</text:p>
          </table:table-cell>
          <table:table-cell office:value-type="string" calcext:value-type="string">
            <text:p>4341104 - Circuit Design Tools By Ms. M K Pedhadiya <text:s/>[Q12 Student Progress Feedback]</text:p>
          </table:table-cell>
          <table:table-cell office:value-type="string" calcext:value-type="string">
            <text:p>4341105 - Linear Integrated Circuit (Analog Electronics) By Mr. R C Parmar <text:s/>[Q1 Syallabus Coverage]</text:p>
          </table:table-cell>
          <table:table-cell office:value-type="string" calcext:value-type="string">
            <text:p>4341105 - Linear Integrated Circuit (Analog Electronics) By Mr. R C Parmar <text:s/>[Q2 Topics Beyond Syllabus]</text:p>
          </table:table-cell>
          <table:table-cell office:value-type="string" calcext:value-type="string">
            <text:p>4341105 - Linear Integrated Circuit (Analog Electronics) By Mr. R C Parmar <text:s/>[Q3 Pace of Teaching]</text:p>
          </table:table-cell>
          <table:table-cell office:value-type="string" calcext:value-type="string">
            <text:p>4341105 - Linear Integrated Circuit (Analog Electronics) By Mr. R C Parmar <text:s/>[Q4 Practical Demo]</text:p>
          </table:table-cell>
          <table:table-cell office:value-type="string" calcext:value-type="string">
            <text:p>4341105 - Linear Integrated Circuit (Analog Electronics) By Mr. R C Parmar <text:s/>[Q5 Handson Training]</text:p>
          </table:table-cell>
          <table:table-cell office:value-type="string" calcext:value-type="string">
            <text:p>4341105 - Linear Integrated Circuit (Analog Electronics) By Mr. R C Parmar <text:s/>[Q6 Technical Skills of Teacher]</text:p>
          </table:table-cell>
          <table:table-cell office:value-type="string" calcext:value-type="string">
            <text:p>4341105 - Linear Integrated Circuit (Analog Electronics) By Mr. R C Parmar <text:s/>[Q7 Communication Skills of Teacher]</text:p>
          </table:table-cell>
          <table:table-cell office:value-type="string" calcext:value-type="string">
            <text:p>4341105 - Linear Integrated Circuit (Analog Electronics) By Mr. R C Parmar <text:s/>[Q8 Doubt Clarification]</text:p>
          </table:table-cell>
          <table:table-cell office:value-type="string" calcext:value-type="string">
            <text:p>4341105 - Linear Integrated Circuit (Analog Electronics) By Mr. R C Parmar <text:s/>[Q9 Use of Teaching Tools]</text:p>
          </table:table-cell>
          <table:table-cell office:value-type="string" calcext:value-type="string">
            <text:p>4341105 - Linear Integrated Circuit (Analog Electronics) By Mr. R C Parmar <text:s/>[Q10 Motivation]</text:p>
          </table:table-cell>
          <table:table-cell office:value-type="string" calcext:value-type="string">
            <text:p>4341105 - Linear Integrated Circuit (Analog Electronics) By Mr. R C Parmar <text:s/>[Q11 Helpfullness of Teacher]</text:p>
          </table:table-cell>
          <table:table-cell office:value-type="string" calcext:value-type="string">
            <text:p>4341105 - Linear Integrated Circuit (Analog Electronics) By Mr. R C Parmar <text:s/>[Q12 Student Progress Feedback]</text:p>
          </table:table-cell>
          <table:table-cell office:value-type="string" calcext:value-type="string">
            <text:p>4341106 - Antenna &amp; Wave Propagation By Mr. R N Patel <text:s/>[Q1 Syallabus Coverage]</text:p>
          </table:table-cell>
          <table:table-cell office:value-type="string" calcext:value-type="string">
            <text:p>4341106 - Antenna &amp; Wave Propagation By Mr. R N Patel <text:s/>[Q2 Topics Beyond Syllabus]</text:p>
          </table:table-cell>
          <table:table-cell office:value-type="string" calcext:value-type="string">
            <text:p>4341106 - Antenna &amp; Wave Propagation By Mr. R N Patel <text:s/>[Q3 Pace of Teaching]</text:p>
          </table:table-cell>
          <table:table-cell office:value-type="string" calcext:value-type="string">
            <text:p>4341106 - Antenna &amp; Wave Propagation By Mr. R N Patel <text:s/>[Q4 Practical Demo]</text:p>
          </table:table-cell>
          <table:table-cell office:value-type="string" calcext:value-type="string">
            <text:p>4341106 - Antenna &amp; Wave Propagation By Mr. R N Patel <text:s/>[Q5 Handson Training]</text:p>
          </table:table-cell>
          <table:table-cell office:value-type="string" calcext:value-type="string">
            <text:p>4341106 - Antenna &amp; Wave Propagation By Mr. R N Patel <text:s/>[Q6 Technical Skills of Teacher]</text:p>
          </table:table-cell>
          <table:table-cell office:value-type="string" calcext:value-type="string">
            <text:p>4341106 - Antenna &amp; Wave Propagation By Mr. R N Patel <text:s/>[Q7 Communication Skills of Teacher]</text:p>
          </table:table-cell>
          <table:table-cell office:value-type="string" calcext:value-type="string">
            <text:p>4341106 - Antenna &amp; Wave Propagation By Mr. R N Patel <text:s/>[Q8 Doubt Clarification]</text:p>
          </table:table-cell>
          <table:table-cell office:value-type="string" calcext:value-type="string">
            <text:p>4341106 - Antenna &amp; Wave Propagation By Mr. R N Patel <text:s/>[Q9 Use of Teaching Tools]</text:p>
          </table:table-cell>
          <table:table-cell office:value-type="string" calcext:value-type="string">
            <text:p>4341106 - Antenna &amp; Wave Propagation By Mr. R N Patel <text:s/>[Q10 Motivation]</text:p>
          </table:table-cell>
          <table:table-cell office:value-type="string" calcext:value-type="string">
            <text:p>4341106 - Antenna &amp; Wave Propagation By Mr. R N Patel <text:s/>[Q11 Helpfullness of Teacher]</text:p>
          </table:table-cell>
          <table:table-cell office:value-type="string" calcext:value-type="string">
            <text:p>4341106 - Antenna &amp; Wave Propagation By Mr. R N Patel <text:s/>[Q12 Student Progress Feedback]</text:p>
          </table:table-cell>
          <table:table-cell office:value-type="string" calcext:value-type="string">
            <text:p>4341107 - Consumer Electronics &amp; Maintanance By Mr. S J Chauhan <text:s/>[Q1 Syallabus Coverage]</text:p>
          </table:table-cell>
          <table:table-cell office:value-type="string" calcext:value-type="string">
            <text:p>4341107 - Consumer Electronics &amp; Maintanance By Mr. S J Chauhan <text:s/>[Q2 Topics Beyond Syllabus]</text:p>
          </table:table-cell>
          <table:table-cell office:value-type="string" calcext:value-type="string">
            <text:p>4341107 - Consumer Electronics &amp; Maintanance By Mr. S J Chauhan <text:s/>[Q3 Pace of Teaching]</text:p>
          </table:table-cell>
          <table:table-cell office:value-type="string" calcext:value-type="string">
            <text:p>4341107 - Consumer Electronics &amp; Maintanance By Mr. S J Chauhan <text:s/>[Q4 Practical Demo]</text:p>
          </table:table-cell>
          <table:table-cell office:value-type="string" calcext:value-type="string">
            <text:p>4341107 - Consumer Electronics &amp; Maintanance By Mr. S J Chauhan <text:s/>[Q5 Handson Training]</text:p>
          </table:table-cell>
          <table:table-cell office:value-type="string" calcext:value-type="string">
            <text:p>4341107 - Consumer Electronics &amp; Maintanance By Mr. S J Chauhan <text:s/>[Q6 Technical Skills of Teacher]</text:p>
          </table:table-cell>
          <table:table-cell office:value-type="string" calcext:value-type="string">
            <text:p>4341107 - Consumer Electronics &amp; Maintanance By Mr. S J Chauhan <text:s/>[Q7 Communication Skills of Teacher]</text:p>
          </table:table-cell>
          <table:table-cell office:value-type="string" calcext:value-type="string">
            <text:p>4341107 - Consumer Electronics &amp; Maintanance By Mr. S J Chauhan <text:s/>[Q8 Doubt Clarification]</text:p>
          </table:table-cell>
          <table:table-cell office:value-type="string" calcext:value-type="string">
            <text:p>4341107 - Consumer Electronics &amp; Maintanance By Mr. S J Chauhan <text:s/>[Q9 Use of Teaching Tools]</text:p>
          </table:table-cell>
          <table:table-cell office:value-type="string" calcext:value-type="string">
            <text:p>4341107 - Consumer Electronics &amp; Maintanance By Mr. S J Chauhan <text:s/>[Q10 Motivation]</text:p>
          </table:table-cell>
          <table:table-cell office:value-type="string" calcext:value-type="string">
            <text:p>4341107 - Consumer Electronics &amp; Maintanance By Mr. S J Chauhan <text:s/>[Q11 Helpfullness of Teacher]</text:p>
          </table:table-cell>
          <table:table-cell office:value-type="string" calcext:value-type="string">
            <text:p>4341107 - Consumer Electronics &amp; Maintanance By Mr. S J Chauhan <text:s/>[Q12 Student Progress Feedback]</text:p>
          </table:table-cell>
        </table:table-row>
        <table:table-row table:style-name="ro1">
          <table:table-cell office:value-type="string" calcext:value-type="string">
            <text:p>2024/05/30 4:08:25 PM GMT+5:30</text:p>
          </table:table-cell>
          <table:table-cell office:value-type="string" calcext:value-type="string">
            <text:p>bharatsuthar1406@gmail.com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6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4/05/30 4:54:27 PM GMT+5:30</text:p>
          </table:table-cell>
          <table:table-cell office:value-type="string" calcext:value-type="string">
            <text:p>lokhandwalatokir@gmail.com</text:p>
          </table:table-cell>
          <table:table-cell table:number-columns-repeated="84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4/05/31 12:21:20 PM GMT+5:30</text:p>
          </table:table-cell>
          <table:table-cell office:value-type="string" calcext:value-type="string">
            <text:p>shubhpanchal1606@gmail.com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4/05/31 12:23:06 PM GMT+5:30</text:p>
          </table:table-cell>
          <table:table-cell office:value-type="string" calcext:value-type="string">
            <text:p>kp8399482@gmail.com</text:p>
          </table:table-cell>
          <table:table-cell table:number-columns-repeated="1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4/05/31 12:25:00 PM GMT+5:30</text:p>
          </table:table-cell>
          <table:table-cell office:value-type="string" calcext:value-type="string">
            <text:p>modishubham392@gmail.com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</table:table>
      <table:table table:name="ICT4 - Even 2024 End Term Feedback" table:style-name="ta1">
        <table:table-column table:style-name="co133" table:default-cell-style-name="Default"/>
        <table:table-column table:style-name="co134" table:default-cell-style-name="Default"/>
        <table:table-column table:style-name="co135" table:default-cell-style-name="Default"/>
        <table:table-column table:style-name="co136" table:default-cell-style-name="Default"/>
        <table:table-column table:style-name="co137" table:default-cell-style-name="Default"/>
        <table:table-column table:style-name="co125" table:default-cell-style-name="Default"/>
        <table:table-column table:style-name="co138" table:default-cell-style-name="Default"/>
        <table:table-column table:style-name="co139" table:default-cell-style-name="Default"/>
        <table:table-column table:style-name="co63" table:default-cell-style-name="Default"/>
        <table:table-column table:style-name="co140" table:default-cell-style-name="Default"/>
        <table:table-column table:style-name="co141" table:default-cell-style-name="Default"/>
        <table:table-column table:style-name="co142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143" table:default-cell-style-name="Default"/>
        <table:table-column table:style-name="co122" table:default-cell-style-name="Default"/>
        <table:table-column table:style-name="co144" table:default-cell-style-name="Default"/>
        <table:table-column table:style-name="co55" table:default-cell-style-name="Default"/>
        <table:table-column table:style-name="co145" table:default-cell-style-name="Default"/>
        <table:table-column table:style-name="co146" table:default-cell-style-name="Default"/>
        <table:table-column table:style-name="co135" table:default-cell-style-name="Default"/>
        <table:table-column table:style-name="co147" table:default-cell-style-name="Default"/>
        <table:table-column table:style-name="co130" table:default-cell-style-name="Default"/>
        <table:table-column table:style-name="co148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49" table:default-cell-style-name="Default"/>
        <table:table-column table:style-name="co92" table:default-cell-style-name="Default"/>
        <table:table-column table:style-name="co150" table:default-cell-style-name="Default"/>
        <table:table-column table:style-name="co151" table:default-cell-style-name="Default"/>
        <table:table-column table:style-name="co152" table:default-cell-style-name="Default"/>
        <table:table-column table:style-name="co153" table:default-cell-style-name="Default"/>
        <table:table-column table:style-name="co100" table:default-cell-style-name="Default"/>
        <table:table-column table:style-name="co154" table:default-cell-style-name="Default"/>
        <table:table-column table:style-name="co112" table:default-cell-style-name="Default"/>
        <table:table-column table:style-name="co113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155" table:default-cell-style-name="Default"/>
        <table:table-column table:style-name="co37" table:default-cell-style-name="Default"/>
        <table:table-column table:style-name="co156" table:default-cell-style-name="Default"/>
        <table:table-column table:style-name="co51" table:default-cell-style-name="Default"/>
        <table:table-column table:style-name="co113" table:default-cell-style-name="Default"/>
        <table:table-column table:style-name="co157" table:default-cell-style-name="Default"/>
        <table:table-column table:style-name="co54" table:default-cell-style-name="Default"/>
        <table:table-column table:style-name="co158" table:default-cell-style-name="Default"/>
        <table:table-column table:style-name="co53" table:default-cell-style-name="Default"/>
        <table:table-column table:style-name="co159" table:default-cell-style-name="Default"/>
        <table:table-column table:style-name="co55" table:default-cell-style-name="Default"/>
        <table:table-column table:style-name="co95" table:default-cell-style-name="Default"/>
        <table:table-column table:style-name="co153" table:default-cell-style-name="Default"/>
        <table:table-column table:style-name="co97" table:default-cell-style-name="Default"/>
        <table:table-column table:style-name="co160" table:default-cell-style-name="Default"/>
        <table:table-column table:style-name="co130" table:default-cell-style-name="Default"/>
        <table:table-column table:style-name="co125" table:default-cell-style-name="Default"/>
        <table:table-column table:style-name="co161" table:default-cell-style-name="Default"/>
        <table:table-column table:style-name="co51" table:default-cell-style-name="Default"/>
        <table:table-column table:style-name="co162" table:default-cell-style-name="Default"/>
        <table:table-column table:style-name="co84" table:default-cell-style-name="Default"/>
        <table:table-column table:style-name="co163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49" table:default-cell-style-name="Default"/>
        <table:table-column table:style-name="co92" table:default-cell-style-name="Default"/>
        <table:table-column table:style-name="co150" table:default-cell-style-name="Default"/>
        <table:table-column table:style-name="co151" table:default-cell-style-name="Default"/>
        <table:table-column table:style-name="co152" table:default-cell-style-name="Default"/>
        <table:table-column table:style-name="co153" table:default-cell-style-name="Default"/>
        <table:table-column table:style-name="co100" table:default-cell-style-name="Default"/>
        <table:table-column table:style-name="co154" table:default-cell-style-name="Default"/>
        <table:table-column table:style-name="co112" table:default-cell-style-name="Default"/>
        <table:table-column table:style-name="co113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4340003 - Integrated Personality Development Course By Mr. L K Patel <text:s/>[Q1 Syallabus Coverage]</text:p>
          </table:table-cell>
          <table:table-cell office:value-type="string" calcext:value-type="string">
            <text:p>4340003 - Integrated Personality Development Course By Mr. L K Patel <text:s/>[Q2 Topics Beyond Syllabus]</text:p>
          </table:table-cell>
          <table:table-cell office:value-type="string" calcext:value-type="string">
            <text:p>4340003 - Integrated Personality Development Course By Mr. L K Patel <text:s/>[Q3 Pace of Teaching]</text:p>
          </table:table-cell>
          <table:table-cell office:value-type="string" calcext:value-type="string">
            <text:p>4340003 - Integrated Personality Development Course By Mr. L K Patel <text:s/>[Q4 Practical Demo]</text:p>
          </table:table-cell>
          <table:table-cell office:value-type="string" calcext:value-type="string">
            <text:p>4340003 - Integrated Personality Development Course By Mr. L K Patel <text:s/>[Q5 Handson Training]</text:p>
          </table:table-cell>
          <table:table-cell office:value-type="string" calcext:value-type="string">
            <text:p>4340003 - Integrated Personality Development Course By Mr. L K Patel <text:s/>[Q6 Technical Skills of Teacher]</text:p>
          </table:table-cell>
          <table:table-cell office:value-type="string" calcext:value-type="string">
            <text:p>4340003 - Integrated Personality Development Course By Mr. L K Patel <text:s/>[Q7 Communication Skills of Teacher]</text:p>
          </table:table-cell>
          <table:table-cell office:value-type="string" calcext:value-type="string">
            <text:p>4340003 - Integrated Personality Development Course By Mr. L K Patel <text:s/>[Q8 Doubt Clarification]</text:p>
          </table:table-cell>
          <table:table-cell office:value-type="string" calcext:value-type="string">
            <text:p>4340003 - Integrated Personality Development Course By Mr. L K Patel <text:s/>[Q9 Use of Teaching Tools]</text:p>
          </table:table-cell>
          <table:table-cell office:value-type="string" calcext:value-type="string">
            <text:p>4340003 - Integrated Personality Development Course By Mr. L K Patel <text:s/>[Q10 Motivation]</text:p>
          </table:table-cell>
          <table:table-cell office:value-type="string" calcext:value-type="string">
            <text:p>4340003 - Integrated Personality Development Course By Mr. L K Patel <text:s/>[Q11 Helpfullness of Teacher]</text:p>
          </table:table-cell>
          <table:table-cell office:value-type="string" calcext:value-type="string">
            <text:p>4340003 - Integrated Personality Development Course By Mr. L K Patel <text:s/>[Q12 Student Progress Feedback]</text:p>
          </table:table-cell>
          <table:table-cell office:value-type="string" calcext:value-type="string">
            <text:p>4343201 - Digital &amp; Data Communication By Mr. R N Patel <text:s/>[Q1 Syallabus Coverage]</text:p>
          </table:table-cell>
          <table:table-cell office:value-type="string" calcext:value-type="string">
            <text:p>4343201 - Digital &amp; Data Communication By Mr. R N Patel <text:s/>[Q2 Topics Beyond Syllabus]</text:p>
          </table:table-cell>
          <table:table-cell office:value-type="string" calcext:value-type="string">
            <text:p>4343201 - Digital &amp; Data Communication By Mr. R N Patel <text:s/>[Q3 Pace of Teaching]</text:p>
          </table:table-cell>
          <table:table-cell office:value-type="string" calcext:value-type="string">
            <text:p>4343201 - Digital &amp; Data Communication By Mr. R N Patel <text:s/>[Q4 Practical Demo]</text:p>
          </table:table-cell>
          <table:table-cell office:value-type="string" calcext:value-type="string">
            <text:p>4343201 - Digital &amp; Data Communication By Mr. R N Patel <text:s/>[Q5 Handson Training]</text:p>
          </table:table-cell>
          <table:table-cell office:value-type="string" calcext:value-type="string">
            <text:p>4343201 - Digital &amp; Data Communication By Mr. R N Patel <text:s/>[Q6 Technical Skills of Teacher]</text:p>
          </table:table-cell>
          <table:table-cell office:value-type="string" calcext:value-type="string">
            <text:p>4343201 - Digital &amp; Data Communication By Mr. R N Patel <text:s/>[Q7 Communication Skills of Teacher]</text:p>
          </table:table-cell>
          <table:table-cell office:value-type="string" calcext:value-type="string">
            <text:p>4343201 - Digital &amp; Data Communication By Mr. R N Patel <text:s/>[Q8 Doubt Clarification]</text:p>
          </table:table-cell>
          <table:table-cell office:value-type="string" calcext:value-type="string">
            <text:p>4343201 - Digital &amp; Data Communication By Mr. R N Patel <text:s/>[Q9 Use of Teaching Tools]</text:p>
          </table:table-cell>
          <table:table-cell office:value-type="string" calcext:value-type="string">
            <text:p>4343201 - Digital &amp; Data Communication By Mr. R N Patel <text:s/>[Q10 Motivation]</text:p>
          </table:table-cell>
          <table:table-cell office:value-type="string" calcext:value-type="string">
            <text:p>4343201 - Digital &amp; Data Communication By Mr. R N Patel <text:s/>[Q11 Helpfullness of Teacher]</text:p>
          </table:table-cell>
          <table:table-cell office:value-type="string" calcext:value-type="string">
            <text:p>4343201 - Digital &amp; Data Communication By Mr. R N Patel <text:s/>[Q12 Student Progress Feedback]</text:p>
          </table:table-cell>
          <table:table-cell office:value-type="string" calcext:value-type="string">
            <text:p>4343202 - Computer Networking By Mr. S P Joshiara <text:s/>[Q1 Syallabus Coverage]</text:p>
          </table:table-cell>
          <table:table-cell office:value-type="string" calcext:value-type="string">
            <text:p>4343202 - Computer Networking By Mr. S P Joshiara <text:s/>[Q2 Topics Beyond Syllabus]</text:p>
          </table:table-cell>
          <table:table-cell office:value-type="string" calcext:value-type="string">
            <text:p>4343202 - Computer Networking By Mr. S P Joshiara <text:s/>[Q3 Pace of Teaching]</text:p>
          </table:table-cell>
          <table:table-cell office:value-type="string" calcext:value-type="string">
            <text:p>4343202 - Computer Networking By Mr. S P Joshiara <text:s/>[Q4 Practical Demo]</text:p>
          </table:table-cell>
          <table:table-cell office:value-type="string" calcext:value-type="string">
            <text:p>4343202 - Computer Networking By Mr. S P Joshiara <text:s/>[Q5 Handson Training]</text:p>
          </table:table-cell>
          <table:table-cell office:value-type="string" calcext:value-type="string">
            <text:p>4343202 - Computer Networking By Mr. S P Joshiara <text:s/>[Q6 Technical Skills of Teacher]</text:p>
          </table:table-cell>
          <table:table-cell office:value-type="string" calcext:value-type="string">
            <text:p>4343202 - Computer Networking By Mr. S P Joshiara <text:s/>[Q7 Communication Skills of Teacher]</text:p>
          </table:table-cell>
          <table:table-cell office:value-type="string" calcext:value-type="string">
            <text:p>4343202 - Computer Networking By Mr. S P Joshiara <text:s/>[Q8 Doubt Clarification]</text:p>
          </table:table-cell>
          <table:table-cell office:value-type="string" calcext:value-type="string">
            <text:p>4343202 - Computer Networking By Mr. S P Joshiara <text:s/>[Q9 Use of Teaching Tools]</text:p>
          </table:table-cell>
          <table:table-cell office:value-type="string" calcext:value-type="string">
            <text:p>4343202 - Computer Networking By Mr. S P Joshiara <text:s/>[Q10 Motivation]</text:p>
          </table:table-cell>
          <table:table-cell office:value-type="string" calcext:value-type="string">
            <text:p>4343202 - Computer Networking By Mr. S P Joshiara <text:s/>[Q11 Helpfullness of Teacher]</text:p>
          </table:table-cell>
          <table:table-cell office:value-type="string" calcext:value-type="string">
            <text:p>4343202 - Computer Networking By Mr. S P Joshiara <text:s/>[Q12 Student Progress Feedback]</text:p>
          </table:table-cell>
          <table:table-cell office:value-type="string" calcext:value-type="string">
            <text:p>4343203 - Java Programming By Mr. M J Dabgar <text:s/>[Q1 Syallabus Coverage]</text:p>
          </table:table-cell>
          <table:table-cell office:value-type="string" calcext:value-type="string">
            <text:p>4343203 - Java Programming By Mr. M J Dabgar <text:s/>[Q2 Topics Beyond Syllabus]</text:p>
          </table:table-cell>
          <table:table-cell office:value-type="string" calcext:value-type="string">
            <text:p>4343203 - Java Programming By Mr. M J Dabgar <text:s/>[Q3 Pace of Teaching]</text:p>
          </table:table-cell>
          <table:table-cell office:value-type="string" calcext:value-type="string">
            <text:p>4343203 - Java Programming By Mr. M J Dabgar <text:s/>[Q4 Practical Demo]</text:p>
          </table:table-cell>
          <table:table-cell office:value-type="string" calcext:value-type="string">
            <text:p>4343203 - Java Programming By Mr. M J Dabgar <text:s/>[Q5 Handson Training]</text:p>
          </table:table-cell>
          <table:table-cell office:value-type="string" calcext:value-type="string">
            <text:p>4343203 - Java Programming By Mr. M J Dabgar <text:s/>[Q6 Technical Skills of Teacher]</text:p>
          </table:table-cell>
          <table:table-cell office:value-type="string" calcext:value-type="string">
            <text:p>4343203 - Java Programming By Mr. M J Dabgar <text:s/>[Q7 Communication Skills of Teacher]</text:p>
          </table:table-cell>
          <table:table-cell office:value-type="string" calcext:value-type="string">
            <text:p>4343203 - Java Programming By Mr. M J Dabgar <text:s/>[Q8 Doubt Clarification]</text:p>
          </table:table-cell>
          <table:table-cell office:value-type="string" calcext:value-type="string">
            <text:p>4343203 - Java Programming By Mr. M J Dabgar <text:s/>[Q9 Use of Teaching Tools]</text:p>
          </table:table-cell>
          <table:table-cell office:value-type="string" calcext:value-type="string">
            <text:p>4343203 - Java Programming By Mr. M J Dabgar <text:s/>[Q10 Motivation]</text:p>
          </table:table-cell>
          <table:table-cell office:value-type="string" calcext:value-type="string">
            <text:p>4343203 - Java Programming By Mr. M J Dabgar <text:s/>[Q11 Helpfullness of Teacher]</text:p>
          </table:table-cell>
          <table:table-cell office:value-type="string" calcext:value-type="string">
            <text:p>4343203 - Java Programming By Mr. M J Dabgar <text:s/>[Q12 Student Progress Feedback]</text:p>
          </table:table-cell>
          <table:table-cell office:value-type="string" calcext:value-type="string">
            <text:p>4343204 - Embedded System By Ms. M K Pedhadiya <text:s/>[Q1 Syallabus Coverage]</text:p>
          </table:table-cell>
          <table:table-cell office:value-type="string" calcext:value-type="string">
            <text:p>4343204 - Embedded System By Ms. M K Pedhadiya <text:s/>[Q2 Topics Beyond Syllabus]</text:p>
          </table:table-cell>
          <table:table-cell office:value-type="string" calcext:value-type="string">
            <text:p>4343204 - Embedded System By Ms. M K Pedhadiya <text:s/>[Q3 Pace of Teaching]</text:p>
          </table:table-cell>
          <table:table-cell office:value-type="string" calcext:value-type="string">
            <text:p>4343204 - Embedded System By Ms. M K Pedhadiya <text:s/>[Q4 Practical Demo]</text:p>
          </table:table-cell>
          <table:table-cell office:value-type="string" calcext:value-type="string">
            <text:p>4343204 - Embedded System By Ms. M K Pedhadiya <text:s/>[Q5 Handson Training]</text:p>
          </table:table-cell>
          <table:table-cell office:value-type="string" calcext:value-type="string">
            <text:p>4343204 - Embedded System By Ms. M K Pedhadiya <text:s/>[Q6 Technical Skills of Teacher]</text:p>
          </table:table-cell>
          <table:table-cell office:value-type="string" calcext:value-type="string">
            <text:p>4343204 - Embedded System By Ms. M K Pedhadiya <text:s/>[Q7 Communication Skills of Teacher]</text:p>
          </table:table-cell>
          <table:table-cell office:value-type="string" calcext:value-type="string">
            <text:p>4343204 - Embedded System By Ms. M K Pedhadiya <text:s/>[Q8 Doubt Clarification]</text:p>
          </table:table-cell>
          <table:table-cell office:value-type="string" calcext:value-type="string">
            <text:p>4343204 - Embedded System By Ms. M K Pedhadiya <text:s/>[Q9 Use of Teaching Tools]</text:p>
          </table:table-cell>
          <table:table-cell office:value-type="string" calcext:value-type="string">
            <text:p>4343204 - Embedded System By Ms. M K Pedhadiya <text:s/>[Q10 Motivation]</text:p>
          </table:table-cell>
          <table:table-cell office:value-type="string" calcext:value-type="string">
            <text:p>4343204 - Embedded System By Ms. M K Pedhadiya <text:s/>[Q11 Helpfullness of Teacher]</text:p>
          </table:table-cell>
          <table:table-cell office:value-type="string" calcext:value-type="string">
            <text:p>4343204 - Embedded System By Ms. M K Pedhadiya <text:s/>[Q12 Student Progress Feedback]</text:p>
          </table:table-cell>
          <table:table-cell office:value-type="string" calcext:value-type="string">
            <text:p>4343205 - Web Technologies By Ms. M K Pedhadiya <text:s/>[Q1 Syallabus Coverage]</text:p>
          </table:table-cell>
          <table:table-cell office:value-type="string" calcext:value-type="string">
            <text:p>4343205 - Web Technologies By Ms. M K Pedhadiya <text:s/>[Q2 Topics Beyond Syllabus]</text:p>
          </table:table-cell>
          <table:table-cell office:value-type="string" calcext:value-type="string">
            <text:p>4343205 - Web Technologies By Ms. M K Pedhadiya <text:s/>[Q3 Pace of Teaching]</text:p>
          </table:table-cell>
          <table:table-cell office:value-type="string" calcext:value-type="string">
            <text:p>4343205 - Web Technologies By Ms. M K Pedhadiya <text:s/>[Q4 Practical Demo]</text:p>
          </table:table-cell>
          <table:table-cell office:value-type="string" calcext:value-type="string">
            <text:p>4343205 - Web Technologies By Ms. M K Pedhadiya <text:s/>[Q5 Handson Training]</text:p>
          </table:table-cell>
          <table:table-cell office:value-type="string" calcext:value-type="string">
            <text:p>4343205 - Web Technologies By Ms. M K Pedhadiya <text:s/>[Q6 Technical Skills of Teacher]</text:p>
          </table:table-cell>
          <table:table-cell office:value-type="string" calcext:value-type="string">
            <text:p>4343205 - Web Technologies By Ms. M K Pedhadiya <text:s/>[Q7 Communication Skills of Teacher]</text:p>
          </table:table-cell>
          <table:table-cell office:value-type="string" calcext:value-type="string">
            <text:p>4343205 - Web Technologies By Ms. M K Pedhadiya <text:s/>[Q8 Doubt Clarification]</text:p>
          </table:table-cell>
          <table:table-cell office:value-type="string" calcext:value-type="string">
            <text:p>4343205 - Web Technologies By Ms. M K Pedhadiya <text:s/>[Q9 Use of Teaching Tools]</text:p>
          </table:table-cell>
          <table:table-cell office:value-type="string" calcext:value-type="string">
            <text:p>4343205 - Web Technologies By Ms. M K Pedhadiya <text:s/>[Q10 Motivation]</text:p>
          </table:table-cell>
          <table:table-cell office:value-type="string" calcext:value-type="string">
            <text:p>4343205 - Web Technologies By Ms. M K Pedhadiya <text:s/>[Q11 Helpfullness of Teacher]</text:p>
          </table:table-cell>
          <table:table-cell office:value-type="string" calcext:value-type="string">
            <text:p>4343205 - Web Technologies By Ms. M K Pedhadiya <text:s/>[Q12 Student Progress Feedback]</text:p>
          </table:table-cell>
        </table:table-row>
        <table:table-row table:style-name="ro1">
          <table:table-cell office:value-type="string" calcext:value-type="string">
            <text:p>2024/05/30 4:08:13 PM GMT+5:30</text:p>
          </table:table-cell>
          <table:table-cell office:value-type="string" calcext:value-type="string">
            <text:p>dharm2091@gmail.com</text:p>
          </table:table-cell>
          <table:table-cell table:number-columns-repeated="7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4/05/30 4:09:34 PM GMT+5:30</text:p>
          </table:table-cell>
          <table:table-cell office:value-type="string" calcext:value-type="string">
            <text:p>chaudharypratik545@gmail.com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4/05/30 4:12:07 PM GMT+5:30</text:p>
          </table:table-cell>
          <table:table-cell office:value-type="string" calcext:value-type="string">
            <text:p>umatiyanaim835@gmail.com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4/05/30 4:15:35 PM GMT+5:30</text:p>
          </table:table-cell>
          <table:table-cell office:value-type="string" calcext:value-type="string">
            <text:p>menattanishtm@gmail.com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2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4/05/30 4:46:59 PM GMT+5:30</text:p>
          </table:table-cell>
          <table:table-cell office:value-type="string" calcext:value-type="string">
            <text:p>shivmali0307@gmail.com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4" calcext:value-type="float">
            <text:p>4</text:p>
          </table:table-cell>
          <table:table-cell table:number-columns-repeated="1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4/05/30 5:14:39 PM GMT+5:30</text:p>
          </table:table-cell>
          <table:table-cell office:value-type="string" calcext:value-type="string">
            <text:p>solankirsh1111@gmail.com</text:p>
          </table:table-cell>
          <table:table-cell table:number-columns-repeated="36"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4/05/30 5:23:50 PM GMT+5:30</text:p>
          </table:table-cell>
          <table:table-cell office:value-type="string" calcext:value-type="string">
            <text:p>ansarisadik2006@gmail.com</text:p>
          </table:table-cell>
          <table:table-cell table:number-columns-repeated="18" office:value-type="float" office:value="3" calcext:value-type="float">
            <text:p>3</text:p>
          </table:table-cell>
          <table:table-cell table:number-columns-repeated="18" office:value-type="float" office:value="5" calcext:value-type="float">
            <text:p>5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17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4/05/30 5:28:16 PM GMT+5:30</text:p>
          </table:table-cell>
          <table:table-cell office:value-type="string" calcext:value-type="string">
            <text:p>dp977742@gmail.com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7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4/05/30 5:59:51 PM GMT+5:30</text:p>
          </table:table-cell>
          <table:table-cell office:value-type="string" calcext:value-type="string">
            <text:p>asimlimbadiya@gmail.com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4/05/30 7:17:02 PM GMT+5:30</text:p>
          </table:table-cell>
          <table:table-cell office:value-type="string" calcext:value-type="string">
            <text:p>sathvarahp47@gmail.com</text:p>
          </table:table-cell>
          <table:table-cell table:number-columns-repeated="24" office:value-type="float" office:value="5" calcext:value-type="float">
            <text:p>5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4/05/30 7:18:19 PM GMT+5:30</text:p>
          </table:table-cell>
          <table:table-cell office:value-type="string" calcext:value-type="string">
            <text:p>abshaikhilliyas@gmail.com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1" office:value-type="float" office:value="5" calcext:value-type="float">
            <text:p>5</text:p>
          </table:table-cell>
        </table:table-row>
      </table:table>
      <table:table table:name="EC2 - Even 2024 End Term Feedback" table:style-name="ta1">
        <table:table-column table:style-name="co14" table:default-cell-style-name="Default"/>
        <table:table-column table:style-name="co164" table:default-cell-style-name="Default"/>
        <table:table-column table:style-name="co52" table:default-cell-style-name="Default"/>
        <table:table-column table:style-name="co165" table:default-cell-style-name="Default"/>
        <table:table-column table:style-name="co159" table:default-cell-style-name="Default"/>
        <table:table-column table:style-name="co144" table:default-cell-style-name="Default"/>
        <table:table-column table:style-name="co95" table:default-cell-style-name="Default"/>
        <table:table-column table:style-name="co107" table:default-cell-style-name="Default"/>
        <table:table-column table:style-name="co48" table:default-cell-style-name="Default"/>
        <table:table-column table:style-name="co59" table:default-cell-style-name="Default"/>
        <table:table-column table:style-name="co81" table:default-cell-style-name="Default"/>
        <table:table-column table:style-name="co105" table:default-cell-style-name="Default"/>
        <table:table-column table:style-name="co62" table:default-cell-style-name="Default"/>
        <table:table-column table:style-name="co140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102" table:default-cell-style-name="Default"/>
        <table:table-column table:style-name="co166" table:default-cell-style-name="Default"/>
        <table:table-column table:style-name="co59" table:default-cell-style-name="Default"/>
        <table:table-column table:style-name="co167" table:default-cell-style-name="Default"/>
        <table:table-column table:style-name="co168" table:default-cell-style-name="Default"/>
        <table:table-column table:style-name="co169" table:default-cell-style-name="Default"/>
        <table:table-column table:style-name="co170" table:default-cell-style-name="Default"/>
        <table:table-column table:style-name="co108" table:default-cell-style-name="Default"/>
        <table:table-column table:style-name="co171" table:default-cell-style-name="Default"/>
        <table:table-column table:style-name="co172" table:default-cell-style-name="Default"/>
        <table:table-column table:style-name="co127" table:default-cell-style-name="Default"/>
        <table:table-column table:style-name="co173" table:default-cell-style-name="Default"/>
        <table:table-column table:style-name="co174" table:default-cell-style-name="Default"/>
        <table:table-column table:style-name="co175" table:default-cell-style-name="Default"/>
        <table:table-column table:style-name="co25" table:default-cell-style-name="Default"/>
        <table:table-column table:style-name="co176" table:default-cell-style-name="Default"/>
        <table:table-column table:style-name="co177" table:default-cell-style-name="Default"/>
        <table:table-column table:style-name="co178" table:default-cell-style-name="Default"/>
        <table:table-column table:style-name="co179" table:default-cell-style-name="Default"/>
        <table:table-column table:style-name="co141" table:default-cell-style-name="Default"/>
        <table:table-column table:style-name="co180" table:default-cell-style-name="Default"/>
        <table:table-column table:style-name="co181" table:default-cell-style-name="Default"/>
        <table:table-column table:style-name="co42" table:default-cell-style-name="Default"/>
        <table:table-column table:style-name="co182" table:default-cell-style-name="Default"/>
        <table:table-column table:style-name="co15" table:default-cell-style-name="Default"/>
        <table:table-column table:style-name="co183" table:default-cell-style-name="Default"/>
        <table:table-column table:style-name="co184" table:default-cell-style-name="Default"/>
        <table:table-column table:style-name="co47" table:default-cell-style-name="Default"/>
        <table:table-column table:style-name="co185" table:default-cell-style-name="Default"/>
        <table:table-column table:style-name="co136" table:default-cell-style-name="Default"/>
        <table:table-column table:style-name="co174" table:default-cell-style-name="Default"/>
        <table:table-column table:style-name="co137" table:default-cell-style-name="Default"/>
        <table:table-column table:style-name="co20" table:default-cell-style-name="Default"/>
        <table:table-column table:style-name="co186" table:default-cell-style-name="Default"/>
        <table:table-column table:style-name="co121" table:default-cell-style-name="Default"/>
        <table:table-column table:style-name="co55" table:default-cell-style-name="Default"/>
        <table:table-column table:style-name="co187" table:default-cell-style-name="Default"/>
        <table:table-column table:style-name="co188" table:default-cell-style-name="Default"/>
        <table:table-column table:style-name="co32" table:default-cell-style-name="Default"/>
        <table:table-column table:style-name="co147" table:default-cell-style-name="Default"/>
        <table:table-column table:style-name="co189" table:default-cell-style-name="Default"/>
        <table:table-column table:style-name="co190" table:default-cell-style-name="Default"/>
        <table:table-column table:style-name="co161" table:default-cell-style-name="Default"/>
        <table:table-column table:style-name="co191" table:default-cell-style-name="Default"/>
        <table:table-column table:style-name="co192" table:default-cell-style-name="Default"/>
        <table:table-column table:style-name="co84" table:default-cell-style-name="Default"/>
        <table:table-column table:style-name="co91" table:default-cell-style-name="Default"/>
        <table:table-column table:style-name="co193" table:default-cell-style-name="Default"/>
        <table:table-column table:style-name="co33" table:default-cell-style-name="Default"/>
        <table:table-column table:style-name="co150" table:default-cell-style-name="Default"/>
        <table:table-column table:style-name="co194" table:default-cell-style-name="Default"/>
        <table:table-column table:style-name="co195" table:default-cell-style-name="Default"/>
        <table:table-column table:style-name="co196" table:default-cell-style-name="Default"/>
        <table:table-column table:style-name="co98" table:default-cell-style-name="Default"/>
        <table:table-column table:style-name="co197" table:default-cell-style-name="Default"/>
        <table:table-column table:style-name="co155" table:default-cell-style-name="Default"/>
        <table:table-column table:style-name="co101" table:default-cell-style-name="Default"/>
        <table:table-column table:style-name="co198" table:default-cell-style-name="Default"/>
        <table:table-column table:style-name="co119" table:default-cell-style-name="Default"/>
        <table:table-column table:style-name="co120" table:default-cell-style-name="Default"/>
        <table:table-column table:style-name="co55" table:default-cell-style-name="Default"/>
        <table:table-column table:style-name="co199" table:default-cell-style-name="Default"/>
        <table:table-column table:style-name="co200" table:default-cell-style-name="Default"/>
        <table:table-column table:style-name="co201" table:default-cell-style-name="Default"/>
        <table:table-column table:style-name="co202" table:default-cell-style-name="Default"/>
        <table:table-column table:style-name="co203" table:default-cell-style-name="Default"/>
        <table:table-column table:style-name="co204" table:default-cell-style-name="Default"/>
        <table:table-column table:style-name="co190" table:default-cell-style-name="Default"/>
        <table:table-column table:style-name="co130" table:default-cell-style-name="Default"/>
        <table:table-column table:style-name="co205" table:default-cell-style-name="Default"/>
        <table:table-column table:style-name="co206" table:default-cell-style-name="Default"/>
        <table:table-column table:style-name="co58" table:default-cell-style-name="Default"/>
        <table:table-column table:style-name="co60" table:default-cell-style-name="Default"/>
        <table:table-column table:style-name="co207" table:default-cell-style-name="Default"/>
        <table:table-column table:style-name="co190" table:default-cell-style-name="Default"/>
        <table:table-column table:style-name="co208" table:default-cell-style-name="Default"/>
        <table:table-column table:style-name="co201" table:default-cell-style-name="Default"/>
        <table:table-column table:style-name="co209" table:default-cell-style-name="Default"/>
        <table:table-column table:style-name="co210" table:default-cell-style-name="Default"/>
        <table:table-column table:style-name="co211" table:default-cell-style-name="Default"/>
        <table:table-column table:style-name="co91" table:default-cell-style-name="Default"/>
        <table:table-column table:style-name="co193" table:default-cell-style-name="Default"/>
        <table:table-column table:style-name="co212" table:default-cell-style-name="Default"/>
        <table:table-column table:style-name="co213" table:default-cell-style-name="Default"/>
        <table:table-column table:style-name="co157" table:default-cell-style-name="Default"/>
        <table:table-column table:style-name="co214" table:default-cell-style-name="Default"/>
        <table:table-column table:style-name="co215" table:default-cell-style-name="Default"/>
        <table:table-column table:style-name="co216" table:default-cell-style-name="Default"/>
        <table:table-column table:style-name="co163" table:default-cell-style-name="Default"/>
        <table:table-column table:style-name="co217" table:default-cell-style-name="Default"/>
        <table:table-column table:style-name="co103" table:default-cell-style-name="Default"/>
        <table:table-column table:style-name="co218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96" table:default-cell-style-name="Default"/>
        <table:table-column table:style-name="co196" table:default-cell-style-name="Default"/>
        <table:table-column table:style-name="co85" table:default-cell-style-name="Default"/>
        <table:table-column table:style-name="co219" table:default-cell-style-name="Default"/>
        <table:table-column table:style-name="co220" table:default-cell-style-name="Default"/>
        <table:table-column table:style-name="co221" table:default-cell-style-name="Default"/>
        <table:table-column table:style-name="co222" table:default-cell-style-name="Default"/>
        <table:table-column table:style-name="co113" table:default-cell-style-name="Default"/>
        <table:table-column table:style-name="co223" table:default-cell-style-name="Default"/>
        <table:table-column table:style-name="co114" table:default-cell-style-name="Default"/>
        <table:table-column table:style-name="co167" table:default-cell-style-name="Default"/>
        <table:table-column table:style-name="co224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4300003 - Environment and Sustainability By Ms. M M Shah <text:s/>[Q1 Syallabus Coverage]</text:p>
          </table:table-cell>
          <table:table-cell office:value-type="string" calcext:value-type="string">
            <text:p>4300003 - Environment and Sustainability By Ms. M M Shah <text:s/>[Q2 Topics Beyond Syllabus]</text:p>
          </table:table-cell>
          <table:table-cell office:value-type="string" calcext:value-type="string">
            <text:p>4300003 - Environment and Sustainability By Ms. M M Shah <text:s/>[Q3 Pace of Teaching]</text:p>
          </table:table-cell>
          <table:table-cell office:value-type="string" calcext:value-type="string">
            <text:p>4300003 - Environment and Sustainability By Ms. M M Shah <text:s/>[Q4 Practical Demo]</text:p>
          </table:table-cell>
          <table:table-cell office:value-type="string" calcext:value-type="string">
            <text:p>4300003 - Environment and Sustainability By Ms. M M Shah <text:s/>[Q5 Handson Training]</text:p>
          </table:table-cell>
          <table:table-cell office:value-type="string" calcext:value-type="string">
            <text:p>4300003 - Environment and Sustainability By Ms. M M Shah <text:s/>[Q6 Technical Skills of Teacher]</text:p>
          </table:table-cell>
          <table:table-cell office:value-type="string" calcext:value-type="string">
            <text:p>4300003 - Environment and Sustainability By Ms. M M Shah <text:s/>[Q7 Communication Skills of Teacher]</text:p>
          </table:table-cell>
          <table:table-cell office:value-type="string" calcext:value-type="string">
            <text:p>4300003 - Environment and Sustainability By Ms. M M Shah <text:s/>[Q8 Doubt Clarification]</text:p>
          </table:table-cell>
          <table:table-cell office:value-type="string" calcext:value-type="string">
            <text:p>4300003 - Environment and Sustainability By Ms. M M Shah <text:s/>[Q9 Use of Teaching Tools]</text:p>
          </table:table-cell>
          <table:table-cell office:value-type="string" calcext:value-type="string">
            <text:p>4300003 - Environment and Sustainability By Ms. M M Shah <text:s/>[Q10 Motivation]</text:p>
          </table:table-cell>
          <table:table-cell office:value-type="string" calcext:value-type="string">
            <text:p>4300003 - Environment and Sustainability By Ms. M M Shah <text:s/>[Q11 Helpfullness of Teacher]</text:p>
          </table:table-cell>
          <table:table-cell office:value-type="string" calcext:value-type="string">
            <text:p>4300003 - Environment and Sustainability By Ms. M M Shah <text:s/>[Q12 Student Progress Feedback]</text:p>
          </table:table-cell>
          <table:table-cell office:value-type="string" calcext:value-type="string">
            <text:p>4300003 - Environment and Sustainability By Mr. J V Kureshi <text:s/>[Q1 Syallabus Coverage]</text:p>
          </table:table-cell>
          <table:table-cell office:value-type="string" calcext:value-type="string">
            <text:p>4300003 - Environment and Sustainability By Mr. J V Kureshi <text:s/>[Q2 Topics Beyond Syllabus]</text:p>
          </table:table-cell>
          <table:table-cell office:value-type="string" calcext:value-type="string">
            <text:p>4300003 - Environment and Sustainability By Mr. J V Kureshi <text:s/>[Q3 Pace of Teaching]</text:p>
          </table:table-cell>
          <table:table-cell office:value-type="string" calcext:value-type="string">
            <text:p>4300003 - Environment and Sustainability By Mr. J V Kureshi <text:s/>[Q4 Practical Demo]</text:p>
          </table:table-cell>
          <table:table-cell office:value-type="string" calcext:value-type="string">
            <text:p>4300003 - Environment and Sustainability By Mr. J V Kureshi <text:s/>[Q5 Handson Training]</text:p>
          </table:table-cell>
          <table:table-cell office:value-type="string" calcext:value-type="string">
            <text:p>4300003 - Environment and Sustainability By Mr. J V Kureshi <text:s/>[Q6 Technical Skills of Teacher]</text:p>
          </table:table-cell>
          <table:table-cell office:value-type="string" calcext:value-type="string">
            <text:p>4300003 - Environment and Sustainability By Mr. J V Kureshi <text:s/>[Q7 Communication Skills of Teacher]</text:p>
          </table:table-cell>
          <table:table-cell office:value-type="string" calcext:value-type="string">
            <text:p>4300003 - Environment and Sustainability By Mr. J V Kureshi <text:s/>[Q8 Doubt Clarification]</text:p>
          </table:table-cell>
          <table:table-cell office:value-type="string" calcext:value-type="string">
            <text:p>4300003 - Environment and Sustainability By Mr. J V Kureshi <text:s/>[Q9 Use of Teaching Tools]</text:p>
          </table:table-cell>
          <table:table-cell office:value-type="string" calcext:value-type="string">
            <text:p>4300003 - Environment and Sustainability By Mr. J V Kureshi <text:s/>[Q10 Motivation]</text:p>
          </table:table-cell>
          <table:table-cell office:value-type="string" calcext:value-type="string">
            <text:p>4300003 - Environment and Sustainability By Mr. J V Kureshi <text:s/>[Q11 Helpfullness of Teacher]</text:p>
          </table:table-cell>
          <table:table-cell office:value-type="string" calcext:value-type="string">
            <text:p>4300003 - Environment and Sustainability By Mr. J V Kureshi <text:s/>[Q12 Student Progress Feedback]</text:p>
          </table:table-cell>
          <table:table-cell office:value-type="string" calcext:value-type="string">
            <text:p>4300012 - Engineering Drawing and Computer Aided Design By Mr. R L Chaudhary <text:s/>[Q1 Syallabus Coverage]</text:p>
          </table:table-cell>
          <table:table-cell office:value-type="string" calcext:value-type="string">
            <text:p>4300012 - Engineering Drawing and Computer Aided Design By Mr. R L Chaudhary <text:s/>[Q2 Topics Beyond Syllabus]</text:p>
          </table:table-cell>
          <table:table-cell office:value-type="string" calcext:value-type="string">
            <text:p>4300012 - Engineering Drawing and Computer Aided Design By Mr. R L Chaudhary <text:s/>[Q3 Pace of Teaching]</text:p>
          </table:table-cell>
          <table:table-cell office:value-type="string" calcext:value-type="string">
            <text:p>4300012 - Engineering Drawing and Computer Aided Design By Mr. R L Chaudhary <text:s/>[Q4 Practical Demo]</text:p>
          </table:table-cell>
          <table:table-cell office:value-type="string" calcext:value-type="string">
            <text:p>4300012 - Engineering Drawing and Computer Aided Design By Mr. R L Chaudhary <text:s/>[Q5 Handson Training]</text:p>
          </table:table-cell>
          <table:table-cell office:value-type="string" calcext:value-type="string">
            <text:p>4300012 - Engineering Drawing and Computer Aided Design By Mr. R L Chaudhary <text:s/>[Q6 Technical Skills of Teacher]</text:p>
          </table:table-cell>
          <table:table-cell office:value-type="string" calcext:value-type="string">
            <text:p>4300012 - Engineering Drawing and Computer Aided Design By Mr. R L Chaudhary <text:s/>[Q7 Communication Skills of Teacher]</text:p>
          </table:table-cell>
          <table:table-cell office:value-type="string" calcext:value-type="string">
            <text:p>4300012 - Engineering Drawing and Computer Aided Design By Mr. R L Chaudhary <text:s/>[Q8 Doubt Clarification]</text:p>
          </table:table-cell>
          <table:table-cell office:value-type="string" calcext:value-type="string">
            <text:p>4300012 - Engineering Drawing and Computer Aided Design By Mr. R L Chaudhary <text:s/>[Q9 Use of Teaching Tools]</text:p>
          </table:table-cell>
          <table:table-cell office:value-type="string" calcext:value-type="string">
            <text:p>4300012 - Engineering Drawing and Computer Aided Design By Mr. R L Chaudhary <text:s/>[Q10 Motivation]</text:p>
          </table:table-cell>
          <table:table-cell office:value-type="string" calcext:value-type="string">
            <text:p>4300012 - Engineering Drawing and Computer Aided Design By Mr. R L Chaudhary <text:s/>[Q11 Helpfullness of Teacher]</text:p>
          </table:table-cell>
          <table:table-cell office:value-type="string" calcext:value-type="string">
            <text:p>4300012 - Engineering Drawing and Computer Aided Design By Mr. R L Chaudhary <text:s/>[Q12 Student Progress Feedback]</text:p>
          </table:table-cell>
          <table:table-cell office:value-type="string" calcext:value-type="string">
            <text:p>4300012 - Engineering Drawing and Computer Aided Design By Mr. D P Judal <text:s/>[Q1 Syallabus Coverage]</text:p>
          </table:table-cell>
          <table:table-cell office:value-type="string" calcext:value-type="string">
            <text:p>4300012 - Engineering Drawing and Computer Aided Design By Mr. D P Judal <text:s/>[Q2 Topics Beyond Syllabus]</text:p>
          </table:table-cell>
          <table:table-cell office:value-type="string" calcext:value-type="string">
            <text:p>4300012 - Engineering Drawing and Computer Aided Design By Mr. D P Judal <text:s/>[Q3 Pace of Teaching]</text:p>
          </table:table-cell>
          <table:table-cell office:value-type="string" calcext:value-type="string">
            <text:p>4300012 - Engineering Drawing and Computer Aided Design By Mr. D P Judal <text:s/>[Q4 Practical Demo]</text:p>
          </table:table-cell>
          <table:table-cell office:value-type="string" calcext:value-type="string">
            <text:p>4300012 - Engineering Drawing and Computer Aided Design By Mr. D P Judal <text:s/>[Q5 Handson Training]</text:p>
          </table:table-cell>
          <table:table-cell office:value-type="string" calcext:value-type="string">
            <text:p>4300012 - Engineering Drawing and Computer Aided Design By Mr. D P Judal <text:s/>[Q6 Technical Skills of Teacher]</text:p>
          </table:table-cell>
          <table:table-cell office:value-type="string" calcext:value-type="string">
            <text:p>4300012 - Engineering Drawing and Computer Aided Design By Mr. D P Judal <text:s/>[Q7 Communication Skills of Teacher]</text:p>
          </table:table-cell>
          <table:table-cell office:value-type="string" calcext:value-type="string">
            <text:p>4300012 - Engineering Drawing and Computer Aided Design By Mr. D P Judal <text:s/>[Q8 Doubt Clarification]</text:p>
          </table:table-cell>
          <table:table-cell office:value-type="string" calcext:value-type="string">
            <text:p>4300012 - Engineering Drawing and Computer Aided Design By Mr. D P Judal <text:s/>[Q9 Use of Teaching Tools]</text:p>
          </table:table-cell>
          <table:table-cell office:value-type="string" calcext:value-type="string">
            <text:p>4300012 - Engineering Drawing and Computer Aided Design By Mr. D P Judal <text:s/>[Q10 Motivation]</text:p>
          </table:table-cell>
          <table:table-cell office:value-type="string" calcext:value-type="string">
            <text:p>4300012 - Engineering Drawing and Computer Aided Design By Mr. D P Judal <text:s/>[Q11 Helpfullness of Teacher]</text:p>
          </table:table-cell>
          <table:table-cell office:value-type="string" calcext:value-type="string">
            <text:p>4300012 - Engineering Drawing and Computer Aided Design By Mr. D P Judal <text:s/>[Q12 Student Progress Feedback]</text:p>
          </table:table-cell>
          <table:table-cell office:value-type="string" calcext:value-type="string">
            <text:p>4300016 - Indian Constitution By Mr. C S Pandya <text:s/>[Q1 Syallabus Coverage]</text:p>
          </table:table-cell>
          <table:table-cell office:value-type="string" calcext:value-type="string">
            <text:p>4300016 - Indian Constitution By Mr. C S Pandya <text:s/>[Q2 Topics Beyond Syllabus]</text:p>
          </table:table-cell>
          <table:table-cell office:value-type="string" calcext:value-type="string">
            <text:p>4300016 - Indian Constitution By Mr. C S Pandya <text:s/>[Q3 Pace of Teaching]</text:p>
          </table:table-cell>
          <table:table-cell office:value-type="string" calcext:value-type="string">
            <text:p>4300016 - Indian Constitution By Mr. C S Pandya <text:s/>[Q4 Practical Demo]</text:p>
          </table:table-cell>
          <table:table-cell office:value-type="string" calcext:value-type="string">
            <text:p>4300016 - Indian Constitution By Mr. C S Pandya <text:s/>[Q5 Handson Training]</text:p>
          </table:table-cell>
          <table:table-cell office:value-type="string" calcext:value-type="string">
            <text:p>4300016 - Indian Constitution By Mr. C S Pandya <text:s/>[Q6 Technical Skills of Teacher]</text:p>
          </table:table-cell>
          <table:table-cell office:value-type="string" calcext:value-type="string">
            <text:p>4300016 - Indian Constitution By Mr. C S Pandya <text:s/>[Q7 Communication Skills of Teacher]</text:p>
          </table:table-cell>
          <table:table-cell office:value-type="string" calcext:value-type="string">
            <text:p>4300016 - Indian Constitution By Mr. C S Pandya <text:s/>[Q8 Doubt Clarification]</text:p>
          </table:table-cell>
          <table:table-cell office:value-type="string" calcext:value-type="string">
            <text:p>4300016 - Indian Constitution By Mr. C S Pandya <text:s/>[Q9 Use of Teaching Tools]</text:p>
          </table:table-cell>
          <table:table-cell office:value-type="string" calcext:value-type="string">
            <text:p>4300016 - Indian Constitution By Mr. C S Pandya <text:s/>[Q10 Motivation]</text:p>
          </table:table-cell>
          <table:table-cell office:value-type="string" calcext:value-type="string">
            <text:p>4300016 - Indian Constitution By Mr. C S Pandya <text:s/>[Q11 Helpfullness of Teacher]</text:p>
          </table:table-cell>
          <table:table-cell office:value-type="string" calcext:value-type="string">
            <text:p>4300016 - Indian Constitution By Mr. C S Pandya <text:s/>[Q12 Student Progress Feedback]</text:p>
          </table:table-cell>
          <table:table-cell office:value-type="string" calcext:value-type="string">
            <text:p>4320002 - Engineering Mathematics By Mr. C P Gehlot <text:s/>[Q1 Syallabus Coverage]</text:p>
          </table:table-cell>
          <table:table-cell office:value-type="string" calcext:value-type="string">
            <text:p>4320002 - Engineering Mathematics By Mr. C P Gehlot <text:s/>[Q2 Topics Beyond Syllabus]</text:p>
          </table:table-cell>
          <table:table-cell office:value-type="string" calcext:value-type="string">
            <text:p>4320002 - Engineering Mathematics By Mr. C P Gehlot <text:s/>[Q3 Pace of Teaching]</text:p>
          </table:table-cell>
          <table:table-cell office:value-type="string" calcext:value-type="string">
            <text:p>4320002 - Engineering Mathematics By Mr. C P Gehlot <text:s/>[Q4 Practical Demo]</text:p>
          </table:table-cell>
          <table:table-cell office:value-type="string" calcext:value-type="string">
            <text:p>4320002 - Engineering Mathematics By Mr. C P Gehlot <text:s/>[Q5 Handson Training]</text:p>
          </table:table-cell>
          <table:table-cell office:value-type="string" calcext:value-type="string">
            <text:p>4320002 - Engineering Mathematics By Mr. C P Gehlot <text:s/>[Q6 Technical Skills of Teacher]</text:p>
          </table:table-cell>
          <table:table-cell office:value-type="string" calcext:value-type="string">
            <text:p>4320002 - Engineering Mathematics By Mr. C P Gehlot <text:s/>[Q7 Communication Skills of Teacher]</text:p>
          </table:table-cell>
          <table:table-cell office:value-type="string" calcext:value-type="string">
            <text:p>4320002 - Engineering Mathematics By Mr. C P Gehlot <text:s/>[Q8 Doubt Clarification]</text:p>
          </table:table-cell>
          <table:table-cell office:value-type="string" calcext:value-type="string">
            <text:p>4320002 - Engineering Mathematics By Mr. C P Gehlot <text:s/>[Q9 Use of Teaching Tools]</text:p>
          </table:table-cell>
          <table:table-cell office:value-type="string" calcext:value-type="string">
            <text:p>4320002 - Engineering Mathematics By Mr. C P Gehlot <text:s/>[Q10 Motivation]</text:p>
          </table:table-cell>
          <table:table-cell office:value-type="string" calcext:value-type="string">
            <text:p>4320002 - Engineering Mathematics By Mr. C P Gehlot <text:s/>[Q11 Helpfullness of Teacher]</text:p>
          </table:table-cell>
          <table:table-cell office:value-type="string" calcext:value-type="string">
            <text:p>4320002 - Engineering Mathematics By Mr. C P Gehlot <text:s/>[Q12 Student Progress Feedback]</text:p>
          </table:table-cell>
          <table:table-cell office:value-type="string" calcext:value-type="string">
            <text:p>4320002 - Engineering Mathematics By Mr. I J Chauhan <text:s/>[Q1 Syallabus Coverage]</text:p>
          </table:table-cell>
          <table:table-cell office:value-type="string" calcext:value-type="string">
            <text:p>4320002 - Engineering Mathematics By Mr. I J Chauhan <text:s/>[Q2 Topics Beyond Syllabus]</text:p>
          </table:table-cell>
          <table:table-cell office:value-type="string" calcext:value-type="string">
            <text:p>4320002 - Engineering Mathematics By Mr. I J Chauhan <text:s/>[Q3 Pace of Teaching]</text:p>
          </table:table-cell>
          <table:table-cell office:value-type="string" calcext:value-type="string">
            <text:p>4320002 - Engineering Mathematics By Mr. I J Chauhan <text:s/>[Q4 Practical Demo]</text:p>
          </table:table-cell>
          <table:table-cell office:value-type="string" calcext:value-type="string">
            <text:p>4320002 - Engineering Mathematics By Mr. I J Chauhan <text:s/>[Q5 Handson Training]</text:p>
          </table:table-cell>
          <table:table-cell office:value-type="string" calcext:value-type="string">
            <text:p>4320002 - Engineering Mathematics By Mr. I J Chauhan <text:s/>[Q6 Technical Skills of Teacher]</text:p>
          </table:table-cell>
          <table:table-cell office:value-type="string" calcext:value-type="string">
            <text:p>4320002 - Engineering Mathematics By Mr. I J Chauhan <text:s/>[Q7 Communication Skills of Teacher]</text:p>
          </table:table-cell>
          <table:table-cell office:value-type="string" calcext:value-type="string">
            <text:p>4320002 - Engineering Mathematics By Mr. I J Chauhan <text:s/>[Q8 Doubt Clarification]</text:p>
          </table:table-cell>
          <table:table-cell office:value-type="string" calcext:value-type="string">
            <text:p>4320002 - Engineering Mathematics By Mr. I J Chauhan <text:s/>[Q9 Use of Teaching Tools]</text:p>
          </table:table-cell>
          <table:table-cell office:value-type="string" calcext:value-type="string">
            <text:p>4320002 - Engineering Mathematics By Mr. I J Chauhan <text:s/>[Q10 Motivation]</text:p>
          </table:table-cell>
          <table:table-cell office:value-type="string" calcext:value-type="string">
            <text:p>4320002 - Engineering Mathematics By Mr. I J Chauhan <text:s/>[Q11 Helpfullness of Teacher]</text:p>
          </table:table-cell>
          <table:table-cell office:value-type="string" calcext:value-type="string">
            <text:p>4320002 - Engineering Mathematics By Mr. I J Chauhan <text:s/>[Q12 Student Progress Feedback]</text:p>
          </table:table-cell>
          <table:table-cell office:value-type="string" calcext:value-type="string">
            <text:p>4321101 - Electronics Workshop By Mr. R N Patel <text:s/>[Q1 Syallabus Coverage]</text:p>
          </table:table-cell>
          <table:table-cell office:value-type="string" calcext:value-type="string">
            <text:p>4321101 - Electronics Workshop By Mr. R N Patel <text:s/>[Q2 Topics Beyond Syllabus]</text:p>
          </table:table-cell>
          <table:table-cell office:value-type="string" calcext:value-type="string">
            <text:p>4321101 - Electronics Workshop By Mr. R N Patel <text:s/>[Q3 Pace of Teaching]</text:p>
          </table:table-cell>
          <table:table-cell office:value-type="string" calcext:value-type="string">
            <text:p>4321101 - Electronics Workshop By Mr. R N Patel <text:s/>[Q4 Practical Demo]</text:p>
          </table:table-cell>
          <table:table-cell office:value-type="string" calcext:value-type="string">
            <text:p>4321101 - Electronics Workshop By Mr. R N Patel <text:s/>[Q5 Handson Training]</text:p>
          </table:table-cell>
          <table:table-cell office:value-type="string" calcext:value-type="string">
            <text:p>4321101 - Electronics Workshop By Mr. R N Patel <text:s/>[Q6 Technical Skills of Teacher]</text:p>
          </table:table-cell>
          <table:table-cell office:value-type="string" calcext:value-type="string">
            <text:p>4321101 - Electronics Workshop By Mr. R N Patel <text:s/>[Q7 Communication Skills of Teacher]</text:p>
          </table:table-cell>
          <table:table-cell office:value-type="string" calcext:value-type="string">
            <text:p>4321101 - Electronics Workshop By Mr. R N Patel <text:s/>[Q8 Doubt Clarification]</text:p>
          </table:table-cell>
          <table:table-cell office:value-type="string" calcext:value-type="string">
            <text:p>4321101 - Electronics Workshop By Mr. R N Patel <text:s/>[Q9 Use of Teaching Tools]</text:p>
          </table:table-cell>
          <table:table-cell office:value-type="string" calcext:value-type="string">
            <text:p>4321101 - Electronics Workshop By Mr. R N Patel <text:s/>[Q10 Motivation]</text:p>
          </table:table-cell>
          <table:table-cell office:value-type="string" calcext:value-type="string">
            <text:p>4321101 - Electronics Workshop By Mr. R N Patel <text:s/>[Q11 Helpfullness of Teacher]</text:p>
          </table:table-cell>
          <table:table-cell office:value-type="string" calcext:value-type="string">
            <text:p>4321101 - Electronics Workshop By Mr. R N Patel <text:s/>[Q12 Student Progress Feedback]</text:p>
          </table:table-cell>
          <table:table-cell office:value-type="string" calcext:value-type="string">
            <text:p>4321102 - Digital Electronics By Mr. N J Chauhan <text:s/>[Q1 Syallabus Coverage]</text:p>
          </table:table-cell>
          <table:table-cell office:value-type="string" calcext:value-type="string">
            <text:p>4321102 - Digital Electronics By Mr. N J Chauhan <text:s/>[Q2 Topics Beyond Syllabus]</text:p>
          </table:table-cell>
          <table:table-cell office:value-type="string" calcext:value-type="string">
            <text:p>4321102 - Digital Electronics By Mr. N J Chauhan <text:s/>[Q3 Pace of Teaching]</text:p>
          </table:table-cell>
          <table:table-cell office:value-type="string" calcext:value-type="string">
            <text:p>4321102 - Digital Electronics By Mr. N J Chauhan <text:s/>[Q4 Practical Demo]</text:p>
          </table:table-cell>
          <table:table-cell office:value-type="string" calcext:value-type="string">
            <text:p>4321102 - Digital Electronics By Mr. N J Chauhan <text:s/>[Q5 Handson Training]</text:p>
          </table:table-cell>
          <table:table-cell office:value-type="string" calcext:value-type="string">
            <text:p>4321102 - Digital Electronics By Mr. N J Chauhan <text:s/>[Q6 Technical Skills of Teacher]</text:p>
          </table:table-cell>
          <table:table-cell office:value-type="string" calcext:value-type="string">
            <text:p>4321102 - Digital Electronics By Mr. N J Chauhan <text:s/>[Q7 Communication Skills of Teacher]</text:p>
          </table:table-cell>
          <table:table-cell office:value-type="string" calcext:value-type="string">
            <text:p>4321102 - Digital Electronics By Mr. N J Chauhan <text:s/>[Q8 Doubt Clarification]</text:p>
          </table:table-cell>
          <table:table-cell office:value-type="string" calcext:value-type="string">
            <text:p>4321102 - Digital Electronics By Mr. N J Chauhan <text:s/>[Q9 Use of Teaching Tools]</text:p>
          </table:table-cell>
          <table:table-cell office:value-type="string" calcext:value-type="string">
            <text:p>4321102 - Digital Electronics By Mr. N J Chauhan <text:s/>[Q10 Motivation]</text:p>
          </table:table-cell>
          <table:table-cell office:value-type="string" calcext:value-type="string">
            <text:p>4321102 - Digital Electronics By Mr. N J Chauhan <text:s/>[Q11 Helpfullness of Teacher]</text:p>
          </table:table-cell>
          <table:table-cell office:value-type="string" calcext:value-type="string">
            <text:p>4321102 - Digital Electronics By Mr. N J Chauhan <text:s/>[Q12 Student Progress Feedback]</text:p>
          </table:table-cell>
          <table:table-cell office:value-type="string" calcext:value-type="string">
            <text:p>4321103 - Electronic Circuits &amp; Applications By Mr. R C Parmar <text:s/>[Q1 Syallabus Coverage]</text:p>
          </table:table-cell>
          <table:table-cell office:value-type="string" calcext:value-type="string">
            <text:p>4321103 - Electronic Circuits &amp; Applications By Mr. R C Parmar <text:s/>[Q2 Topics Beyond Syllabus]</text:p>
          </table:table-cell>
          <table:table-cell office:value-type="string" calcext:value-type="string">
            <text:p>4321103 - Electronic Circuits &amp; Applications By Mr. R C Parmar <text:s/>[Q3 Pace of Teaching]</text:p>
          </table:table-cell>
          <table:table-cell office:value-type="string" calcext:value-type="string">
            <text:p>4321103 - Electronic Circuits &amp; Applications By Mr. R C Parmar <text:s/>[Q4 Practical Demo]</text:p>
          </table:table-cell>
          <table:table-cell office:value-type="string" calcext:value-type="string">
            <text:p>4321103 - Electronic Circuits &amp; Applications By Mr. R C Parmar <text:s/>[Q5 Handson Training]</text:p>
          </table:table-cell>
          <table:table-cell office:value-type="string" calcext:value-type="string">
            <text:p>4321103 - Electronic Circuits &amp; Applications By Mr. R C Parmar <text:s/>[Q6 Technical Skills of Teacher]</text:p>
          </table:table-cell>
          <table:table-cell office:value-type="string" calcext:value-type="string">
            <text:p>4321103 - Electronic Circuits &amp; Applications By Mr. R C Parmar <text:s/>[Q7 Communication Skills of Teacher]</text:p>
          </table:table-cell>
          <table:table-cell office:value-type="string" calcext:value-type="string">
            <text:p>4321103 - Electronic Circuits &amp; Applications By Mr. R C Parmar <text:s/>[Q8 Doubt Clarification]</text:p>
          </table:table-cell>
          <table:table-cell office:value-type="string" calcext:value-type="string">
            <text:p>4321103 - Electronic Circuits &amp; Applications By Mr. R C Parmar <text:s/>[Q9 Use of Teaching Tools]</text:p>
          </table:table-cell>
          <table:table-cell office:value-type="string" calcext:value-type="string">
            <text:p>4321103 - Electronic Circuits &amp; Applications By Mr. R C Parmar <text:s/>[Q10 Motivation]</text:p>
          </table:table-cell>
          <table:table-cell office:value-type="string" calcext:value-type="string">
            <text:p>4321103 - Electronic Circuits &amp; Applications By Mr. R C Parmar <text:s/>[Q11 Helpfullness of Teacher]</text:p>
          </table:table-cell>
          <table:table-cell office:value-type="string" calcext:value-type="string">
            <text:p>4321103 - Electronic Circuits &amp; Applications By Mr. R C Parmar <text:s/>[Q12 Student Progress Feedback]</text:p>
          </table:table-cell>
        </table:table-row>
        <table:table-row table:style-name="ro1">
          <table:table-cell office:value-type="string" calcext:value-type="string">
            <text:p>2024/05/30 4:12:44 PM GMT+5:30</text:p>
          </table:table-cell>
          <table:table-cell office:value-type="string" calcext:value-type="string">
            <text:p>princeprajapati3103@gmail.com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8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7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4/05/30 5:03:39 PM GMT+5:30</text:p>
          </table:table-cell>
          <table:table-cell office:value-type="string" calcext:value-type="string">
            <text:p>bhavyacomputercenter@gmail.com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" office:value-type="float" office:value="4" calcext:value-type="float">
            <text:p>4</text:p>
          </table:table-cell>
          <table:table-cell table:number-columns-repeated="12" office:value-type="float" office:value="5" calcext:value-type="float">
            <text:p>5</text:p>
          </table:table-cell>
          <table:table-cell table:number-columns-repeated="12" office:value-type="float" office:value="4" calcext:value-type="float">
            <text:p>4</text:p>
          </table:table-cell>
          <table:table-cell table:number-columns-repeated="24" office:value-type="float" office:value="5" calcext:value-type="float">
            <text:p>5</text:p>
          </table:table-cell>
          <table:table-cell table:number-columns-repeated="1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24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4/05/31 10:51:04 AM GMT+5:30</text:p>
          </table:table-cell>
          <table:table-cell office:value-type="string" calcext:value-type="string">
            <text:p>shaileshprajapati0386@gmail.com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4/05/31 11:26:41 AM GMT+5:30</text:p>
          </table:table-cell>
          <table:table-cell office:value-type="string" calcext:value-type="string">
            <text:p>chaudharyravindrabhai444@gmail.com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4/05/31 2:37:08 PM GMT+5:30</text:p>
          </table:table-cell>
          <table:table-cell office:value-type="string" calcext:value-type="string">
            <text:p>dhruvprajapati6719@gmail.com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8"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4/05/31 2:40:48 PM GMT+5:30</text:p>
          </table:table-cell>
          <table:table-cell office:value-type="string" calcext:value-type="string">
            <text:p>patellatapatellata1234@gmail.com</text:p>
          </table:table-cell>
          <table:table-cell table:number-columns-repeated="14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9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8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</table:table-row>
      </table:table>
      <table:table table:name="ICT2 - Even 2024 End Term Feedback" table:style-name="ta1">
        <table:table-column table:style-name="co14" table:default-cell-style-name="Default"/>
        <table:table-column table:style-name="co225" table:default-cell-style-name="Default"/>
        <table:table-column table:style-name="co101" table:default-cell-style-name="Default"/>
        <table:table-column table:style-name="co198" table:default-cell-style-name="Default"/>
        <table:table-column table:style-name="co208" table:default-cell-style-name="Default"/>
        <table:table-column table:style-name="co116" table:default-cell-style-name="Default"/>
        <table:table-column table:style-name="co109" table:default-cell-style-name="Default"/>
        <table:table-column table:style-name="co226" table:default-cell-style-name="Default"/>
        <table:table-column table:style-name="co224" table:default-cell-style-name="Default"/>
        <table:table-column table:style-name="co159" table:default-cell-style-name="Default"/>
        <table:table-column table:style-name="co189" table:default-cell-style-name="Default"/>
        <table:table-column table:style-name="co199" table:default-cell-style-name="Default"/>
        <table:table-column table:style-name="co124" table:default-cell-style-name="Default"/>
        <table:table-column table:style-name="co137" table:default-cell-style-name="Default"/>
        <table:table-column table:style-name="co130" table:default-cell-style-name="Default"/>
        <table:table-column table:style-name="co205" table:default-cell-style-name="Default"/>
        <table:table-column table:style-name="co84" table:default-cell-style-name="Default"/>
        <table:table-column table:style-name="co51" table:default-cell-style-name="Default"/>
        <table:table-column table:style-name="co143" table:default-cell-style-name="Default"/>
        <table:table-column table:style-name="co196" table:default-cell-style-name="Default"/>
        <table:table-column table:style-name="co141" table:default-cell-style-name="Default"/>
        <table:table-column table:style-name="co219" table:default-cell-style-name="Default"/>
        <table:table-column table:style-name="co56" table:default-cell-style-name="Default"/>
        <table:table-column table:style-name="co194" table:default-cell-style-name="Default"/>
        <table:table-column table:style-name="co86" table:default-cell-style-name="Default"/>
        <table:table-column table:style-name="co227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155" table:default-cell-style-name="Default"/>
        <table:table-column table:style-name="co37" table:default-cell-style-name="Default"/>
        <table:table-column table:style-name="co156" table:default-cell-style-name="Default"/>
        <table:table-column table:style-name="co51" table:default-cell-style-name="Default"/>
        <table:table-column table:style-name="co113" table:default-cell-style-name="Default"/>
        <table:table-column table:style-name="co157" table:default-cell-style-name="Default"/>
        <table:table-column table:style-name="co54" table:default-cell-style-name="Default"/>
        <table:table-column table:style-name="co158" table:default-cell-style-name="Default"/>
        <table:table-column table:style-name="co53" table:default-cell-style-name="Default"/>
        <table:table-column table:style-name="co159" table:default-cell-style-name="Default"/>
        <table:table-column table:style-name="co101" table:default-cell-style-name="Default"/>
        <table:table-column table:style-name="co198" table:default-cell-style-name="Default"/>
        <table:table-column table:style-name="co208" table:default-cell-style-name="Default"/>
        <table:table-column table:style-name="co116" table:default-cell-style-name="Default"/>
        <table:table-column table:style-name="co109" table:default-cell-style-name="Default"/>
        <table:table-column table:style-name="co226" table:default-cell-style-name="Default"/>
        <table:table-column table:style-name="co224" table:default-cell-style-name="Default"/>
        <table:table-column table:style-name="co159" table:default-cell-style-name="Default"/>
        <table:table-column table:style-name="co189" table:default-cell-style-name="Default"/>
        <table:table-column table:style-name="co199" table:default-cell-style-name="Default"/>
        <table:table-column table:style-name="co124" table:default-cell-style-name="Default"/>
        <table:table-column table:style-name="co137" table:default-cell-style-name="Default"/>
        <table:table-column table:style-name="co121" table:default-cell-style-name="Default"/>
        <table:table-column table:style-name="co55" table:default-cell-style-name="Default"/>
        <table:table-column table:style-name="co187" table:default-cell-style-name="Default"/>
        <table:table-column table:style-name="co188" table:default-cell-style-name="Default"/>
        <table:table-column table:style-name="co32" table:default-cell-style-name="Default"/>
        <table:table-column table:style-name="co147" table:default-cell-style-name="Default"/>
        <table:table-column table:style-name="co189" table:default-cell-style-name="Default"/>
        <table:table-column table:style-name="co190" table:default-cell-style-name="Default"/>
        <table:table-column table:style-name="co161" table:default-cell-style-name="Default"/>
        <table:table-column table:style-name="co191" table:default-cell-style-name="Default"/>
        <table:table-column table:style-name="co192" table:default-cell-style-name="Default"/>
        <table:table-column table:style-name="co84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228" table:default-cell-style-name="Default"/>
        <table:table-column table:style-name="co119" table:default-cell-style-name="Default"/>
        <table:table-column table:style-name="co121" table:default-cell-style-name="Default"/>
        <table:table-column table:style-name="co215" table:default-cell-style-name="Default"/>
        <table:table-column table:style-name="co229" table:default-cell-style-name="Default"/>
        <table:table-column table:style-name="co102" table:default-cell-style-name="Default"/>
        <table:table-column table:style-name="co165" table:default-cell-style-name="Default"/>
        <table:table-column table:style-name="co104" table:default-cell-style-name="Default"/>
        <table:table-column table:style-name="co203" table:default-cell-style-name="Default"/>
        <table:table-column table:style-name="co230" table:default-cell-style-name="Default"/>
        <table:table-column table:style-name="co147" table:default-cell-style-name="Default"/>
        <table:table-column table:style-name="co130" table:default-cell-style-name="Default"/>
        <table:table-column table:style-name="co212" table:default-cell-style-name="Default"/>
        <table:table-column table:style-name="co213" table:default-cell-style-name="Default"/>
        <table:table-column table:style-name="co157" table:default-cell-style-name="Default"/>
        <table:table-column table:style-name="co214" table:default-cell-style-name="Default"/>
        <table:table-column table:style-name="co215" table:default-cell-style-name="Default"/>
        <table:table-column table:style-name="co216" table:default-cell-style-name="Default"/>
        <table:table-column table:style-name="co163" table:default-cell-style-name="Default"/>
        <table:table-column table:style-name="co217" table:default-cell-style-name="Default"/>
        <table:table-column table:style-name="co103" table:default-cell-style-name="Default"/>
        <table:table-column table:style-name="co218" table:default-cell-style-name="Default"/>
        <table:table-column table:style-name="co58" table:default-cell-style-name="Default"/>
        <table:table-column table:style-name="co59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1323201 - Electronics Workshop for ICT By Mr. R C Parmar <text:s/>[Q1 Syallabus Coverage]</text:p>
          </table:table-cell>
          <table:table-cell office:value-type="string" calcext:value-type="string">
            <text:p>1323201 - Electronics Workshop for ICT By Mr. R C Parmar <text:s/>[Q2 Topics Beyond Syllabus]</text:p>
          </table:table-cell>
          <table:table-cell office:value-type="string" calcext:value-type="string">
            <text:p>1323201 - Electronics Workshop for ICT By Mr. R C Parmar <text:s/>[Q3 Pace of Teaching]</text:p>
          </table:table-cell>
          <table:table-cell office:value-type="string" calcext:value-type="string">
            <text:p>1323201 - Electronics Workshop for ICT By Mr. R C Parmar <text:s/>[Q4 Practical Demo]</text:p>
          </table:table-cell>
          <table:table-cell office:value-type="string" calcext:value-type="string">
            <text:p>1323201 - Electronics Workshop for ICT By Mr. R C Parmar <text:s/>[Q5 Handson Training]</text:p>
          </table:table-cell>
          <table:table-cell office:value-type="string" calcext:value-type="string">
            <text:p>1323201 - Electronics Workshop for ICT By Mr. R C Parmar <text:s/>[Q6 Technical Skills of Teacher]</text:p>
          </table:table-cell>
          <table:table-cell office:value-type="string" calcext:value-type="string">
            <text:p>1323201 - Electronics Workshop for ICT By Mr. R C Parmar <text:s/>[Q7 Communication Skills of Teacher]</text:p>
          </table:table-cell>
          <table:table-cell office:value-type="string" calcext:value-type="string">
            <text:p>1323201 - Electronics Workshop for ICT By Mr. R C Parmar <text:s/>[Q8 Doubt Clarification]</text:p>
          </table:table-cell>
          <table:table-cell office:value-type="string" calcext:value-type="string">
            <text:p>1323201 - Electronics Workshop for ICT By Mr. R C Parmar <text:s/>[Q9 Use of Teaching Tools]</text:p>
          </table:table-cell>
          <table:table-cell office:value-type="string" calcext:value-type="string">
            <text:p>1323201 - Electronics Workshop for ICT By Mr. R C Parmar <text:s/>[Q10 Motivation]</text:p>
          </table:table-cell>
          <table:table-cell office:value-type="string" calcext:value-type="string">
            <text:p>1323201 - Electronics Workshop for ICT By Mr. R C Parmar <text:s/>[Q11 Helpfullness of Teacher]</text:p>
          </table:table-cell>
          <table:table-cell office:value-type="string" calcext:value-type="string">
            <text:p>1323201 - Electronics Workshop for ICT By Mr. R C Parmar <text:s/>[Q12 Student Progress Feedback]</text:p>
          </table:table-cell>
          <table:table-cell office:value-type="string" calcext:value-type="string">
            <text:p>1323202 - Electronics Devices &amp; Circuits By Mr. R C Parmar <text:s/>[Q1 Syallabus Coverage]</text:p>
          </table:table-cell>
          <table:table-cell office:value-type="string" calcext:value-type="string">
            <text:p>1323202 - Electronics Devices &amp; Circuits By Mr. R C Parmar <text:s/>[Q2 Topics Beyond Syllabus]</text:p>
          </table:table-cell>
          <table:table-cell office:value-type="string" calcext:value-type="string">
            <text:p>1323202 - Electronics Devices &amp; Circuits By Mr. R C Parmar <text:s/>[Q3 Pace of Teaching]</text:p>
          </table:table-cell>
          <table:table-cell office:value-type="string" calcext:value-type="string">
            <text:p>1323202 - Electronics Devices &amp; Circuits By Mr. R C Parmar <text:s/>[Q4 Practical Demo]</text:p>
          </table:table-cell>
          <table:table-cell office:value-type="string" calcext:value-type="string">
            <text:p>1323202 - Electronics Devices &amp; Circuits By Mr. R C Parmar <text:s/>[Q5 Handson Training]</text:p>
          </table:table-cell>
          <table:table-cell office:value-type="string" calcext:value-type="string">
            <text:p>1323202 - Electronics Devices &amp; Circuits By Mr. R C Parmar <text:s/>[Q6 Technical Skills of Teacher]</text:p>
          </table:table-cell>
          <table:table-cell office:value-type="string" calcext:value-type="string">
            <text:p>1323202 - Electronics Devices &amp; Circuits By Mr. R C Parmar <text:s/>[Q7 Communication Skills of Teacher]</text:p>
          </table:table-cell>
          <table:table-cell office:value-type="string" calcext:value-type="string">
            <text:p>1323202 - Electronics Devices &amp; Circuits By Mr. R C Parmar <text:s/>[Q8 Doubt Clarification]</text:p>
          </table:table-cell>
          <table:table-cell office:value-type="string" calcext:value-type="string">
            <text:p>1323202 - Electronics Devices &amp; Circuits By Mr. R C Parmar <text:s/>[Q9 Use of Teaching Tools]</text:p>
          </table:table-cell>
          <table:table-cell office:value-type="string" calcext:value-type="string">
            <text:p>1323202 - Electronics Devices &amp; Circuits By Mr. R C Parmar <text:s/>[Q10 Motivation]</text:p>
          </table:table-cell>
          <table:table-cell office:value-type="string" calcext:value-type="string">
            <text:p>1323202 - Electronics Devices &amp; Circuits By Mr. R C Parmar <text:s/>[Q11 Helpfullness of Teacher]</text:p>
          </table:table-cell>
          <table:table-cell office:value-type="string" calcext:value-type="string">
            <text:p>1323202 - Electronics Devices &amp; Circuits By Mr. R C Parmar <text:s/>[Q12 Student Progress Feedback]</text:p>
          </table:table-cell>
          <table:table-cell office:value-type="string" calcext:value-type="string">
            <text:p>1323203 - Python Programming By Mr. L K Patel <text:s/>[Q1 Syallabus Coverage]</text:p>
          </table:table-cell>
          <table:table-cell office:value-type="string" calcext:value-type="string">
            <text:p>1323203 - Python Programming By Mr. L K Patel <text:s/>[Q2 Topics Beyond Syllabus]</text:p>
          </table:table-cell>
          <table:table-cell office:value-type="string" calcext:value-type="string">
            <text:p>1323203 - Python Programming By Mr. L K Patel <text:s/>[Q3 Pace of Teaching]</text:p>
          </table:table-cell>
          <table:table-cell office:value-type="string" calcext:value-type="string">
            <text:p>1323203 - Python Programming By Mr. L K Patel <text:s/>[Q4 Practical Demo]</text:p>
          </table:table-cell>
          <table:table-cell office:value-type="string" calcext:value-type="string">
            <text:p>1323203 - Python Programming By Mr. L K Patel <text:s/>[Q5 Handson Training]</text:p>
          </table:table-cell>
          <table:table-cell office:value-type="string" calcext:value-type="string">
            <text:p>1323203 - Python Programming By Mr. L K Patel <text:s/>[Q6 Technical Skills of Teacher]</text:p>
          </table:table-cell>
          <table:table-cell office:value-type="string" calcext:value-type="string">
            <text:p>1323203 - Python Programming By Mr. L K Patel <text:s/>[Q7 Communication Skills of Teacher]</text:p>
          </table:table-cell>
          <table:table-cell office:value-type="string" calcext:value-type="string">
            <text:p>1323203 - Python Programming By Mr. L K Patel <text:s/>[Q8 Doubt Clarification]</text:p>
          </table:table-cell>
          <table:table-cell office:value-type="string" calcext:value-type="string">
            <text:p>1323203 - Python Programming By Mr. L K Patel <text:s/>[Q9 Use of Teaching Tools]</text:p>
          </table:table-cell>
          <table:table-cell office:value-type="string" calcext:value-type="string">
            <text:p>1323203 - Python Programming By Mr. L K Patel <text:s/>[Q10 Motivation]</text:p>
          </table:table-cell>
          <table:table-cell office:value-type="string" calcext:value-type="string">
            <text:p>1323203 - Python Programming By Mr. L K Patel <text:s/>[Q11 Helpfullness of Teacher]</text:p>
          </table:table-cell>
          <table:table-cell office:value-type="string" calcext:value-type="string">
            <text:p>1323203 - Python Programming By Mr. L K Patel <text:s/>[Q12 Student Progress Feedback]</text:p>
          </table:table-cell>
          <table:table-cell office:value-type="string" calcext:value-type="string">
            <text:p>4300003 - Environment and Sustainability By Ms. K A Patel <text:s/>[Q1 Syallabus Coverage]</text:p>
          </table:table-cell>
          <table:table-cell office:value-type="string" calcext:value-type="string">
            <text:p>4300003 - Environment and Sustainability By Ms. K A Patel <text:s/>[Q2 Topics Beyond Syllabus]</text:p>
          </table:table-cell>
          <table:table-cell office:value-type="string" calcext:value-type="string">
            <text:p>4300003 - Environment and Sustainability By Ms. K A Patel <text:s/>[Q3 Pace of Teaching]</text:p>
          </table:table-cell>
          <table:table-cell office:value-type="string" calcext:value-type="string">
            <text:p>4300003 - Environment and Sustainability By Ms. K A Patel <text:s/>[Q4 Practical Demo]</text:p>
          </table:table-cell>
          <table:table-cell office:value-type="string" calcext:value-type="string">
            <text:p>4300003 - Environment and Sustainability By Ms. K A Patel <text:s/>[Q5 Handson Training]</text:p>
          </table:table-cell>
          <table:table-cell office:value-type="string" calcext:value-type="string">
            <text:p>4300003 - Environment and Sustainability By Ms. K A Patel <text:s/>[Q6 Technical Skills of Teacher]</text:p>
          </table:table-cell>
          <table:table-cell office:value-type="string" calcext:value-type="string">
            <text:p>4300003 - Environment and Sustainability By Ms. K A Patel <text:s/>[Q7 Communication Skills of Teacher]</text:p>
          </table:table-cell>
          <table:table-cell office:value-type="string" calcext:value-type="string">
            <text:p>4300003 - Environment and Sustainability By Ms. K A Patel <text:s/>[Q8 Doubt Clarification]</text:p>
          </table:table-cell>
          <table:table-cell office:value-type="string" calcext:value-type="string">
            <text:p>4300003 - Environment and Sustainability By Ms. K A Patel <text:s/>[Q9 Use of Teaching Tools]</text:p>
          </table:table-cell>
          <table:table-cell office:value-type="string" calcext:value-type="string">
            <text:p>4300003 - Environment and Sustainability By Ms. K A Patel <text:s/>[Q10 Motivation]</text:p>
          </table:table-cell>
          <table:table-cell office:value-type="string" calcext:value-type="string">
            <text:p>4300003 - Environment and Sustainability By Ms. K A Patel <text:s/>[Q11 Helpfullness of Teacher]</text:p>
          </table:table-cell>
          <table:table-cell office:value-type="string" calcext:value-type="string">
            <text:p>4300003 - Environment and Sustainability By Ms. K A Patel <text:s/>[Q12 Student Progress Feedback]</text:p>
          </table:table-cell>
          <table:table-cell office:value-type="string" calcext:value-type="string">
            <text:p>4300016 - Indian Constitution By Mr. C S Pandya <text:s/>[Q1 Syallabus Coverage]</text:p>
          </table:table-cell>
          <table:table-cell office:value-type="string" calcext:value-type="string">
            <text:p>4300016 - Indian Constitution By Mr. C S Pandya <text:s/>[Q2 Topics Beyond Syllabus]</text:p>
          </table:table-cell>
          <table:table-cell office:value-type="string" calcext:value-type="string">
            <text:p>4300016 - Indian Constitution By Mr. C S Pandya <text:s/>[Q3 Pace of Teaching]</text:p>
          </table:table-cell>
          <table:table-cell office:value-type="string" calcext:value-type="string">
            <text:p>4300016 - Indian Constitution By Mr. C S Pandya <text:s/>[Q4 Practical Demo]</text:p>
          </table:table-cell>
          <table:table-cell office:value-type="string" calcext:value-type="string">
            <text:p>4300016 - Indian Constitution By Mr. C S Pandya <text:s/>[Q5 Handson Training]</text:p>
          </table:table-cell>
          <table:table-cell office:value-type="string" calcext:value-type="string">
            <text:p>4300016 - Indian Constitution By Mr. C S Pandya <text:s/>[Q6 Technical Skills of Teacher]</text:p>
          </table:table-cell>
          <table:table-cell office:value-type="string" calcext:value-type="string">
            <text:p>4300016 - Indian Constitution By Mr. C S Pandya <text:s/>[Q7 Communication Skills of Teacher]</text:p>
          </table:table-cell>
          <table:table-cell office:value-type="string" calcext:value-type="string">
            <text:p>4300016 - Indian Constitution By Mr. C S Pandya <text:s/>[Q8 Doubt Clarification]</text:p>
          </table:table-cell>
          <table:table-cell office:value-type="string" calcext:value-type="string">
            <text:p>4300016 - Indian Constitution By Mr. C S Pandya <text:s/>[Q9 Use of Teaching Tools]</text:p>
          </table:table-cell>
          <table:table-cell office:value-type="string" calcext:value-type="string">
            <text:p>4300016 - Indian Constitution By Mr. C S Pandya <text:s/>[Q10 Motivation]</text:p>
          </table:table-cell>
          <table:table-cell office:value-type="string" calcext:value-type="string">
            <text:p>4300016 - Indian Constitution By Mr. C S Pandya <text:s/>[Q11 Helpfullness of Teacher]</text:p>
          </table:table-cell>
          <table:table-cell office:value-type="string" calcext:value-type="string">
            <text:p>4300016 - Indian Constitution By Mr. C S Pandya <text:s/>[Q12 Student Progress Feedback]</text:p>
          </table:table-cell>
          <table:table-cell office:value-type="string" calcext:value-type="string">
            <text:p>4320001 - Applied Mathematics By Mr. C P Gehlot <text:s/>[Q1 Syallabus Coverage]</text:p>
          </table:table-cell>
          <table:table-cell office:value-type="string" calcext:value-type="string">
            <text:p>4320001 - Applied Mathematics By Mr. C P Gehlot <text:s/>[Q2 Topics Beyond Syllabus]</text:p>
          </table:table-cell>
          <table:table-cell office:value-type="string" calcext:value-type="string">
            <text:p>4320001 - Applied Mathematics By Mr. C P Gehlot <text:s/>[Q3 Pace of Teaching]</text:p>
          </table:table-cell>
          <table:table-cell office:value-type="string" calcext:value-type="string">
            <text:p>4320001 - Applied Mathematics By Mr. C P Gehlot <text:s/>[Q4 Practical Demo]</text:p>
          </table:table-cell>
          <table:table-cell office:value-type="string" calcext:value-type="string">
            <text:p>4320001 - Applied Mathematics By Mr. C P Gehlot <text:s/>[Q5 Handson Training]</text:p>
          </table:table-cell>
          <table:table-cell office:value-type="string" calcext:value-type="string">
            <text:p>4320001 - Applied Mathematics By Mr. C P Gehlot <text:s/>[Q6 Technical Skills of Teacher]</text:p>
          </table:table-cell>
          <table:table-cell office:value-type="string" calcext:value-type="string">
            <text:p>4320001 - Applied Mathematics By Mr. C P Gehlot <text:s/>[Q7 Communication Skills of Teacher]</text:p>
          </table:table-cell>
          <table:table-cell office:value-type="string" calcext:value-type="string">
            <text:p>4320001 - Applied Mathematics By Mr. C P Gehlot <text:s/>[Q8 Doubt Clarification]</text:p>
          </table:table-cell>
          <table:table-cell office:value-type="string" calcext:value-type="string">
            <text:p>4320001 - Applied Mathematics By Mr. C P Gehlot <text:s/>[Q9 Use of Teaching Tools]</text:p>
          </table:table-cell>
          <table:table-cell office:value-type="string" calcext:value-type="string">
            <text:p>4320001 - Applied Mathematics By Mr. C P Gehlot <text:s/>[Q10 Motivation]</text:p>
          </table:table-cell>
          <table:table-cell office:value-type="string" calcext:value-type="string">
            <text:p>4320001 - Applied Mathematics By Mr. C P Gehlot <text:s/>[Q11 Helpfullness of Teacher]</text:p>
          </table:table-cell>
          <table:table-cell office:value-type="string" calcext:value-type="string">
            <text:p>4320001 - Applied Mathematics By Mr. C P Gehlot <text:s/>[Q12 Student Progress Feedback]</text:p>
          </table:table-cell>
          <table:table-cell office:value-type="string" calcext:value-type="string">
            <text:p>4320001 - Applied Mathematics By Mr. I J Chauhan <text:s/>[Q1 Syallabus Coverage]</text:p>
          </table:table-cell>
          <table:table-cell office:value-type="string" calcext:value-type="string">
            <text:p>4320001 - Applied Mathematics By Mr. I J Chauhan <text:s/>[Q2 Topics Beyond Syllabus]</text:p>
          </table:table-cell>
          <table:table-cell office:value-type="string" calcext:value-type="string">
            <text:p>4320001 - Applied Mathematics By Mr. I J Chauhan <text:s/>[Q3 Pace of Teaching]</text:p>
          </table:table-cell>
          <table:table-cell office:value-type="string" calcext:value-type="string">
            <text:p>4320001 - Applied Mathematics By Mr. I J Chauhan <text:s/>[Q4 Practical Demo]</text:p>
          </table:table-cell>
          <table:table-cell office:value-type="string" calcext:value-type="string">
            <text:p>4320001 - Applied Mathematics By Mr. I J Chauhan <text:s/>[Q5 Handson Training]</text:p>
          </table:table-cell>
          <table:table-cell office:value-type="string" calcext:value-type="string">
            <text:p>4320001 - Applied Mathematics By Mr. I J Chauhan <text:s/>[Q6 Technical Skills of Teacher]</text:p>
          </table:table-cell>
          <table:table-cell office:value-type="string" calcext:value-type="string">
            <text:p>4320001 - Applied Mathematics By Mr. I J Chauhan <text:s/>[Q7 Communication Skills of Teacher]</text:p>
          </table:table-cell>
          <table:table-cell office:value-type="string" calcext:value-type="string">
            <text:p>4320001 - Applied Mathematics By Mr. I J Chauhan <text:s/>[Q8 Doubt Clarification]</text:p>
          </table:table-cell>
          <table:table-cell office:value-type="string" calcext:value-type="string">
            <text:p>4320001 - Applied Mathematics By Mr. I J Chauhan <text:s/>[Q9 Use of Teaching Tools]</text:p>
          </table:table-cell>
          <table:table-cell office:value-type="string" calcext:value-type="string">
            <text:p>4320001 - Applied Mathematics By Mr. I J Chauhan <text:s/>[Q10 Motivation]</text:p>
          </table:table-cell>
          <table:table-cell office:value-type="string" calcext:value-type="string">
            <text:p>4320001 - Applied Mathematics By Mr. I J Chauhan <text:s/>[Q11 Helpfullness of Teacher]</text:p>
          </table:table-cell>
          <table:table-cell office:value-type="string" calcext:value-type="string">
            <text:p>4320001 - Applied Mathematics By Mr. I J Chauhan <text:s/>[Q12 Student Progress Feedback]</text:p>
          </table:table-cell>
          <table:table-cell office:value-type="string" calcext:value-type="string">
            <text:p>4321102 - Digital Electronics By Mr. N J Chauhan <text:s/>[Q1 Syallabus Coverage]</text:p>
          </table:table-cell>
          <table:table-cell office:value-type="string" calcext:value-type="string">
            <text:p>4321102 - Digital Electronics By Mr. N J Chauhan <text:s/>[Q2 Topics Beyond Syllabus]</text:p>
          </table:table-cell>
          <table:table-cell office:value-type="string" calcext:value-type="string">
            <text:p>4321102 - Digital Electronics By Mr. N J Chauhan <text:s/>[Q3 Pace of Teaching]</text:p>
          </table:table-cell>
          <table:table-cell office:value-type="string" calcext:value-type="string">
            <text:p>4321102 - Digital Electronics By Mr. N J Chauhan <text:s/>[Q4 Practical Demo]</text:p>
          </table:table-cell>
          <table:table-cell office:value-type="string" calcext:value-type="string">
            <text:p>4321102 - Digital Electronics By Mr. N J Chauhan <text:s/>[Q5 Handson Training]</text:p>
          </table:table-cell>
          <table:table-cell office:value-type="string" calcext:value-type="string">
            <text:p>4321102 - Digital Electronics By Mr. N J Chauhan <text:s/>[Q6 Technical Skills of Teacher]</text:p>
          </table:table-cell>
          <table:table-cell office:value-type="string" calcext:value-type="string">
            <text:p>4321102 - Digital Electronics By Mr. N J Chauhan <text:s/>[Q7 Communication Skills of Teacher]</text:p>
          </table:table-cell>
          <table:table-cell office:value-type="string" calcext:value-type="string">
            <text:p>4321102 - Digital Electronics By Mr. N J Chauhan <text:s/>[Q8 Doubt Clarification]</text:p>
          </table:table-cell>
          <table:table-cell office:value-type="string" calcext:value-type="string">
            <text:p>4321102 - Digital Electronics By Mr. N J Chauhan <text:s/>[Q9 Use of Teaching Tools]</text:p>
          </table:table-cell>
          <table:table-cell office:value-type="string" calcext:value-type="string">
            <text:p>4321102 - Digital Electronics By Mr. N J Chauhan <text:s/>[Q10 Motivation]</text:p>
          </table:table-cell>
          <table:table-cell office:value-type="string" calcext:value-type="string">
            <text:p>4321102 - Digital Electronics By Mr. N J Chauhan <text:s/>[Q11 Helpfullness of Teacher]</text:p>
          </table:table-cell>
          <table:table-cell office:value-type="string" calcext:value-type="string">
            <text:p>4321102 - Digital Electronics By Mr. N J Chauhan <text:s/>[Q12 Student Progress Feedback]</text:p>
          </table:table-cell>
        </table:table-row>
        <table:table-row table:style-name="ro1">
          <table:table-cell office:value-type="string" calcext:value-type="string">
            <text:p>2024/05/30 4:07:10 PM GMT+5:30</text:p>
          </table:table-cell>
          <table:table-cell office:value-type="string" calcext:value-type="string">
            <text:p>heetpatel541@gmail.com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4/05/30 4:08:27 PM GMT+5:30</text:p>
          </table:table-cell>
          <table:table-cell office:value-type="string" calcext:value-type="string">
            <text:p>ravalmanubhai562@gmail.com</text:p>
          </table:table-cell>
          <table:table-cell table:number-columns-repeated="3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5" calcext:value-type="float">
            <text:p>5</text:p>
          </table:table-cell>
          <table:table-cell table:number-columns-repeated="12" office:value-type="float" office:value="4" calcext:value-type="float">
            <text:p>4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2" office:value-type="float" office:value="3" calcext:value-type="float">
            <text:p>3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4/05/30 4:10:38 PM GMT+5:30</text:p>
          </table:table-cell>
          <table:table-cell office:value-type="string" calcext:value-type="string">
            <text:p>prachibhavsar2008@gmail.com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0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4/05/30 4:17:24 PM GMT+5:30</text:p>
          </table:table-cell>
          <table:table-cell office:value-type="string" calcext:value-type="string">
            <text:p>charumodh11@gmail.com</text:p>
          </table:table-cell>
          <table:table-cell table:number-columns-repeated="1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54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4/05/30 4:19:10 PM GMT+5:30</text:p>
          </table:table-cell>
          <table:table-cell office:value-type="string" calcext:value-type="string">
            <text:p>shaileshkumars8752@gmail.com</text:p>
          </table:table-cell>
          <table:table-cell table:number-columns-repeated="29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4/05/30 4:22:54 PM GMT+5:30</text:p>
          </table:table-cell>
          <table:table-cell office:value-type="string" calcext:value-type="string">
            <text:p>nishthapanchal916@gmail.com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4/05/30 5:04:40 PM GMT+5:30</text:p>
          </table:table-cell>
          <table:table-cell office:value-type="string" calcext:value-type="string">
            <text:p>aarymevada15@gmail.com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4/05/30 5:14:32 PM GMT+5:30</text:p>
          </table:table-cell>
          <table:table-cell office:value-type="string" calcext:value-type="string">
            <text:p>divyamevada5@gmail.com</text:p>
          </table:table-cell>
          <table:table-cell table:number-columns-repeated="24" office:value-type="float" office:value="4" calcext:value-type="float">
            <text:p>4</text:p>
          </table:table-cell>
          <table:table-cell table:number-columns-repeated="12" office:value-type="float" office:value="5" calcext:value-type="float">
            <text:p>5</text:p>
          </table:table-cell>
          <table:table-cell table:number-columns-repeated="36" office:value-type="float" office:value="4" calcext:value-type="float">
            <text:p>4</text:p>
          </table:table-cell>
          <table:table-cell table:number-columns-repeated="24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4/05/30 5:50:45 PM GMT+5:30</text:p>
          </table:table-cell>
          <table:table-cell office:value-type="string" calcext:value-type="string">
            <text:p>rohitdarbar501@gmail.com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4/05/30 8:29:21 PM GMT+5:30</text:p>
          </table:table-cell>
          <table:table-cell office:value-type="string" calcext:value-type="string">
            <text:p>mmodi.iapl@gmail.com</text:p>
          </table:table-cell>
          <table:table-cell table:number-columns-repeated="9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4/05/30 9:38:55 PM GMT+5:30</text:p>
          </table:table-cell>
          <table:table-cell office:value-type="string" calcext:value-type="string">
            <text:p>shradhdhajasaliya@gmail.com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4/05/30 10:48:21 PM GMT+5:30</text:p>
          </table:table-cell>
          <table:table-cell office:value-type="string" calcext:value-type="string">
            <text:p>gohiltrupt6@gmail.com</text:p>
          </table:table-cell>
          <table:table-cell table:number-columns-repeated="18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9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4/05/31 3:48:34 PM GMT+5:30</text:p>
          </table:table-cell>
          <table:table-cell office:value-type="string" calcext:value-type="string">
            <text:p>nirmalchaudhary883@gmail.com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0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4/05/31 4:06:35 PM GMT+5:30</text:p>
          </table:table-cell>
          <table:table-cell office:value-type="string" calcext:value-type="string">
            <text:p>psaurav834@gmail.com</text:p>
          </table:table-cell>
          <table:table-cell table:number-columns-repeated="9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4/05/31 4:49:59 PM GMT+5:30</text:p>
          </table:table-cell>
          <table:table-cell office:value-type="string" calcext:value-type="string">
            <text:p>armanmaknojiya96@gmail.com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4/05/31 5:16:23 PM GMT+5:30</text:p>
          </table:table-cell>
          <table:table-cell office:value-type="string" calcext:value-type="string">
            <text:p>mansispatel2008@gmail.com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4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4/05/31 5:20:40 PM GMT+5:30</text:p>
          </table:table-cell>
          <table:table-cell office:value-type="string" calcext:value-type="string">
            <text:p>maysamalicharoliya440@gmail.com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4/05/31 5:32:36 PM GMT+5:30</text:p>
          </table:table-cell>
          <table:table-cell office:value-type="string" calcext:value-type="string">
            <text:p>pooja2007panchal@gmail.com</text:p>
          </table:table-cell>
          <table:table-cell table:number-columns-repeated="9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4/05/31 6:29:21 PM GMT+5:30</text:p>
          </table:table-cell>
          <table:table-cell office:value-type="string" calcext:value-type="string">
            <text:p>jayeshgauswami66@gmail.com</text:p>
          </table:table-cell>
          <table:table-cell table:number-columns-repeated="48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7" office:value-type="float" office:value="5" calcext:value-type="float">
            <text:p>5</text:p>
          </table:table-cell>
        </table:table-row>
      </table:table>
      <table:table table:name="IT2 - Even 2024 End Term Feedback" table:style-name="ta1">
        <table:table-column table:style-name="co14" table:default-cell-style-name="Default"/>
        <table:table-column table:style-name="co231" table:default-cell-style-name="Default"/>
        <table:table-column table:style-name="co117" table:default-cell-style-name="Default"/>
        <table:table-column table:style-name="co57" table:default-cell-style-name="Default"/>
        <table:table-column table:style-name="co122" table:default-cell-style-name="Default"/>
        <table:table-column table:style-name="co120" table:default-cell-style-name="Default"/>
        <table:table-column table:style-name="co189" table:default-cell-style-name="Default"/>
        <table:table-column table:style-name="co89" table:default-cell-style-name="Default"/>
        <table:table-column table:style-name="co232" table:default-cell-style-name="Default"/>
        <table:table-column table:style-name="co201" table:default-cell-style-name="Default"/>
        <table:table-column table:style-name="co128" table:default-cell-style-name="Default"/>
        <table:table-column table:style-name="co147" table:default-cell-style-name="Default"/>
        <table:table-column table:style-name="co233" table:default-cell-style-name="Default"/>
        <table:table-column table:style-name="co131" table:default-cell-style-name="Default"/>
        <table:table-column table:style-name="co234" table:default-cell-style-name="Default"/>
        <table:table-column table:style-name="co235" table:default-cell-style-name="Default"/>
        <table:table-column table:style-name="co236" table:default-cell-style-name="Default"/>
        <table:table-column table:style-name="co237" table:default-cell-style-name="Default"/>
        <table:table-column table:style-name="co238" table:default-cell-style-name="Default"/>
        <table:table-column table:style-name="co99" table:default-cell-style-name="Default"/>
        <table:table-column table:style-name="co94" table:default-cell-style-name="Default"/>
        <table:table-column table:style-name="co239" table:default-cell-style-name="Default"/>
        <table:table-column table:style-name="co240" table:default-cell-style-name="Default"/>
        <table:table-column table:style-name="co241" table:default-cell-style-name="Default"/>
        <table:table-column table:style-name="co242" table:default-cell-style-name="Default"/>
        <table:table-column table:style-name="co243" table:default-cell-style-name="Default"/>
        <table:table-column table:style-name="co91" table:default-cell-style-name="Default"/>
        <table:table-column table:style-name="co193" table:default-cell-style-name="Default"/>
        <table:table-column table:style-name="co33" table:default-cell-style-name="Default"/>
        <table:table-column table:style-name="co150" table:default-cell-style-name="Default"/>
        <table:table-column table:style-name="co194" table:default-cell-style-name="Default"/>
        <table:table-column table:style-name="co195" table:default-cell-style-name="Default"/>
        <table:table-column table:style-name="co196" table:default-cell-style-name="Default"/>
        <table:table-column table:style-name="co98" table:default-cell-style-name="Default"/>
        <table:table-column table:style-name="co197" table:default-cell-style-name="Default"/>
        <table:table-column table:style-name="co155" table:default-cell-style-name="Default"/>
        <table:table-column table:style-name="co101" table:default-cell-style-name="Default"/>
        <table:table-column table:style-name="co198" table:default-cell-style-name="Default"/>
        <table:table-column table:style-name="co119" table:default-cell-style-name="Default"/>
        <table:table-column table:style-name="co120" table:default-cell-style-name="Default"/>
        <table:table-column table:style-name="co55" table:default-cell-style-name="Default"/>
        <table:table-column table:style-name="co199" table:default-cell-style-name="Default"/>
        <table:table-column table:style-name="co200" table:default-cell-style-name="Default"/>
        <table:table-column table:style-name="co201" table:default-cell-style-name="Default"/>
        <table:table-column table:style-name="co202" table:default-cell-style-name="Default"/>
        <table:table-column table:style-name="co203" table:default-cell-style-name="Default"/>
        <table:table-column table:style-name="co204" table:default-cell-style-name="Default"/>
        <table:table-column table:style-name="co190" table:default-cell-style-name="Default"/>
        <table:table-column table:style-name="co130" table:default-cell-style-name="Default"/>
        <table:table-column table:style-name="co205" table:default-cell-style-name="Default"/>
        <table:table-column table:style-name="co217" table:default-cell-style-name="Default"/>
        <table:table-column table:style-name="co103" table:default-cell-style-name="Default"/>
        <table:table-column table:style-name="co207" table:default-cell-style-name="Default"/>
        <table:table-column table:style-name="co230" table:default-cell-style-name="Default"/>
        <table:table-column table:style-name="co244" table:default-cell-style-name="Default"/>
        <table:table-column table:style-name="co116" table:default-cell-style-name="Default"/>
        <table:table-column table:style-name="co61" table:default-cell-style-name="Default"/>
        <table:table-column table:style-name="co110" table:default-cell-style-name="Default"/>
        <table:table-column table:style-name="co149" table:default-cell-style-name="Default"/>
        <table:table-column table:style-name="co27" table:default-cell-style-name="Default"/>
        <table:table-column table:style-name="co210" table:default-cell-style-name="Default"/>
        <table:table-column table:style-name="co245" table:default-cell-style-name="Default"/>
        <table:table-column table:style-name="co169" table:default-cell-style-name="Default"/>
        <table:table-column table:style-name="co170" table:default-cell-style-name="Default"/>
        <table:table-column table:style-name="co109" table:default-cell-style-name="Default"/>
        <table:table-column table:style-name="co91" table:default-cell-style-name="Default"/>
        <table:table-column table:style-name="co245" table:default-cell-style-name="Default"/>
        <table:table-column table:style-name="co123" table:default-cell-style-name="Default"/>
        <table:table-column table:style-name="co183" table:default-cell-style-name="Default"/>
        <table:table-column table:style-name="co95" table:default-cell-style-name="Default"/>
        <table:table-column table:style-name="co195" table:default-cell-style-name="Default"/>
        <table:table-column table:style-name="co153" table:default-cell-style-name="Default"/>
        <table:table-column table:style-name="co246" table:default-cell-style-name="Default"/>
        <table:table-column table:style-name="co138" table:default-cell-style-name="Default"/>
        <table:table-column table:style-name="co106" table:default-cell-style-name="Default"/>
        <table:table-column table:style-name="co171" table:default-cell-style-name="Default"/>
        <table:table-column table:style-name="co111" table:default-cell-style-name="Default"/>
        <table:table-column table:style-name="co109" table:default-cell-style-name="Default"/>
        <table:table-column table:style-name="co193" table:default-cell-style-name="Default"/>
        <table:table-column table:style-name="co202" table:default-cell-style-name="Default"/>
        <table:table-column table:style-name="co15" table:default-cell-style-name="Default"/>
        <table:table-column table:style-name="co151" table:default-cell-style-name="Default"/>
        <table:table-column table:style-name="co246" table:default-cell-style-name="Default"/>
        <table:table-column table:style-name="co200" table:default-cell-style-name="Default"/>
        <table:table-column table:style-name="co125" table:default-cell-style-name="Default"/>
        <table:table-column table:style-name="co221" table:default-cell-style-name="Default"/>
        <table:table-column table:style-name="co56" table:default-cell-style-name="Default"/>
        <table:table-column table:style-name="co107" table:default-cell-style-name="Default"/>
        <table:table-column table:style-name="co61" table:default-cell-style-name="Default"/>
        <table:table-column table:style-name="co59" table:default-cell-style-name="Default"/>
        <table:table-column table:style-name="co130" table:default-cell-style-name="Default"/>
        <table:table-column table:style-name="co247" table:default-cell-style-name="Default"/>
        <table:table-column table:style-name="co126" table:default-cell-style-name="Default"/>
        <table:table-column table:style-name="co248" table:default-cell-style-name="Default"/>
        <table:table-column table:style-name="co152" table:default-cell-style-name="Default"/>
        <table:table-column table:style-name="co91" table:default-cell-style-name="Default"/>
        <table:table-column table:style-name="co249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4300003 - Environment and Sustainability By Mr. M J Vadhwania <text:s/>[Q1 Syallabus Coverage]</text:p>
          </table:table-cell>
          <table:table-cell office:value-type="string" calcext:value-type="string">
            <text:p>4300003 - Environment and Sustainability By Mr. M J Vadhwania <text:s/>[Q2 Topics Beyond Syllabus]</text:p>
          </table:table-cell>
          <table:table-cell office:value-type="string" calcext:value-type="string">
            <text:p>4300003 - Environment and Sustainability By Mr. M J Vadhwania <text:s/>[Q3 Pace of Teaching]</text:p>
          </table:table-cell>
          <table:table-cell office:value-type="string" calcext:value-type="string">
            <text:p>4300003 - Environment and Sustainability By Mr. M J Vadhwania <text:s/>[Q4 Practical Demo]</text:p>
          </table:table-cell>
          <table:table-cell office:value-type="string" calcext:value-type="string">
            <text:p>4300003 - Environment and Sustainability By Mr. M J Vadhwania <text:s/>[Q5 Handson Training]</text:p>
          </table:table-cell>
          <table:table-cell office:value-type="string" calcext:value-type="string">
            <text:p>4300003 - Environment and Sustainability By Mr. M J Vadhwania <text:s/>[Q6 Technical Skills of Teacher]</text:p>
          </table:table-cell>
          <table:table-cell office:value-type="string" calcext:value-type="string">
            <text:p>4300003 - Environment and Sustainability By Mr. M J Vadhwania <text:s/>[Q7 Communication Skills of Teacher]</text:p>
          </table:table-cell>
          <table:table-cell office:value-type="string" calcext:value-type="string">
            <text:p>4300003 - Environment and Sustainability By Mr. M J Vadhwania <text:s/>[Q8 Doubt Clarification]</text:p>
          </table:table-cell>
          <table:table-cell office:value-type="string" calcext:value-type="string">
            <text:p>4300003 - Environment and Sustainability By Mr. M J Vadhwania <text:s/>[Q9 Use of Teaching Tools]</text:p>
          </table:table-cell>
          <table:table-cell office:value-type="string" calcext:value-type="string">
            <text:p>4300003 - Environment and Sustainability By Mr. M J Vadhwania <text:s/>[Q10 Motivation]</text:p>
          </table:table-cell>
          <table:table-cell office:value-type="string" calcext:value-type="string">
            <text:p>4300003 - Environment and Sustainability By Mr. M J Vadhwania <text:s/>[Q11 Helpfullness of Teacher]</text:p>
          </table:table-cell>
          <table:table-cell office:value-type="string" calcext:value-type="string">
            <text:p>4300003 - Environment and Sustainability By Mr. M J Vadhwania <text:s/>[Q12 Student Progress Feedback]</text:p>
          </table:table-cell>
          <table:table-cell office:value-type="string" calcext:value-type="string">
            <text:p>4300005 - Physics By Mr. B B Mor <text:s/>[Q1 Syallabus Coverage]</text:p>
          </table:table-cell>
          <table:table-cell office:value-type="string" calcext:value-type="string">
            <text:p>4300005 - Physics By Mr. B B Mor <text:s/>[Q2 Topics Beyond Syllabus]</text:p>
          </table:table-cell>
          <table:table-cell office:value-type="string" calcext:value-type="string">
            <text:p>4300005 - Physics By Mr. B B Mor <text:s/>[Q3 Pace of Teaching]</text:p>
          </table:table-cell>
          <table:table-cell office:value-type="string" calcext:value-type="string">
            <text:p>4300005 - Physics By Mr. B B Mor <text:s/>[Q4 Practical Demo]</text:p>
          </table:table-cell>
          <table:table-cell office:value-type="string" calcext:value-type="string">
            <text:p>4300005 - Physics By Mr. B B Mor <text:s/>[Q5 Handson Training]</text:p>
          </table:table-cell>
          <table:table-cell office:value-type="string" calcext:value-type="string">
            <text:p>4300005 - Physics By Mr. B B Mor <text:s/>[Q6 Technical Skills of Teacher]</text:p>
          </table:table-cell>
          <table:table-cell office:value-type="string" calcext:value-type="string">
            <text:p>4300005 - Physics By Mr. B B Mor <text:s/>[Q7 Communication Skills of Teacher]</text:p>
          </table:table-cell>
          <table:table-cell office:value-type="string" calcext:value-type="string">
            <text:p>4300005 - Physics By Mr. B B Mor <text:s/>[Q8 Doubt Clarification]</text:p>
          </table:table-cell>
          <table:table-cell office:value-type="string" calcext:value-type="string">
            <text:p>4300005 - Physics By Mr. B B Mor <text:s/>[Q9 Use of Teaching Tools]</text:p>
          </table:table-cell>
          <table:table-cell office:value-type="string" calcext:value-type="string">
            <text:p>4300005 - Physics By Mr. B B Mor <text:s/>[Q10 Motivation]</text:p>
          </table:table-cell>
          <table:table-cell office:value-type="string" calcext:value-type="string">
            <text:p>4300005 - Physics By Mr. B B Mor <text:s/>[Q11 Helpfullness of Teacher]</text:p>
          </table:table-cell>
          <table:table-cell office:value-type="string" calcext:value-type="string">
            <text:p>4300005 - Physics By Mr. B B Mor <text:s/>[Q12 Student Progress Feedback]</text:p>
          </table:table-cell>
          <table:table-cell office:value-type="string" calcext:value-type="string">
            <text:p>4320002 - Engineering Mathematics By Mr. C P Gehlot <text:s/>[Q1 Syallabus Coverage]</text:p>
          </table:table-cell>
          <table:table-cell office:value-type="string" calcext:value-type="string">
            <text:p>4320002 - Engineering Mathematics By Mr. C P Gehlot <text:s/>[Q2 Topics Beyond Syllabus]</text:p>
          </table:table-cell>
          <table:table-cell office:value-type="string" calcext:value-type="string">
            <text:p>4320002 - Engineering Mathematics By Mr. C P Gehlot <text:s/>[Q3 Pace of Teaching]</text:p>
          </table:table-cell>
          <table:table-cell office:value-type="string" calcext:value-type="string">
            <text:p>4320002 - Engineering Mathematics By Mr. C P Gehlot <text:s/>[Q4 Practical Demo]</text:p>
          </table:table-cell>
          <table:table-cell office:value-type="string" calcext:value-type="string">
            <text:p>4320002 - Engineering Mathematics By Mr. C P Gehlot <text:s/>[Q5 Handson Training]</text:p>
          </table:table-cell>
          <table:table-cell office:value-type="string" calcext:value-type="string">
            <text:p>4320002 - Engineering Mathematics By Mr. C P Gehlot <text:s/>[Q6 Technical Skills of Teacher]</text:p>
          </table:table-cell>
          <table:table-cell office:value-type="string" calcext:value-type="string">
            <text:p>4320002 - Engineering Mathematics By Mr. C P Gehlot <text:s/>[Q7 Communication Skills of Teacher]</text:p>
          </table:table-cell>
          <table:table-cell office:value-type="string" calcext:value-type="string">
            <text:p>4320002 - Engineering Mathematics By Mr. C P Gehlot <text:s/>[Q8 Doubt Clarification]</text:p>
          </table:table-cell>
          <table:table-cell office:value-type="string" calcext:value-type="string">
            <text:p>4320002 - Engineering Mathematics By Mr. C P Gehlot <text:s/>[Q9 Use of Teaching Tools]</text:p>
          </table:table-cell>
          <table:table-cell office:value-type="string" calcext:value-type="string">
            <text:p>4320002 - Engineering Mathematics By Mr. C P Gehlot <text:s/>[Q10 Motivation]</text:p>
          </table:table-cell>
          <table:table-cell office:value-type="string" calcext:value-type="string">
            <text:p>4320002 - Engineering Mathematics By Mr. C P Gehlot <text:s/>[Q11 Helpfullness of Teacher]</text:p>
          </table:table-cell>
          <table:table-cell office:value-type="string" calcext:value-type="string">
            <text:p>4320002 - Engineering Mathematics By Mr. C P Gehlot <text:s/>[Q12 Student Progress Feedback]</text:p>
          </table:table-cell>
          <table:table-cell office:value-type="string" calcext:value-type="string">
            <text:p>4320002 - Engineering Mathematics By Mr. I J Chauhan <text:s/>[Q1 Syallabus Coverage]</text:p>
          </table:table-cell>
          <table:table-cell office:value-type="string" calcext:value-type="string">
            <text:p>4320002 - Engineering Mathematics By Mr. I J Chauhan <text:s/>[Q2 Topics Beyond Syllabus]</text:p>
          </table:table-cell>
          <table:table-cell office:value-type="string" calcext:value-type="string">
            <text:p>4320002 - Engineering Mathematics By Mr. I J Chauhan <text:s/>[Q3 Pace of Teaching]</text:p>
          </table:table-cell>
          <table:table-cell office:value-type="string" calcext:value-type="string">
            <text:p>4320002 - Engineering Mathematics By Mr. I J Chauhan <text:s/>[Q4 Practical Demo]</text:p>
          </table:table-cell>
          <table:table-cell office:value-type="string" calcext:value-type="string">
            <text:p>4320002 - Engineering Mathematics By Mr. I J Chauhan <text:s/>[Q5 Handson Training]</text:p>
          </table:table-cell>
          <table:table-cell office:value-type="string" calcext:value-type="string">
            <text:p>4320002 - Engineering Mathematics By Mr. I J Chauhan <text:s/>[Q6 Technical Skills of Teacher]</text:p>
          </table:table-cell>
          <table:table-cell office:value-type="string" calcext:value-type="string">
            <text:p>4320002 - Engineering Mathematics By Mr. I J Chauhan <text:s/>[Q7 Communication Skills of Teacher]</text:p>
          </table:table-cell>
          <table:table-cell office:value-type="string" calcext:value-type="string">
            <text:p>4320002 - Engineering Mathematics By Mr. I J Chauhan <text:s/>[Q8 Doubt Clarification]</text:p>
          </table:table-cell>
          <table:table-cell office:value-type="string" calcext:value-type="string">
            <text:p>4320002 - Engineering Mathematics By Mr. I J Chauhan <text:s/>[Q9 Use of Teaching Tools]</text:p>
          </table:table-cell>
          <table:table-cell office:value-type="string" calcext:value-type="string">
            <text:p>4320002 - Engineering Mathematics By Mr. I J Chauhan <text:s/>[Q10 Motivation]</text:p>
          </table:table-cell>
          <table:table-cell office:value-type="string" calcext:value-type="string">
            <text:p>4320002 - Engineering Mathematics By Mr. I J Chauhan <text:s/>[Q11 Helpfullness of Teacher]</text:p>
          </table:table-cell>
          <table:table-cell office:value-type="string" calcext:value-type="string">
            <text:p>4320002 - Engineering Mathematics By Mr. I J Chauhan <text:s/>[Q12 Student Progress Feedback]</text:p>
          </table:table-cell>
          <table:table-cell office:value-type="string" calcext:value-type="string">
            <text:p>4321601 - Basic Electronics By Mr. J V Kureshi <text:s/>[Q1 Syallabus Coverage]</text:p>
          </table:table-cell>
          <table:table-cell office:value-type="string" calcext:value-type="string">
            <text:p>4321601 - Basic Electronics By Mr. J V Kureshi <text:s/>[Q2 Topics Beyond Syllabus]</text:p>
          </table:table-cell>
          <table:table-cell office:value-type="string" calcext:value-type="string">
            <text:p>4321601 - Basic Electronics By Mr. J V Kureshi <text:s/>[Q3 Pace of Teaching]</text:p>
          </table:table-cell>
          <table:table-cell office:value-type="string" calcext:value-type="string">
            <text:p>4321601 - Basic Electronics By Mr. J V Kureshi <text:s/>[Q4 Practical Demo]</text:p>
          </table:table-cell>
          <table:table-cell office:value-type="string" calcext:value-type="string">
            <text:p>4321601 - Basic Electronics By Mr. J V Kureshi <text:s/>[Q5 Handson Training]</text:p>
          </table:table-cell>
          <table:table-cell office:value-type="string" calcext:value-type="string">
            <text:p>4321601 - Basic Electronics By Mr. J V Kureshi <text:s/>[Q6 Technical Skills of Teacher]</text:p>
          </table:table-cell>
          <table:table-cell office:value-type="string" calcext:value-type="string">
            <text:p>4321601 - Basic Electronics By Mr. J V Kureshi <text:s/>[Q7 Communication Skills of Teacher]</text:p>
          </table:table-cell>
          <table:table-cell office:value-type="string" calcext:value-type="string">
            <text:p>4321601 - Basic Electronics By Mr. J V Kureshi <text:s/>[Q8 Doubt Clarification]</text:p>
          </table:table-cell>
          <table:table-cell office:value-type="string" calcext:value-type="string">
            <text:p>4321601 - Basic Electronics By Mr. J V Kureshi <text:s/>[Q9 Use of Teaching Tools]</text:p>
          </table:table-cell>
          <table:table-cell office:value-type="string" calcext:value-type="string">
            <text:p>4321601 - Basic Electronics By Mr. J V Kureshi <text:s/>[Q10 Motivation]</text:p>
          </table:table-cell>
          <table:table-cell office:value-type="string" calcext:value-type="string">
            <text:p>4321601 - Basic Electronics By Mr. J V Kureshi <text:s/>[Q11 Helpfullness of Teacher]</text:p>
          </table:table-cell>
          <table:table-cell office:value-type="string" calcext:value-type="string">
            <text:p>4321601 - Basic Electronics By Mr. J V Kureshi <text:s/>[Q12 Student Progress Feedback]</text:p>
          </table:table-cell>
          <table:table-cell office:value-type="string" calcext:value-type="string">
            <text:p>4321602 - Advanced Python Programming By Mr. L K Patel <text:s/>[Q1 Syallabus Coverage]</text:p>
          </table:table-cell>
          <table:table-cell office:value-type="string" calcext:value-type="string">
            <text:p>4321602 - Advanced Python Programming By Mr. L K Patel <text:s/>[Q2 Topics Beyond Syllabus]</text:p>
          </table:table-cell>
          <table:table-cell office:value-type="string" calcext:value-type="string">
            <text:p>4321602 - Advanced Python Programming By Mr. L K Patel <text:s/>[Q3 Pace of Teaching]</text:p>
          </table:table-cell>
          <table:table-cell office:value-type="string" calcext:value-type="string">
            <text:p>4321602 - Advanced Python Programming By Mr. L K Patel <text:s/>[Q4 Practical Demo]</text:p>
          </table:table-cell>
          <table:table-cell office:value-type="string" calcext:value-type="string">
            <text:p>4321602 - Advanced Python Programming By Mr. L K Patel <text:s/>[Q5 Handson Training]</text:p>
          </table:table-cell>
          <table:table-cell office:value-type="string" calcext:value-type="string">
            <text:p>4321602 - Advanced Python Programming By Mr. L K Patel <text:s/>[Q6 Technical Skills of Teacher]</text:p>
          </table:table-cell>
          <table:table-cell office:value-type="string" calcext:value-type="string">
            <text:p>4321602 - Advanced Python Programming By Mr. L K Patel <text:s/>[Q7 Communication Skills of Teacher]</text:p>
          </table:table-cell>
          <table:table-cell office:value-type="string" calcext:value-type="string">
            <text:p>4321602 - Advanced Python Programming By Mr. L K Patel <text:s/>[Q8 Doubt Clarification]</text:p>
          </table:table-cell>
          <table:table-cell office:value-type="string" calcext:value-type="string">
            <text:p>4321602 - Advanced Python Programming By Mr. L K Patel <text:s/>[Q9 Use of Teaching Tools]</text:p>
          </table:table-cell>
          <table:table-cell office:value-type="string" calcext:value-type="string">
            <text:p>4321602 - Advanced Python Programming By Mr. L K Patel <text:s/>[Q10 Motivation]</text:p>
          </table:table-cell>
          <table:table-cell office:value-type="string" calcext:value-type="string">
            <text:p>4321602 - Advanced Python Programming By Mr. L K Patel <text:s/>[Q11 Helpfullness of Teacher]</text:p>
          </table:table-cell>
          <table:table-cell office:value-type="string" calcext:value-type="string">
            <text:p>4321602 - Advanced Python Programming By Mr. L K Patel <text:s/>[Q12 Student Progress Feedback]</text:p>
          </table:table-cell>
          <table:table-cell office:value-type="string" calcext:value-type="string">
            <text:p>4321602 - Advanced Python Programming By Mr. M J Dabgar <text:s/>[Q1 Syallabus Coverage]</text:p>
          </table:table-cell>
          <table:table-cell office:value-type="string" calcext:value-type="string">
            <text:p>4321602 - Advanced Python Programming By Mr. M J Dabgar <text:s/>[Q2 Topics Beyond Syllabus]</text:p>
          </table:table-cell>
          <table:table-cell office:value-type="string" calcext:value-type="string">
            <text:p>4321602 - Advanced Python Programming By Mr. M J Dabgar <text:s/>[Q3 Pace of Teaching]</text:p>
          </table:table-cell>
          <table:table-cell office:value-type="string" calcext:value-type="string">
            <text:p>4321602 - Advanced Python Programming By Mr. M J Dabgar <text:s/>[Q4 Practical Demo]</text:p>
          </table:table-cell>
          <table:table-cell office:value-type="string" calcext:value-type="string">
            <text:p>4321602 - Advanced Python Programming By Mr. M J Dabgar <text:s/>[Q5 Handson Training]</text:p>
          </table:table-cell>
          <table:table-cell office:value-type="string" calcext:value-type="string">
            <text:p>4321602 - Advanced Python Programming By Mr. M J Dabgar <text:s/>[Q6 Technical Skills of Teacher]</text:p>
          </table:table-cell>
          <table:table-cell office:value-type="string" calcext:value-type="string">
            <text:p>4321602 - Advanced Python Programming By Mr. M J Dabgar <text:s/>[Q7 Communication Skills of Teacher]</text:p>
          </table:table-cell>
          <table:table-cell office:value-type="string" calcext:value-type="string">
            <text:p>4321602 - Advanced Python Programming By Mr. M J Dabgar <text:s/>[Q8 Doubt Clarification]</text:p>
          </table:table-cell>
          <table:table-cell office:value-type="string" calcext:value-type="string">
            <text:p>4321602 - Advanced Python Programming By Mr. M J Dabgar <text:s/>[Q9 Use of Teaching Tools]</text:p>
          </table:table-cell>
          <table:table-cell office:value-type="string" calcext:value-type="string">
            <text:p>4321602 - Advanced Python Programming By Mr. M J Dabgar <text:s/>[Q10 Motivation]</text:p>
          </table:table-cell>
          <table:table-cell office:value-type="string" calcext:value-type="string">
            <text:p>4321602 - Advanced Python Programming By Mr. M J Dabgar <text:s/>[Q11 Helpfullness of Teacher]</text:p>
          </table:table-cell>
          <table:table-cell office:value-type="string" calcext:value-type="string">
            <text:p>4321602 - Advanced Python Programming By Mr. M J Dabgar <text:s/>[Q12 Student Progress Feedback]</text:p>
          </table:table-cell>
          <table:table-cell office:value-type="string" calcext:value-type="string">
            <text:p>4321603 - Information Security Awareness By Mr. S P Joshiara <text:s/>[Q1 Syallabus Coverage]</text:p>
          </table:table-cell>
          <table:table-cell office:value-type="string" calcext:value-type="string">
            <text:p>4321603 - Information Security Awareness By Mr. S P Joshiara <text:s/>[Q2 Topics Beyond Syllabus]</text:p>
          </table:table-cell>
          <table:table-cell office:value-type="string" calcext:value-type="string">
            <text:p>4321603 - Information Security Awareness By Mr. S P Joshiara <text:s/>[Q3 Pace of Teaching]</text:p>
          </table:table-cell>
          <table:table-cell office:value-type="string" calcext:value-type="string">
            <text:p>4321603 - Information Security Awareness By Mr. S P Joshiara <text:s/>[Q4 Practical Demo]</text:p>
          </table:table-cell>
          <table:table-cell office:value-type="string" calcext:value-type="string">
            <text:p>4321603 - Information Security Awareness By Mr. S P Joshiara <text:s/>[Q5 Handson Training]</text:p>
          </table:table-cell>
          <table:table-cell office:value-type="string" calcext:value-type="string">
            <text:p>4321603 - Information Security Awareness By Mr. S P Joshiara <text:s/>[Q6 Technical Skills of Teacher]</text:p>
          </table:table-cell>
          <table:table-cell office:value-type="string" calcext:value-type="string">
            <text:p>4321603 - Information Security Awareness By Mr. S P Joshiara <text:s/>[Q7 Communication Skills of Teacher]</text:p>
          </table:table-cell>
          <table:table-cell office:value-type="string" calcext:value-type="string">
            <text:p>4321603 - Information Security Awareness By Mr. S P Joshiara <text:s/>[Q8 Doubt Clarification]</text:p>
          </table:table-cell>
          <table:table-cell office:value-type="string" calcext:value-type="string">
            <text:p>4321603 - Information Security Awareness By Mr. S P Joshiara <text:s/>[Q9 Use of Teaching Tools]</text:p>
          </table:table-cell>
          <table:table-cell office:value-type="string" calcext:value-type="string">
            <text:p>4321603 - Information Security Awareness By Mr. S P Joshiara <text:s/>[Q10 Motivation]</text:p>
          </table:table-cell>
          <table:table-cell office:value-type="string" calcext:value-type="string">
            <text:p>4321603 - Information Security Awareness By Mr. S P Joshiara <text:s/>[Q11 Helpfullness of Teacher]</text:p>
          </table:table-cell>
          <table:table-cell office:value-type="string" calcext:value-type="string">
            <text:p>4321603 - Information Security Awareness By Mr. S P Joshiara <text:s/>[Q12 Student Progress Feedback]</text:p>
          </table:table-cell>
        </table:table-row>
        <table:table-row table:style-name="ro1">
          <table:table-cell office:value-type="string" calcext:value-type="string">
            <text:p>2024/05/30 4:06:12 PM GMT+5:30</text:p>
          </table:table-cell>
          <table:table-cell office:value-type="string" calcext:value-type="string">
            <text:p>jaiminparmar1910@gmail.com</text:p>
          </table:table-cell>
          <table:table-cell table:number-columns-repeated="9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4/05/30 4:08:36 PM GMT+5:30</text:p>
          </table:table-cell>
          <table:table-cell office:value-type="string" calcext:value-type="string">
            <text:p>thesecretpalanpur@gmail.com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24" office:value-type="float" office:value="4" calcext:value-type="float">
            <text:p>4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4/05/30 4:10:36 PM GMT+5:30</text:p>
          </table:table-cell>
          <table:table-cell office:value-type="string" calcext:value-type="string">
            <text:p>srushtimewada4@gmail.com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4" office:value-type="float" office:value="5" calcext:value-type="float">
            <text:p>5</text:p>
          </table:table-cell>
          <table:table-cell table:number-columns-repeated="24" office:value-type="float" office:value="4" calcext:value-type="float">
            <text:p>4</text:p>
          </table:table-cell>
          <table:table-cell table:number-columns-repeated="24" office:value-type="float" office:value="5" calcext:value-type="float">
            <text:p>5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4/05/30 4:10:41 PM GMT+5:30</text:p>
          </table:table-cell>
          <table:table-cell office:value-type="string" calcext:value-type="string">
            <text:p>odrutvika1@gmail.com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4" office:value-type="float" office:value="5" calcext:value-type="float">
            <text:p>5</text:p>
          </table:table-cell>
          <table:table-cell table:number-columns-repeated="12" office:value-type="float" office:value="4" calcext:value-type="float">
            <text:p>4</text:p>
          </table:table-cell>
          <table:table-cell table:number-columns-repeated="24" office:value-type="float" office:value="5" calcext:value-type="float">
            <text:p>5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4/05/30 4:14:34 PM GMT+5:30</text:p>
          </table:table-cell>
          <table:table-cell office:value-type="string" calcext:value-type="string">
            <text:p>hardchaudhary94@gmail.com</text:p>
          </table:table-cell>
          <table:table-cell table:number-columns-repeated="87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4/05/30 4:15:21 PM GMT+5:30</text:p>
          </table:table-cell>
          <table:table-cell office:value-type="string" calcext:value-type="string">
            <text:p>bharambem450@gmail.com</text:p>
          </table:table-cell>
          <table:table-cell table:number-columns-repeated="9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4/05/30 4:27:36 PM GMT+5:30</text:p>
          </table:table-cell>
          <table:table-cell office:value-type="string" calcext:value-type="string">
            <text:p>prajapatijay17112007@gmail.co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4/05/30 4:30:35 PM GMT+5:30</text:p>
          </table:table-cell>
          <table:table-cell office:value-type="string" calcext:value-type="string">
            <text:p>kajeemalichaudhary@gmail.com</text:p>
          </table:table-cell>
          <table:table-cell table:number-columns-repeated="48" office:value-type="float" office:value="4" calcext:value-type="float">
            <text:p>4</text:p>
          </table:table-cell>
          <table:table-cell table:number-columns-repeated="12" office:value-type="float" office:value="3" calcext:value-type="float">
            <text:p>3</text:p>
          </table:table-cell>
          <table:table-cell table:number-columns-repeated="1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4/05/30 5:01:10 PM GMT+5:30</text:p>
          </table:table-cell>
          <table:table-cell office:value-type="string" calcext:value-type="string">
            <text:p>kundanpal2992@gmail.com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3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5"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4/05/30 5:18:27 PM GMT+5:30</text:p>
          </table:table-cell>
          <table:table-cell office:value-type="string" calcext:value-type="string">
            <text:p>prajapatidixit321@gmail.co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4/05/30 5:19:33 PM GMT+5:30</text:p>
          </table:table-cell>
          <table:table-cell office:value-type="string" calcext:value-type="string">
            <text:p>chauhanrushil2007@gmail.com</text:p>
          </table:table-cell>
          <table:table-cell table:number-columns-repeated="9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4/05/30 5:30:28 PM GMT+5:30</text:p>
          </table:table-cell>
          <table:table-cell office:value-type="string" calcext:value-type="string">
            <text:p>smitchaudhari014@gmail.com</text:p>
          </table:table-cell>
          <table:table-cell table:number-columns-repeated="12" office:value-type="float" office:value="3" calcext:value-type="float">
            <text:p>3</text:p>
          </table:table-cell>
          <table:table-cell table:number-columns-repeated="3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5" calcext:value-type="float">
            <text:p>5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4/05/30 6:11:45 PM GMT+5:30</text:p>
          </table:table-cell>
          <table:table-cell office:value-type="string" calcext:value-type="string">
            <text:p>krishmtrivedi001@gmail.com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2" office:value-type="float" office:value="5" calcext:value-type="float">
            <text:p>5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2" office:value-type="float" office:value="4" calcext:value-type="float">
            <text:p>4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4/05/30 6:43:38 PM GMT+5:30</text:p>
          </table:table-cell>
          <table:table-cell office:value-type="string" calcext:value-type="string">
            <text:p>kavanpravina@gmail.com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1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4/05/30 10:40:50 PM GMT+5:30</text:p>
          </table:table-cell>
          <table:table-cell office:value-type="string" calcext:value-type="string">
            <text:p>hchaudhary0002@gmail.com</text:p>
          </table:table-cell>
          <table:table-cell table:number-columns-repeated="58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4/05/31 9:48:36 AM GMT+5:30</text:p>
          </table:table-cell>
          <table:table-cell office:value-type="string" calcext:value-type="string">
            <text:p>patelp1603@gmail.com</text:p>
          </table:table-cell>
          <table:table-cell table:number-columns-repeated="9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4/05/31 9:56:54 AM GMT+5:30</text:p>
          </table:table-cell>
          <table:table-cell office:value-type="string" calcext:value-type="string">
            <text:p>patelasha8136@gmail.com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12" office:value-type="float" office:value="5" calcext:value-type="float">
            <text:p>5</text:p>
          </table:table-cell>
          <table:table-cell table:number-columns-repeated="12" office:value-type="float" office:value="4" calcext:value-type="float">
            <text:p>4</text:p>
          </table:table-cell>
          <table:table-cell table:number-columns-repeated="2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4/05/31 12:04:09 PM GMT+5:30</text:p>
          </table:table-cell>
          <table:table-cell office:value-type="string" calcext:value-type="string">
            <text:p>vidhirathod063@gmail.com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4/05/31 12:44:30 PM GMT+5:30</text:p>
          </table:table-cell>
          <table:table-cell office:value-type="string" calcext:value-type="string">
            <text:p>pp2707408@gmail.com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84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4/05/31 12:59:36 PM GMT+5:30</text:p>
          </table:table-cell>
          <table:table-cell office:value-type="string" calcext:value-type="string">
            <text:p>mitulkhatri9824@gmail.com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4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5"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0">00/00/0000</text:date>, <text:time style:data-style-name="N2" text:time-value="20:30:07.2510371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  <dc:date>2024-06-10T21:28:29.194909024</dc:date>
    <meta:editing-duration>PT2H4M39S</meta:editing-duration>
    <meta:editing-cycles>121</meta:editing-cycles>
    <meta:document-statistic meta:table-count="8" meta:cell-count="31698" meta:object-count="0"/>
  </office:meta>
</office:document-meta>
</file>